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3" style:family="table-cell" style:parent-style-name="Default">
      <style:table-cell-properties fo:border="0.002cm solid #000000"/>
      <style:text-properties style:font-name="Tahoma" fo:font-size="14pt" style:font-name-asian="Tahoma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ahoma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table:number-columns-repeated="4"/>
          <table:table-cell>
            <draw:frame table:end-cell-address="Sheet1.O17" table:end-x="0.793cm" table:end-y="0.221cm" draw:z-index="0" draw:style-name="gr1" draw:text-style-name="P1" svg:width="15.999cm" svg:height="8.999cm" svg:x="0.601cm" svg:y="0.597cm">
              <draw:object draw:notify-on-update-of-ranges="Sheet1.H6:Sheet1.H6 Sheet1.H7:Sheet1.H305 Sheet1.I6:Sheet1.I6 Sheet1.I7:Sheet1.I305 Sheet1.J6:Sheet1.J6 Sheet1.J7:Sheet1.J305 Sheet1.K6:Sheet1.K6 Sheet1.K7:Sheet1.K3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y=</text:p>
          </table:table-cell>
          <table:table-cell table:formula="of:=PI()/[.E3]" office:value-type="float" office:value="1.5707963267949">
            <text:p>1.5707963268</text:p>
          </table:table-cell>
          <table:table-cell table:style-name="ce4" office:value-type="string">
            <text:p>π /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x – y</text:p>
          </table:table-cell>
          <table:table-cell table:style-name="ce2" office:value-type="string">
            <text:p>cos(x-y)</text:p>
          </table:table-cell>
          <table:table-cell table:style-name="ce2" office:value-type="string">
            <text:p>cos( x )</text:p>
          </table:table-cell>
          <table:table-cell table:style-name="ce2"/>
          <table:table-cell table:style-name="ce2" office:value-type="string">
            <text:p>id</text:p>
          </table:table-cell>
          <table:table-cell table:formula="of:=[.E6]" office:value-type="string" office:string-value="cos(x-y)">
            <text:p>cos(x-y)</text:p>
          </table:table-cell>
          <table:table-cell table:formula="of:=[.D6]" office:value-type="string" office:string-value="x – y">
            <text:p>x – y</text:p>
          </table:table-cell>
          <table:table-cell table:formula="of:=[.F6]" office:value-type="string" office:string-value="cos( x )">
            <text:p>cos( x )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table:formula="of:=PI()/[.$C$2]*[.B7]" office:value-type="float" office:value="0.025750759455654">
            <text:p>0.0257507595</text:p>
          </table:table-cell>
          <table:table-cell table:style-name="ce3" table:formula="of:=[.C7]-[.$C$3]" office:value-type="float" office:value="-1.54504556733924">
            <text:p>-1.5450455673</text:p>
          </table:table-cell>
          <table:table-cell table:style-name="ce3" table:formula="of:=COS([.D7])" office:value-type="float" office:value="0.0257479136549887">
            <text:p>0.0257479137</text:p>
          </table:table-cell>
          <table:table-cell table:style-name="ce3" table:formula="of:=COS([.C7])" office:value-type="float" office:value="0.999668467514313">
            <text:p>0.9996684675</text:p>
          </table:table-cell>
          <table:table-cell table:style-name="ce3"/>
          <table:table-cell table:style-name="ce3" table:formula="of:=[.B7]" office:value-type="float" office:value="1">
            <text:p>1</text:p>
          </table:table-cell>
          <table:table-cell table:formula="of:=[.E7]" office:value-type="float" office:value="0.0257479136549887">
            <text:p>0.0257479137</text:p>
          </table:table-cell>
          <table:table-cell table:formula="of:=[.D7]" office:value-type="float" office:value="-1.54504556733924">
            <text:p>-1.5450455673</text:p>
          </table:table-cell>
          <table:table-cell table:formula="of:=[.F7]" office:value-type="float" office:value="0.999668467514313">
            <text:p>0.99966846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]+1" office:value-type="float" office:value="2">
            <text:p>2</text:p>
          </table:table-cell>
          <table:table-cell table:style-name="ce3" table:formula="of:=PI()/[.$C$2]*[.B8]" office:value-type="float" office:value="0.0515015189113081">
            <text:p>0.0515015189</text:p>
          </table:table-cell>
          <table:table-cell table:style-name="ce3" table:formula="of:=[.C8]-[.$C$3]" office:value-type="float" office:value="-1.51929480788359">
            <text:p>-1.5192948079</text:p>
          </table:table-cell>
          <table:table-cell table:style-name="ce3" table:formula="of:=COS([.D8])" office:value-type="float" office:value="0.0514787547703467">
            <text:p>0.0514787548</text:p>
          </table:table-cell>
          <table:table-cell table:style-name="ce3" table:formula="of:=COS([.C8])" office:value-type="float" office:value="0.998674089884831">
            <text:p>0.9986740899</text:p>
          </table:table-cell>
          <table:table-cell table:style-name="ce3"/>
          <table:table-cell table:style-name="ce3" table:formula="of:=[.B8]" office:value-type="float" office:value="2">
            <text:p>2</text:p>
          </table:table-cell>
          <table:table-cell table:formula="of:=[.E8]" office:value-type="float" office:value="0.0514787547703467">
            <text:p>0.0514787548</text:p>
          </table:table-cell>
          <table:table-cell table:formula="of:=[.D8]" office:value-type="float" office:value="-1.51929480788359">
            <text:p>-1.5192948079</text:p>
          </table:table-cell>
          <table:table-cell table:formula="of:=[.F8]" office:value-type="float" office:value="0.998674089884831">
            <text:p>0.998674089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]+1" office:value-type="float" office:value="3">
            <text:p>3</text:p>
          </table:table-cell>
          <table:table-cell table:style-name="ce3" table:formula="of:=PI()/[.$C$2]*[.B9]" office:value-type="float" office:value="0.0772522783669621">
            <text:p>0.0772522784</text:p>
          </table:table-cell>
          <table:table-cell table:style-name="ce3" table:formula="of:=[.C9]-[.$C$3]" office:value-type="float" office:value="-1.49354404842793">
            <text:p>-1.4935440484</text:p>
          </table:table-cell>
          <table:table-cell table:style-name="ce3" table:formula="of:=COS([.D9])" office:value-type="float" office:value="0.0771754621266463">
            <text:p>0.0771754621</text:p>
          </table:table-cell>
          <table:table-cell table:style-name="ce3" table:formula="of:=COS([.C9])" office:value-type="float" office:value="0.997017526448527">
            <text:p>0.9970175264</text:p>
          </table:table-cell>
          <table:table-cell table:style-name="ce3"/>
          <table:table-cell table:style-name="ce3" table:formula="of:=[.B9]" office:value-type="float" office:value="3">
            <text:p>3</text:p>
          </table:table-cell>
          <table:table-cell table:formula="of:=[.E9]" office:value-type="float" office:value="0.0771754621266463">
            <text:p>0.0771754621</text:p>
          </table:table-cell>
          <table:table-cell table:formula="of:=[.D9]" office:value-type="float" office:value="-1.49354404842793">
            <text:p>-1.4935440484</text:p>
          </table:table-cell>
          <table:table-cell table:formula="of:=[.F9]" office:value-type="float" office:value="0.997017526448527">
            <text:p>0.99701752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]+1" office:value-type="float" office:value="4">
            <text:p>4</text:p>
          </table:table-cell>
          <table:table-cell table:style-name="ce3" table:formula="of:=PI()/[.$C$2]*[.B10]" office:value-type="float" office:value="0.103003037822616">
            <text:p>0.1030030378</text:p>
          </table:table-cell>
          <table:table-cell table:style-name="ce3" table:formula="of:=[.C10]-[.$C$3]" office:value-type="float" office:value="-1.46779328897228">
            <text:p>-1.467793289</text:p>
          </table:table-cell>
          <table:table-cell table:style-name="ce3" table:formula="of:=COS([.D10])" office:value-type="float" office:value="0.10282099713736">
            <text:p>0.1028209971</text:p>
          </table:table-cell>
          <table:table-cell table:style-name="ce3" table:formula="of:=COS([.C10])" office:value-type="float" office:value="0.994699875614589">
            <text:p>0.9946998756</text:p>
          </table:table-cell>
          <table:table-cell table:style-name="ce3"/>
          <table:table-cell table:style-name="ce3" table:formula="of:=[.B10]" office:value-type="float" office:value="4">
            <text:p>4</text:p>
          </table:table-cell>
          <table:table-cell table:formula="of:=[.E10]" office:value-type="float" office:value="0.10282099713736">
            <text:p>0.1028209971</text:p>
          </table:table-cell>
          <table:table-cell table:formula="of:=[.D10]" office:value-type="float" office:value="-1.46779328897228">
            <text:p>-1.467793289</text:p>
          </table:table-cell>
          <table:table-cell table:formula="of:=[.F10]" office:value-type="float" office:value="0.994699875614589">
            <text:p>0.994699875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]+1" office:value-type="float" office:value="5">
            <text:p>5</text:p>
          </table:table-cell>
          <table:table-cell table:style-name="ce3" table:formula="of:=PI()/[.$C$2]*[.B11]" office:value-type="float" office:value="0.12875379727827">
            <text:p>0.1287537973</text:p>
          </table:table-cell>
          <table:table-cell table:style-name="ce3" table:formula="of:=[.C11]-[.$C$3]" office:value-type="float" office:value="-1.44204252951663">
            <text:p>-1.4420425295</text:p>
          </table:table-cell>
          <table:table-cell table:style-name="ce3" table:formula="of:=COS([.D11])" office:value-type="float" office:value="0.128398355146551">
            <text:p>0.1283983551</text:p>
          </table:table-cell>
          <table:table-cell table:style-name="ce3" table:formula="of:=COS([.C11])" office:value-type="float" office:value="0.991722674136102">
            <text:p>0.9917226741</text:p>
          </table:table-cell>
          <table:table-cell table:style-name="ce3"/>
          <table:table-cell table:style-name="ce3" table:formula="of:=[.B11]" office:value-type="float" office:value="5">
            <text:p>5</text:p>
          </table:table-cell>
          <table:table-cell table:formula="of:=[.E11]" office:value-type="float" office:value="0.128398355146551">
            <text:p>0.1283983551</text:p>
          </table:table-cell>
          <table:table-cell table:formula="of:=[.D11]" office:value-type="float" office:value="-1.44204252951663">
            <text:p>-1.4420425295</text:p>
          </table:table-cell>
          <table:table-cell table:formula="of:=[.F11]" office:value-type="float" office:value="0.991722674136102">
            <text:p>0.99172267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]+1" office:value-type="float" office:value="6">
            <text:p>6</text:p>
          </table:table-cell>
          <table:table-cell table:style-name="ce3" table:formula="of:=PI()/[.$C$2]*[.B12]" office:value-type="float" office:value="0.154504556733924">
            <text:p>0.1545045567</text:p>
          </table:table-cell>
          <table:table-cell table:style-name="ce3" table:formula="of:=[.C12]-[.$C$3]" office:value-type="float" office:value="-1.41629177006097">
            <text:p>-1.4162917701</text:p>
          </table:table-cell>
          <table:table-cell table:style-name="ce3" table:formula="of:=COS([.D12])" office:value-type="float" office:value="0.153890576704062">
            <text:p>0.1538905767</text:p>
          </table:table-cell>
          <table:table-cell table:style-name="ce3" table:formula="of:=COS([.C12])" office:value-type="float" office:value="0.988087896091077">
            <text:p>0.9880878961</text:p>
          </table:table-cell>
          <table:table-cell table:style-name="ce3"/>
          <table:table-cell table:style-name="ce3" table:formula="of:=[.B12]" office:value-type="float" office:value="6">
            <text:p>6</text:p>
          </table:table-cell>
          <table:table-cell table:formula="of:=[.E12]" office:value-type="float" office:value="0.153890576704062">
            <text:p>0.1538905767</text:p>
          </table:table-cell>
          <table:table-cell table:formula="of:=[.D12]" office:value-type="float" office:value="-1.41629177006097">
            <text:p>-1.4162917701</text:p>
          </table:table-cell>
          <table:table-cell table:formula="of:=[.F12]" office:value-type="float" office:value="0.988087896091077">
            <text:p>0.98808789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]+1" office:value-type="float" office:value="7">
            <text:p>7</text:p>
          </table:table-cell>
          <table:table-cell table:style-name="ce3" table:formula="of:=PI()/[.$C$2]*[.B13]" office:value-type="float" office:value="0.180255316189578">
            <text:p>0.1802553162</text:p>
          </table:table-cell>
          <table:table-cell table:style-name="ce3" table:formula="of:=[.C13]-[.$C$3]" office:value-type="float" office:value="-1.39054101060532">
            <text:p>-1.3905410106</text:p>
          </table:table-cell>
          <table:table-cell table:style-name="ce3" table:formula="of:=COS([.D13])" office:value-type="float" office:value="0.179280758810736">
            <text:p>0.1792807588</text:p>
          </table:table-cell>
          <table:table-cell table:style-name="ce3" table:formula="of:=COS([.C13])" office:value-type="float" office:value="0.983797951573516">
            <text:p>0.9837979516</text:p>
          </table:table-cell>
          <table:table-cell table:style-name="ce3"/>
          <table:table-cell table:style-name="ce3" table:formula="of:=[.B13]" office:value-type="float" office:value="7">
            <text:p>7</text:p>
          </table:table-cell>
          <table:table-cell table:formula="of:=[.E13]" office:value-type="float" office:value="0.179280758810736">
            <text:p>0.1792807588</text:p>
          </table:table-cell>
          <table:table-cell table:formula="of:=[.D13]" office:value-type="float" office:value="-1.39054101060532">
            <text:p>-1.3905410106</text:p>
          </table:table-cell>
          <table:table-cell table:formula="of:=[.F13]" office:value-type="float" office:value="0.983797951573516">
            <text:p>0.983797951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]+1" office:value-type="float" office:value="8">
            <text:p>8</text:p>
          </table:table-cell>
          <table:table-cell table:style-name="ce3" table:formula="of:=PI()/[.$C$2]*[.B14]" office:value-type="float" office:value="0.206006075645232">
            <text:p>0.2060060756</text:p>
          </table:table-cell>
          <table:table-cell table:style-name="ce3" table:formula="of:=[.C14]-[.$C$3]" office:value-type="float" office:value="-1.36479025114966">
            <text:p>-1.3647902511</text:p>
          </table:table-cell>
          <table:table-cell table:style-name="ce3" table:formula="of:=COS([.D14])" office:value-type="float" office:value="0.204552066126201">
            <text:p>0.2045520661</text:p>
          </table:table-cell>
          <table:table-cell table:style-name="ce3" table:formula="of:=COS([.C14])" office:value-type="float" office:value="0.978855685095358">
            <text:p>0.9788556851</text:p>
          </table:table-cell>
          <table:table-cell table:style-name="ce3"/>
          <table:table-cell table:style-name="ce3" table:formula="of:=[.B14]" office:value-type="float" office:value="8">
            <text:p>8</text:p>
          </table:table-cell>
          <table:table-cell table:formula="of:=[.E14]" office:value-type="float" office:value="0.204552066126201">
            <text:p>0.2045520661</text:p>
          </table:table-cell>
          <table:table-cell table:formula="of:=[.D14]" office:value-type="float" office:value="-1.36479025114966">
            <text:p>-1.3647902511</text:p>
          </table:table-cell>
          <table:table-cell table:formula="of:=[.F14]" office:value-type="float" office:value="0.978855685095358">
            <text:p>0.97885568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float" office:value="9">
            <text:p>9</text:p>
          </table:table-cell>
          <table:table-cell table:style-name="ce3" table:formula="of:=PI()/[.$C$2]*[.B15]" office:value-type="float" office:value="0.231756835100886">
            <text:p>0.2317568351</text:p>
          </table:table-cell>
          <table:table-cell table:style-name="ce3" table:formula="of:=[.C15]-[.$C$3]" office:value-type="float" office:value="-1.33903949169401">
            <text:p>-1.3390394917</text:p>
          </table:table-cell>
          <table:table-cell table:style-name="ce3" table:formula="of:=COS([.D15])" office:value-type="float" office:value="0.229687742131795">
            <text:p>0.2296877421</text:p>
          </table:table-cell>
          <table:table-cell table:style-name="ce3" table:formula="of:=COS([.C15])" office:value-type="float" office:value="0.973264373700382">
            <text:p>0.9732643737</text:p>
          </table:table-cell>
          <table:table-cell table:style-name="ce3"/>
          <table:table-cell table:style-name="ce3" table:formula="of:=[.B15]" office:value-type="float" office:value="9">
            <text:p>9</text:p>
          </table:table-cell>
          <table:table-cell table:formula="of:=[.E15]" office:value-type="float" office:value="0.229687742131795">
            <text:p>0.2296877421</text:p>
          </table:table-cell>
          <table:table-cell table:formula="of:=[.D15]" office:value-type="float" office:value="-1.33903949169401">
            <text:p>-1.3390394917</text:p>
          </table:table-cell>
          <table:table-cell table:formula="of:=[.F15]" office:value-type="float" office:value="0.973264373700382">
            <text:p>0.9732643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]+1" office:value-type="float" office:value="10">
            <text:p>10</text:p>
          </table:table-cell>
          <table:table-cell table:style-name="ce3" table:formula="of:=PI()/[.$C$2]*[.B16]" office:value-type="float" office:value="0.25750759455654">
            <text:p>0.2575075946</text:p>
          </table:table-cell>
          <table:table-cell table:style-name="ce3" table:formula="of:=[.C16]-[.$C$3]" office:value-type="float" office:value="-1.31328873223836">
            <text:p>-1.3132887322</text:p>
          </table:table-cell>
          <table:table-cell table:style-name="ce3" table:formula="of:=COS([.D16])" office:value-type="float" office:value="0.254671120241229">
            <text:p>0.2546711202</text:p>
          </table:table-cell>
          <table:table-cell table:style-name="ce3" table:formula="of:=COS([.C16])" office:value-type="float" office:value="0.96702772479132">
            <text:p>0.9670277248</text:p>
          </table:table-cell>
          <table:table-cell table:style-name="ce3"/>
          <table:table-cell table:style-name="ce3" table:formula="of:=[.B16]" office:value-type="float" office:value="10">
            <text:p>10</text:p>
          </table:table-cell>
          <table:table-cell table:formula="of:=[.E16]" office:value-type="float" office:value="0.254671120241229">
            <text:p>0.2546711202</text:p>
          </table:table-cell>
          <table:table-cell table:formula="of:=[.D16]" office:value-type="float" office:value="-1.31328873223836">
            <text:p>-1.3132887322</text:p>
          </table:table-cell>
          <table:table-cell table:formula="of:=[.F16]" office:value-type="float" office:value="0.96702772479132">
            <text:p>0.96702772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]+1" office:value-type="float" office:value="11">
            <text:p>11</text:p>
          </table:table-cell>
          <table:table-cell table:style-name="ce3" table:formula="of:=PI()/[.$C$2]*[.B17]" office:value-type="float" office:value="0.283258354012194">
            <text:p>0.283258354</text:p>
          </table:table-cell>
          <table:table-cell table:style-name="ce3" table:formula="of:=[.C17]-[.$C$3]" office:value-type="float" office:value="-1.2875379727827">
            <text:p>-1.2875379728</text:p>
          </table:table-cell>
          <table:table-cell table:style-name="ce3" table:formula="of:=COS([.D17])" office:value-type="float" office:value="0.279485634851609">
            <text:p>0.2794856349</text:p>
          </table:table-cell>
          <table:table-cell table:style-name="ce3" table:formula="of:=COS([.C17])" office:value-type="float" office:value="0.960149873671602">
            <text:p>0.9601498737</text:p>
          </table:table-cell>
          <table:table-cell table:style-name="ce3"/>
          <table:table-cell table:style-name="ce3" table:formula="of:=[.B17]" office:value-type="float" office:value="11">
            <text:p>11</text:p>
          </table:table-cell>
          <table:table-cell table:formula="of:=[.E17]" office:value-type="float" office:value="0.279485634851609">
            <text:p>0.2794856349</text:p>
          </table:table-cell>
          <table:table-cell table:formula="of:=[.D17]" office:value-type="float" office:value="-1.2875379727827">
            <text:p>-1.2875379728</text:p>
          </table:table-cell>
          <table:table-cell table:formula="of:=[.F17]" office:value-type="float" office:value="0.960149873671602">
            <text:p>0.9601498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]+1" office:value-type="float" office:value="12">
            <text:p>12</text:p>
          </table:table-cell>
          <table:table-cell table:style-name="ce3" table:formula="of:=PI()/[.$C$2]*[.B18]" office:value-type="float" office:value="0.309009113467848">
            <text:p>0.3090091135</text:p>
          </table:table-cell>
          <table:table-cell table:style-name="ce3" table:formula="of:=[.C18]-[.$C$3]" office:value-type="float" office:value="-1.26178721332705">
            <text:p>-1.2617872133</text:p>
          </table:table-cell>
          <table:table-cell table:style-name="ce3" table:formula="of:=COS([.D18])" office:value-type="float" office:value="0.304114832327518">
            <text:p>0.3041148323</text:p>
          </table:table-cell>
          <table:table-cell table:style-name="ce3" table:formula="of:=COS([.C18])" office:value-type="float" office:value="0.952635380803383">
            <text:p>0.9526353808</text:p>
          </table:table-cell>
          <table:table-cell table:style-name="ce3"/>
          <table:table-cell table:style-name="ce3" table:formula="of:=[.B18]" office:value-type="float" office:value="12">
            <text:p>12</text:p>
          </table:table-cell>
          <table:table-cell table:formula="of:=[.E18]" office:value-type="float" office:value="0.304114832327518">
            <text:p>0.3041148323</text:p>
          </table:table-cell>
          <table:table-cell table:formula="of:=[.D18]" office:value-type="float" office:value="-1.26178721332705">
            <text:p>-1.2617872133</text:p>
          </table:table-cell>
          <table:table-cell table:formula="of:=[.F18]" office:value-type="float" office:value="0.952635380803383">
            <text:p>0.952635380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]+1" office:value-type="float" office:value="13">
            <text:p>13</text:p>
          </table:table-cell>
          <table:table-cell table:style-name="ce3" table:formula="of:=PI()/[.$C$2]*[.B19]" office:value-type="float" office:value="0.334759872923502">
            <text:p>0.3347598729</text:p>
          </table:table-cell>
          <table:table-cell table:style-name="ce3" table:formula="of:=[.C19]-[.$C$3]" office:value-type="float" office:value="-1.23603645387139">
            <text:p>-1.2360364539</text:p>
          </table:table-cell>
          <table:table-cell table:style-name="ce3" table:formula="of:=COS([.D19])" office:value-type="float" office:value="0.328542381910835">
            <text:p>0.3285423819</text:p>
          </table:table-cell>
          <table:table-cell table:style-name="ce3" table:formula="of:=COS([.C19])" office:value-type="float" office:value="0.944489228783661">
            <text:p>0.9444892288</text:p>
          </table:table-cell>
          <table:table-cell table:style-name="ce3"/>
          <table:table-cell table:style-name="ce3" table:formula="of:=[.B19]" office:value-type="float" office:value="13">
            <text:p>13</text:p>
          </table:table-cell>
          <table:table-cell table:formula="of:=[.E19]" office:value-type="float" office:value="0.328542381910835">
            <text:p>0.3285423819</text:p>
          </table:table-cell>
          <table:table-cell table:formula="of:=[.D19]" office:value-type="float" office:value="-1.23603645387139">
            <text:p>-1.2360364539</text:p>
          </table:table-cell>
          <table:table-cell table:formula="of:=[.F19]" office:value-type="float" office:value="0.944489228783661">
            <text:p>0.94448922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]+1" office:value-type="float" office:value="14">
            <text:p>14</text:p>
          </table:table-cell>
          <table:table-cell table:style-name="ce3" table:formula="of:=PI()/[.$C$2]*[.B20]" office:value-type="float" office:value="0.360510632379157">
            <text:p>0.3605106324</text:p>
          </table:table-cell>
          <table:table-cell table:style-name="ce3" table:formula="of:=[.C20]-[.$C$3]" office:value-type="float" office:value="-1.21028569441574">
            <text:p>-1.2102856944</text:p>
          </table:table-cell>
          <table:table-cell table:style-name="ce3" table:formula="of:=COS([.D20])" office:value-type="float" office:value="0.352752086549095">
            <text:p>0.3527520865</text:p>
          </table:table-cell>
          <table:table-cell table:style-name="ce3" table:formula="of:=COS([.C20])" office:value-type="float" office:value="0.935716819040494">
            <text:p>0.935716819</text:p>
          </table:table-cell>
          <table:table-cell table:style-name="ce3"/>
          <table:table-cell table:style-name="ce3" table:formula="of:=[.B20]" office:value-type="float" office:value="14">
            <text:p>14</text:p>
          </table:table-cell>
          <table:table-cell table:formula="of:=[.E20]" office:value-type="float" office:value="0.352752086549095">
            <text:p>0.3527520865</text:p>
          </table:table-cell>
          <table:table-cell table:formula="of:=[.D20]" office:value-type="float" office:value="-1.21028569441574">
            <text:p>-1.2102856944</text:p>
          </table:table-cell>
          <table:table-cell table:formula="of:=[.F20]" office:value-type="float" office:value="0.935716819040494">
            <text:p>0.935716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]+1" office:value-type="float" office:value="15">
            <text:p>15</text:p>
          </table:table-cell>
          <table:table-cell table:style-name="ce3" table:formula="of:=PI()/[.$C$2]*[.B21]" office:value-type="float" office:value="0.386261391834811">
            <text:p>0.3862613918</text:p>
          </table:table-cell>
          <table:table-cell table:style-name="ce3" table:formula="of:=[.C21]-[.$C$3]" office:value-type="float" office:value="-1.18453493496009">
            <text:p>-1.184534935</text:p>
          </table:table-cell>
          <table:table-cell table:style-name="ce3" table:formula="of:=COS([.D21])" office:value-type="float" office:value="0.376727893635185">
            <text:p>0.3767278936</text:p>
          </table:table-cell>
          <table:table-cell table:style-name="ce3" table:formula="of:=COS([.C21])" office:value-type="float" office:value="0.926323968251495">
            <text:p>0.9263239683</text:p>
          </table:table-cell>
          <table:table-cell table:style-name="ce3"/>
          <table:table-cell table:style-name="ce3" table:formula="of:=[.B21]" office:value-type="float" office:value="15">
            <text:p>15</text:p>
          </table:table-cell>
          <table:table-cell table:formula="of:=[.E21]" office:value-type="float" office:value="0.376727893635185">
            <text:p>0.3767278936</text:p>
          </table:table-cell>
          <table:table-cell table:formula="of:=[.D21]" office:value-type="float" office:value="-1.18453493496009">
            <text:p>-1.184534935</text:p>
          </table:table-cell>
          <table:table-cell table:formula="of:=[.F21]" office:value-type="float" office:value="0.926323968251495">
            <text:p>0.92632396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]+1" office:value-type="float" office:value="16">
            <text:p>16</text:p>
          </table:table-cell>
          <table:table-cell table:style-name="ce3" table:formula="of:=PI()/[.$C$2]*[.B22]" office:value-type="float" office:value="0.412012151290465">
            <text:p>0.4120121513</text:p>
          </table:table-cell>
          <table:table-cell table:style-name="ce3" table:formula="of:=[.C22]-[.$C$3]" office:value-type="float" office:value="-1.15878417550443">
            <text:p>-1.1587841755</text:p>
          </table:table-cell>
          <table:table-cell table:style-name="ce3" table:formula="of:=COS([.D22])" office:value-type="float" office:value="0.400453905651266">
            <text:p>0.4004539057</text:p>
          </table:table-cell>
          <table:table-cell table:style-name="ce3" table:formula="of:=COS([.C22])" office:value-type="float" office:value="0.916316904487005">
            <text:p>0.9163169045</text:p>
          </table:table-cell>
          <table:table-cell table:style-name="ce3"/>
          <table:table-cell table:style-name="ce3" table:formula="of:=[.B22]" office:value-type="float" office:value="16">
            <text:p>16</text:p>
          </table:table-cell>
          <table:table-cell table:formula="of:=[.E22]" office:value-type="float" office:value="0.400453905651266">
            <text:p>0.4004539057</text:p>
          </table:table-cell>
          <table:table-cell table:formula="of:=[.D22]" office:value-type="float" office:value="-1.15878417550443">
            <text:p>-1.1587841755</text:p>
          </table:table-cell>
          <table:table-cell table:formula="of:=[.F22]" office:value-type="float" office:value="0.916316904487005">
            <text:p>0.916316904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]+1" office:value-type="float" office:value="17">
            <text:p>17</text:p>
          </table:table-cell>
          <table:table-cell table:style-name="ce3" table:formula="of:=PI()/[.$C$2]*[.B23]" office:value-type="float" office:value="0.437762910746119">
            <text:p>0.4377629107</text:p>
          </table:table-cell>
          <table:table-cell table:style-name="ce3" table:formula="of:=[.C23]-[.$C$3]" office:value-type="float" office:value="-1.13303341604878">
            <text:p>-1.133033416</text:p>
          </table:table-cell>
          <table:table-cell table:style-name="ce3" table:formula="of:=COS([.D23])" office:value-type="float" office:value="0.423914390709861">
            <text:p>0.4239143907</text:p>
          </table:table-cell>
          <table:table-cell table:style-name="ce3" table:formula="of:=COS([.C23])" office:value-type="float" office:value="0.905702263080472">
            <text:p>0.9057022631</text:p>
          </table:table-cell>
          <table:table-cell table:style-name="ce3"/>
          <table:table-cell table:style-name="ce3" table:formula="of:=[.B23]" office:value-type="float" office:value="17">
            <text:p>17</text:p>
          </table:table-cell>
          <table:table-cell table:formula="of:=[.E23]" office:value-type="float" office:value="0.423914390709861">
            <text:p>0.4239143907</text:p>
          </table:table-cell>
          <table:table-cell table:formula="of:=[.D23]" office:value-type="float" office:value="-1.13303341604878">
            <text:p>-1.133033416</text:p>
          </table:table-cell>
          <table:table-cell table:formula="of:=[.F23]" office:value-type="float" office:value="0.905702263080472">
            <text:p>0.905702263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]+1" office:value-type="float" office:value="18">
            <text:p>18</text:p>
          </table:table-cell>
          <table:table-cell table:style-name="ce3" table:formula="of:=PI()/[.$C$2]*[.B24]" office:value-type="float" office:value="0.463513670201773">
            <text:p>0.4635136702</text:p>
          </table:table-cell>
          <table:table-cell table:style-name="ce3" table:formula="of:=[.C24]-[.$C$3]" office:value-type="float" office:value="-1.10728265659312">
            <text:p>-1.1072826566</text:p>
          </table:table-cell>
          <table:table-cell table:style-name="ce3" table:formula="of:=COS([.D24])" office:value-type="float" office:value="0.447093792985114">
            <text:p>0.447093793</text:p>
          </table:table-cell>
          <table:table-cell table:style-name="ce3" table:formula="of:=COS([.C24])" office:value-type="float" office:value="0.894487082228796">
            <text:p>0.8944870822</text:p>
          </table:table-cell>
          <table:table-cell table:style-name="ce3"/>
          <table:table-cell table:style-name="ce3" table:formula="of:=[.B24]" office:value-type="float" office:value="18">
            <text:p>18</text:p>
          </table:table-cell>
          <table:table-cell table:formula="of:=[.E24]" office:value-type="float" office:value="0.447093792985114">
            <text:p>0.447093793</text:p>
          </table:table-cell>
          <table:table-cell table:formula="of:=[.D24]" office:value-type="float" office:value="-1.10728265659312">
            <text:p>-1.1072826566</text:p>
          </table:table-cell>
          <table:table-cell table:formula="of:=[.F24]" office:value-type="float" office:value="0.894487082228796">
            <text:p>0.89448708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]+1" office:value-type="float" office:value="19">
            <text:p>19</text:p>
          </table:table-cell>
          <table:table-cell table:style-name="ce3" table:formula="of:=PI()/[.$C$2]*[.B25]" office:value-type="float" office:value="0.489264429657427">
            <text:p>0.4892644297</text:p>
          </table:table-cell>
          <table:table-cell table:style-name="ce3" table:formula="of:=[.C25]-[.$C$3]" office:value-type="float" office:value="-1.08153189713747">
            <text:p>-1.0815318971</text:p>
          </table:table-cell>
          <table:table-cell table:style-name="ce3" table:formula="of:=COS([.D25])" office:value-type="float" office:value="0.46997674302732">
            <text:p>0.469976743</text:p>
          </table:table-cell>
          <table:table-cell table:style-name="ce3" table:formula="of:=COS([.C25])" office:value-type="float" office:value="0.882678798325547">
            <text:p>0.8826787983</text:p>
          </table:table-cell>
          <table:table-cell table:style-name="ce3"/>
          <table:table-cell table:style-name="ce3" table:formula="of:=[.B25]" office:value-type="float" office:value="19">
            <text:p>19</text:p>
          </table:table-cell>
          <table:table-cell table:formula="of:=[.E25]" office:value-type="float" office:value="0.46997674302732">
            <text:p>0.469976743</text:p>
          </table:table-cell>
          <table:table-cell table:formula="of:=[.D25]" office:value-type="float" office:value="-1.08153189713747">
            <text:p>-1.0815318971</text:p>
          </table:table-cell>
          <table:table-cell table:formula="of:=[.F25]" office:value-type="float" office:value="0.882678798325547">
            <text:p>0.88267879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]+1" office:value-type="float" office:value="20">
            <text:p>20</text:p>
          </table:table-cell>
          <table:table-cell table:style-name="ce3" table:formula="of:=PI()/[.$C$2]*[.B26]" office:value-type="float" office:value="0.515015189113081">
            <text:p>0.5150151891</text:p>
          </table:table-cell>
          <table:table-cell table:style-name="ce3" table:formula="of:=[.C26]-[.$C$3]" office:value-type="float" office:value="-1.05578113768182">
            <text:p>-1.0557811377</text:p>
          </table:table-cell>
          <table:table-cell table:style-name="ce3" table:formula="of:=COS([.D26])" office:value-type="float" office:value="0.492548067953864">
            <text:p>0.492548068</text:p>
          </table:table-cell>
          <table:table-cell table:style-name="ce3" table:formula="of:=COS([.C26])" office:value-type="float" office:value="0.870285241030155">
            <text:p>0.870285241</text:p>
          </table:table-cell>
          <table:table-cell table:style-name="ce3"/>
          <table:table-cell table:style-name="ce3" table:formula="of:=[.B26]" office:value-type="float" office:value="20">
            <text:p>20</text:p>
          </table:table-cell>
          <table:table-cell table:formula="of:=[.E26]" office:value-type="float" office:value="0.492548067953864">
            <text:p>0.492548068</text:p>
          </table:table-cell>
          <table:table-cell table:formula="of:=[.D26]" office:value-type="float" office:value="-1.05578113768182">
            <text:p>-1.0557811377</text:p>
          </table:table-cell>
          <table:table-cell table:formula="of:=[.F26]" office:value-type="float" office:value="0.870285241030155">
            <text:p>0.8702852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]+1" office:value-type="float" office:value="21">
            <text:p>21</text:p>
          </table:table-cell>
          <table:table-cell table:style-name="ce3" table:formula="of:=PI()/[.$C$2]*[.B27]" office:value-type="float" office:value="0.540765948568735">
            <text:p>0.5407659486</text:p>
          </table:table-cell>
          <table:table-cell table:style-name="ce3" table:formula="of:=[.C27]-[.$C$3]" office:value-type="float" office:value="-1.03003037822616">
            <text:p>-1.0300303782</text:p>
          </table:table-cell>
          <table:table-cell table:style-name="ce3" table:formula="of:=COS([.D27])" office:value-type="float" office:value="0.514792801509831">
            <text:p>0.5147928015</text:p>
          </table:table-cell>
          <table:table-cell table:style-name="ce3" table:formula="of:=COS([.C27])" office:value-type="float" office:value="0.857314628076332">
            <text:p>0.8573146281</text:p>
          </table:table-cell>
          <table:table-cell table:style-name="ce3"/>
          <table:table-cell table:style-name="ce3" table:formula="of:=[.B27]" office:value-type="float" office:value="21">
            <text:p>21</text:p>
          </table:table-cell>
          <table:table-cell table:formula="of:=[.E27]" office:value-type="float" office:value="0.514792801509831">
            <text:p>0.5147928015</text:p>
          </table:table-cell>
          <table:table-cell table:formula="of:=[.D27]" office:value-type="float" office:value="-1.03003037822616">
            <text:p>-1.0300303782</text:p>
          </table:table-cell>
          <table:table-cell table:formula="of:=[.F27]" office:value-type="float" office:value="0.857314628076332">
            <text:p>0.857314628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]+1" office:value-type="float" office:value="22">
            <text:p>22</text:p>
          </table:table-cell>
          <table:table-cell table:style-name="ce3" table:formula="of:=PI()/[.$C$2]*[.B28]" office:value-type="float" office:value="0.566516708024389">
            <text:p>0.566516708</text:p>
          </table:table-cell>
          <table:table-cell table:style-name="ce3" table:formula="of:=[.C28]-[.$C$3]" office:value-type="float" office:value="-1.00427961877051">
            <text:p>-1.0042796188</text:p>
          </table:table-cell>
          <table:table-cell table:style-name="ce3" table:formula="of:=COS([.D28])" office:value-type="float" office:value="0.5366961939916">
            <text:p>0.536696194</text:p>
          </table:table-cell>
          <table:table-cell table:style-name="ce3" table:formula="of:=COS([.C28])" office:value-type="float" office:value="0.843775559823186">
            <text:p>0.8437755598</text:p>
          </table:table-cell>
          <table:table-cell table:style-name="ce3"/>
          <table:table-cell table:style-name="ce3" table:formula="of:=[.B28]" office:value-type="float" office:value="22">
            <text:p>22</text:p>
          </table:table-cell>
          <table:table-cell table:formula="of:=[.E28]" office:value-type="float" office:value="0.5366961939916">
            <text:p>0.536696194</text:p>
          </table:table-cell>
          <table:table-cell table:formula="of:=[.D28]" office:value-type="float" office:value="-1.00427961877051">
            <text:p>-1.0042796188</text:p>
          </table:table-cell>
          <table:table-cell table:formula="of:=[.F28]" office:value-type="float" office:value="0.843775559823186">
            <text:p>0.843775559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]+1" office:value-type="float" office:value="23">
            <text:p>23</text:p>
          </table:table-cell>
          <table:table-cell table:style-name="ce3" table:formula="of:=PI()/[.$C$2]*[.B29]" office:value-type="float" office:value="0.592267467480043">
            <text:p>0.5922674675</text:p>
          </table:table-cell>
          <table:table-cell table:style-name="ce3" table:formula="of:=[.C29]-[.$C$3]" office:value-type="float" office:value="-0.978528859314854">
            <text:p>-0.9785288593</text:p>
          </table:table-cell>
          <table:table-cell table:style-name="ce3" table:formula="of:=COS([.D29])" office:value-type="float" office:value="0.558243722026865">
            <text:p>0.558243722</text:p>
          </table:table-cell>
          <table:table-cell table:style-name="ce3" table:formula="of:=COS([.C29])" office:value-type="float" office:value="0.829677013552619">
            <text:p>0.8296770136</text:p>
          </table:table-cell>
          <table:table-cell table:style-name="ce3"/>
          <table:table-cell table:style-name="ce3" table:formula="of:=[.B29]" office:value-type="float" office:value="23">
            <text:p>23</text:p>
          </table:table-cell>
          <table:table-cell table:formula="of:=[.E29]" office:value-type="float" office:value="0.558243722026865">
            <text:p>0.558243722</text:p>
          </table:table-cell>
          <table:table-cell table:formula="of:=[.D29]" office:value-type="float" office:value="-0.978528859314854">
            <text:p>-0.9785288593</text:p>
          </table:table-cell>
          <table:table-cell table:formula="of:=[.F29]" office:value-type="float" office:value="0.829677013552619">
            <text:p>0.82967701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]+1" office:value-type="float" office:value="24">
            <text:p>24</text:p>
          </table:table-cell>
          <table:table-cell table:style-name="ce3" table:formula="of:=PI()/[.$C$2]*[.B30]" office:value-type="float" office:value="0.618018226935697">
            <text:p>0.6180182269</text:p>
          </table:table-cell>
          <table:table-cell table:style-name="ce3" table:formula="of:=[.C30]-[.$C$3]" office:value-type="float" office:value="-0.9527780998592">
            <text:p>-0.9527780999</text:p>
          </table:table-cell>
          <table:table-cell table:style-name="ce3" table:formula="of:=COS([.D30])" office:value-type="float" office:value="0.579421098204564">
            <text:p>0.5794210982</text:p>
          </table:table-cell>
          <table:table-cell table:style-name="ce3" table:formula="of:=COS([.C30])" office:value-type="float" office:value="0.815028337516811">
            <text:p>0.8150283375</text:p>
          </table:table-cell>
          <table:table-cell table:style-name="ce3"/>
          <table:table-cell table:style-name="ce3" table:formula="of:=[.B30]" office:value-type="float" office:value="24">
            <text:p>24</text:p>
          </table:table-cell>
          <table:table-cell table:formula="of:=[.E30]" office:value-type="float" office:value="0.579421098204564">
            <text:p>0.5794210982</text:p>
          </table:table-cell>
          <table:table-cell table:formula="of:=[.D30]" office:value-type="float" office:value="-0.9527780998592">
            <text:p>-0.9527780999</text:p>
          </table:table-cell>
          <table:table-cell table:formula="of:=[.F30]" office:value-type="float" office:value="0.815028337516811">
            <text:p>0.81502833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0]+1" office:value-type="float" office:value="25">
            <text:p>25</text:p>
          </table:table-cell>
          <table:table-cell table:style-name="ce3" table:formula="of:=PI()/[.$C$2]*[.B31]" office:value-type="float" office:value="0.643768986391351">
            <text:p>0.6437689864</text:p>
          </table:table-cell>
          <table:table-cell table:style-name="ce3" table:formula="of:=[.C31]-[.$C$3]" office:value-type="float" office:value="-0.927027340403546">
            <text:p>-0.9270273404</text:p>
          </table:table-cell>
          <table:table-cell table:style-name="ce3" table:formula="of:=COS([.D31])" office:value-type="float" office:value="0.600214280548368">
            <text:p>0.6002142805</text:p>
          </table:table-cell>
          <table:table-cell table:style-name="ce3" table:formula="of:=COS([.C31])" office:value-type="float" office:value="0.799839244739719">
            <text:p>0.7998392447</text:p>
          </table:table-cell>
          <table:table-cell table:style-name="ce3"/>
          <table:table-cell table:style-name="ce3" table:formula="of:=[.B31]" office:value-type="float" office:value="25">
            <text:p>25</text:p>
          </table:table-cell>
          <table:table-cell table:formula="of:=[.E31]" office:value-type="float" office:value="0.600214280548368">
            <text:p>0.6002142805</text:p>
          </table:table-cell>
          <table:table-cell table:formula="of:=[.D31]" office:value-type="float" office:value="-0.927027340403546">
            <text:p>-0.9270273404</text:p>
          </table:table-cell>
          <table:table-cell table:formula="of:=[.F31]" office:value-type="float" office:value="0.799839244739719">
            <text:p>0.799839244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1]+1" office:value-type="float" office:value="26">
            <text:p>26</text:p>
          </table:table-cell>
          <table:table-cell table:style-name="ce3" table:formula="of:=PI()/[.$C$2]*[.B32]" office:value-type="float" office:value="0.669519745847005">
            <text:p>0.6695197458</text:p>
          </table:table-cell>
          <table:table-cell table:style-name="ce3" table:formula="of:=[.C32]-[.$C$3]" office:value-type="float" office:value="-0.901276580947891">
            <text:p>-0.9012765809</text:p>
          </table:table-cell>
          <table:table-cell table:style-name="ce3" table:formula="of:=COS([.D32])" office:value-type="float" office:value="0.620609481827423">
            <text:p>0.6206094818</text:p>
          </table:table-cell>
          <table:table-cell table:style-name="ce3" table:formula="of:=COS([.C32])" office:value-type="float" office:value="0.784119806576711">
            <text:p>0.7841198066</text:p>
          </table:table-cell>
          <table:table-cell table:style-name="ce3"/>
          <table:table-cell table:style-name="ce3" table:formula="of:=[.B32]" office:value-type="float" office:value="26">
            <text:p>26</text:p>
          </table:table-cell>
          <table:table-cell table:formula="of:=[.E32]" office:value-type="float" office:value="0.620609481827423">
            <text:p>0.6206094818</text:p>
          </table:table-cell>
          <table:table-cell table:formula="of:=[.D32]" office:value-type="float" office:value="-0.901276580947891">
            <text:p>-0.9012765809</text:p>
          </table:table-cell>
          <table:table-cell table:formula="of:=[.F32]" office:value-type="float" office:value="0.784119806576711">
            <text:p>0.784119806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2]+1" office:value-type="float" office:value="27">
            <text:p>27</text:p>
          </table:table-cell>
          <table:table-cell table:style-name="ce3" table:formula="of:=PI()/[.$C$2]*[.B33]" office:value-type="float" office:value="0.695270505302659">
            <text:p>0.6952705053</text:p>
          </table:table-cell>
          <table:table-cell table:style-name="ce3" table:formula="of:=[.C33]-[.$C$3]" office:value-type="float" office:value="-0.875525821492237">
            <text:p>-0.8755258215</text:p>
          </table:table-cell>
          <table:table-cell table:style-name="ce3" table:formula="of:=COS([.D33])" office:value-type="float" office:value="0.640593178698175">
            <text:p>0.6405931787</text:p>
          </table:table-cell>
          <table:table-cell table:style-name="ce3" table:formula="of:=COS([.C33])" office:value-type="float" office:value="0.7678804460366">
            <text:p>0.767880446</text:p>
          </table:table-cell>
          <table:table-cell table:style-name="ce3"/>
          <table:table-cell table:style-name="ce3" table:formula="of:=[.B33]" office:value-type="float" office:value="27">
            <text:p>27</text:p>
          </table:table-cell>
          <table:table-cell table:formula="of:=[.E33]" office:value-type="float" office:value="0.640593178698175">
            <text:p>0.6405931787</text:p>
          </table:table-cell>
          <table:table-cell table:formula="of:=[.D33]" office:value-type="float" office:value="-0.875525821492237">
            <text:p>-0.8755258215</text:p>
          </table:table-cell>
          <table:table-cell table:formula="of:=[.F33]" office:value-type="float" office:value="0.7678804460366">
            <text:p>0.76788044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3]+1" office:value-type="float" office:value="28">
            <text:p>28</text:p>
          </table:table-cell>
          <table:table-cell table:style-name="ce3" table:formula="of:=PI()/[.$C$2]*[.B34]" office:value-type="float" office:value="0.721021264758313">
            <text:p>0.7210212648</text:p>
          </table:table-cell>
          <table:table-cell table:style-name="ce3" table:formula="of:=[.C34]-[.$C$3]" office:value-type="float" office:value="-0.849775062036583">
            <text:p>-0.849775062</text:p>
          </table:table-cell>
          <table:table-cell table:style-name="ce3" table:formula="of:=COS([.D34])" office:value-type="float" office:value="0.660152120671232">
            <text:p>0.6601521207</text:p>
          </table:table-cell>
          <table:table-cell table:style-name="ce3" table:formula="of:=COS([.C34])" office:value-type="float" office:value="0.75113193087052">
            <text:p>0.7511319309</text:p>
          </table:table-cell>
          <table:table-cell table:style-name="ce3"/>
          <table:table-cell table:style-name="ce3" table:formula="of:=[.B34]" office:value-type="float" office:value="28">
            <text:p>28</text:p>
          </table:table-cell>
          <table:table-cell table:formula="of:=[.E34]" office:value-type="float" office:value="0.660152120671232">
            <text:p>0.6601521207</text:p>
          </table:table-cell>
          <table:table-cell table:formula="of:=[.D34]" office:value-type="float" office:value="-0.849775062036583">
            <text:p>-0.849775062</text:p>
          </table:table-cell>
          <table:table-cell table:formula="of:=[.F34]" office:value-type="float" office:value="0.75113193087052">
            <text:p>0.751131930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4]+1" office:value-type="float" office:value="29">
            <text:p>29</text:p>
          </table:table-cell>
          <table:table-cell table:style-name="ce3" table:formula="of:=PI()/[.$C$2]*[.B35]" office:value-type="float" office:value="0.746772024213967">
            <text:p>0.7467720242</text:p>
          </table:table-cell>
          <table:table-cell table:style-name="ce3" table:formula="of:=[.C35]-[.$C$3]" office:value-type="float" office:value="-0.824024302580929">
            <text:p>-0.8240243026</text:p>
          </table:table-cell>
          <table:table-cell table:style-name="ce3" table:formula="of:=COS([.D35])" office:value-type="float" office:value="0.679273338897293">
            <text:p>0.6792733389</text:p>
          </table:table-cell>
          <table:table-cell table:style-name="ce3" table:formula="of:=COS([.C35])" office:value-type="float" office:value="0.733885366432199">
            <text:p>0.7338853664</text:p>
          </table:table-cell>
          <table:table-cell table:style-name="ce3"/>
          <table:table-cell table:style-name="ce3" table:formula="of:=[.B35]" office:value-type="float" office:value="29">
            <text:p>29</text:p>
          </table:table-cell>
          <table:table-cell table:formula="of:=[.E35]" office:value-type="float" office:value="0.679273338897293">
            <text:p>0.6792733389</text:p>
          </table:table-cell>
          <table:table-cell table:formula="of:=[.D35]" office:value-type="float" office:value="-0.824024302580929">
            <text:p>-0.8240243026</text:p>
          </table:table-cell>
          <table:table-cell table:formula="of:=[.F35]" office:value-type="float" office:value="0.733885366432199">
            <text:p>0.73388536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5]+1" office:value-type="float" office:value="30">
            <text:p>30</text:p>
          </table:table-cell>
          <table:table-cell table:style-name="ce3" table:formula="of:=PI()/[.$C$2]*[.B36]" office:value-type="float" office:value="0.772522783669621">
            <text:p>0.7725227837</text:p>
          </table:table-cell>
          <table:table-cell table:style-name="ce3" table:formula="of:=[.C36]-[.$C$3]" office:value-type="float" office:value="-0.798273543125275">
            <text:p>-0.7982735431</text:p>
          </table:table-cell>
          <table:table-cell table:style-name="ce3" table:formula="of:=COS([.D36])" office:value-type="float" office:value="0.697944154766344">
            <text:p>0.6979441548</text:p>
          </table:table-cell>
          <table:table-cell table:style-name="ce3" table:formula="of:=COS([.C36])" office:value-type="float" office:value="0.716152188314393">
            <text:p>0.7161521883</text:p>
          </table:table-cell>
          <table:table-cell table:style-name="ce3"/>
          <table:table-cell table:style-name="ce3" table:formula="of:=[.B36]" office:value-type="float" office:value="30">
            <text:p>30</text:p>
          </table:table-cell>
          <table:table-cell table:formula="of:=[.E36]" office:value-type="float" office:value="0.697944154766344">
            <text:p>0.6979441548</text:p>
          </table:table-cell>
          <table:table-cell table:formula="of:=[.D36]" office:value-type="float" office:value="-0.798273543125275">
            <text:p>-0.7982735431</text:p>
          </table:table-cell>
          <table:table-cell table:formula="of:=[.F36]" office:value-type="float" office:value="0.716152188314393">
            <text:p>0.71615218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6]+1" office:value-type="float" office:value="31">
            <text:p>31</text:p>
          </table:table-cell>
          <table:table-cell table:style-name="ce3" table:formula="of:=PI()/[.$C$2]*[.B37]" office:value-type="float" office:value="0.798273543125275">
            <text:p>0.7982735431</text:p>
          </table:table-cell>
          <table:table-cell table:style-name="ce3" table:formula="of:=[.C37]-[.$C$3]" office:value-type="float" office:value="-0.772522783669621">
            <text:p>-0.7725227837</text:p>
          </table:table-cell>
          <table:table-cell table:style-name="ce3" table:formula="of:=COS([.D37])" office:value-type="float" office:value="0.716152188314393">
            <text:p>0.7161521883</text:p>
          </table:table-cell>
          <table:table-cell table:style-name="ce3" table:formula="of:=COS([.C37])" office:value-type="float" office:value="0.697944154766344">
            <text:p>0.6979441548</text:p>
          </table:table-cell>
          <table:table-cell table:style-name="ce3"/>
          <table:table-cell table:style-name="ce3" table:formula="of:=[.B37]" office:value-type="float" office:value="31">
            <text:p>31</text:p>
          </table:table-cell>
          <table:table-cell table:formula="of:=[.E37]" office:value-type="float" office:value="0.716152188314393">
            <text:p>0.7161521883</text:p>
          </table:table-cell>
          <table:table-cell table:formula="of:=[.D37]" office:value-type="float" office:value="-0.772522783669621">
            <text:p>-0.7725227837</text:p>
          </table:table-cell>
          <table:table-cell table:formula="of:=[.F37]" office:value-type="float" office:value="0.697944154766344">
            <text:p>0.6979441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7]+1" office:value-type="float" office:value="32">
            <text:p>32</text:p>
          </table:table-cell>
          <table:table-cell table:style-name="ce3" table:formula="of:=PI()/[.$C$2]*[.B38]" office:value-type="float" office:value="0.824024302580929">
            <text:p>0.8240243026</text:p>
          </table:table-cell>
          <table:table-cell table:style-name="ce3" table:formula="of:=[.C38]-[.$C$3]" office:value-type="float" office:value="-0.746772024213967">
            <text:p>-0.7467720242</text:p>
          </table:table-cell>
          <table:table-cell table:style-name="ce3" table:formula="of:=COS([.D38])" office:value-type="float" office:value="0.733885366432199">
            <text:p>0.7338853664</text:p>
          </table:table-cell>
          <table:table-cell table:style-name="ce3" table:formula="of:=COS([.C38])" office:value-type="float" office:value="0.679273338897293">
            <text:p>0.6792733389</text:p>
          </table:table-cell>
          <table:table-cell table:style-name="ce3"/>
          <table:table-cell table:style-name="ce3" table:formula="of:=[.B38]" office:value-type="float" office:value="32">
            <text:p>32</text:p>
          </table:table-cell>
          <table:table-cell table:formula="of:=[.E38]" office:value-type="float" office:value="0.733885366432199">
            <text:p>0.7338853664</text:p>
          </table:table-cell>
          <table:table-cell table:formula="of:=[.D38]" office:value-type="float" office:value="-0.746772024213967">
            <text:p>-0.7467720242</text:p>
          </table:table-cell>
          <table:table-cell table:formula="of:=[.F38]" office:value-type="float" office:value="0.679273338897293">
            <text:p>0.679273338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8]+1" office:value-type="float" office:value="33">
            <text:p>33</text:p>
          </table:table-cell>
          <table:table-cell table:style-name="ce3" table:formula="of:=PI()/[.$C$2]*[.B39]" office:value-type="float" office:value="0.849775062036583">
            <text:p>0.849775062</text:p>
          </table:table-cell>
          <table:table-cell table:style-name="ce3" table:formula="of:=[.C39]-[.$C$3]" office:value-type="float" office:value="-0.721021264758313">
            <text:p>-0.7210212648</text:p>
          </table:table-cell>
          <table:table-cell table:style-name="ce3" table:formula="of:=COS([.D39])" office:value-type="float" office:value="0.75113193087052">
            <text:p>0.7511319309</text:p>
          </table:table-cell>
          <table:table-cell table:style-name="ce3" table:formula="of:=COS([.C39])" office:value-type="float" office:value="0.660152120671232">
            <text:p>0.6601521207</text:p>
          </table:table-cell>
          <table:table-cell table:style-name="ce3"/>
          <table:table-cell table:style-name="ce3" table:formula="of:=[.B39]" office:value-type="float" office:value="33">
            <text:p>33</text:p>
          </table:table-cell>
          <table:table-cell table:formula="of:=[.E39]" office:value-type="float" office:value="0.75113193087052">
            <text:p>0.7511319309</text:p>
          </table:table-cell>
          <table:table-cell table:formula="of:=[.D39]" office:value-type="float" office:value="-0.721021264758313">
            <text:p>-0.7210212648</text:p>
          </table:table-cell>
          <table:table-cell table:formula="of:=[.F39]" office:value-type="float" office:value="0.660152120671232">
            <text:p>0.66015212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9]+1" office:value-type="float" office:value="34">
            <text:p>34</text:p>
          </table:table-cell>
          <table:table-cell table:style-name="ce3" table:formula="of:=PI()/[.$C$2]*[.B40]" office:value-type="float" office:value="0.875525821492237">
            <text:p>0.8755258215</text:p>
          </table:table-cell>
          <table:table-cell table:style-name="ce3" table:formula="of:=[.C40]-[.$C$3]" office:value-type="float" office:value="-0.695270505302659">
            <text:p>-0.6952705053</text:p>
          </table:table-cell>
          <table:table-cell table:style-name="ce3" table:formula="of:=COS([.D40])" office:value-type="float" office:value="0.7678804460366">
            <text:p>0.767880446</text:p>
          </table:table-cell>
          <table:table-cell table:style-name="ce3" table:formula="of:=COS([.C40])" office:value-type="float" office:value="0.640593178698175">
            <text:p>0.6405931787</text:p>
          </table:table-cell>
          <table:table-cell table:style-name="ce3"/>
          <table:table-cell table:style-name="ce3" table:formula="of:=[.B40]" office:value-type="float" office:value="34">
            <text:p>34</text:p>
          </table:table-cell>
          <table:table-cell table:formula="of:=[.E40]" office:value-type="float" office:value="0.7678804460366">
            <text:p>0.767880446</text:p>
          </table:table-cell>
          <table:table-cell table:formula="of:=[.D40]" office:value-type="float" office:value="-0.695270505302659">
            <text:p>-0.6952705053</text:p>
          </table:table-cell>
          <table:table-cell table:formula="of:=[.F40]" office:value-type="float" office:value="0.640593178698175">
            <text:p>0.640593178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0]+1" office:value-type="float" office:value="35">
            <text:p>35</text:p>
          </table:table-cell>
          <table:table-cell table:style-name="ce3" table:formula="of:=PI()/[.$C$2]*[.B41]" office:value-type="float" office:value="0.901276580947891">
            <text:p>0.9012765809</text:p>
          </table:table-cell>
          <table:table-cell table:style-name="ce3" table:formula="of:=[.C41]-[.$C$3]" office:value-type="float" office:value="-0.669519745847005">
            <text:p>-0.6695197458</text:p>
          </table:table-cell>
          <table:table-cell table:style-name="ce3" table:formula="of:=COS([.D41])" office:value-type="float" office:value="0.78411980657671">
            <text:p>0.7841198066</text:p>
          </table:table-cell>
          <table:table-cell table:style-name="ce3" table:formula="of:=COS([.C41])" office:value-type="float" office:value="0.620609481827423">
            <text:p>0.6206094818</text:p>
          </table:table-cell>
          <table:table-cell table:style-name="ce3"/>
          <table:table-cell table:style-name="ce3" table:formula="of:=[.B41]" office:value-type="float" office:value="35">
            <text:p>35</text:p>
          </table:table-cell>
          <table:table-cell table:formula="of:=[.E41]" office:value-type="float" office:value="0.78411980657671">
            <text:p>0.7841198066</text:p>
          </table:table-cell>
          <table:table-cell table:formula="of:=[.D41]" office:value-type="float" office:value="-0.669519745847005">
            <text:p>-0.6695197458</text:p>
          </table:table-cell>
          <table:table-cell table:formula="of:=[.F41]" office:value-type="float" office:value="0.620609481827423">
            <text:p>0.620609481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1]+1" office:value-type="float" office:value="36">
            <text:p>36</text:p>
          </table:table-cell>
          <table:table-cell table:style-name="ce3" table:formula="of:=PI()/[.$C$2]*[.B42]" office:value-type="float" office:value="0.927027340403545">
            <text:p>0.9270273404</text:p>
          </table:table-cell>
          <table:table-cell table:style-name="ce3" table:formula="of:=[.C42]-[.$C$3]" office:value-type="float" office:value="-0.643768986391351">
            <text:p>-0.6437689864</text:p>
          </table:table-cell>
          <table:table-cell table:style-name="ce3" table:formula="of:=COS([.D42])" office:value-type="float" office:value="0.799839244739719">
            <text:p>0.7998392447</text:p>
          </table:table-cell>
          <table:table-cell table:style-name="ce3" table:formula="of:=COS([.C42])" office:value-type="float" office:value="0.600214280548368">
            <text:p>0.6002142805</text:p>
          </table:table-cell>
          <table:table-cell table:style-name="ce3"/>
          <table:table-cell table:style-name="ce3" table:formula="of:=[.B42]" office:value-type="float" office:value="36">
            <text:p>36</text:p>
          </table:table-cell>
          <table:table-cell table:formula="of:=[.E42]" office:value-type="float" office:value="0.799839244739719">
            <text:p>0.7998392447</text:p>
          </table:table-cell>
          <table:table-cell table:formula="of:=[.D42]" office:value-type="float" office:value="-0.643768986391351">
            <text:p>-0.6437689864</text:p>
          </table:table-cell>
          <table:table-cell table:formula="of:=[.F42]" office:value-type="float" office:value="0.600214280548368">
            <text:p>0.600214280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2]+1" office:value-type="float" office:value="37">
            <text:p>37</text:p>
          </table:table-cell>
          <table:table-cell table:style-name="ce3" table:formula="of:=PI()/[.$C$2]*[.B43]" office:value-type="float" office:value="0.9527780998592">
            <text:p>0.9527780999</text:p>
          </table:table-cell>
          <table:table-cell table:style-name="ce3" table:formula="of:=[.C43]-[.$C$3]" office:value-type="float" office:value="-0.618018226935697">
            <text:p>-0.6180182269</text:p>
          </table:table-cell>
          <table:table-cell table:style-name="ce3" table:formula="of:=COS([.D43])" office:value-type="float" office:value="0.815028337516811">
            <text:p>0.8150283375</text:p>
          </table:table-cell>
          <table:table-cell table:style-name="ce3" table:formula="of:=COS([.C43])" office:value-type="float" office:value="0.579421098204564">
            <text:p>0.5794210982</text:p>
          </table:table-cell>
          <table:table-cell table:style-name="ce3"/>
          <table:table-cell table:style-name="ce3" table:formula="of:=[.B43]" office:value-type="float" office:value="37">
            <text:p>37</text:p>
          </table:table-cell>
          <table:table-cell table:formula="of:=[.E43]" office:value-type="float" office:value="0.815028337516811">
            <text:p>0.8150283375</text:p>
          </table:table-cell>
          <table:table-cell table:formula="of:=[.D43]" office:value-type="float" office:value="-0.618018226935697">
            <text:p>-0.6180182269</text:p>
          </table:table-cell>
          <table:table-cell table:formula="of:=[.F43]" office:value-type="float" office:value="0.579421098204564">
            <text:p>0.579421098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3]+1" office:value-type="float" office:value="38">
            <text:p>38</text:p>
          </table:table-cell>
          <table:table-cell table:style-name="ce3" table:formula="of:=PI()/[.$C$2]*[.B44]" office:value-type="float" office:value="0.978528859314853">
            <text:p>0.9785288593</text:p>
          </table:table-cell>
          <table:table-cell table:style-name="ce3" table:formula="of:=[.C44]-[.$C$3]" office:value-type="float" office:value="-0.592267467480043">
            <text:p>-0.5922674675</text:p>
          </table:table-cell>
          <table:table-cell table:style-name="ce3" table:formula="of:=COS([.D44])" office:value-type="float" office:value="0.829677013552619">
            <text:p>0.8296770136</text:p>
          </table:table-cell>
          <table:table-cell table:style-name="ce3" table:formula="of:=COS([.C44])" office:value-type="float" office:value="0.558243722026865">
            <text:p>0.558243722</text:p>
          </table:table-cell>
          <table:table-cell table:style-name="ce3"/>
          <table:table-cell table:style-name="ce3" table:formula="of:=[.B44]" office:value-type="float" office:value="38">
            <text:p>38</text:p>
          </table:table-cell>
          <table:table-cell table:formula="of:=[.E44]" office:value-type="float" office:value="0.829677013552619">
            <text:p>0.8296770136</text:p>
          </table:table-cell>
          <table:table-cell table:formula="of:=[.D44]" office:value-type="float" office:value="-0.592267467480043">
            <text:p>-0.5922674675</text:p>
          </table:table-cell>
          <table:table-cell table:formula="of:=[.F44]" office:value-type="float" office:value="0.558243722026865">
            <text:p>0.5582437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4]+1" office:value-type="float" office:value="39">
            <text:p>39</text:p>
          </table:table-cell>
          <table:table-cell table:style-name="ce3" table:formula="of:=PI()/[.$C$2]*[.B45]" office:value-type="float" office:value="1.00427961877051">
            <text:p>1.0042796188</text:p>
          </table:table-cell>
          <table:table-cell table:style-name="ce3" table:formula="of:=[.C45]-[.$C$3]" office:value-type="float" office:value="-0.566516708024389">
            <text:p>-0.566516708</text:p>
          </table:table-cell>
          <table:table-cell table:style-name="ce3" table:formula="of:=COS([.D45])" office:value-type="float" office:value="0.843775559823186">
            <text:p>0.8437755598</text:p>
          </table:table-cell>
          <table:table-cell table:style-name="ce3" table:formula="of:=COS([.C45])" office:value-type="float" office:value="0.5366961939916">
            <text:p>0.536696194</text:p>
          </table:table-cell>
          <table:table-cell table:style-name="ce3"/>
          <table:table-cell table:style-name="ce3" table:formula="of:=[.B45]" office:value-type="float" office:value="39">
            <text:p>39</text:p>
          </table:table-cell>
          <table:table-cell table:formula="of:=[.E45]" office:value-type="float" office:value="0.843775559823186">
            <text:p>0.8437755598</text:p>
          </table:table-cell>
          <table:table-cell table:formula="of:=[.D45]" office:value-type="float" office:value="-0.566516708024389">
            <text:p>-0.566516708</text:p>
          </table:table-cell>
          <table:table-cell table:formula="of:=[.F45]" office:value-type="float" office:value="0.5366961939916">
            <text:p>0.53669619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5]+1" office:value-type="float" office:value="40">
            <text:p>40</text:p>
          </table:table-cell>
          <table:table-cell table:style-name="ce3" table:formula="of:=PI()/[.$C$2]*[.B46]" office:value-type="float" office:value="1.03003037822616">
            <text:p>1.0300303782</text:p>
          </table:table-cell>
          <table:table-cell table:style-name="ce3" table:formula="of:=[.C46]-[.$C$3]" office:value-type="float" office:value="-0.540765948568735">
            <text:p>-0.5407659486</text:p>
          </table:table-cell>
          <table:table-cell table:style-name="ce3" table:formula="of:=COS([.D46])" office:value-type="float" office:value="0.857314628076332">
            <text:p>0.8573146281</text:p>
          </table:table-cell>
          <table:table-cell table:style-name="ce3" table:formula="of:=COS([.C46])" office:value-type="float" office:value="0.514792801509831">
            <text:p>0.5147928015</text:p>
          </table:table-cell>
          <table:table-cell table:style-name="ce3"/>
          <table:table-cell table:style-name="ce3" table:formula="of:=[.B46]" office:value-type="float" office:value="40">
            <text:p>40</text:p>
          </table:table-cell>
          <table:table-cell table:formula="of:=[.E46]" office:value-type="float" office:value="0.857314628076332">
            <text:p>0.8573146281</text:p>
          </table:table-cell>
          <table:table-cell table:formula="of:=[.D46]" office:value-type="float" office:value="-0.540765948568735">
            <text:p>-0.5407659486</text:p>
          </table:table-cell>
          <table:table-cell table:formula="of:=[.F46]" office:value-type="float" office:value="0.514792801509831">
            <text:p>0.514792801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6]+1" office:value-type="float" office:value="41">
            <text:p>41</text:p>
          </table:table-cell>
          <table:table-cell table:style-name="ce3" table:formula="of:=PI()/[.$C$2]*[.B47]" office:value-type="float" office:value="1.05578113768182">
            <text:p>1.0557811377</text:p>
          </table:table-cell>
          <table:table-cell table:style-name="ce3" table:formula="of:=[.C47]-[.$C$3]" office:value-type="float" office:value="-0.515015189113081">
            <text:p>-0.5150151891</text:p>
          </table:table-cell>
          <table:table-cell table:style-name="ce3" table:formula="of:=COS([.D47])" office:value-type="float" office:value="0.870285241030155">
            <text:p>0.870285241</text:p>
          </table:table-cell>
          <table:table-cell table:style-name="ce3" table:formula="of:=COS([.C47])" office:value-type="float" office:value="0.492548067953865">
            <text:p>0.492548068</text:p>
          </table:table-cell>
          <table:table-cell table:style-name="ce3"/>
          <table:table-cell table:style-name="ce3" table:formula="of:=[.B47]" office:value-type="float" office:value="41">
            <text:p>41</text:p>
          </table:table-cell>
          <table:table-cell table:formula="of:=[.E47]" office:value-type="float" office:value="0.870285241030155">
            <text:p>0.870285241</text:p>
          </table:table-cell>
          <table:table-cell table:formula="of:=[.D47]" office:value-type="float" office:value="-0.515015189113081">
            <text:p>-0.5150151891</text:p>
          </table:table-cell>
          <table:table-cell table:formula="of:=[.F47]" office:value-type="float" office:value="0.492548067953865">
            <text:p>0.49254806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7]+1" office:value-type="float" office:value="42">
            <text:p>42</text:p>
          </table:table-cell>
          <table:table-cell table:style-name="ce3" table:formula="of:=PI()/[.$C$2]*[.B48]" office:value-type="float" office:value="1.08153189713747">
            <text:p>1.0815318971</text:p>
          </table:table-cell>
          <table:table-cell table:style-name="ce3" table:formula="of:=[.C48]-[.$C$3]" office:value-type="float" office:value="-0.489264429657427">
            <text:p>-0.4892644297</text:p>
          </table:table-cell>
          <table:table-cell table:style-name="ce3" table:formula="of:=COS([.D48])" office:value-type="float" office:value="0.882678798325547">
            <text:p>0.8826787983</text:p>
          </table:table-cell>
          <table:table-cell table:style-name="ce3" table:formula="of:=COS([.C48])" office:value-type="float" office:value="0.46997674302732">
            <text:p>0.469976743</text:p>
          </table:table-cell>
          <table:table-cell table:style-name="ce3"/>
          <table:table-cell table:style-name="ce3" table:formula="of:=[.B48]" office:value-type="float" office:value="42">
            <text:p>42</text:p>
          </table:table-cell>
          <table:table-cell table:formula="of:=[.E48]" office:value-type="float" office:value="0.882678798325547">
            <text:p>0.8826787983</text:p>
          </table:table-cell>
          <table:table-cell table:formula="of:=[.D48]" office:value-type="float" office:value="-0.489264429657427">
            <text:p>-0.4892644297</text:p>
          </table:table-cell>
          <table:table-cell table:formula="of:=[.F48]" office:value-type="float" office:value="0.46997674302732">
            <text:p>0.46997674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8]+1" office:value-type="float" office:value="43">
            <text:p>43</text:p>
          </table:table-cell>
          <table:table-cell table:style-name="ce3" table:formula="of:=PI()/[.$C$2]*[.B49]" office:value-type="float" office:value="1.10728265659312">
            <text:p>1.1072826566</text:p>
          </table:table-cell>
          <table:table-cell table:style-name="ce3" table:formula="of:=[.C49]-[.$C$3]" office:value-type="float" office:value="-0.463513670201773">
            <text:p>-0.4635136702</text:p>
          </table:table-cell>
          <table:table-cell table:style-name="ce3" table:formula="of:=COS([.D49])" office:value-type="float" office:value="0.894487082228796">
            <text:p>0.8944870822</text:p>
          </table:table-cell>
          <table:table-cell table:style-name="ce3" table:formula="of:=COS([.C49])" office:value-type="float" office:value="0.447093792985114">
            <text:p>0.447093793</text:p>
          </table:table-cell>
          <table:table-cell table:style-name="ce3"/>
          <table:table-cell table:style-name="ce3" table:formula="of:=[.B49]" office:value-type="float" office:value="43">
            <text:p>43</text:p>
          </table:table-cell>
          <table:table-cell table:formula="of:=[.E49]" office:value-type="float" office:value="0.894487082228796">
            <text:p>0.8944870822</text:p>
          </table:table-cell>
          <table:table-cell table:formula="of:=[.D49]" office:value-type="float" office:value="-0.463513670201773">
            <text:p>-0.4635136702</text:p>
          </table:table-cell>
          <table:table-cell table:formula="of:=[.F49]" office:value-type="float" office:value="0.447093792985114">
            <text:p>0.44709379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9]+1" office:value-type="float" office:value="44">
            <text:p>44</text:p>
          </table:table-cell>
          <table:table-cell table:style-name="ce3" table:formula="of:=PI()/[.$C$2]*[.B50]" office:value-type="float" office:value="1.13303341604878">
            <text:p>1.133033416</text:p>
          </table:table-cell>
          <table:table-cell table:style-name="ce3" table:formula="of:=[.C50]-[.$C$3]" office:value-type="float" office:value="-0.437762910746119">
            <text:p>-0.4377629107</text:p>
          </table:table-cell>
          <table:table-cell table:style-name="ce3" table:formula="of:=COS([.D50])" office:value-type="float" office:value="0.905702263080472">
            <text:p>0.9057022631</text:p>
          </table:table-cell>
          <table:table-cell table:style-name="ce3" table:formula="of:=COS([.C50])" office:value-type="float" office:value="0.423914390709861">
            <text:p>0.4239143907</text:p>
          </table:table-cell>
          <table:table-cell table:style-name="ce3"/>
          <table:table-cell table:style-name="ce3" table:formula="of:=[.B50]" office:value-type="float" office:value="44">
            <text:p>44</text:p>
          </table:table-cell>
          <table:table-cell table:formula="of:=[.E50]" office:value-type="float" office:value="0.905702263080472">
            <text:p>0.9057022631</text:p>
          </table:table-cell>
          <table:table-cell table:formula="of:=[.D50]" office:value-type="float" office:value="-0.437762910746119">
            <text:p>-0.4377629107</text:p>
          </table:table-cell>
          <table:table-cell table:formula="of:=[.F50]" office:value-type="float" office:value="0.423914390709861">
            <text:p>0.42391439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0]+1" office:value-type="float" office:value="45">
            <text:p>45</text:p>
          </table:table-cell>
          <table:table-cell table:style-name="ce3" table:formula="of:=PI()/[.$C$2]*[.B51]" office:value-type="float" office:value="1.15878417550443">
            <text:p>1.1587841755</text:p>
          </table:table-cell>
          <table:table-cell table:style-name="ce3" table:formula="of:=[.C51]-[.$C$3]" office:value-type="float" office:value="-0.412012151290465">
            <text:p>-0.4120121513</text:p>
          </table:table-cell>
          <table:table-cell table:style-name="ce3" table:formula="of:=COS([.D51])" office:value-type="float" office:value="0.916316904487005">
            <text:p>0.9163169045</text:p>
          </table:table-cell>
          <table:table-cell table:style-name="ce3" table:formula="of:=COS([.C51])" office:value-type="float" office:value="0.400453905651266">
            <text:p>0.4004539057</text:p>
          </table:table-cell>
          <table:table-cell table:style-name="ce3"/>
          <table:table-cell table:style-name="ce3" table:formula="of:=[.B51]" office:value-type="float" office:value="45">
            <text:p>45</text:p>
          </table:table-cell>
          <table:table-cell table:formula="of:=[.E51]" office:value-type="float" office:value="0.916316904487005">
            <text:p>0.9163169045</text:p>
          </table:table-cell>
          <table:table-cell table:formula="of:=[.D51]" office:value-type="float" office:value="-0.412012151290465">
            <text:p>-0.4120121513</text:p>
          </table:table-cell>
          <table:table-cell table:formula="of:=[.F51]" office:value-type="float" office:value="0.400453905651266">
            <text:p>0.400453905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1]+1" office:value-type="float" office:value="46">
            <text:p>46</text:p>
          </table:table-cell>
          <table:table-cell table:style-name="ce3" table:formula="of:=PI()/[.$C$2]*[.B52]" office:value-type="float" office:value="1.18453493496009">
            <text:p>1.184534935</text:p>
          </table:table-cell>
          <table:table-cell table:style-name="ce3" table:formula="of:=[.C52]-[.$C$3]" office:value-type="float" office:value="-0.386261391834811">
            <text:p>-0.3862613918</text:p>
          </table:table-cell>
          <table:table-cell table:style-name="ce3" table:formula="of:=COS([.D52])" office:value-type="float" office:value="0.926323968251495">
            <text:p>0.9263239683</text:p>
          </table:table-cell>
          <table:table-cell table:style-name="ce3" table:formula="of:=COS([.C52])" office:value-type="float" office:value="0.376727893635185">
            <text:p>0.3767278936</text:p>
          </table:table-cell>
          <table:table-cell table:style-name="ce3"/>
          <table:table-cell table:style-name="ce3" table:formula="of:=[.B52]" office:value-type="float" office:value="46">
            <text:p>46</text:p>
          </table:table-cell>
          <table:table-cell table:formula="of:=[.E52]" office:value-type="float" office:value="0.926323968251495">
            <text:p>0.9263239683</text:p>
          </table:table-cell>
          <table:table-cell table:formula="of:=[.D52]" office:value-type="float" office:value="-0.386261391834811">
            <text:p>-0.3862613918</text:p>
          </table:table-cell>
          <table:table-cell table:formula="of:=[.F52]" office:value-type="float" office:value="0.376727893635185">
            <text:p>0.37672789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2]+1" office:value-type="float" office:value="47">
            <text:p>47</text:p>
          </table:table-cell>
          <table:table-cell table:style-name="ce3" table:formula="of:=PI()/[.$C$2]*[.B53]" office:value-type="float" office:value="1.21028569441574">
            <text:p>1.2102856944</text:p>
          </table:table-cell>
          <table:table-cell table:style-name="ce3" table:formula="of:=[.C53]-[.$C$3]" office:value-type="float" office:value="-0.360510632379157">
            <text:p>-0.3605106324</text:p>
          </table:table-cell>
          <table:table-cell table:style-name="ce3" table:formula="of:=COS([.D53])" office:value-type="float" office:value="0.935716819040494">
            <text:p>0.935716819</text:p>
          </table:table-cell>
          <table:table-cell table:style-name="ce3" table:formula="of:=COS([.C53])" office:value-type="float" office:value="0.352752086549095">
            <text:p>0.3527520865</text:p>
          </table:table-cell>
          <table:table-cell table:style-name="ce3"/>
          <table:table-cell table:style-name="ce3" table:formula="of:=[.B53]" office:value-type="float" office:value="47">
            <text:p>47</text:p>
          </table:table-cell>
          <table:table-cell table:formula="of:=[.E53]" office:value-type="float" office:value="0.935716819040494">
            <text:p>0.935716819</text:p>
          </table:table-cell>
          <table:table-cell table:formula="of:=[.D53]" office:value-type="float" office:value="-0.360510632379157">
            <text:p>-0.3605106324</text:p>
          </table:table-cell>
          <table:table-cell table:formula="of:=[.F53]" office:value-type="float" office:value="0.352752086549095">
            <text:p>0.352752086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3]+1" office:value-type="float" office:value="48">
            <text:p>48</text:p>
          </table:table-cell>
          <table:table-cell table:style-name="ce3" table:formula="of:=PI()/[.$C$2]*[.B54]" office:value-type="float" office:value="1.23603645387139">
            <text:p>1.2360364539</text:p>
          </table:table-cell>
          <table:table-cell table:style-name="ce3" table:formula="of:=[.C54]-[.$C$3]" office:value-type="float" office:value="-0.334759872923503">
            <text:p>-0.3347598729</text:p>
          </table:table-cell>
          <table:table-cell table:style-name="ce3" table:formula="of:=COS([.D54])" office:value-type="float" office:value="0.944489228783661">
            <text:p>0.9444892288</text:p>
          </table:table-cell>
          <table:table-cell table:style-name="ce3" table:formula="of:=COS([.C54])" office:value-type="float" office:value="0.328542381910835">
            <text:p>0.3285423819</text:p>
          </table:table-cell>
          <table:table-cell table:style-name="ce3"/>
          <table:table-cell table:style-name="ce3" table:formula="of:=[.B54]" office:value-type="float" office:value="48">
            <text:p>48</text:p>
          </table:table-cell>
          <table:table-cell table:formula="of:=[.E54]" office:value-type="float" office:value="0.944489228783661">
            <text:p>0.9444892288</text:p>
          </table:table-cell>
          <table:table-cell table:formula="of:=[.D54]" office:value-type="float" office:value="-0.334759872923503">
            <text:p>-0.3347598729</text:p>
          </table:table-cell>
          <table:table-cell table:formula="of:=[.F54]" office:value-type="float" office:value="0.328542381910835">
            <text:p>0.3285423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4]+1" office:value-type="float" office:value="49">
            <text:p>49</text:p>
          </table:table-cell>
          <table:table-cell table:style-name="ce3" table:formula="of:=PI()/[.$C$2]*[.B55]" office:value-type="float" office:value="1.26178721332705">
            <text:p>1.2617872133</text:p>
          </table:table-cell>
          <table:table-cell table:style-name="ce3" table:formula="of:=[.C55]-[.$C$3]" office:value-type="float" office:value="-0.309009113467849">
            <text:p>-0.3090091135</text:p>
          </table:table-cell>
          <table:table-cell table:style-name="ce3" table:formula="of:=COS([.D55])" office:value-type="float" office:value="0.952635380803383">
            <text:p>0.9526353808</text:p>
          </table:table-cell>
          <table:table-cell table:style-name="ce3" table:formula="of:=COS([.C55])" office:value-type="float" office:value="0.304114832327518">
            <text:p>0.3041148323</text:p>
          </table:table-cell>
          <table:table-cell table:style-name="ce3"/>
          <table:table-cell table:style-name="ce3" table:formula="of:=[.B55]" office:value-type="float" office:value="49">
            <text:p>49</text:p>
          </table:table-cell>
          <table:table-cell table:formula="of:=[.E55]" office:value-type="float" office:value="0.952635380803383">
            <text:p>0.9526353808</text:p>
          </table:table-cell>
          <table:table-cell table:formula="of:=[.D55]" office:value-type="float" office:value="-0.309009113467849">
            <text:p>-0.3090091135</text:p>
          </table:table-cell>
          <table:table-cell table:formula="of:=[.F55]" office:value-type="float" office:value="0.304114832327518">
            <text:p>0.304114832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5]+1" office:value-type="float" office:value="50">
            <text:p>50</text:p>
          </table:table-cell>
          <table:table-cell table:style-name="ce3" table:formula="of:=PI()/[.$C$2]*[.B56]" office:value-type="float" office:value="1.2875379727827">
            <text:p>1.2875379728</text:p>
          </table:table-cell>
          <table:table-cell table:style-name="ce3" table:formula="of:=[.C56]-[.$C$3]" office:value-type="float" office:value="-0.283258354012194">
            <text:p>-0.283258354</text:p>
          </table:table-cell>
          <table:table-cell table:style-name="ce3" table:formula="of:=COS([.D56])" office:value-type="float" office:value="0.960149873671602">
            <text:p>0.9601498737</text:p>
          </table:table-cell>
          <table:table-cell table:style-name="ce3" table:formula="of:=COS([.C56])" office:value-type="float" office:value="0.279485634851609">
            <text:p>0.2794856349</text:p>
          </table:table-cell>
          <table:table-cell table:style-name="ce3"/>
          <table:table-cell table:style-name="ce3" table:formula="of:=[.B56]" office:value-type="float" office:value="50">
            <text:p>50</text:p>
          </table:table-cell>
          <table:table-cell table:formula="of:=[.E56]" office:value-type="float" office:value="0.960149873671602">
            <text:p>0.9601498737</text:p>
          </table:table-cell>
          <table:table-cell table:formula="of:=[.D56]" office:value-type="float" office:value="-0.283258354012194">
            <text:p>-0.283258354</text:p>
          </table:table-cell>
          <table:table-cell table:formula="of:=[.F56]" office:value-type="float" office:value="0.279485634851609">
            <text:p>0.279485634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6]+1" office:value-type="float" office:value="51">
            <text:p>51</text:p>
          </table:table-cell>
          <table:table-cell table:style-name="ce3" table:formula="of:=PI()/[.$C$2]*[.B57]" office:value-type="float" office:value="1.31328873223836">
            <text:p>1.3132887322</text:p>
          </table:table-cell>
          <table:table-cell table:style-name="ce3" table:formula="of:=[.C57]-[.$C$3]" office:value-type="float" office:value="-0.257507594556541">
            <text:p>-0.2575075946</text:p>
          </table:table-cell>
          <table:table-cell table:style-name="ce3" table:formula="of:=COS([.D57])" office:value-type="float" office:value="0.96702772479132">
            <text:p>0.9670277248</text:p>
          </table:table-cell>
          <table:table-cell table:style-name="ce3" table:formula="of:=COS([.C57])" office:value-type="float" office:value="0.254671120241229">
            <text:p>0.2546711202</text:p>
          </table:table-cell>
          <table:table-cell table:style-name="ce3"/>
          <table:table-cell table:style-name="ce3" table:formula="of:=[.B57]" office:value-type="float" office:value="51">
            <text:p>51</text:p>
          </table:table-cell>
          <table:table-cell table:formula="of:=[.E57]" office:value-type="float" office:value="0.96702772479132">
            <text:p>0.9670277248</text:p>
          </table:table-cell>
          <table:table-cell table:formula="of:=[.D57]" office:value-type="float" office:value="-0.257507594556541">
            <text:p>-0.2575075946</text:p>
          </table:table-cell>
          <table:table-cell table:formula="of:=[.F57]" office:value-type="float" office:value="0.254671120241229">
            <text:p>0.254671120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7]+1" office:value-type="float" office:value="52">
            <text:p>52</text:p>
          </table:table-cell>
          <table:table-cell table:style-name="ce3" table:formula="of:=PI()/[.$C$2]*[.B58]" office:value-type="float" office:value="1.33903949169401">
            <text:p>1.3390394917</text:p>
          </table:table-cell>
          <table:table-cell table:style-name="ce3" table:formula="of:=[.C58]-[.$C$3]" office:value-type="float" office:value="-0.231756835100887">
            <text:p>-0.2317568351</text:p>
          </table:table-cell>
          <table:table-cell table:style-name="ce3" table:formula="of:=COS([.D58])" office:value-type="float" office:value="0.973264373700382">
            <text:p>0.9732643737</text:p>
          </table:table-cell>
          <table:table-cell table:style-name="ce3" table:formula="of:=COS([.C58])" office:value-type="float" office:value="0.229687742131796">
            <text:p>0.2296877421</text:p>
          </table:table-cell>
          <table:table-cell table:style-name="ce3"/>
          <table:table-cell table:style-name="ce3" table:formula="of:=[.B58]" office:value-type="float" office:value="52">
            <text:p>52</text:p>
          </table:table-cell>
          <table:table-cell table:formula="of:=[.E58]" office:value-type="float" office:value="0.973264373700382">
            <text:p>0.9732643737</text:p>
          </table:table-cell>
          <table:table-cell table:formula="of:=[.D58]" office:value-type="float" office:value="-0.231756835100887">
            <text:p>-0.2317568351</text:p>
          </table:table-cell>
          <table:table-cell table:formula="of:=[.F58]" office:value-type="float" office:value="0.229687742131796">
            <text:p>0.22968774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8]+1" office:value-type="float" office:value="53">
            <text:p>53</text:p>
          </table:table-cell>
          <table:table-cell table:style-name="ce3" table:formula="of:=PI()/[.$C$2]*[.B59]" office:value-type="float" office:value="1.36479025114966">
            <text:p>1.3647902511</text:p>
          </table:table-cell>
          <table:table-cell table:style-name="ce3" table:formula="of:=[.C59]-[.$C$3]" office:value-type="float" office:value="-0.206006075645232">
            <text:p>-0.2060060756</text:p>
          </table:table-cell>
          <table:table-cell table:style-name="ce3" table:formula="of:=COS([.D59])" office:value-type="float" office:value="0.978855685095358">
            <text:p>0.9788556851</text:p>
          </table:table-cell>
          <table:table-cell table:style-name="ce3" table:formula="of:=COS([.C59])" office:value-type="float" office:value="0.204552066126201">
            <text:p>0.2045520661</text:p>
          </table:table-cell>
          <table:table-cell table:style-name="ce3"/>
          <table:table-cell table:style-name="ce3" table:formula="of:=[.B59]" office:value-type="float" office:value="53">
            <text:p>53</text:p>
          </table:table-cell>
          <table:table-cell table:formula="of:=[.E59]" office:value-type="float" office:value="0.978855685095358">
            <text:p>0.9788556851</text:p>
          </table:table-cell>
          <table:table-cell table:formula="of:=[.D59]" office:value-type="float" office:value="-0.206006075645232">
            <text:p>-0.2060060756</text:p>
          </table:table-cell>
          <table:table-cell table:formula="of:=[.F59]" office:value-type="float" office:value="0.204552066126201">
            <text:p>0.20455206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9]+1" office:value-type="float" office:value="54">
            <text:p>54</text:p>
          </table:table-cell>
          <table:table-cell table:style-name="ce3" table:formula="of:=PI()/[.$C$2]*[.B60]" office:value-type="float" office:value="1.39054101060532">
            <text:p>1.3905410106</text:p>
          </table:table-cell>
          <table:table-cell table:style-name="ce3" table:formula="of:=[.C60]-[.$C$3]" office:value-type="float" office:value="-0.180255316189578">
            <text:p>-0.1802553162</text:p>
          </table:table-cell>
          <table:table-cell table:style-name="ce3" table:formula="of:=COS([.D60])" office:value-type="float" office:value="0.983797951573516">
            <text:p>0.9837979516</text:p>
          </table:table-cell>
          <table:table-cell table:style-name="ce3" table:formula="of:=COS([.C60])" office:value-type="float" office:value="0.179280758810736">
            <text:p>0.1792807588</text:p>
          </table:table-cell>
          <table:table-cell table:style-name="ce3"/>
          <table:table-cell table:style-name="ce3" table:formula="of:=[.B60]" office:value-type="float" office:value="54">
            <text:p>54</text:p>
          </table:table-cell>
          <table:table-cell table:formula="of:=[.E60]" office:value-type="float" office:value="0.983797951573516">
            <text:p>0.9837979516</text:p>
          </table:table-cell>
          <table:table-cell table:formula="of:=[.D60]" office:value-type="float" office:value="-0.180255316189578">
            <text:p>-0.1802553162</text:p>
          </table:table-cell>
          <table:table-cell table:formula="of:=[.F60]" office:value-type="float" office:value="0.179280758810736">
            <text:p>0.17928075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0]+1" office:value-type="float" office:value="55">
            <text:p>55</text:p>
          </table:table-cell>
          <table:table-cell table:style-name="ce3" table:formula="of:=PI()/[.$C$2]*[.B61]" office:value-type="float" office:value="1.41629177006097">
            <text:p>1.4162917701</text:p>
          </table:table-cell>
          <table:table-cell table:style-name="ce3" table:formula="of:=[.C61]-[.$C$3]" office:value-type="float" office:value="-0.154504556733924">
            <text:p>-0.1545045567</text:p>
          </table:table-cell>
          <table:table-cell table:style-name="ce3" table:formula="of:=COS([.D61])" office:value-type="float" office:value="0.988087896091077">
            <text:p>0.9880878961</text:p>
          </table:table-cell>
          <table:table-cell table:style-name="ce3" table:formula="of:=COS([.C61])" office:value-type="float" office:value="0.153890576704062">
            <text:p>0.1538905767</text:p>
          </table:table-cell>
          <table:table-cell table:style-name="ce3"/>
          <table:table-cell table:style-name="ce3" table:formula="of:=[.B61]" office:value-type="float" office:value="55">
            <text:p>55</text:p>
          </table:table-cell>
          <table:table-cell table:formula="of:=[.E61]" office:value-type="float" office:value="0.988087896091077">
            <text:p>0.9880878961</text:p>
          </table:table-cell>
          <table:table-cell table:formula="of:=[.D61]" office:value-type="float" office:value="-0.154504556733924">
            <text:p>-0.1545045567</text:p>
          </table:table-cell>
          <table:table-cell table:formula="of:=[.F61]" office:value-type="float" office:value="0.153890576704062">
            <text:p>0.153890576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1]+1" office:value-type="float" office:value="56">
            <text:p>56</text:p>
          </table:table-cell>
          <table:table-cell table:style-name="ce3" table:formula="of:=PI()/[.$C$2]*[.B62]" office:value-type="float" office:value="1.44204252951663">
            <text:p>1.4420425295</text:p>
          </table:table-cell>
          <table:table-cell table:style-name="ce3" table:formula="of:=[.C62]-[.$C$3]" office:value-type="float" office:value="-0.12875379727827">
            <text:p>-0.1287537973</text:p>
          </table:table-cell>
          <table:table-cell table:style-name="ce3" table:formula="of:=COS([.D62])" office:value-type="float" office:value="0.991722674136102">
            <text:p>0.9917226741</text:p>
          </table:table-cell>
          <table:table-cell table:style-name="ce3" table:formula="of:=COS([.C62])" office:value-type="float" office:value="0.128398355146551">
            <text:p>0.1283983551</text:p>
          </table:table-cell>
          <table:table-cell table:style-name="ce3"/>
          <table:table-cell table:style-name="ce3" table:formula="of:=[.B62]" office:value-type="float" office:value="56">
            <text:p>56</text:p>
          </table:table-cell>
          <table:table-cell table:formula="of:=[.E62]" office:value-type="float" office:value="0.991722674136102">
            <text:p>0.9917226741</text:p>
          </table:table-cell>
          <table:table-cell table:formula="of:=[.D62]" office:value-type="float" office:value="-0.12875379727827">
            <text:p>-0.1287537973</text:p>
          </table:table-cell>
          <table:table-cell table:formula="of:=[.F62]" office:value-type="float" office:value="0.128398355146551">
            <text:p>0.12839835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2]+1" office:value-type="float" office:value="57">
            <text:p>57</text:p>
          </table:table-cell>
          <table:table-cell table:style-name="ce3" table:formula="of:=PI()/[.$C$2]*[.B63]" office:value-type="float" office:value="1.46779328897228">
            <text:p>1.467793289</text:p>
          </table:table-cell>
          <table:table-cell table:style-name="ce3" table:formula="of:=[.C63]-[.$C$3]" office:value-type="float" office:value="-0.103003037822616">
            <text:p>-0.1030030378</text:p>
          </table:table-cell>
          <table:table-cell table:style-name="ce3" table:formula="of:=COS([.D63])" office:value-type="float" office:value="0.994699875614589">
            <text:p>0.9946998756</text:p>
          </table:table-cell>
          <table:table-cell table:style-name="ce3" table:formula="of:=COS([.C63])" office:value-type="float" office:value="0.102820997137361">
            <text:p>0.1028209971</text:p>
          </table:table-cell>
          <table:table-cell table:style-name="ce3"/>
          <table:table-cell table:style-name="ce3" table:formula="of:=[.B63]" office:value-type="float" office:value="57">
            <text:p>57</text:p>
          </table:table-cell>
          <table:table-cell table:formula="of:=[.E63]" office:value-type="float" office:value="0.994699875614589">
            <text:p>0.9946998756</text:p>
          </table:table-cell>
          <table:table-cell table:formula="of:=[.D63]" office:value-type="float" office:value="-0.103003037822616">
            <text:p>-0.1030030378</text:p>
          </table:table-cell>
          <table:table-cell table:formula="of:=[.F63]" office:value-type="float" office:value="0.102820997137361">
            <text:p>0.102820997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3]+1" office:value-type="float" office:value="58">
            <text:p>58</text:p>
          </table:table-cell>
          <table:table-cell table:style-name="ce3" table:formula="of:=PI()/[.$C$2]*[.B64]" office:value-type="float" office:value="1.49354404842793">
            <text:p>1.4935440484</text:p>
          </table:table-cell>
          <table:table-cell table:style-name="ce3" table:formula="of:=[.C64]-[.$C$3]" office:value-type="float" office:value="-0.0772522783669622">
            <text:p>-0.0772522784</text:p>
          </table:table-cell>
          <table:table-cell table:style-name="ce3" table:formula="of:=COS([.D64])" office:value-type="float" office:value="0.997017526448527">
            <text:p>0.9970175264</text:p>
          </table:table-cell>
          <table:table-cell table:style-name="ce3" table:formula="of:=COS([.C64])" office:value-type="float" office:value="0.0771754621266465">
            <text:p>0.0771754621</text:p>
          </table:table-cell>
          <table:table-cell table:style-name="ce3"/>
          <table:table-cell table:style-name="ce3" table:formula="of:=[.B64]" office:value-type="float" office:value="58">
            <text:p>58</text:p>
          </table:table-cell>
          <table:table-cell table:formula="of:=[.E64]" office:value-type="float" office:value="0.997017526448527">
            <text:p>0.9970175264</text:p>
          </table:table-cell>
          <table:table-cell table:formula="of:=[.D64]" office:value-type="float" office:value="-0.0772522783669622">
            <text:p>-0.0772522784</text:p>
          </table:table-cell>
          <table:table-cell table:formula="of:=[.F64]" office:value-type="float" office:value="0.0771754621266465">
            <text:p>0.07717546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4]+1" office:value-type="float" office:value="59">
            <text:p>59</text:p>
          </table:table-cell>
          <table:table-cell table:style-name="ce3" table:formula="of:=PI()/[.$C$2]*[.B65]" office:value-type="float" office:value="1.51929480788359">
            <text:p>1.5192948079</text:p>
          </table:table-cell>
          <table:table-cell table:style-name="ce3" table:formula="of:=[.C65]-[.$C$3]" office:value-type="float" office:value="-0.0515015189113082">
            <text:p>-0.0515015189</text:p>
          </table:table-cell>
          <table:table-cell table:style-name="ce3" table:formula="of:=COS([.D65])" office:value-type="float" office:value="0.998674089884831">
            <text:p>0.9986740899</text:p>
          </table:table-cell>
          <table:table-cell table:style-name="ce3" table:formula="of:=COS([.C65])" office:value-type="float" office:value="0.0514787547703467">
            <text:p>0.0514787548</text:p>
          </table:table-cell>
          <table:table-cell table:style-name="ce3"/>
          <table:table-cell table:style-name="ce3" table:formula="of:=[.B65]" office:value-type="float" office:value="59">
            <text:p>59</text:p>
          </table:table-cell>
          <table:table-cell table:formula="of:=[.E65]" office:value-type="float" office:value="0.998674089884831">
            <text:p>0.9986740899</text:p>
          </table:table-cell>
          <table:table-cell table:formula="of:=[.D65]" office:value-type="float" office:value="-0.0515015189113082">
            <text:p>-0.0515015189</text:p>
          </table:table-cell>
          <table:table-cell table:formula="of:=[.F65]" office:value-type="float" office:value="0.0514787547703467">
            <text:p>0.0514787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5]+1" office:value-type="float" office:value="60">
            <text:p>60</text:p>
          </table:table-cell>
          <table:table-cell table:style-name="ce3" table:formula="of:=PI()/[.$C$2]*[.B66]" office:value-type="float" office:value="1.54504556733924">
            <text:p>1.5450455673</text:p>
          </table:table-cell>
          <table:table-cell table:style-name="ce3" table:formula="of:=[.C66]-[.$C$3]" office:value-type="float" office:value="-0.0257507594556541">
            <text:p>-0.0257507595</text:p>
          </table:table-cell>
          <table:table-cell table:style-name="ce3" table:formula="of:=COS([.D66])" office:value-type="float" office:value="0.999668467514313">
            <text:p>0.9996684675</text:p>
          </table:table-cell>
          <table:table-cell table:style-name="ce3" table:formula="of:=COS([.C66])" office:value-type="float" office:value="0.0257479136549887">
            <text:p>0.0257479137</text:p>
          </table:table-cell>
          <table:table-cell table:style-name="ce3"/>
          <table:table-cell table:style-name="ce3" table:formula="of:=[.B66]" office:value-type="float" office:value="60">
            <text:p>60</text:p>
          </table:table-cell>
          <table:table-cell table:formula="of:=[.E66]" office:value-type="float" office:value="0.999668467514313">
            <text:p>0.9996684675</text:p>
          </table:table-cell>
          <table:table-cell table:formula="of:=[.D66]" office:value-type="float" office:value="-0.0257507594556541">
            <text:p>-0.0257507595</text:p>
          </table:table-cell>
          <table:table-cell table:formula="of:=[.F66]" office:value-type="float" office:value="0.0257479136549887">
            <text:p>0.02574791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6]+1" office:value-type="float" office:value="61">
            <text:p>61</text:p>
          </table:table-cell>
          <table:table-cell table:style-name="ce3" table:formula="of:=PI()/[.$C$2]*[.B67]" office:value-type="float" office:value="1.5707963267949">
            <text:p>1.5707963268</text:p>
          </table:table-cell>
          <table:table-cell table:style-name="ce3" table:formula="of:=[.C67]-[.$C$3]" office:value-type="float" office:value="0">
            <text:p>0</text:p>
          </table:table-cell>
          <table:table-cell table:style-name="ce3" table:formula="of:=COS([.D67])" office:value-type="float" office:value="1">
            <text:p>1</text:p>
          </table:table-cell>
          <table:table-cell table:style-name="ce3" table:formula="of:=COS([.C67])" office:value-type="float" office:value="6.12323399573677E-017">
            <text:p>6.12323399573677E-017</text:p>
          </table:table-cell>
          <table:table-cell table:style-name="ce3"/>
          <table:table-cell table:style-name="ce3" table:formula="of:=[.B67]" office:value-type="float" office:value="61">
            <text:p>61</text:p>
          </table:table-cell>
          <table:table-cell table:formula="of:=[.E67]" office:value-type="float" office:value="1">
            <text:p>1</text:p>
          </table:table-cell>
          <table:table-cell table:formula="of:=[.D67]" office:value-type="float" office:value="0">
            <text:p>0</text:p>
          </table:table-cell>
          <table:table-cell table:formula="of:=[.F67]" office:value-type="float" office:value="6.12323399573677E-017">
            <text:p>6.12323399573677E-01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7]+1" office:value-type="float" office:value="62">
            <text:p>62</text:p>
          </table:table-cell>
          <table:table-cell table:style-name="ce3" table:formula="of:=PI()/[.$C$2]*[.B68]" office:value-type="float" office:value="1.59654708625055">
            <text:p>1.5965470863</text:p>
          </table:table-cell>
          <table:table-cell table:style-name="ce3" table:formula="of:=[.C68]-[.$C$3]" office:value-type="float" office:value="0.0257507594556539">
            <text:p>0.0257507595</text:p>
          </table:table-cell>
          <table:table-cell table:style-name="ce3" table:formula="of:=COS([.D68])" office:value-type="float" office:value="0.999668467514313">
            <text:p>0.9996684675</text:p>
          </table:table-cell>
          <table:table-cell table:style-name="ce3" table:formula="of:=COS([.C68])" office:value-type="float" office:value="-0.0257479136549883">
            <text:p>-0.0257479137</text:p>
          </table:table-cell>
          <table:table-cell table:style-name="ce3"/>
          <table:table-cell table:style-name="ce3" table:formula="of:=[.B68]" office:value-type="float" office:value="62">
            <text:p>62</text:p>
          </table:table-cell>
          <table:table-cell table:formula="of:=[.E68]" office:value-type="float" office:value="0.999668467514313">
            <text:p>0.9996684675</text:p>
          </table:table-cell>
          <table:table-cell table:formula="of:=[.D68]" office:value-type="float" office:value="0.0257507594556539">
            <text:p>0.0257507595</text:p>
          </table:table-cell>
          <table:table-cell table:formula="of:=[.F68]" office:value-type="float" office:value="-0.0257479136549883">
            <text:p>-0.02574791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8]+1" office:value-type="float" office:value="63">
            <text:p>63</text:p>
          </table:table-cell>
          <table:table-cell table:style-name="ce3" table:formula="of:=PI()/[.$C$2]*[.B69]" office:value-type="float" office:value="1.6222978457062">
            <text:p>1.6222978457</text:p>
          </table:table-cell>
          <table:table-cell table:style-name="ce3" table:formula="of:=[.C69]-[.$C$3]" office:value-type="float" office:value="0.0515015189113079">
            <text:p>0.0515015189</text:p>
          </table:table-cell>
          <table:table-cell table:style-name="ce3" table:formula="of:=COS([.D69])" office:value-type="float" office:value="0.998674089884831">
            <text:p>0.9986740899</text:p>
          </table:table-cell>
          <table:table-cell table:style-name="ce3" table:formula="of:=COS([.C69])" office:value-type="float" office:value="-0.0514787547703463">
            <text:p>-0.0514787548</text:p>
          </table:table-cell>
          <table:table-cell table:style-name="ce3"/>
          <table:table-cell table:style-name="ce3" table:formula="of:=[.B69]" office:value-type="float" office:value="63">
            <text:p>63</text:p>
          </table:table-cell>
          <table:table-cell table:formula="of:=[.E69]" office:value-type="float" office:value="0.998674089884831">
            <text:p>0.9986740899</text:p>
          </table:table-cell>
          <table:table-cell table:formula="of:=[.D69]" office:value-type="float" office:value="0.0515015189113079">
            <text:p>0.0515015189</text:p>
          </table:table-cell>
          <table:table-cell table:formula="of:=[.F69]" office:value-type="float" office:value="-0.0514787547703463">
            <text:p>-0.0514787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9]+1" office:value-type="float" office:value="64">
            <text:p>64</text:p>
          </table:table-cell>
          <table:table-cell table:style-name="ce3" table:formula="of:=PI()/[.$C$2]*[.B70]" office:value-type="float" office:value="1.64804860516186">
            <text:p>1.6480486052</text:p>
          </table:table-cell>
          <table:table-cell table:style-name="ce3" table:formula="of:=[.C70]-[.$C$3]" office:value-type="float" office:value="0.077252278366962">
            <text:p>0.0772522784</text:p>
          </table:table-cell>
          <table:table-cell table:style-name="ce3" table:formula="of:=COS([.D70])" office:value-type="float" office:value="0.997017526448527">
            <text:p>0.9970175264</text:p>
          </table:table-cell>
          <table:table-cell table:style-name="ce3" table:formula="of:=COS([.C70])" office:value-type="float" office:value="-0.0771754621266462">
            <text:p>-0.0771754621</text:p>
          </table:table-cell>
          <table:table-cell table:style-name="ce3"/>
          <table:table-cell table:style-name="ce3" table:formula="of:=[.B70]" office:value-type="float" office:value="64">
            <text:p>64</text:p>
          </table:table-cell>
          <table:table-cell table:formula="of:=[.E70]" office:value-type="float" office:value="0.997017526448527">
            <text:p>0.9970175264</text:p>
          </table:table-cell>
          <table:table-cell table:formula="of:=[.D70]" office:value-type="float" office:value="0.077252278366962">
            <text:p>0.0772522784</text:p>
          </table:table-cell>
          <table:table-cell table:formula="of:=[.F70]" office:value-type="float" office:value="-0.0771754621266462">
            <text:p>-0.07717546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0]+1" office:value-type="float" office:value="65">
            <text:p>65</text:p>
          </table:table-cell>
          <table:table-cell table:style-name="ce3" table:formula="of:=PI()/[.$C$2]*[.B71]" office:value-type="float" office:value="1.67379936461751">
            <text:p>1.6737993646</text:p>
          </table:table-cell>
          <table:table-cell table:style-name="ce3" table:formula="of:=[.C71]-[.$C$3]" office:value-type="float" office:value="0.103003037822616">
            <text:p>0.1030030378</text:p>
          </table:table-cell>
          <table:table-cell table:style-name="ce3" table:formula="of:=COS([.D71])" office:value-type="float" office:value="0.994699875614589">
            <text:p>0.9946998756</text:p>
          </table:table-cell>
          <table:table-cell table:style-name="ce3" table:formula="of:=COS([.C71])" office:value-type="float" office:value="-0.10282099713736">
            <text:p>-0.1028209971</text:p>
          </table:table-cell>
          <table:table-cell table:style-name="ce3"/>
          <table:table-cell table:style-name="ce3" table:formula="of:=[.B71]" office:value-type="float" office:value="65">
            <text:p>65</text:p>
          </table:table-cell>
          <table:table-cell table:formula="of:=[.E71]" office:value-type="float" office:value="0.994699875614589">
            <text:p>0.9946998756</text:p>
          </table:table-cell>
          <table:table-cell table:formula="of:=[.D71]" office:value-type="float" office:value="0.103003037822616">
            <text:p>0.1030030378</text:p>
          </table:table-cell>
          <table:table-cell table:formula="of:=[.F71]" office:value-type="float" office:value="-0.10282099713736">
            <text:p>-0.102820997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1]+1" office:value-type="float" office:value="66">
            <text:p>66</text:p>
          </table:table-cell>
          <table:table-cell table:style-name="ce3" table:formula="of:=PI()/[.$C$2]*[.B72]" office:value-type="float" office:value="1.69955012407317">
            <text:p>1.6995501241</text:p>
          </table:table-cell>
          <table:table-cell table:style-name="ce3" table:formula="of:=[.C72]-[.$C$3]" office:value-type="float" office:value="0.12875379727827">
            <text:p>0.1287537973</text:p>
          </table:table-cell>
          <table:table-cell table:style-name="ce3" table:formula="of:=COS([.D72])" office:value-type="float" office:value="0.991722674136102">
            <text:p>0.9917226741</text:p>
          </table:table-cell>
          <table:table-cell table:style-name="ce3" table:formula="of:=COS([.C72])" office:value-type="float" office:value="-0.128398355146551">
            <text:p>-0.1283983551</text:p>
          </table:table-cell>
          <table:table-cell table:style-name="ce3"/>
          <table:table-cell table:style-name="ce3" table:formula="of:=[.B72]" office:value-type="float" office:value="66">
            <text:p>66</text:p>
          </table:table-cell>
          <table:table-cell table:formula="of:=[.E72]" office:value-type="float" office:value="0.991722674136102">
            <text:p>0.9917226741</text:p>
          </table:table-cell>
          <table:table-cell table:formula="of:=[.D72]" office:value-type="float" office:value="0.12875379727827">
            <text:p>0.1287537973</text:p>
          </table:table-cell>
          <table:table-cell table:formula="of:=[.F72]" office:value-type="float" office:value="-0.128398355146551">
            <text:p>-0.12839835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2]+1" office:value-type="float" office:value="67">
            <text:p>67</text:p>
          </table:table-cell>
          <table:table-cell table:style-name="ce3" table:formula="of:=PI()/[.$C$2]*[.B73]" office:value-type="float" office:value="1.72530088352882">
            <text:p>1.7253008835</text:p>
          </table:table-cell>
          <table:table-cell table:style-name="ce3" table:formula="of:=[.C73]-[.$C$3]" office:value-type="float" office:value="0.154504556733924">
            <text:p>0.1545045567</text:p>
          </table:table-cell>
          <table:table-cell table:style-name="ce3" table:formula="of:=COS([.D73])" office:value-type="float" office:value="0.988087896091077">
            <text:p>0.9880878961</text:p>
          </table:table-cell>
          <table:table-cell table:style-name="ce3" table:formula="of:=COS([.C73])" office:value-type="float" office:value="-0.153890576704062">
            <text:p>-0.1538905767</text:p>
          </table:table-cell>
          <table:table-cell table:style-name="ce3"/>
          <table:table-cell table:style-name="ce3" table:formula="of:=[.B73]" office:value-type="float" office:value="67">
            <text:p>67</text:p>
          </table:table-cell>
          <table:table-cell table:formula="of:=[.E73]" office:value-type="float" office:value="0.988087896091077">
            <text:p>0.9880878961</text:p>
          </table:table-cell>
          <table:table-cell table:formula="of:=[.D73]" office:value-type="float" office:value="0.154504556733924">
            <text:p>0.1545045567</text:p>
          </table:table-cell>
          <table:table-cell table:formula="of:=[.F73]" office:value-type="float" office:value="-0.153890576704062">
            <text:p>-0.153890576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3]+1" office:value-type="float" office:value="68">
            <text:p>68</text:p>
          </table:table-cell>
          <table:table-cell table:style-name="ce3" table:formula="of:=PI()/[.$C$2]*[.B74]" office:value-type="float" office:value="1.75105164298447">
            <text:p>1.751051643</text:p>
          </table:table-cell>
          <table:table-cell table:style-name="ce3" table:formula="of:=[.C74]-[.$C$3]" office:value-type="float" office:value="0.180255316189578">
            <text:p>0.1802553162</text:p>
          </table:table-cell>
          <table:table-cell table:style-name="ce3" table:formula="of:=COS([.D74])" office:value-type="float" office:value="0.983797951573516">
            <text:p>0.9837979516</text:p>
          </table:table-cell>
          <table:table-cell table:style-name="ce3" table:formula="of:=COS([.C74])" office:value-type="float" office:value="-0.179280758810735">
            <text:p>-0.1792807588</text:p>
          </table:table-cell>
          <table:table-cell table:style-name="ce3"/>
          <table:table-cell table:style-name="ce3" table:formula="of:=[.B74]" office:value-type="float" office:value="68">
            <text:p>68</text:p>
          </table:table-cell>
          <table:table-cell table:formula="of:=[.E74]" office:value-type="float" office:value="0.983797951573516">
            <text:p>0.9837979516</text:p>
          </table:table-cell>
          <table:table-cell table:formula="of:=[.D74]" office:value-type="float" office:value="0.180255316189578">
            <text:p>0.1802553162</text:p>
          </table:table-cell>
          <table:table-cell table:formula="of:=[.F74]" office:value-type="float" office:value="-0.179280758810735">
            <text:p>-0.17928075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4]+1" office:value-type="float" office:value="69">
            <text:p>69</text:p>
          </table:table-cell>
          <table:table-cell table:style-name="ce3" table:formula="of:=PI()/[.$C$2]*[.B75]" office:value-type="float" office:value="1.77680240244013">
            <text:p>1.7768024024</text:p>
          </table:table-cell>
          <table:table-cell table:style-name="ce3" table:formula="of:=[.C75]-[.$C$3]" office:value-type="float" office:value="0.206006075645232">
            <text:p>0.2060060756</text:p>
          </table:table-cell>
          <table:table-cell table:style-name="ce3" table:formula="of:=COS([.D75])" office:value-type="float" office:value="0.978855685095358">
            <text:p>0.9788556851</text:p>
          </table:table-cell>
          <table:table-cell table:style-name="ce3" table:formula="of:=COS([.C75])" office:value-type="float" office:value="-0.204552066126201">
            <text:p>-0.2045520661</text:p>
          </table:table-cell>
          <table:table-cell table:style-name="ce3"/>
          <table:table-cell table:style-name="ce3" table:formula="of:=[.B75]" office:value-type="float" office:value="69">
            <text:p>69</text:p>
          </table:table-cell>
          <table:table-cell table:formula="of:=[.E75]" office:value-type="float" office:value="0.978855685095358">
            <text:p>0.9788556851</text:p>
          </table:table-cell>
          <table:table-cell table:formula="of:=[.D75]" office:value-type="float" office:value="0.206006075645232">
            <text:p>0.2060060756</text:p>
          </table:table-cell>
          <table:table-cell table:formula="of:=[.F75]" office:value-type="float" office:value="-0.204552066126201">
            <text:p>-0.20455206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5]+1" office:value-type="float" office:value="70">
            <text:p>70</text:p>
          </table:table-cell>
          <table:table-cell table:style-name="ce3" table:formula="of:=PI()/[.$C$2]*[.B76]" office:value-type="float" office:value="1.80255316189578">
            <text:p>1.8025531619</text:p>
          </table:table-cell>
          <table:table-cell table:style-name="ce3" table:formula="of:=[.C76]-[.$C$3]" office:value-type="float" office:value="0.231756835100886">
            <text:p>0.2317568351</text:p>
          </table:table-cell>
          <table:table-cell table:style-name="ce3" table:formula="of:=COS([.D76])" office:value-type="float" office:value="0.973264373700382">
            <text:p>0.9732643737</text:p>
          </table:table-cell>
          <table:table-cell table:style-name="ce3" table:formula="of:=COS([.C76])" office:value-type="float" office:value="-0.229687742131795">
            <text:p>-0.2296877421</text:p>
          </table:table-cell>
          <table:table-cell table:style-name="ce3"/>
          <table:table-cell table:style-name="ce3" table:formula="of:=[.B76]" office:value-type="float" office:value="70">
            <text:p>70</text:p>
          </table:table-cell>
          <table:table-cell table:formula="of:=[.E76]" office:value-type="float" office:value="0.973264373700382">
            <text:p>0.9732643737</text:p>
          </table:table-cell>
          <table:table-cell table:formula="of:=[.D76]" office:value-type="float" office:value="0.231756835100886">
            <text:p>0.2317568351</text:p>
          </table:table-cell>
          <table:table-cell table:formula="of:=[.F76]" office:value-type="float" office:value="-0.229687742131795">
            <text:p>-0.22968774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6]+1" office:value-type="float" office:value="71">
            <text:p>71</text:p>
          </table:table-cell>
          <table:table-cell table:style-name="ce3" table:formula="of:=PI()/[.$C$2]*[.B77]" office:value-type="float" office:value="1.82830392135144">
            <text:p>1.8283039214</text:p>
          </table:table-cell>
          <table:table-cell table:style-name="ce3" table:formula="of:=[.C77]-[.$C$3]" office:value-type="float" office:value="0.25750759455654">
            <text:p>0.2575075946</text:p>
          </table:table-cell>
          <table:table-cell table:style-name="ce3" table:formula="of:=COS([.D77])" office:value-type="float" office:value="0.96702772479132">
            <text:p>0.9670277248</text:p>
          </table:table-cell>
          <table:table-cell table:style-name="ce3" table:formula="of:=COS([.C77])" office:value-type="float" office:value="-0.254671120241229">
            <text:p>-0.2546711202</text:p>
          </table:table-cell>
          <table:table-cell table:style-name="ce3"/>
          <table:table-cell table:style-name="ce3" table:formula="of:=[.B77]" office:value-type="float" office:value="71">
            <text:p>71</text:p>
          </table:table-cell>
          <table:table-cell table:formula="of:=[.E77]" office:value-type="float" office:value="0.96702772479132">
            <text:p>0.9670277248</text:p>
          </table:table-cell>
          <table:table-cell table:formula="of:=[.D77]" office:value-type="float" office:value="0.25750759455654">
            <text:p>0.2575075946</text:p>
          </table:table-cell>
          <table:table-cell table:formula="of:=[.F77]" office:value-type="float" office:value="-0.254671120241229">
            <text:p>-0.254671120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7]+1" office:value-type="float" office:value="72">
            <text:p>72</text:p>
          </table:table-cell>
          <table:table-cell table:style-name="ce3" table:formula="of:=PI()/[.$C$2]*[.B78]" office:value-type="float" office:value="1.85405468080709">
            <text:p>1.8540546808</text:p>
          </table:table-cell>
          <table:table-cell table:style-name="ce3" table:formula="of:=[.C78]-[.$C$3]" office:value-type="float" office:value="0.283258354012194">
            <text:p>0.283258354</text:p>
          </table:table-cell>
          <table:table-cell table:style-name="ce3" table:formula="of:=COS([.D78])" office:value-type="float" office:value="0.960149873671602">
            <text:p>0.9601498737</text:p>
          </table:table-cell>
          <table:table-cell table:style-name="ce3" table:formula="of:=COS([.C78])" office:value-type="float" office:value="-0.279485634851609">
            <text:p>-0.2794856349</text:p>
          </table:table-cell>
          <table:table-cell table:style-name="ce3"/>
          <table:table-cell table:style-name="ce3" table:formula="of:=[.B78]" office:value-type="float" office:value="72">
            <text:p>72</text:p>
          </table:table-cell>
          <table:table-cell table:formula="of:=[.E78]" office:value-type="float" office:value="0.960149873671602">
            <text:p>0.9601498737</text:p>
          </table:table-cell>
          <table:table-cell table:formula="of:=[.D78]" office:value-type="float" office:value="0.283258354012194">
            <text:p>0.283258354</text:p>
          </table:table-cell>
          <table:table-cell table:formula="of:=[.F78]" office:value-type="float" office:value="-0.279485634851609">
            <text:p>-0.279485634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8]+1" office:value-type="float" office:value="73">
            <text:p>73</text:p>
          </table:table-cell>
          <table:table-cell table:style-name="ce3" table:formula="of:=PI()/[.$C$2]*[.B79]" office:value-type="float" office:value="1.87980544026274">
            <text:p>1.8798054403</text:p>
          </table:table-cell>
          <table:table-cell table:style-name="ce3" table:formula="of:=[.C79]-[.$C$3]" office:value-type="float" office:value="0.309009113467848">
            <text:p>0.3090091135</text:p>
          </table:table-cell>
          <table:table-cell table:style-name="ce3" table:formula="of:=COS([.D79])" office:value-type="float" office:value="0.952635380803383">
            <text:p>0.9526353808</text:p>
          </table:table-cell>
          <table:table-cell table:style-name="ce3" table:formula="of:=COS([.C79])" office:value-type="float" office:value="-0.304114832327518">
            <text:p>-0.3041148323</text:p>
          </table:table-cell>
          <table:table-cell table:style-name="ce3"/>
          <table:table-cell table:style-name="ce3" table:formula="of:=[.B79]" office:value-type="float" office:value="73">
            <text:p>73</text:p>
          </table:table-cell>
          <table:table-cell table:formula="of:=[.E79]" office:value-type="float" office:value="0.952635380803383">
            <text:p>0.9526353808</text:p>
          </table:table-cell>
          <table:table-cell table:formula="of:=[.D79]" office:value-type="float" office:value="0.309009113467848">
            <text:p>0.3090091135</text:p>
          </table:table-cell>
          <table:table-cell table:formula="of:=[.F79]" office:value-type="float" office:value="-0.304114832327518">
            <text:p>-0.304114832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9]+1" office:value-type="float" office:value="74">
            <text:p>74</text:p>
          </table:table-cell>
          <table:table-cell table:style-name="ce3" table:formula="of:=PI()/[.$C$2]*[.B80]" office:value-type="float" office:value="1.9055561997184">
            <text:p>1.9055561997</text:p>
          </table:table-cell>
          <table:table-cell table:style-name="ce3" table:formula="of:=[.C80]-[.$C$3]" office:value-type="float" office:value="0.334759872923502">
            <text:p>0.3347598729</text:p>
          </table:table-cell>
          <table:table-cell table:style-name="ce3" table:formula="of:=COS([.D80])" office:value-type="float" office:value="0.944489228783661">
            <text:p>0.9444892288</text:p>
          </table:table-cell>
          <table:table-cell table:style-name="ce3" table:formula="of:=COS([.C80])" office:value-type="float" office:value="-0.328542381910834">
            <text:p>-0.3285423819</text:p>
          </table:table-cell>
          <table:table-cell table:style-name="ce3"/>
          <table:table-cell table:style-name="ce3" table:formula="of:=[.B80]" office:value-type="float" office:value="74">
            <text:p>74</text:p>
          </table:table-cell>
          <table:table-cell table:formula="of:=[.E80]" office:value-type="float" office:value="0.944489228783661">
            <text:p>0.9444892288</text:p>
          </table:table-cell>
          <table:table-cell table:formula="of:=[.D80]" office:value-type="float" office:value="0.334759872923502">
            <text:p>0.3347598729</text:p>
          </table:table-cell>
          <table:table-cell table:formula="of:=[.F80]" office:value-type="float" office:value="-0.328542381910834">
            <text:p>-0.3285423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0]+1" office:value-type="float" office:value="75">
            <text:p>75</text:p>
          </table:table-cell>
          <table:table-cell table:style-name="ce3" table:formula="of:=PI()/[.$C$2]*[.B81]" office:value-type="float" office:value="1.93130695917405">
            <text:p>1.9313069592</text:p>
          </table:table-cell>
          <table:table-cell table:style-name="ce3" table:formula="of:=[.C81]-[.$C$3]" office:value-type="float" office:value="0.360510632379156">
            <text:p>0.3605106324</text:p>
          </table:table-cell>
          <table:table-cell table:style-name="ce3" table:formula="of:=COS([.D81])" office:value-type="float" office:value="0.935716819040494">
            <text:p>0.935716819</text:p>
          </table:table-cell>
          <table:table-cell table:style-name="ce3" table:formula="of:=COS([.C81])" office:value-type="float" office:value="-0.352752086549095">
            <text:p>-0.3527520865</text:p>
          </table:table-cell>
          <table:table-cell table:style-name="ce3"/>
          <table:table-cell table:style-name="ce3" table:formula="of:=[.B81]" office:value-type="float" office:value="75">
            <text:p>75</text:p>
          </table:table-cell>
          <table:table-cell table:formula="of:=[.E81]" office:value-type="float" office:value="0.935716819040494">
            <text:p>0.935716819</text:p>
          </table:table-cell>
          <table:table-cell table:formula="of:=[.D81]" office:value-type="float" office:value="0.360510632379156">
            <text:p>0.3605106324</text:p>
          </table:table-cell>
          <table:table-cell table:formula="of:=[.F81]" office:value-type="float" office:value="-0.352752086549095">
            <text:p>-0.352752086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1]+1" office:value-type="float" office:value="76">
            <text:p>76</text:p>
          </table:table-cell>
          <table:table-cell table:style-name="ce3" table:formula="of:=PI()/[.$C$2]*[.B82]" office:value-type="float" office:value="1.95705771862971">
            <text:p>1.9570577186</text:p>
          </table:table-cell>
          <table:table-cell table:style-name="ce3" table:formula="of:=[.C82]-[.$C$3]" office:value-type="float" office:value="0.386261391834811">
            <text:p>0.3862613918</text:p>
          </table:table-cell>
          <table:table-cell table:style-name="ce3" table:formula="of:=COS([.D82])" office:value-type="float" office:value="0.926323968251495">
            <text:p>0.9263239683</text:p>
          </table:table-cell>
          <table:table-cell table:style-name="ce3" table:formula="of:=COS([.C82])" office:value-type="float" office:value="-0.376727893635185">
            <text:p>-0.3767278936</text:p>
          </table:table-cell>
          <table:table-cell table:style-name="ce3"/>
          <table:table-cell table:style-name="ce3" table:formula="of:=[.B82]" office:value-type="float" office:value="76">
            <text:p>76</text:p>
          </table:table-cell>
          <table:table-cell table:formula="of:=[.E82]" office:value-type="float" office:value="0.926323968251495">
            <text:p>0.9263239683</text:p>
          </table:table-cell>
          <table:table-cell table:formula="of:=[.D82]" office:value-type="float" office:value="0.386261391834811">
            <text:p>0.3862613918</text:p>
          </table:table-cell>
          <table:table-cell table:formula="of:=[.F82]" office:value-type="float" office:value="-0.376727893635185">
            <text:p>-0.37672789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2]+1" office:value-type="float" office:value="77">
            <text:p>77</text:p>
          </table:table-cell>
          <table:table-cell table:style-name="ce3" table:formula="of:=PI()/[.$C$2]*[.B83]" office:value-type="float" office:value="1.98280847808536">
            <text:p>1.9828084781</text:p>
          </table:table-cell>
          <table:table-cell table:style-name="ce3" table:formula="of:=[.C83]-[.$C$3]" office:value-type="float" office:value="0.412012151290465">
            <text:p>0.4120121513</text:p>
          </table:table-cell>
          <table:table-cell table:style-name="ce3" table:formula="of:=COS([.D83])" office:value-type="float" office:value="0.916316904487005">
            <text:p>0.9163169045</text:p>
          </table:table-cell>
          <table:table-cell table:style-name="ce3" table:formula="of:=COS([.C83])" office:value-type="float" office:value="-0.400453905651266">
            <text:p>-0.4004539057</text:p>
          </table:table-cell>
          <table:table-cell table:style-name="ce3"/>
          <table:table-cell table:style-name="ce3" table:formula="of:=[.B83]" office:value-type="float" office:value="77">
            <text:p>77</text:p>
          </table:table-cell>
          <table:table-cell table:formula="of:=[.E83]" office:value-type="float" office:value="0.916316904487005">
            <text:p>0.9163169045</text:p>
          </table:table-cell>
          <table:table-cell table:formula="of:=[.D83]" office:value-type="float" office:value="0.412012151290465">
            <text:p>0.4120121513</text:p>
          </table:table-cell>
          <table:table-cell table:formula="of:=[.F83]" office:value-type="float" office:value="-0.400453905651266">
            <text:p>-0.400453905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3]+1" office:value-type="float" office:value="78">
            <text:p>78</text:p>
          </table:table-cell>
          <table:table-cell table:style-name="ce3" table:formula="of:=PI()/[.$C$2]*[.B84]" office:value-type="float" office:value="2.00855923754102">
            <text:p>2.0085592375</text:p>
          </table:table-cell>
          <table:table-cell table:style-name="ce3" table:formula="of:=[.C84]-[.$C$3]" office:value-type="float" office:value="0.437762910746119">
            <text:p>0.4377629107</text:p>
          </table:table-cell>
          <table:table-cell table:style-name="ce3" table:formula="of:=COS([.D84])" office:value-type="float" office:value="0.905702263080472">
            <text:p>0.9057022631</text:p>
          </table:table-cell>
          <table:table-cell table:style-name="ce3" table:formula="of:=COS([.C84])" office:value-type="float" office:value="-0.423914390709861">
            <text:p>-0.4239143907</text:p>
          </table:table-cell>
          <table:table-cell table:style-name="ce3"/>
          <table:table-cell table:style-name="ce3" table:formula="of:=[.B84]" office:value-type="float" office:value="78">
            <text:p>78</text:p>
          </table:table-cell>
          <table:table-cell table:formula="of:=[.E84]" office:value-type="float" office:value="0.905702263080472">
            <text:p>0.9057022631</text:p>
          </table:table-cell>
          <table:table-cell table:formula="of:=[.D84]" office:value-type="float" office:value="0.437762910746119">
            <text:p>0.4377629107</text:p>
          </table:table-cell>
          <table:table-cell table:formula="of:=[.F84]" office:value-type="float" office:value="-0.423914390709861">
            <text:p>-0.42391439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4]+1" office:value-type="float" office:value="79">
            <text:p>79</text:p>
          </table:table-cell>
          <table:table-cell table:style-name="ce3" table:formula="of:=PI()/[.$C$2]*[.B85]" office:value-type="float" office:value="2.03430999699667">
            <text:p>2.034309997</text:p>
          </table:table-cell>
          <table:table-cell table:style-name="ce3" table:formula="of:=[.C85]-[.$C$3]" office:value-type="float" office:value="0.463513670201773">
            <text:p>0.4635136702</text:p>
          </table:table-cell>
          <table:table-cell table:style-name="ce3" table:formula="of:=COS([.D85])" office:value-type="float" office:value="0.894487082228796">
            <text:p>0.8944870822</text:p>
          </table:table-cell>
          <table:table-cell table:style-name="ce3" table:formula="of:=COS([.C85])" office:value-type="float" office:value="-0.447093792985114">
            <text:p>-0.447093793</text:p>
          </table:table-cell>
          <table:table-cell table:style-name="ce3"/>
          <table:table-cell table:style-name="ce3" table:formula="of:=[.B85]" office:value-type="float" office:value="79">
            <text:p>79</text:p>
          </table:table-cell>
          <table:table-cell table:formula="of:=[.E85]" office:value-type="float" office:value="0.894487082228796">
            <text:p>0.8944870822</text:p>
          </table:table-cell>
          <table:table-cell table:formula="of:=[.D85]" office:value-type="float" office:value="0.463513670201773">
            <text:p>0.4635136702</text:p>
          </table:table-cell>
          <table:table-cell table:formula="of:=[.F85]" office:value-type="float" office:value="-0.447093792985114">
            <text:p>-0.44709379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5]+1" office:value-type="float" office:value="80">
            <text:p>80</text:p>
          </table:table-cell>
          <table:table-cell table:style-name="ce3" table:formula="of:=PI()/[.$C$2]*[.B86]" office:value-type="float" office:value="2.06006075645232">
            <text:p>2.0600607565</text:p>
          </table:table-cell>
          <table:table-cell table:style-name="ce3" table:formula="of:=[.C86]-[.$C$3]" office:value-type="float" office:value="0.489264429657426">
            <text:p>0.4892644297</text:p>
          </table:table-cell>
          <table:table-cell table:style-name="ce3" table:formula="of:=COS([.D86])" office:value-type="float" office:value="0.882678798325548">
            <text:p>0.8826787983</text:p>
          </table:table-cell>
          <table:table-cell table:style-name="ce3" table:formula="of:=COS([.C86])" office:value-type="float" office:value="-0.46997674302732">
            <text:p>-0.469976743</text:p>
          </table:table-cell>
          <table:table-cell table:style-name="ce3"/>
          <table:table-cell table:style-name="ce3" table:formula="of:=[.B86]" office:value-type="float" office:value="80">
            <text:p>80</text:p>
          </table:table-cell>
          <table:table-cell table:formula="of:=[.E86]" office:value-type="float" office:value="0.882678798325548">
            <text:p>0.8826787983</text:p>
          </table:table-cell>
          <table:table-cell table:formula="of:=[.D86]" office:value-type="float" office:value="0.489264429657426">
            <text:p>0.4892644297</text:p>
          </table:table-cell>
          <table:table-cell table:formula="of:=[.F86]" office:value-type="float" office:value="-0.46997674302732">
            <text:p>-0.46997674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6]+1" office:value-type="float" office:value="81">
            <text:p>81</text:p>
          </table:table-cell>
          <table:table-cell table:style-name="ce3" table:formula="of:=PI()/[.$C$2]*[.B87]" office:value-type="float" office:value="2.08581151590798">
            <text:p>2.0858115159</text:p>
          </table:table-cell>
          <table:table-cell table:style-name="ce3" table:formula="of:=[.C87]-[.$C$3]" office:value-type="float" office:value="0.515015189113081">
            <text:p>0.5150151891</text:p>
          </table:table-cell>
          <table:table-cell table:style-name="ce3" table:formula="of:=COS([.D87])" office:value-type="float" office:value="0.870285241030155">
            <text:p>0.870285241</text:p>
          </table:table-cell>
          <table:table-cell table:style-name="ce3" table:formula="of:=COS([.C87])" office:value-type="float" office:value="-0.492548067953864">
            <text:p>-0.492548068</text:p>
          </table:table-cell>
          <table:table-cell table:style-name="ce3"/>
          <table:table-cell table:style-name="ce3" table:formula="of:=[.B87]" office:value-type="float" office:value="81">
            <text:p>81</text:p>
          </table:table-cell>
          <table:table-cell table:formula="of:=[.E87]" office:value-type="float" office:value="0.870285241030155">
            <text:p>0.870285241</text:p>
          </table:table-cell>
          <table:table-cell table:formula="of:=[.D87]" office:value-type="float" office:value="0.515015189113081">
            <text:p>0.5150151891</text:p>
          </table:table-cell>
          <table:table-cell table:formula="of:=[.F87]" office:value-type="float" office:value="-0.492548067953864">
            <text:p>-0.49254806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7]+1" office:value-type="float" office:value="82">
            <text:p>82</text:p>
          </table:table-cell>
          <table:table-cell table:style-name="ce3" table:formula="of:=PI()/[.$C$2]*[.B88]" office:value-type="float" office:value="2.11156227536363">
            <text:p>2.1115622754</text:p>
          </table:table-cell>
          <table:table-cell table:style-name="ce3" table:formula="of:=[.C88]-[.$C$3]" office:value-type="float" office:value="0.540765948568735">
            <text:p>0.5407659486</text:p>
          </table:table-cell>
          <table:table-cell table:style-name="ce3" table:formula="of:=COS([.D88])" office:value-type="float" office:value="0.857314628076333">
            <text:p>0.8573146281</text:p>
          </table:table-cell>
          <table:table-cell table:style-name="ce3" table:formula="of:=COS([.C88])" office:value-type="float" office:value="-0.51479280150983">
            <text:p>-0.5147928015</text:p>
          </table:table-cell>
          <table:table-cell table:style-name="ce3"/>
          <table:table-cell table:style-name="ce3" table:formula="of:=[.B88]" office:value-type="float" office:value="82">
            <text:p>82</text:p>
          </table:table-cell>
          <table:table-cell table:formula="of:=[.E88]" office:value-type="float" office:value="0.857314628076333">
            <text:p>0.8573146281</text:p>
          </table:table-cell>
          <table:table-cell table:formula="of:=[.D88]" office:value-type="float" office:value="0.540765948568735">
            <text:p>0.5407659486</text:p>
          </table:table-cell>
          <table:table-cell table:formula="of:=[.F88]" office:value-type="float" office:value="-0.51479280150983">
            <text:p>-0.514792801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8]+1" office:value-type="float" office:value="83">
            <text:p>83</text:p>
          </table:table-cell>
          <table:table-cell table:style-name="ce3" table:formula="of:=PI()/[.$C$2]*[.B89]" office:value-type="float" office:value="2.13731303481929">
            <text:p>2.1373130348</text:p>
          </table:table-cell>
          <table:table-cell table:style-name="ce3" table:formula="of:=[.C89]-[.$C$3]" office:value-type="float" office:value="0.566516708024389">
            <text:p>0.566516708</text:p>
          </table:table-cell>
          <table:table-cell table:style-name="ce3" table:formula="of:=COS([.D89])" office:value-type="float" office:value="0.843775559823186">
            <text:p>0.8437755598</text:p>
          </table:table-cell>
          <table:table-cell table:style-name="ce3" table:formula="of:=COS([.C89])" office:value-type="float" office:value="-0.5366961939916">
            <text:p>-0.536696194</text:p>
          </table:table-cell>
          <table:table-cell table:style-name="ce3"/>
          <table:table-cell table:style-name="ce3" table:formula="of:=[.B89]" office:value-type="float" office:value="83">
            <text:p>83</text:p>
          </table:table-cell>
          <table:table-cell table:formula="of:=[.E89]" office:value-type="float" office:value="0.843775559823186">
            <text:p>0.8437755598</text:p>
          </table:table-cell>
          <table:table-cell table:formula="of:=[.D89]" office:value-type="float" office:value="0.566516708024389">
            <text:p>0.566516708</text:p>
          </table:table-cell>
          <table:table-cell table:formula="of:=[.F89]" office:value-type="float" office:value="-0.5366961939916">
            <text:p>-0.53669619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9]+1" office:value-type="float" office:value="84">
            <text:p>84</text:p>
          </table:table-cell>
          <table:table-cell table:style-name="ce3" table:formula="of:=PI()/[.$C$2]*[.B90]" office:value-type="float" office:value="2.16306379427494">
            <text:p>2.1630637943</text:p>
          </table:table-cell>
          <table:table-cell table:style-name="ce3" table:formula="of:=[.C90]-[.$C$3]" office:value-type="float" office:value="0.592267467480043">
            <text:p>0.5922674675</text:p>
          </table:table-cell>
          <table:table-cell table:style-name="ce3" table:formula="of:=COS([.D90])" office:value-type="float" office:value="0.829677013552619">
            <text:p>0.8296770136</text:p>
          </table:table-cell>
          <table:table-cell table:style-name="ce3" table:formula="of:=COS([.C90])" office:value-type="float" office:value="-0.558243722026865">
            <text:p>-0.558243722</text:p>
          </table:table-cell>
          <table:table-cell table:style-name="ce3"/>
          <table:table-cell table:style-name="ce3" table:formula="of:=[.B90]" office:value-type="float" office:value="84">
            <text:p>84</text:p>
          </table:table-cell>
          <table:table-cell table:formula="of:=[.E90]" office:value-type="float" office:value="0.829677013552619">
            <text:p>0.8296770136</text:p>
          </table:table-cell>
          <table:table-cell table:formula="of:=[.D90]" office:value-type="float" office:value="0.592267467480043">
            <text:p>0.5922674675</text:p>
          </table:table-cell>
          <table:table-cell table:formula="of:=[.F90]" office:value-type="float" office:value="-0.558243722026865">
            <text:p>-0.5582437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0]+1" office:value-type="float" office:value="85">
            <text:p>85</text:p>
          </table:table-cell>
          <table:table-cell table:style-name="ce3" table:formula="of:=PI()/[.$C$2]*[.B91]" office:value-type="float" office:value="2.18881455373059">
            <text:p>2.1888145537</text:p>
          </table:table-cell>
          <table:table-cell table:style-name="ce3" table:formula="of:=[.C91]-[.$C$3]" office:value-type="float" office:value="0.618018226935697">
            <text:p>0.6180182269</text:p>
          </table:table-cell>
          <table:table-cell table:style-name="ce3" table:formula="of:=COS([.D91])" office:value-type="float" office:value="0.815028337516811">
            <text:p>0.8150283375</text:p>
          </table:table-cell>
          <table:table-cell table:style-name="ce3" table:formula="of:=COS([.C91])" office:value-type="float" office:value="-0.579421098204564">
            <text:p>-0.5794210982</text:p>
          </table:table-cell>
          <table:table-cell table:style-name="ce3"/>
          <table:table-cell table:style-name="ce3" table:formula="of:=[.B91]" office:value-type="float" office:value="85">
            <text:p>85</text:p>
          </table:table-cell>
          <table:table-cell table:formula="of:=[.E91]" office:value-type="float" office:value="0.815028337516811">
            <text:p>0.8150283375</text:p>
          </table:table-cell>
          <table:table-cell table:formula="of:=[.D91]" office:value-type="float" office:value="0.618018226935697">
            <text:p>0.6180182269</text:p>
          </table:table-cell>
          <table:table-cell table:formula="of:=[.F91]" office:value-type="float" office:value="-0.579421098204564">
            <text:p>-0.579421098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1]+1" office:value-type="float" office:value="86">
            <text:p>86</text:p>
          </table:table-cell>
          <table:table-cell table:style-name="ce3" table:formula="of:=PI()/[.$C$2]*[.B92]" office:value-type="float" office:value="2.21456531318625">
            <text:p>2.2145653132</text:p>
          </table:table-cell>
          <table:table-cell table:style-name="ce3" table:formula="of:=[.C92]-[.$C$3]" office:value-type="float" office:value="0.643768986391351">
            <text:p>0.6437689864</text:p>
          </table:table-cell>
          <table:table-cell table:style-name="ce3" table:formula="of:=COS([.D92])" office:value-type="float" office:value="0.799839244739719">
            <text:p>0.7998392447</text:p>
          </table:table-cell>
          <table:table-cell table:style-name="ce3" table:formula="of:=COS([.C92])" office:value-type="float" office:value="-0.600214280548368">
            <text:p>-0.6002142805</text:p>
          </table:table-cell>
          <table:table-cell table:style-name="ce3"/>
          <table:table-cell table:style-name="ce3" table:formula="of:=[.B92]" office:value-type="float" office:value="86">
            <text:p>86</text:p>
          </table:table-cell>
          <table:table-cell table:formula="of:=[.E92]" office:value-type="float" office:value="0.799839244739719">
            <text:p>0.7998392447</text:p>
          </table:table-cell>
          <table:table-cell table:formula="of:=[.D92]" office:value-type="float" office:value="0.643768986391351">
            <text:p>0.6437689864</text:p>
          </table:table-cell>
          <table:table-cell table:formula="of:=[.F92]" office:value-type="float" office:value="-0.600214280548368">
            <text:p>-0.600214280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2]+1" office:value-type="float" office:value="87">
            <text:p>87</text:p>
          </table:table-cell>
          <table:table-cell table:style-name="ce3" table:formula="of:=PI()/[.$C$2]*[.B93]" office:value-type="float" office:value="2.2403160726419">
            <text:p>2.2403160726</text:p>
          </table:table-cell>
          <table:table-cell table:style-name="ce3" table:formula="of:=[.C93]-[.$C$3]" office:value-type="float" office:value="0.669519745847005">
            <text:p>0.6695197458</text:p>
          </table:table-cell>
          <table:table-cell table:style-name="ce3" table:formula="of:=COS([.D93])" office:value-type="float" office:value="0.784119806576711">
            <text:p>0.7841198066</text:p>
          </table:table-cell>
          <table:table-cell table:style-name="ce3" table:formula="of:=COS([.C93])" office:value-type="float" office:value="-0.620609481827422">
            <text:p>-0.6206094818</text:p>
          </table:table-cell>
          <table:table-cell table:style-name="ce3"/>
          <table:table-cell table:style-name="ce3" table:formula="of:=[.B93]" office:value-type="float" office:value="87">
            <text:p>87</text:p>
          </table:table-cell>
          <table:table-cell table:formula="of:=[.E93]" office:value-type="float" office:value="0.784119806576711">
            <text:p>0.7841198066</text:p>
          </table:table-cell>
          <table:table-cell table:formula="of:=[.D93]" office:value-type="float" office:value="0.669519745847005">
            <text:p>0.6695197458</text:p>
          </table:table-cell>
          <table:table-cell table:formula="of:=[.F93]" office:value-type="float" office:value="-0.620609481827422">
            <text:p>-0.620609481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3]+1" office:value-type="float" office:value="88">
            <text:p>88</text:p>
          </table:table-cell>
          <table:table-cell table:style-name="ce3" table:formula="of:=PI()/[.$C$2]*[.B94]" office:value-type="float" office:value="2.26606683209756">
            <text:p>2.2660668321</text:p>
          </table:table-cell>
          <table:table-cell table:style-name="ce3" table:formula="of:=[.C94]-[.$C$3]" office:value-type="float" office:value="0.695270505302659">
            <text:p>0.6952705053</text:p>
          </table:table-cell>
          <table:table-cell table:style-name="ce3" table:formula="of:=COS([.D94])" office:value-type="float" office:value="0.7678804460366">
            <text:p>0.767880446</text:p>
          </table:table-cell>
          <table:table-cell table:style-name="ce3" table:formula="of:=COS([.C94])" office:value-type="float" office:value="-0.640593178698175">
            <text:p>-0.6405931787</text:p>
          </table:table-cell>
          <table:table-cell table:style-name="ce3"/>
          <table:table-cell table:style-name="ce3" table:formula="of:=[.B94]" office:value-type="float" office:value="88">
            <text:p>88</text:p>
          </table:table-cell>
          <table:table-cell table:formula="of:=[.E94]" office:value-type="float" office:value="0.7678804460366">
            <text:p>0.767880446</text:p>
          </table:table-cell>
          <table:table-cell table:formula="of:=[.D94]" office:value-type="float" office:value="0.695270505302659">
            <text:p>0.6952705053</text:p>
          </table:table-cell>
          <table:table-cell table:formula="of:=[.F94]" office:value-type="float" office:value="-0.640593178698175">
            <text:p>-0.640593178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4]+1" office:value-type="float" office:value="89">
            <text:p>89</text:p>
          </table:table-cell>
          <table:table-cell table:style-name="ce3" table:formula="of:=PI()/[.$C$2]*[.B95]" office:value-type="float" office:value="2.29181759155321">
            <text:p>2.2918175916</text:p>
          </table:table-cell>
          <table:table-cell table:style-name="ce3" table:formula="of:=[.C95]-[.$C$3]" office:value-type="float" office:value="0.721021264758313">
            <text:p>0.7210212648</text:p>
          </table:table-cell>
          <table:table-cell table:style-name="ce3" table:formula="of:=COS([.D95])" office:value-type="float" office:value="0.75113193087052">
            <text:p>0.7511319309</text:p>
          </table:table-cell>
          <table:table-cell table:style-name="ce3" table:formula="of:=COS([.C95])" office:value-type="float" office:value="-0.660152120671232">
            <text:p>-0.6601521207</text:p>
          </table:table-cell>
          <table:table-cell table:style-name="ce3"/>
          <table:table-cell table:style-name="ce3" table:formula="of:=[.B95]" office:value-type="float" office:value="89">
            <text:p>89</text:p>
          </table:table-cell>
          <table:table-cell table:formula="of:=[.E95]" office:value-type="float" office:value="0.75113193087052">
            <text:p>0.7511319309</text:p>
          </table:table-cell>
          <table:table-cell table:formula="of:=[.D95]" office:value-type="float" office:value="0.721021264758313">
            <text:p>0.7210212648</text:p>
          </table:table-cell>
          <table:table-cell table:formula="of:=[.F95]" office:value-type="float" office:value="-0.660152120671232">
            <text:p>-0.66015212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5]+1" office:value-type="float" office:value="90">
            <text:p>90</text:p>
          </table:table-cell>
          <table:table-cell table:style-name="ce3" table:formula="of:=PI()/[.$C$2]*[.B96]" office:value-type="float" office:value="2.31756835100886">
            <text:p>2.317568351</text:p>
          </table:table-cell>
          <table:table-cell table:style-name="ce3" table:formula="of:=[.C96]-[.$C$3]" office:value-type="float" office:value="0.746772024213967">
            <text:p>0.7467720242</text:p>
          </table:table-cell>
          <table:table-cell table:style-name="ce3" table:formula="of:=COS([.D96])" office:value-type="float" office:value="0.733885366432199">
            <text:p>0.7338853664</text:p>
          </table:table-cell>
          <table:table-cell table:style-name="ce3" table:formula="of:=COS([.C96])" office:value-type="float" office:value="-0.679273338897293">
            <text:p>-0.6792733389</text:p>
          </table:table-cell>
          <table:table-cell table:style-name="ce3"/>
          <table:table-cell table:style-name="ce3" table:formula="of:=[.B96]" office:value-type="float" office:value="90">
            <text:p>90</text:p>
          </table:table-cell>
          <table:table-cell table:formula="of:=[.E96]" office:value-type="float" office:value="0.733885366432199">
            <text:p>0.7338853664</text:p>
          </table:table-cell>
          <table:table-cell table:formula="of:=[.D96]" office:value-type="float" office:value="0.746772024213967">
            <text:p>0.7467720242</text:p>
          </table:table-cell>
          <table:table-cell table:formula="of:=[.F96]" office:value-type="float" office:value="-0.679273338897293">
            <text:p>-0.679273338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6]+1" office:value-type="float" office:value="91">
            <text:p>91</text:p>
          </table:table-cell>
          <table:table-cell table:style-name="ce3" table:formula="of:=PI()/[.$C$2]*[.B97]" office:value-type="float" office:value="2.34331911046452">
            <text:p>2.3433191105</text:p>
          </table:table-cell>
          <table:table-cell table:style-name="ce3" table:formula="of:=[.C97]-[.$C$3]" office:value-type="float" office:value="0.772522783669621">
            <text:p>0.7725227837</text:p>
          </table:table-cell>
          <table:table-cell table:style-name="ce3" table:formula="of:=COS([.D97])" office:value-type="float" office:value="0.716152188314393">
            <text:p>0.7161521883</text:p>
          </table:table-cell>
          <table:table-cell table:style-name="ce3" table:formula="of:=COS([.C97])" office:value-type="float" office:value="-0.697944154766343">
            <text:p>-0.6979441548</text:p>
          </table:table-cell>
          <table:table-cell table:style-name="ce3"/>
          <table:table-cell table:style-name="ce3" table:formula="of:=[.B97]" office:value-type="float" office:value="91">
            <text:p>91</text:p>
          </table:table-cell>
          <table:table-cell table:formula="of:=[.E97]" office:value-type="float" office:value="0.716152188314393">
            <text:p>0.7161521883</text:p>
          </table:table-cell>
          <table:table-cell table:formula="of:=[.D97]" office:value-type="float" office:value="0.772522783669621">
            <text:p>0.7725227837</text:p>
          </table:table-cell>
          <table:table-cell table:formula="of:=[.F97]" office:value-type="float" office:value="-0.697944154766343">
            <text:p>-0.6979441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7]+1" office:value-type="float" office:value="92">
            <text:p>92</text:p>
          </table:table-cell>
          <table:table-cell table:style-name="ce3" table:formula="of:=PI()/[.$C$2]*[.B98]" office:value-type="float" office:value="2.36906986992017">
            <text:p>2.3690698699</text:p>
          </table:table-cell>
          <table:table-cell table:style-name="ce3" table:formula="of:=[.C98]-[.$C$3]" office:value-type="float" office:value="0.798273543125275">
            <text:p>0.7982735431</text:p>
          </table:table-cell>
          <table:table-cell table:style-name="ce3" table:formula="of:=COS([.D98])" office:value-type="float" office:value="0.697944154766344">
            <text:p>0.6979441548</text:p>
          </table:table-cell>
          <table:table-cell table:style-name="ce3" table:formula="of:=COS([.C98])" office:value-type="float" office:value="-0.716152188314393">
            <text:p>-0.7161521883</text:p>
          </table:table-cell>
          <table:table-cell table:style-name="ce3"/>
          <table:table-cell table:style-name="ce3" table:formula="of:=[.B98]" office:value-type="float" office:value="92">
            <text:p>92</text:p>
          </table:table-cell>
          <table:table-cell table:formula="of:=[.E98]" office:value-type="float" office:value="0.697944154766344">
            <text:p>0.6979441548</text:p>
          </table:table-cell>
          <table:table-cell table:formula="of:=[.D98]" office:value-type="float" office:value="0.798273543125275">
            <text:p>0.7982735431</text:p>
          </table:table-cell>
          <table:table-cell table:formula="of:=[.F98]" office:value-type="float" office:value="-0.716152188314393">
            <text:p>-0.71615218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8]+1" office:value-type="float" office:value="93">
            <text:p>93</text:p>
          </table:table-cell>
          <table:table-cell table:style-name="ce3" table:formula="of:=PI()/[.$C$2]*[.B99]" office:value-type="float" office:value="2.39482062937583">
            <text:p>2.3948206294</text:p>
          </table:table-cell>
          <table:table-cell table:style-name="ce3" table:formula="of:=[.C99]-[.$C$3]" office:value-type="float" office:value="0.824024302580929">
            <text:p>0.8240243026</text:p>
          </table:table-cell>
          <table:table-cell table:style-name="ce3" table:formula="of:=COS([.D99])" office:value-type="float" office:value="0.679273338897293">
            <text:p>0.6792733389</text:p>
          </table:table-cell>
          <table:table-cell table:style-name="ce3" table:formula="of:=COS([.C99])" office:value-type="float" office:value="-0.733885366432199">
            <text:p>-0.7338853664</text:p>
          </table:table-cell>
          <table:table-cell table:style-name="ce3"/>
          <table:table-cell table:style-name="ce3" table:formula="of:=[.B99]" office:value-type="float" office:value="93">
            <text:p>93</text:p>
          </table:table-cell>
          <table:table-cell table:formula="of:=[.E99]" office:value-type="float" office:value="0.679273338897293">
            <text:p>0.6792733389</text:p>
          </table:table-cell>
          <table:table-cell table:formula="of:=[.D99]" office:value-type="float" office:value="0.824024302580929">
            <text:p>0.8240243026</text:p>
          </table:table-cell>
          <table:table-cell table:formula="of:=[.F99]" office:value-type="float" office:value="-0.733885366432199">
            <text:p>-0.73388536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9]+1" office:value-type="float" office:value="94">
            <text:p>94</text:p>
          </table:table-cell>
          <table:table-cell table:style-name="ce3" table:formula="of:=PI()/[.$C$2]*[.B100]" office:value-type="float" office:value="2.42057138883148">
            <text:p>2.4205713888</text:p>
          </table:table-cell>
          <table:table-cell table:style-name="ce3" table:formula="of:=[.C100]-[.$C$3]" office:value-type="float" office:value="0.849775062036583">
            <text:p>0.849775062</text:p>
          </table:table-cell>
          <table:table-cell table:style-name="ce3" table:formula="of:=COS([.D100])" office:value-type="float" office:value="0.660152120671232">
            <text:p>0.6601521207</text:p>
          </table:table-cell>
          <table:table-cell table:style-name="ce3" table:formula="of:=COS([.C100])" office:value-type="float" office:value="-0.75113193087052">
            <text:p>-0.7511319309</text:p>
          </table:table-cell>
          <table:table-cell table:style-name="ce3"/>
          <table:table-cell table:style-name="ce3" table:formula="of:=[.B100]" office:value-type="float" office:value="94">
            <text:p>94</text:p>
          </table:table-cell>
          <table:table-cell table:formula="of:=[.E100]" office:value-type="float" office:value="0.660152120671232">
            <text:p>0.6601521207</text:p>
          </table:table-cell>
          <table:table-cell table:formula="of:=[.D100]" office:value-type="float" office:value="0.849775062036583">
            <text:p>0.849775062</text:p>
          </table:table-cell>
          <table:table-cell table:formula="of:=[.F100]" office:value-type="float" office:value="-0.75113193087052">
            <text:p>-0.751131930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0]+1" office:value-type="float" office:value="95">
            <text:p>95</text:p>
          </table:table-cell>
          <table:table-cell table:style-name="ce3" table:formula="of:=PI()/[.$C$2]*[.B101]" office:value-type="float" office:value="2.44632214828713">
            <text:p>2.4463221483</text:p>
          </table:table-cell>
          <table:table-cell table:style-name="ce3" table:formula="of:=[.C101]-[.$C$3]" office:value-type="float" office:value="0.875525821492237">
            <text:p>0.8755258215</text:p>
          </table:table-cell>
          <table:table-cell table:style-name="ce3" table:formula="of:=COS([.D101])" office:value-type="float" office:value="0.640593178698175">
            <text:p>0.6405931787</text:p>
          </table:table-cell>
          <table:table-cell table:style-name="ce3" table:formula="of:=COS([.C101])" office:value-type="float" office:value="-0.7678804460366">
            <text:p>-0.767880446</text:p>
          </table:table-cell>
          <table:table-cell table:style-name="ce3"/>
          <table:table-cell table:style-name="ce3" table:formula="of:=[.B101]" office:value-type="float" office:value="95">
            <text:p>95</text:p>
          </table:table-cell>
          <table:table-cell table:formula="of:=[.E101]" office:value-type="float" office:value="0.640593178698175">
            <text:p>0.6405931787</text:p>
          </table:table-cell>
          <table:table-cell table:formula="of:=[.D101]" office:value-type="float" office:value="0.875525821492237">
            <text:p>0.8755258215</text:p>
          </table:table-cell>
          <table:table-cell table:formula="of:=[.F101]" office:value-type="float" office:value="-0.7678804460366">
            <text:p>-0.76788044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1]+1" office:value-type="float" office:value="96">
            <text:p>96</text:p>
          </table:table-cell>
          <table:table-cell table:style-name="ce3" table:formula="of:=PI()/[.$C$2]*[.B102]" office:value-type="float" office:value="2.47207290774279">
            <text:p>2.4720729077</text:p>
          </table:table-cell>
          <table:table-cell table:style-name="ce3" table:formula="of:=[.C102]-[.$C$3]" office:value-type="float" office:value="0.901276580947891">
            <text:p>0.9012765809</text:p>
          </table:table-cell>
          <table:table-cell table:style-name="ce3" table:formula="of:=COS([.D102])" office:value-type="float" office:value="0.620609481827423">
            <text:p>0.6206094818</text:p>
          </table:table-cell>
          <table:table-cell table:style-name="ce3" table:formula="of:=COS([.C102])" office:value-type="float" office:value="-0.78411980657671">
            <text:p>-0.7841198066</text:p>
          </table:table-cell>
          <table:table-cell table:style-name="ce3"/>
          <table:table-cell table:style-name="ce3" table:formula="of:=[.B102]" office:value-type="float" office:value="96">
            <text:p>96</text:p>
          </table:table-cell>
          <table:table-cell table:formula="of:=[.E102]" office:value-type="float" office:value="0.620609481827423">
            <text:p>0.6206094818</text:p>
          </table:table-cell>
          <table:table-cell table:formula="of:=[.D102]" office:value-type="float" office:value="0.901276580947891">
            <text:p>0.9012765809</text:p>
          </table:table-cell>
          <table:table-cell table:formula="of:=[.F102]" office:value-type="float" office:value="-0.78411980657671">
            <text:p>-0.784119806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2]+1" office:value-type="float" office:value="97">
            <text:p>97</text:p>
          </table:table-cell>
          <table:table-cell table:style-name="ce3" table:formula="of:=PI()/[.$C$2]*[.B103]" office:value-type="float" office:value="2.49782366719844">
            <text:p>2.4978236672</text:p>
          </table:table-cell>
          <table:table-cell table:style-name="ce3" table:formula="of:=[.C103]-[.$C$3]" office:value-type="float" office:value="0.927027340403545">
            <text:p>0.9270273404</text:p>
          </table:table-cell>
          <table:table-cell table:style-name="ce3" table:formula="of:=COS([.D103])" office:value-type="float" office:value="0.600214280548369">
            <text:p>0.6002142805</text:p>
          </table:table-cell>
          <table:table-cell table:style-name="ce3" table:formula="of:=COS([.C103])" office:value-type="float" office:value="-0.799839244739719">
            <text:p>-0.7998392447</text:p>
          </table:table-cell>
          <table:table-cell table:style-name="ce3"/>
          <table:table-cell table:style-name="ce3" table:formula="of:=[.B103]" office:value-type="float" office:value="97">
            <text:p>97</text:p>
          </table:table-cell>
          <table:table-cell table:formula="of:=[.E103]" office:value-type="float" office:value="0.600214280548369">
            <text:p>0.6002142805</text:p>
          </table:table-cell>
          <table:table-cell table:formula="of:=[.D103]" office:value-type="float" office:value="0.927027340403545">
            <text:p>0.9270273404</text:p>
          </table:table-cell>
          <table:table-cell table:formula="of:=[.F103]" office:value-type="float" office:value="-0.799839244739719">
            <text:p>-0.799839244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3]+1" office:value-type="float" office:value="98">
            <text:p>98</text:p>
          </table:table-cell>
          <table:table-cell table:style-name="ce3" table:formula="of:=PI()/[.$C$2]*[.B104]" office:value-type="float" office:value="2.5235744266541">
            <text:p>2.5235744267</text:p>
          </table:table-cell>
          <table:table-cell table:style-name="ce3" table:formula="of:=[.C104]-[.$C$3]" office:value-type="float" office:value="0.9527780998592">
            <text:p>0.9527780999</text:p>
          </table:table-cell>
          <table:table-cell table:style-name="ce3" table:formula="of:=COS([.D104])" office:value-type="float" office:value="0.579421098204564">
            <text:p>0.5794210982</text:p>
          </table:table-cell>
          <table:table-cell table:style-name="ce3" table:formula="of:=COS([.C104])" office:value-type="float" office:value="-0.815028337516811">
            <text:p>-0.8150283375</text:p>
          </table:table-cell>
          <table:table-cell table:style-name="ce3"/>
          <table:table-cell table:style-name="ce3" table:formula="of:=[.B104]" office:value-type="float" office:value="98">
            <text:p>98</text:p>
          </table:table-cell>
          <table:table-cell table:formula="of:=[.E104]" office:value-type="float" office:value="0.579421098204564">
            <text:p>0.5794210982</text:p>
          </table:table-cell>
          <table:table-cell table:formula="of:=[.D104]" office:value-type="float" office:value="0.9527780998592">
            <text:p>0.9527780999</text:p>
          </table:table-cell>
          <table:table-cell table:formula="of:=[.F104]" office:value-type="float" office:value="-0.815028337516811">
            <text:p>-0.81502833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4]+1" office:value-type="float" office:value="99">
            <text:p>99</text:p>
          </table:table-cell>
          <table:table-cell table:style-name="ce3" table:formula="of:=PI()/[.$C$2]*[.B105]" office:value-type="float" office:value="2.54932518610975">
            <text:p>2.5493251861</text:p>
          </table:table-cell>
          <table:table-cell table:style-name="ce3" table:formula="of:=[.C105]-[.$C$3]" office:value-type="float" office:value="0.978528859314853">
            <text:p>0.9785288593</text:p>
          </table:table-cell>
          <table:table-cell table:style-name="ce3" table:formula="of:=COS([.D105])" office:value-type="float" office:value="0.558243722026865">
            <text:p>0.558243722</text:p>
          </table:table-cell>
          <table:table-cell table:style-name="ce3" table:formula="of:=COS([.C105])" office:value-type="float" office:value="-0.829677013552619">
            <text:p>-0.8296770136</text:p>
          </table:table-cell>
          <table:table-cell table:style-name="ce3"/>
          <table:table-cell table:style-name="ce3" table:formula="of:=[.B105]" office:value-type="float" office:value="99">
            <text:p>99</text:p>
          </table:table-cell>
          <table:table-cell table:formula="of:=[.E105]" office:value-type="float" office:value="0.558243722026865">
            <text:p>0.558243722</text:p>
          </table:table-cell>
          <table:table-cell table:formula="of:=[.D105]" office:value-type="float" office:value="0.978528859314853">
            <text:p>0.9785288593</text:p>
          </table:table-cell>
          <table:table-cell table:formula="of:=[.F105]" office:value-type="float" office:value="-0.829677013552619">
            <text:p>-0.82967701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5]+1" office:value-type="float" office:value="100">
            <text:p>100</text:p>
          </table:table-cell>
          <table:table-cell table:style-name="ce3" table:formula="of:=PI()/[.$C$2]*[.B106]" office:value-type="float" office:value="2.5750759455654">
            <text:p>2.5750759456</text:p>
          </table:table-cell>
          <table:table-cell table:style-name="ce3" table:formula="of:=[.C106]-[.$C$3]" office:value-type="float" office:value="1.00427961877051">
            <text:p>1.0042796188</text:p>
          </table:table-cell>
          <table:table-cell table:style-name="ce3" table:formula="of:=COS([.D106])" office:value-type="float" office:value="0.5366961939916">
            <text:p>0.536696194</text:p>
          </table:table-cell>
          <table:table-cell table:style-name="ce3" table:formula="of:=COS([.C106])" office:value-type="float" office:value="-0.843775559823186">
            <text:p>-0.8437755598</text:p>
          </table:table-cell>
          <table:table-cell table:style-name="ce3"/>
          <table:table-cell table:style-name="ce3" table:formula="of:=[.B106]" office:value-type="float" office:value="100">
            <text:p>100</text:p>
          </table:table-cell>
          <table:table-cell table:formula="of:=[.E106]" office:value-type="float" office:value="0.5366961939916">
            <text:p>0.536696194</text:p>
          </table:table-cell>
          <table:table-cell table:formula="of:=[.D106]" office:value-type="float" office:value="1.00427961877051">
            <text:p>1.0042796188</text:p>
          </table:table-cell>
          <table:table-cell table:formula="of:=[.F106]" office:value-type="float" office:value="-0.843775559823186">
            <text:p>-0.843775559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6]+1" office:value-type="float" office:value="101">
            <text:p>101</text:p>
          </table:table-cell>
          <table:table-cell table:style-name="ce3" table:formula="of:=PI()/[.$C$2]*[.B107]" office:value-type="float" office:value="2.60082670502106">
            <text:p>2.600826705</text:p>
          </table:table-cell>
          <table:table-cell table:style-name="ce3" table:formula="of:=[.C107]-[.$C$3]" office:value-type="float" office:value="1.03003037822616">
            <text:p>1.0300303782</text:p>
          </table:table-cell>
          <table:table-cell table:style-name="ce3" table:formula="of:=COS([.D107])" office:value-type="float" office:value="0.514792801509831">
            <text:p>0.5147928015</text:p>
          </table:table-cell>
          <table:table-cell table:style-name="ce3" table:formula="of:=COS([.C107])" office:value-type="float" office:value="-0.857314628076332">
            <text:p>-0.8573146281</text:p>
          </table:table-cell>
          <table:table-cell table:style-name="ce3"/>
          <table:table-cell table:style-name="ce3" table:formula="of:=[.B107]" office:value-type="float" office:value="101">
            <text:p>101</text:p>
          </table:table-cell>
          <table:table-cell table:formula="of:=[.E107]" office:value-type="float" office:value="0.514792801509831">
            <text:p>0.5147928015</text:p>
          </table:table-cell>
          <table:table-cell table:formula="of:=[.D107]" office:value-type="float" office:value="1.03003037822616">
            <text:p>1.0300303782</text:p>
          </table:table-cell>
          <table:table-cell table:formula="of:=[.F107]" office:value-type="float" office:value="-0.857314628076332">
            <text:p>-0.857314628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7]+1" office:value-type="float" office:value="102">
            <text:p>102</text:p>
          </table:table-cell>
          <table:table-cell table:style-name="ce3" table:formula="of:=PI()/[.$C$2]*[.B108]" office:value-type="float" office:value="2.62657746447671">
            <text:p>2.6265774645</text:p>
          </table:table-cell>
          <table:table-cell table:style-name="ce3" table:formula="of:=[.C108]-[.$C$3]" office:value-type="float" office:value="1.05578113768182">
            <text:p>1.0557811377</text:p>
          </table:table-cell>
          <table:table-cell table:style-name="ce3" table:formula="of:=COS([.D108])" office:value-type="float" office:value="0.492548067953865">
            <text:p>0.492548068</text:p>
          </table:table-cell>
          <table:table-cell table:style-name="ce3" table:formula="of:=COS([.C108])" office:value-type="float" office:value="-0.870285241030155">
            <text:p>-0.870285241</text:p>
          </table:table-cell>
          <table:table-cell table:style-name="ce3"/>
          <table:table-cell table:style-name="ce3" table:formula="of:=[.B108]" office:value-type="float" office:value="102">
            <text:p>102</text:p>
          </table:table-cell>
          <table:table-cell table:formula="of:=[.E108]" office:value-type="float" office:value="0.492548067953865">
            <text:p>0.492548068</text:p>
          </table:table-cell>
          <table:table-cell table:formula="of:=[.D108]" office:value-type="float" office:value="1.05578113768182">
            <text:p>1.0557811377</text:p>
          </table:table-cell>
          <table:table-cell table:formula="of:=[.F108]" office:value-type="float" office:value="-0.870285241030155">
            <text:p>-0.8702852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8]+1" office:value-type="float" office:value="103">
            <text:p>103</text:p>
          </table:table-cell>
          <table:table-cell table:style-name="ce3" table:formula="of:=PI()/[.$C$2]*[.B109]" office:value-type="float" office:value="2.65232822393237">
            <text:p>2.6523282239</text:p>
          </table:table-cell>
          <table:table-cell table:style-name="ce3" table:formula="of:=[.C109]-[.$C$3]" office:value-type="float" office:value="1.08153189713747">
            <text:p>1.0815318971</text:p>
          </table:table-cell>
          <table:table-cell table:style-name="ce3" table:formula="of:=COS([.D109])" office:value-type="float" office:value="0.46997674302732">
            <text:p>0.469976743</text:p>
          </table:table-cell>
          <table:table-cell table:style-name="ce3" table:formula="of:=COS([.C109])" office:value-type="float" office:value="-0.882678798325547">
            <text:p>-0.8826787983</text:p>
          </table:table-cell>
          <table:table-cell table:style-name="ce3"/>
          <table:table-cell table:style-name="ce3" table:formula="of:=[.B109]" office:value-type="float" office:value="103">
            <text:p>103</text:p>
          </table:table-cell>
          <table:table-cell table:formula="of:=[.E109]" office:value-type="float" office:value="0.46997674302732">
            <text:p>0.469976743</text:p>
          </table:table-cell>
          <table:table-cell table:formula="of:=[.D109]" office:value-type="float" office:value="1.08153189713747">
            <text:p>1.0815318971</text:p>
          </table:table-cell>
          <table:table-cell table:formula="of:=[.F109]" office:value-type="float" office:value="-0.882678798325547">
            <text:p>-0.88267879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9]+1" office:value-type="float" office:value="104">
            <text:p>104</text:p>
          </table:table-cell>
          <table:table-cell table:style-name="ce3" table:formula="of:=PI()/[.$C$2]*[.B110]" office:value-type="float" office:value="2.67807898338802">
            <text:p>2.6780789834</text:p>
          </table:table-cell>
          <table:table-cell table:style-name="ce3" table:formula="of:=[.C110]-[.$C$3]" office:value-type="float" office:value="1.10728265659312">
            <text:p>1.1072826566</text:p>
          </table:table-cell>
          <table:table-cell table:style-name="ce3" table:formula="of:=COS([.D110])" office:value-type="float" office:value="0.447093792985114">
            <text:p>0.447093793</text:p>
          </table:table-cell>
          <table:table-cell table:style-name="ce3" table:formula="of:=COS([.C110])" office:value-type="float" office:value="-0.894487082228795">
            <text:p>-0.8944870822</text:p>
          </table:table-cell>
          <table:table-cell table:style-name="ce3"/>
          <table:table-cell table:style-name="ce3" table:formula="of:=[.B110]" office:value-type="float" office:value="104">
            <text:p>104</text:p>
          </table:table-cell>
          <table:table-cell table:formula="of:=[.E110]" office:value-type="float" office:value="0.447093792985114">
            <text:p>0.447093793</text:p>
          </table:table-cell>
          <table:table-cell table:formula="of:=[.D110]" office:value-type="float" office:value="1.10728265659312">
            <text:p>1.1072826566</text:p>
          </table:table-cell>
          <table:table-cell table:formula="of:=[.F110]" office:value-type="float" office:value="-0.894487082228795">
            <text:p>-0.89448708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0]+1" office:value-type="float" office:value="105">
            <text:p>105</text:p>
          </table:table-cell>
          <table:table-cell table:style-name="ce3" table:formula="of:=PI()/[.$C$2]*[.B111]" office:value-type="float" office:value="2.70382974284367">
            <text:p>2.7038297428</text:p>
          </table:table-cell>
          <table:table-cell table:style-name="ce3" table:formula="of:=[.C111]-[.$C$3]" office:value-type="float" office:value="1.13303341604878">
            <text:p>1.133033416</text:p>
          </table:table-cell>
          <table:table-cell table:style-name="ce3" table:formula="of:=COS([.D111])" office:value-type="float" office:value="0.423914390709861">
            <text:p>0.4239143907</text:p>
          </table:table-cell>
          <table:table-cell table:style-name="ce3" table:formula="of:=COS([.C111])" office:value-type="float" office:value="-0.905702263080471">
            <text:p>-0.9057022631</text:p>
          </table:table-cell>
          <table:table-cell table:style-name="ce3"/>
          <table:table-cell table:style-name="ce3" table:formula="of:=[.B111]" office:value-type="float" office:value="105">
            <text:p>105</text:p>
          </table:table-cell>
          <table:table-cell table:formula="of:=[.E111]" office:value-type="float" office:value="0.423914390709861">
            <text:p>0.4239143907</text:p>
          </table:table-cell>
          <table:table-cell table:formula="of:=[.D111]" office:value-type="float" office:value="1.13303341604878">
            <text:p>1.133033416</text:p>
          </table:table-cell>
          <table:table-cell table:formula="of:=[.F111]" office:value-type="float" office:value="-0.905702263080471">
            <text:p>-0.905702263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1]+1" office:value-type="float" office:value="106">
            <text:p>106</text:p>
          </table:table-cell>
          <table:table-cell table:style-name="ce3" table:formula="of:=PI()/[.$C$2]*[.B112]" office:value-type="float" office:value="2.72958050229933">
            <text:p>2.7295805023</text:p>
          </table:table-cell>
          <table:table-cell table:style-name="ce3" table:formula="of:=[.C112]-[.$C$3]" office:value-type="float" office:value="1.15878417550443">
            <text:p>1.1587841755</text:p>
          </table:table-cell>
          <table:table-cell table:style-name="ce3" table:formula="of:=COS([.D112])" office:value-type="float" office:value="0.400453905651267">
            <text:p>0.4004539057</text:p>
          </table:table-cell>
          <table:table-cell table:style-name="ce3" table:formula="of:=COS([.C112])" office:value-type="float" office:value="-0.916316904487005">
            <text:p>-0.9163169045</text:p>
          </table:table-cell>
          <table:table-cell table:style-name="ce3"/>
          <table:table-cell table:style-name="ce3" table:formula="of:=[.B112]" office:value-type="float" office:value="106">
            <text:p>106</text:p>
          </table:table-cell>
          <table:table-cell table:formula="of:=[.E112]" office:value-type="float" office:value="0.400453905651267">
            <text:p>0.4004539057</text:p>
          </table:table-cell>
          <table:table-cell table:formula="of:=[.D112]" office:value-type="float" office:value="1.15878417550443">
            <text:p>1.1587841755</text:p>
          </table:table-cell>
          <table:table-cell table:formula="of:=[.F112]" office:value-type="float" office:value="-0.916316904487005">
            <text:p>-0.916316904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2]+1" office:value-type="float" office:value="107">
            <text:p>107</text:p>
          </table:table-cell>
          <table:table-cell table:style-name="ce3" table:formula="of:=PI()/[.$C$2]*[.B113]" office:value-type="float" office:value="2.75533126175498">
            <text:p>2.7553312618</text:p>
          </table:table-cell>
          <table:table-cell table:style-name="ce3" table:formula="of:=[.C113]-[.$C$3]" office:value-type="float" office:value="1.18453493496009">
            <text:p>1.184534935</text:p>
          </table:table-cell>
          <table:table-cell table:style-name="ce3" table:formula="of:=COS([.D113])" office:value-type="float" office:value="0.376727893635185">
            <text:p>0.3767278936</text:p>
          </table:table-cell>
          <table:table-cell table:style-name="ce3" table:formula="of:=COS([.C113])" office:value-type="float" office:value="-0.926323968251495">
            <text:p>-0.9263239683</text:p>
          </table:table-cell>
          <table:table-cell table:style-name="ce3"/>
          <table:table-cell table:style-name="ce3" table:formula="of:=[.B113]" office:value-type="float" office:value="107">
            <text:p>107</text:p>
          </table:table-cell>
          <table:table-cell table:formula="of:=[.E113]" office:value-type="float" office:value="0.376727893635185">
            <text:p>0.3767278936</text:p>
          </table:table-cell>
          <table:table-cell table:formula="of:=[.D113]" office:value-type="float" office:value="1.18453493496009">
            <text:p>1.184534935</text:p>
          </table:table-cell>
          <table:table-cell table:formula="of:=[.F113]" office:value-type="float" office:value="-0.926323968251495">
            <text:p>-0.92632396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3]+1" office:value-type="float" office:value="108">
            <text:p>108</text:p>
          </table:table-cell>
          <table:table-cell table:style-name="ce3" table:formula="of:=PI()/[.$C$2]*[.B114]" office:value-type="float" office:value="2.78108202121064">
            <text:p>2.7810820212</text:p>
          </table:table-cell>
          <table:table-cell table:style-name="ce3" table:formula="of:=[.C114]-[.$C$3]" office:value-type="float" office:value="1.21028569441574">
            <text:p>1.2102856944</text:p>
          </table:table-cell>
          <table:table-cell table:style-name="ce3" table:formula="of:=COS([.D114])" office:value-type="float" office:value="0.352752086549095">
            <text:p>0.3527520865</text:p>
          </table:table-cell>
          <table:table-cell table:style-name="ce3" table:formula="of:=COS([.C114])" office:value-type="float" office:value="-0.935716819040493">
            <text:p>-0.935716819</text:p>
          </table:table-cell>
          <table:table-cell table:style-name="ce3"/>
          <table:table-cell table:style-name="ce3" table:formula="of:=[.B114]" office:value-type="float" office:value="108">
            <text:p>108</text:p>
          </table:table-cell>
          <table:table-cell table:formula="of:=[.E114]" office:value-type="float" office:value="0.352752086549095">
            <text:p>0.3527520865</text:p>
          </table:table-cell>
          <table:table-cell table:formula="of:=[.D114]" office:value-type="float" office:value="1.21028569441574">
            <text:p>1.2102856944</text:p>
          </table:table-cell>
          <table:table-cell table:formula="of:=[.F114]" office:value-type="float" office:value="-0.935716819040493">
            <text:p>-0.935716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4]+1" office:value-type="float" office:value="109">
            <text:p>109</text:p>
          </table:table-cell>
          <table:table-cell table:style-name="ce3" table:formula="of:=PI()/[.$C$2]*[.B115]" office:value-type="float" office:value="2.80683278066629">
            <text:p>2.8068327807</text:p>
          </table:table-cell>
          <table:table-cell table:style-name="ce3" table:formula="of:=[.C115]-[.$C$3]" office:value-type="float" office:value="1.23603645387139">
            <text:p>1.2360364539</text:p>
          </table:table-cell>
          <table:table-cell table:style-name="ce3" table:formula="of:=COS([.D115])" office:value-type="float" office:value="0.328542381910835">
            <text:p>0.3285423819</text:p>
          </table:table-cell>
          <table:table-cell table:style-name="ce3" table:formula="of:=COS([.C115])" office:value-type="float" office:value="-0.944489228783661">
            <text:p>-0.9444892288</text:p>
          </table:table-cell>
          <table:table-cell table:style-name="ce3"/>
          <table:table-cell table:style-name="ce3" table:formula="of:=[.B115]" office:value-type="float" office:value="109">
            <text:p>109</text:p>
          </table:table-cell>
          <table:table-cell table:formula="of:=[.E115]" office:value-type="float" office:value="0.328542381910835">
            <text:p>0.3285423819</text:p>
          </table:table-cell>
          <table:table-cell table:formula="of:=[.D115]" office:value-type="float" office:value="1.23603645387139">
            <text:p>1.2360364539</text:p>
          </table:table-cell>
          <table:table-cell table:formula="of:=[.F115]" office:value-type="float" office:value="-0.944489228783661">
            <text:p>-0.94448922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5]+1" office:value-type="float" office:value="110">
            <text:p>110</text:p>
          </table:table-cell>
          <table:table-cell table:style-name="ce3" table:formula="of:=PI()/[.$C$2]*[.B116]" office:value-type="float" office:value="2.83258354012194">
            <text:p>2.8325835401</text:p>
          </table:table-cell>
          <table:table-cell table:style-name="ce3" table:formula="of:=[.C116]-[.$C$3]" office:value-type="float" office:value="1.26178721332705">
            <text:p>1.2617872133</text:p>
          </table:table-cell>
          <table:table-cell table:style-name="ce3" table:formula="of:=COS([.D116])" office:value-type="float" office:value="0.304114832327518">
            <text:p>0.3041148323</text:p>
          </table:table-cell>
          <table:table-cell table:style-name="ce3" table:formula="of:=COS([.C116])" office:value-type="float" office:value="-0.952635380803383">
            <text:p>-0.9526353808</text:p>
          </table:table-cell>
          <table:table-cell table:style-name="ce3"/>
          <table:table-cell table:style-name="ce3" table:formula="of:=[.B116]" office:value-type="float" office:value="110">
            <text:p>110</text:p>
          </table:table-cell>
          <table:table-cell table:formula="of:=[.E116]" office:value-type="float" office:value="0.304114832327518">
            <text:p>0.3041148323</text:p>
          </table:table-cell>
          <table:table-cell table:formula="of:=[.D116]" office:value-type="float" office:value="1.26178721332705">
            <text:p>1.2617872133</text:p>
          </table:table-cell>
          <table:table-cell table:formula="of:=[.F116]" office:value-type="float" office:value="-0.952635380803383">
            <text:p>-0.952635380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6]+1" office:value-type="float" office:value="111">
            <text:p>111</text:p>
          </table:table-cell>
          <table:table-cell table:style-name="ce3" table:formula="of:=PI()/[.$C$2]*[.B117]" office:value-type="float" office:value="2.8583342995776">
            <text:p>2.8583342996</text:p>
          </table:table-cell>
          <table:table-cell table:style-name="ce3" table:formula="of:=[.C117]-[.$C$3]" office:value-type="float" office:value="1.2875379727827">
            <text:p>1.2875379728</text:p>
          </table:table-cell>
          <table:table-cell table:style-name="ce3" table:formula="of:=COS([.D117])" office:value-type="float" office:value="0.27948563485161">
            <text:p>0.2794856349</text:p>
          </table:table-cell>
          <table:table-cell table:style-name="ce3" table:formula="of:=COS([.C117])" office:value-type="float" office:value="-0.960149873671602">
            <text:p>-0.9601498737</text:p>
          </table:table-cell>
          <table:table-cell table:style-name="ce3"/>
          <table:table-cell table:style-name="ce3" table:formula="of:=[.B117]" office:value-type="float" office:value="111">
            <text:p>111</text:p>
          </table:table-cell>
          <table:table-cell table:formula="of:=[.E117]" office:value-type="float" office:value="0.27948563485161">
            <text:p>0.2794856349</text:p>
          </table:table-cell>
          <table:table-cell table:formula="of:=[.D117]" office:value-type="float" office:value="1.2875379727827">
            <text:p>1.2875379728</text:p>
          </table:table-cell>
          <table:table-cell table:formula="of:=[.F117]" office:value-type="float" office:value="-0.960149873671602">
            <text:p>-0.9601498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7]+1" office:value-type="float" office:value="112">
            <text:p>112</text:p>
          </table:table-cell>
          <table:table-cell table:style-name="ce3" table:formula="of:=PI()/[.$C$2]*[.B118]" office:value-type="float" office:value="2.88408505903325">
            <text:p>2.884085059</text:p>
          </table:table-cell>
          <table:table-cell table:style-name="ce3" table:formula="of:=[.C118]-[.$C$3]" office:value-type="float" office:value="1.31328873223836">
            <text:p>1.3132887322</text:p>
          </table:table-cell>
          <table:table-cell table:style-name="ce3" table:formula="of:=COS([.D118])" office:value-type="float" office:value="0.254671120241229">
            <text:p>0.2546711202</text:p>
          </table:table-cell>
          <table:table-cell table:style-name="ce3" table:formula="of:=COS([.C118])" office:value-type="float" office:value="-0.96702772479132">
            <text:p>-0.9670277248</text:p>
          </table:table-cell>
          <table:table-cell table:style-name="ce3"/>
          <table:table-cell table:style-name="ce3" table:formula="of:=[.B118]" office:value-type="float" office:value="112">
            <text:p>112</text:p>
          </table:table-cell>
          <table:table-cell table:formula="of:=[.E118]" office:value-type="float" office:value="0.254671120241229">
            <text:p>0.2546711202</text:p>
          </table:table-cell>
          <table:table-cell table:formula="of:=[.D118]" office:value-type="float" office:value="1.31328873223836">
            <text:p>1.3132887322</text:p>
          </table:table-cell>
          <table:table-cell table:formula="of:=[.F118]" office:value-type="float" office:value="-0.96702772479132">
            <text:p>-0.96702772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8]+1" office:value-type="float" office:value="113">
            <text:p>113</text:p>
          </table:table-cell>
          <table:table-cell table:style-name="ce3" table:formula="of:=PI()/[.$C$2]*[.B119]" office:value-type="float" office:value="2.90983581848891">
            <text:p>2.9098358185</text:p>
          </table:table-cell>
          <table:table-cell table:style-name="ce3" table:formula="of:=[.C119]-[.$C$3]" office:value-type="float" office:value="1.33903949169401">
            <text:p>1.3390394917</text:p>
          </table:table-cell>
          <table:table-cell table:style-name="ce3" table:formula="of:=COS([.D119])" office:value-type="float" office:value="0.229687742131796">
            <text:p>0.2296877421</text:p>
          </table:table-cell>
          <table:table-cell table:style-name="ce3" table:formula="of:=COS([.C119])" office:value-type="float" office:value="-0.973264373700382">
            <text:p>-0.9732643737</text:p>
          </table:table-cell>
          <table:table-cell table:style-name="ce3"/>
          <table:table-cell table:style-name="ce3" table:formula="of:=[.B119]" office:value-type="float" office:value="113">
            <text:p>113</text:p>
          </table:table-cell>
          <table:table-cell table:formula="of:=[.E119]" office:value-type="float" office:value="0.229687742131796">
            <text:p>0.2296877421</text:p>
          </table:table-cell>
          <table:table-cell table:formula="of:=[.D119]" office:value-type="float" office:value="1.33903949169401">
            <text:p>1.3390394917</text:p>
          </table:table-cell>
          <table:table-cell table:formula="of:=[.F119]" office:value-type="float" office:value="-0.973264373700382">
            <text:p>-0.9732643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9]+1" office:value-type="float" office:value="114">
            <text:p>114</text:p>
          </table:table-cell>
          <table:table-cell table:style-name="ce3" table:formula="of:=PI()/[.$C$2]*[.B120]" office:value-type="float" office:value="2.93558657794456">
            <text:p>2.9355865779</text:p>
          </table:table-cell>
          <table:table-cell table:style-name="ce3" table:formula="of:=[.C120]-[.$C$3]" office:value-type="float" office:value="1.36479025114966">
            <text:p>1.3647902511</text:p>
          </table:table-cell>
          <table:table-cell table:style-name="ce3" table:formula="of:=COS([.D120])" office:value-type="float" office:value="0.204552066126201">
            <text:p>0.2045520661</text:p>
          </table:table-cell>
          <table:table-cell table:style-name="ce3" table:formula="of:=COS([.C120])" office:value-type="float" office:value="-0.978855685095358">
            <text:p>-0.9788556851</text:p>
          </table:table-cell>
          <table:table-cell table:style-name="ce3"/>
          <table:table-cell table:style-name="ce3" table:formula="of:=[.B120]" office:value-type="float" office:value="114">
            <text:p>114</text:p>
          </table:table-cell>
          <table:table-cell table:formula="of:=[.E120]" office:value-type="float" office:value="0.204552066126201">
            <text:p>0.2045520661</text:p>
          </table:table-cell>
          <table:table-cell table:formula="of:=[.D120]" office:value-type="float" office:value="1.36479025114966">
            <text:p>1.3647902511</text:p>
          </table:table-cell>
          <table:table-cell table:formula="of:=[.F120]" office:value-type="float" office:value="-0.978855685095358">
            <text:p>-0.97885568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0]+1" office:value-type="float" office:value="115">
            <text:p>115</text:p>
          </table:table-cell>
          <table:table-cell table:style-name="ce3" table:formula="of:=PI()/[.$C$2]*[.B121]" office:value-type="float" office:value="2.96133733740021">
            <text:p>2.9613373374</text:p>
          </table:table-cell>
          <table:table-cell table:style-name="ce3" table:formula="of:=[.C121]-[.$C$3]" office:value-type="float" office:value="1.39054101060532">
            <text:p>1.3905410106</text:p>
          </table:table-cell>
          <table:table-cell table:style-name="ce3" table:formula="of:=COS([.D121])" office:value-type="float" office:value="0.179280758810736">
            <text:p>0.1792807588</text:p>
          </table:table-cell>
          <table:table-cell table:style-name="ce3" table:formula="of:=COS([.C121])" office:value-type="float" office:value="-0.983797951573516">
            <text:p>-0.9837979516</text:p>
          </table:table-cell>
          <table:table-cell table:style-name="ce3"/>
          <table:table-cell table:style-name="ce3" table:formula="of:=[.B121]" office:value-type="float" office:value="115">
            <text:p>115</text:p>
          </table:table-cell>
          <table:table-cell table:formula="of:=[.E121]" office:value-type="float" office:value="0.179280758810736">
            <text:p>0.1792807588</text:p>
          </table:table-cell>
          <table:table-cell table:formula="of:=[.D121]" office:value-type="float" office:value="1.39054101060532">
            <text:p>1.3905410106</text:p>
          </table:table-cell>
          <table:table-cell table:formula="of:=[.F121]" office:value-type="float" office:value="-0.983797951573516">
            <text:p>-0.983797951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1]+1" office:value-type="float" office:value="116">
            <text:p>116</text:p>
          </table:table-cell>
          <table:table-cell table:style-name="ce3" table:formula="of:=PI()/[.$C$2]*[.B122]" office:value-type="float" office:value="2.98708809685587">
            <text:p>2.9870880969</text:p>
          </table:table-cell>
          <table:table-cell table:style-name="ce3" table:formula="of:=[.C122]-[.$C$3]" office:value-type="float" office:value="1.41629177006097">
            <text:p>1.4162917701</text:p>
          </table:table-cell>
          <table:table-cell table:style-name="ce3" table:formula="of:=COS([.D122])" office:value-type="float" office:value="0.153890576704062">
            <text:p>0.1538905767</text:p>
          </table:table-cell>
          <table:table-cell table:style-name="ce3" table:formula="of:=COS([.C122])" office:value-type="float" office:value="-0.988087896091077">
            <text:p>-0.9880878961</text:p>
          </table:table-cell>
          <table:table-cell table:style-name="ce3"/>
          <table:table-cell table:style-name="ce3" table:formula="of:=[.B122]" office:value-type="float" office:value="116">
            <text:p>116</text:p>
          </table:table-cell>
          <table:table-cell table:formula="of:=[.E122]" office:value-type="float" office:value="0.153890576704062">
            <text:p>0.1538905767</text:p>
          </table:table-cell>
          <table:table-cell table:formula="of:=[.D122]" office:value-type="float" office:value="1.41629177006097">
            <text:p>1.4162917701</text:p>
          </table:table-cell>
          <table:table-cell table:formula="of:=[.F122]" office:value-type="float" office:value="-0.988087896091077">
            <text:p>-0.98808789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2]+1" office:value-type="float" office:value="117">
            <text:p>117</text:p>
          </table:table-cell>
          <table:table-cell table:style-name="ce3" table:formula="of:=PI()/[.$C$2]*[.B123]" office:value-type="float" office:value="3.01283885631152">
            <text:p>3.0128388563</text:p>
          </table:table-cell>
          <table:table-cell table:style-name="ce3" table:formula="of:=[.C123]-[.$C$3]" office:value-type="float" office:value="1.44204252951663">
            <text:p>1.4420425295</text:p>
          </table:table-cell>
          <table:table-cell table:style-name="ce3" table:formula="of:=COS([.D123])" office:value-type="float" office:value="0.128398355146551">
            <text:p>0.1283983551</text:p>
          </table:table-cell>
          <table:table-cell table:style-name="ce3" table:formula="of:=COS([.C123])" office:value-type="float" office:value="-0.991722674136102">
            <text:p>-0.9917226741</text:p>
          </table:table-cell>
          <table:table-cell table:style-name="ce3"/>
          <table:table-cell table:style-name="ce3" table:formula="of:=[.B123]" office:value-type="float" office:value="117">
            <text:p>117</text:p>
          </table:table-cell>
          <table:table-cell table:formula="of:=[.E123]" office:value-type="float" office:value="0.128398355146551">
            <text:p>0.1283983551</text:p>
          </table:table-cell>
          <table:table-cell table:formula="of:=[.D123]" office:value-type="float" office:value="1.44204252951663">
            <text:p>1.4420425295</text:p>
          </table:table-cell>
          <table:table-cell table:formula="of:=[.F123]" office:value-type="float" office:value="-0.991722674136102">
            <text:p>-0.99172267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3]+1" office:value-type="float" office:value="118">
            <text:p>118</text:p>
          </table:table-cell>
          <table:table-cell table:style-name="ce3" table:formula="of:=PI()/[.$C$2]*[.B124]" office:value-type="float" office:value="3.03858961576718">
            <text:p>3.0385896158</text:p>
          </table:table-cell>
          <table:table-cell table:style-name="ce3" table:formula="of:=[.C124]-[.$C$3]" office:value-type="float" office:value="1.46779328897228">
            <text:p>1.467793289</text:p>
          </table:table-cell>
          <table:table-cell table:style-name="ce3" table:formula="of:=COS([.D124])" office:value-type="float" office:value="0.102820997137361">
            <text:p>0.1028209971</text:p>
          </table:table-cell>
          <table:table-cell table:style-name="ce3" table:formula="of:=COS([.C124])" office:value-type="float" office:value="-0.994699875614589">
            <text:p>-0.9946998756</text:p>
          </table:table-cell>
          <table:table-cell table:style-name="ce3"/>
          <table:table-cell table:style-name="ce3" table:formula="of:=[.B124]" office:value-type="float" office:value="118">
            <text:p>118</text:p>
          </table:table-cell>
          <table:table-cell table:formula="of:=[.E124]" office:value-type="float" office:value="0.102820997137361">
            <text:p>0.1028209971</text:p>
          </table:table-cell>
          <table:table-cell table:formula="of:=[.D124]" office:value-type="float" office:value="1.46779328897228">
            <text:p>1.467793289</text:p>
          </table:table-cell>
          <table:table-cell table:formula="of:=[.F124]" office:value-type="float" office:value="-0.994699875614589">
            <text:p>-0.994699875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4]+1" office:value-type="float" office:value="119">
            <text:p>119</text:p>
          </table:table-cell>
          <table:table-cell table:style-name="ce3" table:formula="of:=PI()/[.$C$2]*[.B125]" office:value-type="float" office:value="3.06434037522283">
            <text:p>3.0643403752</text:p>
          </table:table-cell>
          <table:table-cell table:style-name="ce3" table:formula="of:=[.C125]-[.$C$3]" office:value-type="float" office:value="1.49354404842793">
            <text:p>1.4935440484</text:p>
          </table:table-cell>
          <table:table-cell table:style-name="ce3" table:formula="of:=COS([.D125])" office:value-type="float" office:value="0.0771754621266468">
            <text:p>0.0771754621</text:p>
          </table:table-cell>
          <table:table-cell table:style-name="ce3" table:formula="of:=COS([.C125])" office:value-type="float" office:value="-0.997017526448527">
            <text:p>-0.9970175264</text:p>
          </table:table-cell>
          <table:table-cell table:style-name="ce3"/>
          <table:table-cell table:style-name="ce3" table:formula="of:=[.B125]" office:value-type="float" office:value="119">
            <text:p>119</text:p>
          </table:table-cell>
          <table:table-cell table:formula="of:=[.E125]" office:value-type="float" office:value="0.0771754621266468">
            <text:p>0.0771754621</text:p>
          </table:table-cell>
          <table:table-cell table:formula="of:=[.D125]" office:value-type="float" office:value="1.49354404842793">
            <text:p>1.4935440484</text:p>
          </table:table-cell>
          <table:table-cell table:formula="of:=[.F125]" office:value-type="float" office:value="-0.997017526448527">
            <text:p>-0.99701752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5]+1" office:value-type="float" office:value="120">
            <text:p>120</text:p>
          </table:table-cell>
          <table:table-cell table:style-name="ce3" table:formula="of:=PI()/[.$C$2]*[.B126]" office:value-type="float" office:value="3.09009113467848">
            <text:p>3.0900911347</text:p>
          </table:table-cell>
          <table:table-cell table:style-name="ce3" table:formula="of:=[.C126]-[.$C$3]" office:value-type="float" office:value="1.51929480788359">
            <text:p>1.5192948079</text:p>
          </table:table-cell>
          <table:table-cell table:style-name="ce3" table:formula="of:=COS([.D126])" office:value-type="float" office:value="0.0514787547703467">
            <text:p>0.0514787548</text:p>
          </table:table-cell>
          <table:table-cell table:style-name="ce3" table:formula="of:=COS([.C126])" office:value-type="float" office:value="-0.998674089884831">
            <text:p>-0.9986740899</text:p>
          </table:table-cell>
          <table:table-cell table:style-name="ce3"/>
          <table:table-cell table:style-name="ce3" table:formula="of:=[.B126]" office:value-type="float" office:value="120">
            <text:p>120</text:p>
          </table:table-cell>
          <table:table-cell table:formula="of:=[.E126]" office:value-type="float" office:value="0.0514787547703467">
            <text:p>0.0514787548</text:p>
          </table:table-cell>
          <table:table-cell table:formula="of:=[.D126]" office:value-type="float" office:value="1.51929480788359">
            <text:p>1.5192948079</text:p>
          </table:table-cell>
          <table:table-cell table:formula="of:=[.F126]" office:value-type="float" office:value="-0.998674089884831">
            <text:p>-0.998674089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6]+1" office:value-type="float" office:value="121">
            <text:p>121</text:p>
          </table:table-cell>
          <table:table-cell table:style-name="ce3" table:formula="of:=PI()/[.$C$2]*[.B127]" office:value-type="float" office:value="3.11584189413414">
            <text:p>3.1158418941</text:p>
          </table:table-cell>
          <table:table-cell table:style-name="ce3" table:formula="of:=[.C127]-[.$C$3]" office:value-type="float" office:value="1.54504556733924">
            <text:p>1.5450455673</text:p>
          </table:table-cell>
          <table:table-cell table:style-name="ce3" table:formula="of:=COS([.D127])" office:value-type="float" office:value="0.0257479136549889">
            <text:p>0.0257479137</text:p>
          </table:table-cell>
          <table:table-cell table:style-name="ce3" table:formula="of:=COS([.C127])" office:value-type="float" office:value="-0.999668467514313">
            <text:p>-0.9996684675</text:p>
          </table:table-cell>
          <table:table-cell table:style-name="ce3"/>
          <table:table-cell table:style-name="ce3" table:formula="of:=[.B127]" office:value-type="float" office:value="121">
            <text:p>121</text:p>
          </table:table-cell>
          <table:table-cell table:formula="of:=[.E127]" office:value-type="float" office:value="0.0257479136549889">
            <text:p>0.0257479137</text:p>
          </table:table-cell>
          <table:table-cell table:formula="of:=[.D127]" office:value-type="float" office:value="1.54504556733924">
            <text:p>1.5450455673</text:p>
          </table:table-cell>
          <table:table-cell table:formula="of:=[.F127]" office:value-type="float" office:value="-0.999668467514313">
            <text:p>-0.99966846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7]+1" office:value-type="float" office:value="122">
            <text:p>122</text:p>
          </table:table-cell>
          <table:table-cell table:style-name="ce3" table:formula="of:=PI()/[.$C$2]*[.B128]" office:value-type="float" office:value="3.14159265358979">
            <text:p>3.1415926536</text:p>
          </table:table-cell>
          <table:table-cell table:style-name="ce3" table:formula="of:=[.C128]-[.$C$3]" office:value-type="float" office:value="1.5707963267949">
            <text:p>1.5707963268</text:p>
          </table:table-cell>
          <table:table-cell table:style-name="ce3" table:formula="of:=COS([.D128])" office:value-type="float" office:value="6.12323399573677E-017">
            <text:p>6.12323399573677E-017</text:p>
          </table:table-cell>
          <table:table-cell table:style-name="ce3" table:formula="of:=COS([.C128])" office:value-type="float" office:value="-1">
            <text:p>-1</text:p>
          </table:table-cell>
          <table:table-cell table:style-name="ce3"/>
          <table:table-cell table:style-name="ce3" table:formula="of:=[.B128]" office:value-type="float" office:value="122">
            <text:p>122</text:p>
          </table:table-cell>
          <table:table-cell table:formula="of:=[.E128]" office:value-type="float" office:value="6.12323399573677E-017">
            <text:p>6.12323399573677E-017</text:p>
          </table:table-cell>
          <table:table-cell table:formula="of:=[.D128]" office:value-type="float" office:value="1.5707963267949">
            <text:p>1.5707963268</text:p>
          </table:table-cell>
          <table:table-cell table:formula="of:=[.F128]" office:value-type="float" office:value="-1">
            <text:p>-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8]+1" office:value-type="float" office:value="123">
            <text:p>123</text:p>
          </table:table-cell>
          <table:table-cell table:style-name="ce3" table:formula="of:=PI()/[.$C$2]*[.B129]" office:value-type="float" office:value="3.16734341304545">
            <text:p>3.167343413</text:p>
          </table:table-cell>
          <table:table-cell table:style-name="ce3" table:formula="of:=[.C129]-[.$C$3]" office:value-type="float" office:value="1.59654708625055">
            <text:p>1.5965470863</text:p>
          </table:table-cell>
          <table:table-cell table:style-name="ce3" table:formula="of:=COS([.D129])" office:value-type="float" office:value="-0.0257479136549883">
            <text:p>-0.0257479137</text:p>
          </table:table-cell>
          <table:table-cell table:style-name="ce3" table:formula="of:=COS([.C129])" office:value-type="float" office:value="-0.999668467514313">
            <text:p>-0.9996684675</text:p>
          </table:table-cell>
          <table:table-cell table:style-name="ce3"/>
          <table:table-cell table:style-name="ce3" table:formula="of:=[.B129]" office:value-type="float" office:value="123">
            <text:p>123</text:p>
          </table:table-cell>
          <table:table-cell table:formula="of:=[.E129]" office:value-type="float" office:value="-0.0257479136549883">
            <text:p>-0.0257479137</text:p>
          </table:table-cell>
          <table:table-cell table:formula="of:=[.D129]" office:value-type="float" office:value="1.59654708625055">
            <text:p>1.5965470863</text:p>
          </table:table-cell>
          <table:table-cell table:formula="of:=[.F129]" office:value-type="float" office:value="-0.999668467514313">
            <text:p>-0.99966846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9]+1" office:value-type="float" office:value="124">
            <text:p>124</text:p>
          </table:table-cell>
          <table:table-cell table:style-name="ce3" table:formula="of:=PI()/[.$C$2]*[.B130]" office:value-type="float" office:value="3.1930941725011">
            <text:p>3.1930941725</text:p>
          </table:table-cell>
          <table:table-cell table:style-name="ce3" table:formula="of:=[.C130]-[.$C$3]" office:value-type="float" office:value="1.6222978457062">
            <text:p>1.6222978457</text:p>
          </table:table-cell>
          <table:table-cell table:style-name="ce3" table:formula="of:=COS([.D130])" office:value-type="float" office:value="-0.0514787547703461">
            <text:p>-0.0514787548</text:p>
          </table:table-cell>
          <table:table-cell table:style-name="ce3" table:formula="of:=COS([.C130])" office:value-type="float" office:value="-0.998674089884831">
            <text:p>-0.9986740899</text:p>
          </table:table-cell>
          <table:table-cell table:style-name="ce3"/>
          <table:table-cell table:style-name="ce3" table:formula="of:=[.B130]" office:value-type="float" office:value="124">
            <text:p>124</text:p>
          </table:table-cell>
          <table:table-cell table:formula="of:=[.E130]" office:value-type="float" office:value="-0.0514787547703461">
            <text:p>-0.0514787548</text:p>
          </table:table-cell>
          <table:table-cell table:formula="of:=[.D130]" office:value-type="float" office:value="1.6222978457062">
            <text:p>1.6222978457</text:p>
          </table:table-cell>
          <table:table-cell table:formula="of:=[.F130]" office:value-type="float" office:value="-0.998674089884831">
            <text:p>-0.998674089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0]+1" office:value-type="float" office:value="125">
            <text:p>125</text:p>
          </table:table-cell>
          <table:table-cell table:style-name="ce3" table:formula="of:=PI()/[.$C$2]*[.B131]" office:value-type="float" office:value="3.21884493195676">
            <text:p>3.218844932</text:p>
          </table:table-cell>
          <table:table-cell table:style-name="ce3" table:formula="of:=[.C131]-[.$C$3]" office:value-type="float" office:value="1.64804860516186">
            <text:p>1.6480486052</text:p>
          </table:table-cell>
          <table:table-cell table:style-name="ce3" table:formula="of:=COS([.D131])" office:value-type="float" office:value="-0.0771754621266462">
            <text:p>-0.0771754621</text:p>
          </table:table-cell>
          <table:table-cell table:style-name="ce3" table:formula="of:=COS([.C131])" office:value-type="float" office:value="-0.997017526448527">
            <text:p>-0.9970175264</text:p>
          </table:table-cell>
          <table:table-cell table:style-name="ce3"/>
          <table:table-cell table:style-name="ce3" table:formula="of:=[.B131]" office:value-type="float" office:value="125">
            <text:p>125</text:p>
          </table:table-cell>
          <table:table-cell table:formula="of:=[.E131]" office:value-type="float" office:value="-0.0771754621266462">
            <text:p>-0.0771754621</text:p>
          </table:table-cell>
          <table:table-cell table:formula="of:=[.D131]" office:value-type="float" office:value="1.64804860516186">
            <text:p>1.6480486052</text:p>
          </table:table-cell>
          <table:table-cell table:formula="of:=[.F131]" office:value-type="float" office:value="-0.997017526448527">
            <text:p>-0.99701752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1]+1" office:value-type="float" office:value="126">
            <text:p>126</text:p>
          </table:table-cell>
          <table:table-cell table:style-name="ce3" table:formula="of:=PI()/[.$C$2]*[.B132]" office:value-type="float" office:value="3.24459569141241">
            <text:p>3.2445956914</text:p>
          </table:table-cell>
          <table:table-cell table:style-name="ce3" table:formula="of:=[.C132]-[.$C$3]" office:value-type="float" office:value="1.67379936461751">
            <text:p>1.6737993646</text:p>
          </table:table-cell>
          <table:table-cell table:style-name="ce3" table:formula="of:=COS([.D132])" office:value-type="float" office:value="-0.10282099713736">
            <text:p>-0.1028209971</text:p>
          </table:table-cell>
          <table:table-cell table:style-name="ce3" table:formula="of:=COS([.C132])" office:value-type="float" office:value="-0.994699875614589">
            <text:p>-0.9946998756</text:p>
          </table:table-cell>
          <table:table-cell table:style-name="ce3"/>
          <table:table-cell table:style-name="ce3" table:formula="of:=[.B132]" office:value-type="float" office:value="126">
            <text:p>126</text:p>
          </table:table-cell>
          <table:table-cell table:formula="of:=[.E132]" office:value-type="float" office:value="-0.10282099713736">
            <text:p>-0.1028209971</text:p>
          </table:table-cell>
          <table:table-cell table:formula="of:=[.D132]" office:value-type="float" office:value="1.67379936461751">
            <text:p>1.6737993646</text:p>
          </table:table-cell>
          <table:table-cell table:formula="of:=[.F132]" office:value-type="float" office:value="-0.994699875614589">
            <text:p>-0.994699875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2]+1" office:value-type="float" office:value="127">
            <text:p>127</text:p>
          </table:table-cell>
          <table:table-cell table:style-name="ce3" table:formula="of:=PI()/[.$C$2]*[.B133]" office:value-type="float" office:value="3.27034645086806">
            <text:p>3.2703464509</text:p>
          </table:table-cell>
          <table:table-cell table:style-name="ce3" table:formula="of:=[.C133]-[.$C$3]" office:value-type="float" office:value="1.69955012407317">
            <text:p>1.6995501241</text:p>
          </table:table-cell>
          <table:table-cell table:style-name="ce3" table:formula="of:=COS([.D133])" office:value-type="float" office:value="-0.128398355146551">
            <text:p>-0.1283983551</text:p>
          </table:table-cell>
          <table:table-cell table:style-name="ce3" table:formula="of:=COS([.C133])" office:value-type="float" office:value="-0.991722674136102">
            <text:p>-0.9917226741</text:p>
          </table:table-cell>
          <table:table-cell table:style-name="ce3"/>
          <table:table-cell table:style-name="ce3" table:formula="of:=[.B133]" office:value-type="float" office:value="127">
            <text:p>127</text:p>
          </table:table-cell>
          <table:table-cell table:formula="of:=[.E133]" office:value-type="float" office:value="-0.128398355146551">
            <text:p>-0.1283983551</text:p>
          </table:table-cell>
          <table:table-cell table:formula="of:=[.D133]" office:value-type="float" office:value="1.69955012407317">
            <text:p>1.6995501241</text:p>
          </table:table-cell>
          <table:table-cell table:formula="of:=[.F133]" office:value-type="float" office:value="-0.991722674136102">
            <text:p>-0.99172267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3]+1" office:value-type="float" office:value="128">
            <text:p>128</text:p>
          </table:table-cell>
          <table:table-cell table:style-name="ce3" table:formula="of:=PI()/[.$C$2]*[.B134]" office:value-type="float" office:value="3.29609721032372">
            <text:p>3.2960972103</text:p>
          </table:table-cell>
          <table:table-cell table:style-name="ce3" table:formula="of:=[.C134]-[.$C$3]" office:value-type="float" office:value="1.72530088352882">
            <text:p>1.7253008835</text:p>
          </table:table-cell>
          <table:table-cell table:style-name="ce3" table:formula="of:=COS([.D134])" office:value-type="float" office:value="-0.153890576704062">
            <text:p>-0.1538905767</text:p>
          </table:table-cell>
          <table:table-cell table:style-name="ce3" table:formula="of:=COS([.C134])" office:value-type="float" office:value="-0.988087896091077">
            <text:p>-0.9880878961</text:p>
          </table:table-cell>
          <table:table-cell table:style-name="ce3"/>
          <table:table-cell table:style-name="ce3" table:formula="of:=[.B134]" office:value-type="float" office:value="128">
            <text:p>128</text:p>
          </table:table-cell>
          <table:table-cell table:formula="of:=[.E134]" office:value-type="float" office:value="-0.153890576704062">
            <text:p>-0.1538905767</text:p>
          </table:table-cell>
          <table:table-cell table:formula="of:=[.D134]" office:value-type="float" office:value="1.72530088352882">
            <text:p>1.7253008835</text:p>
          </table:table-cell>
          <table:table-cell table:formula="of:=[.F134]" office:value-type="float" office:value="-0.988087896091077">
            <text:p>-0.98808789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4]+1" office:value-type="float" office:value="129">
            <text:p>129</text:p>
          </table:table-cell>
          <table:table-cell table:style-name="ce3" table:formula="of:=PI()/[.$C$2]*[.B135]" office:value-type="float" office:value="3.32184796977937">
            <text:p>3.3218479698</text:p>
          </table:table-cell>
          <table:table-cell table:style-name="ce3" table:formula="of:=[.C135]-[.$C$3]" office:value-type="float" office:value="1.75105164298447">
            <text:p>1.751051643</text:p>
          </table:table-cell>
          <table:table-cell table:style-name="ce3" table:formula="of:=COS([.D135])" office:value-type="float" office:value="-0.179280758810735">
            <text:p>-0.1792807588</text:p>
          </table:table-cell>
          <table:table-cell table:style-name="ce3" table:formula="of:=COS([.C135])" office:value-type="float" office:value="-0.983797951573516">
            <text:p>-0.9837979516</text:p>
          </table:table-cell>
          <table:table-cell table:style-name="ce3"/>
          <table:table-cell table:style-name="ce3" table:formula="of:=[.B135]" office:value-type="float" office:value="129">
            <text:p>129</text:p>
          </table:table-cell>
          <table:table-cell table:formula="of:=[.E135]" office:value-type="float" office:value="-0.179280758810735">
            <text:p>-0.1792807588</text:p>
          </table:table-cell>
          <table:table-cell table:formula="of:=[.D135]" office:value-type="float" office:value="1.75105164298447">
            <text:p>1.751051643</text:p>
          </table:table-cell>
          <table:table-cell table:formula="of:=[.F135]" office:value-type="float" office:value="-0.983797951573516">
            <text:p>-0.983797951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5]+1" office:value-type="float" office:value="130">
            <text:p>130</text:p>
          </table:table-cell>
          <table:table-cell table:style-name="ce3" table:formula="of:=PI()/[.$C$2]*[.B136]" office:value-type="float" office:value="3.34759872923503">
            <text:p>3.3475987292</text:p>
          </table:table-cell>
          <table:table-cell table:style-name="ce3" table:formula="of:=[.C136]-[.$C$3]" office:value-type="float" office:value="1.77680240244013">
            <text:p>1.7768024024</text:p>
          </table:table-cell>
          <table:table-cell table:style-name="ce3" table:formula="of:=COS([.D136])" office:value-type="float" office:value="-0.204552066126201">
            <text:p>-0.2045520661</text:p>
          </table:table-cell>
          <table:table-cell table:style-name="ce3" table:formula="of:=COS([.C136])" office:value-type="float" office:value="-0.978855685095358">
            <text:p>-0.9788556851</text:p>
          </table:table-cell>
          <table:table-cell table:style-name="ce3"/>
          <table:table-cell table:style-name="ce3" table:formula="of:=[.B136]" office:value-type="float" office:value="130">
            <text:p>130</text:p>
          </table:table-cell>
          <table:table-cell table:formula="of:=[.E136]" office:value-type="float" office:value="-0.204552066126201">
            <text:p>-0.2045520661</text:p>
          </table:table-cell>
          <table:table-cell table:formula="of:=[.D136]" office:value-type="float" office:value="1.77680240244013">
            <text:p>1.7768024024</text:p>
          </table:table-cell>
          <table:table-cell table:formula="of:=[.F136]" office:value-type="float" office:value="-0.978855685095358">
            <text:p>-0.97885568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6]+1" office:value-type="float" office:value="131">
            <text:p>131</text:p>
          </table:table-cell>
          <table:table-cell table:style-name="ce3" table:formula="of:=PI()/[.$C$2]*[.B137]" office:value-type="float" office:value="3.37334948869068">
            <text:p>3.3733494887</text:p>
          </table:table-cell>
          <table:table-cell table:style-name="ce3" table:formula="of:=[.C137]-[.$C$3]" office:value-type="float" office:value="1.80255316189578">
            <text:p>1.8025531619</text:p>
          </table:table-cell>
          <table:table-cell table:style-name="ce3" table:formula="of:=COS([.D137])" office:value-type="float" office:value="-0.229687742131795">
            <text:p>-0.2296877421</text:p>
          </table:table-cell>
          <table:table-cell table:style-name="ce3" table:formula="of:=COS([.C137])" office:value-type="float" office:value="-0.973264373700382">
            <text:p>-0.9732643737</text:p>
          </table:table-cell>
          <table:table-cell table:style-name="ce3"/>
          <table:table-cell table:style-name="ce3" table:formula="of:=[.B137]" office:value-type="float" office:value="131">
            <text:p>131</text:p>
          </table:table-cell>
          <table:table-cell table:formula="of:=[.E137]" office:value-type="float" office:value="-0.229687742131795">
            <text:p>-0.2296877421</text:p>
          </table:table-cell>
          <table:table-cell table:formula="of:=[.D137]" office:value-type="float" office:value="1.80255316189578">
            <text:p>1.8025531619</text:p>
          </table:table-cell>
          <table:table-cell table:formula="of:=[.F137]" office:value-type="float" office:value="-0.973264373700382">
            <text:p>-0.9732643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7]+1" office:value-type="float" office:value="132">
            <text:p>132</text:p>
          </table:table-cell>
          <table:table-cell table:style-name="ce3" table:formula="of:=PI()/[.$C$2]*[.B138]" office:value-type="float" office:value="3.39910024814633">
            <text:p>3.3991002481</text:p>
          </table:table-cell>
          <table:table-cell table:style-name="ce3" table:formula="of:=[.C138]-[.$C$3]" office:value-type="float" office:value="1.82830392135144">
            <text:p>1.8283039214</text:p>
          </table:table-cell>
          <table:table-cell table:style-name="ce3" table:formula="of:=COS([.D138])" office:value-type="float" office:value="-0.254671120241229">
            <text:p>-0.2546711202</text:p>
          </table:table-cell>
          <table:table-cell table:style-name="ce3" table:formula="of:=COS([.C138])" office:value-type="float" office:value="-0.96702772479132">
            <text:p>-0.9670277248</text:p>
          </table:table-cell>
          <table:table-cell table:style-name="ce3"/>
          <table:table-cell table:style-name="ce3" table:formula="of:=[.B138]" office:value-type="float" office:value="132">
            <text:p>132</text:p>
          </table:table-cell>
          <table:table-cell table:formula="of:=[.E138]" office:value-type="float" office:value="-0.254671120241229">
            <text:p>-0.2546711202</text:p>
          </table:table-cell>
          <table:table-cell table:formula="of:=[.D138]" office:value-type="float" office:value="1.82830392135144">
            <text:p>1.8283039214</text:p>
          </table:table-cell>
          <table:table-cell table:formula="of:=[.F138]" office:value-type="float" office:value="-0.96702772479132">
            <text:p>-0.96702772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8]+1" office:value-type="float" office:value="133">
            <text:p>133</text:p>
          </table:table-cell>
          <table:table-cell table:style-name="ce3" table:formula="of:=PI()/[.$C$2]*[.B139]" office:value-type="float" office:value="3.42485100760199">
            <text:p>3.4248510076</text:p>
          </table:table-cell>
          <table:table-cell table:style-name="ce3" table:formula="of:=[.C139]-[.$C$3]" office:value-type="float" office:value="1.85405468080709">
            <text:p>1.8540546808</text:p>
          </table:table-cell>
          <table:table-cell table:style-name="ce3" table:formula="of:=COS([.D139])" office:value-type="float" office:value="-0.279485634851609">
            <text:p>-0.2794856349</text:p>
          </table:table-cell>
          <table:table-cell table:style-name="ce3" table:formula="of:=COS([.C139])" office:value-type="float" office:value="-0.960149873671602">
            <text:p>-0.9601498737</text:p>
          </table:table-cell>
          <table:table-cell table:style-name="ce3"/>
          <table:table-cell table:style-name="ce3" table:formula="of:=[.B139]" office:value-type="float" office:value="133">
            <text:p>133</text:p>
          </table:table-cell>
          <table:table-cell table:formula="of:=[.E139]" office:value-type="float" office:value="-0.279485634851609">
            <text:p>-0.2794856349</text:p>
          </table:table-cell>
          <table:table-cell table:formula="of:=[.D139]" office:value-type="float" office:value="1.85405468080709">
            <text:p>1.8540546808</text:p>
          </table:table-cell>
          <table:table-cell table:formula="of:=[.F139]" office:value-type="float" office:value="-0.960149873671602">
            <text:p>-0.9601498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9]+1" office:value-type="float" office:value="134">
            <text:p>134</text:p>
          </table:table-cell>
          <table:table-cell table:style-name="ce3" table:formula="of:=PI()/[.$C$2]*[.B140]" office:value-type="float" office:value="3.45060176705764">
            <text:p>3.4506017671</text:p>
          </table:table-cell>
          <table:table-cell table:style-name="ce3" table:formula="of:=[.C140]-[.$C$3]" office:value-type="float" office:value="1.87980544026274">
            <text:p>1.8798054403</text:p>
          </table:table-cell>
          <table:table-cell table:style-name="ce3" table:formula="of:=COS([.D140])" office:value-type="float" office:value="-0.304114832327517">
            <text:p>-0.3041148323</text:p>
          </table:table-cell>
          <table:table-cell table:style-name="ce3" table:formula="of:=COS([.C140])" office:value-type="float" office:value="-0.952635380803383">
            <text:p>-0.9526353808</text:p>
          </table:table-cell>
          <table:table-cell table:style-name="ce3"/>
          <table:table-cell table:style-name="ce3" table:formula="of:=[.B140]" office:value-type="float" office:value="134">
            <text:p>134</text:p>
          </table:table-cell>
          <table:table-cell table:formula="of:=[.E140]" office:value-type="float" office:value="-0.304114832327517">
            <text:p>-0.3041148323</text:p>
          </table:table-cell>
          <table:table-cell table:formula="of:=[.D140]" office:value-type="float" office:value="1.87980544026274">
            <text:p>1.8798054403</text:p>
          </table:table-cell>
          <table:table-cell table:formula="of:=[.F140]" office:value-type="float" office:value="-0.952635380803383">
            <text:p>-0.952635380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0]+1" office:value-type="float" office:value="135">
            <text:p>135</text:p>
          </table:table-cell>
          <table:table-cell table:style-name="ce3" table:formula="of:=PI()/[.$C$2]*[.B141]" office:value-type="float" office:value="3.4763525265133">
            <text:p>3.4763525265</text:p>
          </table:table-cell>
          <table:table-cell table:style-name="ce3" table:formula="of:=[.C141]-[.$C$3]" office:value-type="float" office:value="1.9055561997184">
            <text:p>1.9055561997</text:p>
          </table:table-cell>
          <table:table-cell table:style-name="ce3" table:formula="of:=COS([.D141])" office:value-type="float" office:value="-0.328542381910834">
            <text:p>-0.3285423819</text:p>
          </table:table-cell>
          <table:table-cell table:style-name="ce3" table:formula="of:=COS([.C141])" office:value-type="float" office:value="-0.944489228783661">
            <text:p>-0.9444892288</text:p>
          </table:table-cell>
          <table:table-cell table:style-name="ce3"/>
          <table:table-cell table:style-name="ce3" table:formula="of:=[.B141]" office:value-type="float" office:value="135">
            <text:p>135</text:p>
          </table:table-cell>
          <table:table-cell table:formula="of:=[.E141]" office:value-type="float" office:value="-0.328542381910834">
            <text:p>-0.3285423819</text:p>
          </table:table-cell>
          <table:table-cell table:formula="of:=[.D141]" office:value-type="float" office:value="1.9055561997184">
            <text:p>1.9055561997</text:p>
          </table:table-cell>
          <table:table-cell table:formula="of:=[.F141]" office:value-type="float" office:value="-0.944489228783661">
            <text:p>-0.94448922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1]+1" office:value-type="float" office:value="136">
            <text:p>136</text:p>
          </table:table-cell>
          <table:table-cell table:style-name="ce3" table:formula="of:=PI()/[.$C$2]*[.B142]" office:value-type="float" office:value="3.50210328596895">
            <text:p>3.502103286</text:p>
          </table:table-cell>
          <table:table-cell table:style-name="ce3" table:formula="of:=[.C142]-[.$C$3]" office:value-type="float" office:value="1.93130695917405">
            <text:p>1.9313069592</text:p>
          </table:table-cell>
          <table:table-cell table:style-name="ce3" table:formula="of:=COS([.D142])" office:value-type="float" office:value="-0.352752086549094">
            <text:p>-0.3527520865</text:p>
          </table:table-cell>
          <table:table-cell table:style-name="ce3" table:formula="of:=COS([.C142])" office:value-type="float" office:value="-0.935716819040494">
            <text:p>-0.935716819</text:p>
          </table:table-cell>
          <table:table-cell table:style-name="ce3"/>
          <table:table-cell table:style-name="ce3" table:formula="of:=[.B142]" office:value-type="float" office:value="136">
            <text:p>136</text:p>
          </table:table-cell>
          <table:table-cell table:formula="of:=[.E142]" office:value-type="float" office:value="-0.352752086549094">
            <text:p>-0.3527520865</text:p>
          </table:table-cell>
          <table:table-cell table:formula="of:=[.D142]" office:value-type="float" office:value="1.93130695917405">
            <text:p>1.9313069592</text:p>
          </table:table-cell>
          <table:table-cell table:formula="of:=[.F142]" office:value-type="float" office:value="-0.935716819040494">
            <text:p>-0.935716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2]+1" office:value-type="float" office:value="137">
            <text:p>137</text:p>
          </table:table-cell>
          <table:table-cell table:style-name="ce3" table:formula="of:=PI()/[.$C$2]*[.B143]" office:value-type="float" office:value="3.5278540454246">
            <text:p>3.5278540454</text:p>
          </table:table-cell>
          <table:table-cell table:style-name="ce3" table:formula="of:=[.C143]-[.$C$3]" office:value-type="float" office:value="1.95705771862971">
            <text:p>1.9570577186</text:p>
          </table:table-cell>
          <table:table-cell table:style-name="ce3" table:formula="of:=COS([.D143])" office:value-type="float" office:value="-0.376727893635185">
            <text:p>-0.3767278936</text:p>
          </table:table-cell>
          <table:table-cell table:style-name="ce3" table:formula="of:=COS([.C143])" office:value-type="float" office:value="-0.926323968251495">
            <text:p>-0.9263239683</text:p>
          </table:table-cell>
          <table:table-cell table:style-name="ce3"/>
          <table:table-cell table:style-name="ce3" table:formula="of:=[.B143]" office:value-type="float" office:value="137">
            <text:p>137</text:p>
          </table:table-cell>
          <table:table-cell table:formula="of:=[.E143]" office:value-type="float" office:value="-0.376727893635185">
            <text:p>-0.3767278936</text:p>
          </table:table-cell>
          <table:table-cell table:formula="of:=[.D143]" office:value-type="float" office:value="1.95705771862971">
            <text:p>1.9570577186</text:p>
          </table:table-cell>
          <table:table-cell table:formula="of:=[.F143]" office:value-type="float" office:value="-0.926323968251495">
            <text:p>-0.92632396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3]+1" office:value-type="float" office:value="138">
            <text:p>138</text:p>
          </table:table-cell>
          <table:table-cell table:style-name="ce3" table:formula="of:=PI()/[.$C$2]*[.B144]" office:value-type="float" office:value="3.55360480488026">
            <text:p>3.5536048049</text:p>
          </table:table-cell>
          <table:table-cell table:style-name="ce3" table:formula="of:=[.C144]-[.$C$3]" office:value-type="float" office:value="1.98280847808536">
            <text:p>1.9828084781</text:p>
          </table:table-cell>
          <table:table-cell table:style-name="ce3" table:formula="of:=COS([.D144])" office:value-type="float" office:value="-0.400453905651266">
            <text:p>-0.4004539057</text:p>
          </table:table-cell>
          <table:table-cell table:style-name="ce3" table:formula="of:=COS([.C144])" office:value-type="float" office:value="-0.916316904487005">
            <text:p>-0.9163169045</text:p>
          </table:table-cell>
          <table:table-cell table:style-name="ce3"/>
          <table:table-cell table:style-name="ce3" table:formula="of:=[.B144]" office:value-type="float" office:value="138">
            <text:p>138</text:p>
          </table:table-cell>
          <table:table-cell table:formula="of:=[.E144]" office:value-type="float" office:value="-0.400453905651266">
            <text:p>-0.4004539057</text:p>
          </table:table-cell>
          <table:table-cell table:formula="of:=[.D144]" office:value-type="float" office:value="1.98280847808536">
            <text:p>1.9828084781</text:p>
          </table:table-cell>
          <table:table-cell table:formula="of:=[.F144]" office:value-type="float" office:value="-0.916316904487005">
            <text:p>-0.916316904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4]+1" office:value-type="float" office:value="139">
            <text:p>139</text:p>
          </table:table-cell>
          <table:table-cell table:style-name="ce3" table:formula="of:=PI()/[.$C$2]*[.B145]" office:value-type="float" office:value="3.57935556433591">
            <text:p>3.5793555643</text:p>
          </table:table-cell>
          <table:table-cell table:style-name="ce3" table:formula="of:=[.C145]-[.$C$3]" office:value-type="float" office:value="2.00855923754101">
            <text:p>2.0085592375</text:p>
          </table:table-cell>
          <table:table-cell table:style-name="ce3" table:formula="of:=COS([.D145])" office:value-type="float" office:value="-0.42391439070986">
            <text:p>-0.4239143907</text:p>
          </table:table-cell>
          <table:table-cell table:style-name="ce3" table:formula="of:=COS([.C145])" office:value-type="float" office:value="-0.905702263080472">
            <text:p>-0.9057022631</text:p>
          </table:table-cell>
          <table:table-cell table:style-name="ce3"/>
          <table:table-cell table:style-name="ce3" table:formula="of:=[.B145]" office:value-type="float" office:value="139">
            <text:p>139</text:p>
          </table:table-cell>
          <table:table-cell table:formula="of:=[.E145]" office:value-type="float" office:value="-0.42391439070986">
            <text:p>-0.4239143907</text:p>
          </table:table-cell>
          <table:table-cell table:formula="of:=[.D145]" office:value-type="float" office:value="2.00855923754101">
            <text:p>2.0085592375</text:p>
          </table:table-cell>
          <table:table-cell table:formula="of:=[.F145]" office:value-type="float" office:value="-0.905702263080472">
            <text:p>-0.905702263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5]+1" office:value-type="float" office:value="140">
            <text:p>140</text:p>
          </table:table-cell>
          <table:table-cell table:style-name="ce3" table:formula="of:=PI()/[.$C$2]*[.B146]" office:value-type="float" office:value="3.60510632379157">
            <text:p>3.6051063238</text:p>
          </table:table-cell>
          <table:table-cell table:style-name="ce3" table:formula="of:=[.C146]-[.$C$3]" office:value-type="float" office:value="2.03430999699667">
            <text:p>2.034309997</text:p>
          </table:table-cell>
          <table:table-cell table:style-name="ce3" table:formula="of:=COS([.D146])" office:value-type="float" office:value="-0.447093792985114">
            <text:p>-0.447093793</text:p>
          </table:table-cell>
          <table:table-cell table:style-name="ce3" table:formula="of:=COS([.C146])" office:value-type="float" office:value="-0.894487082228796">
            <text:p>-0.8944870822</text:p>
          </table:table-cell>
          <table:table-cell table:style-name="ce3"/>
          <table:table-cell table:style-name="ce3" table:formula="of:=[.B146]" office:value-type="float" office:value="140">
            <text:p>140</text:p>
          </table:table-cell>
          <table:table-cell table:formula="of:=[.E146]" office:value-type="float" office:value="-0.447093792985114">
            <text:p>-0.447093793</text:p>
          </table:table-cell>
          <table:table-cell table:formula="of:=[.D146]" office:value-type="float" office:value="2.03430999699667">
            <text:p>2.034309997</text:p>
          </table:table-cell>
          <table:table-cell table:formula="of:=[.F146]" office:value-type="float" office:value="-0.894487082228796">
            <text:p>-0.89448708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6]+1" office:value-type="float" office:value="141">
            <text:p>141</text:p>
          </table:table-cell>
          <table:table-cell table:style-name="ce3" table:formula="of:=PI()/[.$C$2]*[.B147]" office:value-type="float" office:value="3.63085708324722">
            <text:p>3.6308570832</text:p>
          </table:table-cell>
          <table:table-cell table:style-name="ce3" table:formula="of:=[.C147]-[.$C$3]" office:value-type="float" office:value="2.06006075645232">
            <text:p>2.0600607565</text:p>
          </table:table-cell>
          <table:table-cell table:style-name="ce3" table:formula="of:=COS([.D147])" office:value-type="float" office:value="-0.46997674302732">
            <text:p>-0.469976743</text:p>
          </table:table-cell>
          <table:table-cell table:style-name="ce3" table:formula="of:=COS([.C147])" office:value-type="float" office:value="-0.882678798325548">
            <text:p>-0.8826787983</text:p>
          </table:table-cell>
          <table:table-cell table:style-name="ce3"/>
          <table:table-cell table:style-name="ce3" table:formula="of:=[.B147]" office:value-type="float" office:value="141">
            <text:p>141</text:p>
          </table:table-cell>
          <table:table-cell table:formula="of:=[.E147]" office:value-type="float" office:value="-0.46997674302732">
            <text:p>-0.469976743</text:p>
          </table:table-cell>
          <table:table-cell table:formula="of:=[.D147]" office:value-type="float" office:value="2.06006075645232">
            <text:p>2.0600607565</text:p>
          </table:table-cell>
          <table:table-cell table:formula="of:=[.F147]" office:value-type="float" office:value="-0.882678798325548">
            <text:p>-0.88267879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7]+1" office:value-type="float" office:value="142">
            <text:p>142</text:p>
          </table:table-cell>
          <table:table-cell table:style-name="ce3" table:formula="of:=PI()/[.$C$2]*[.B148]" office:value-type="float" office:value="3.65660784270287">
            <text:p>3.6566078427</text:p>
          </table:table-cell>
          <table:table-cell table:style-name="ce3" table:formula="of:=[.C148]-[.$C$3]" office:value-type="float" office:value="2.08581151590798">
            <text:p>2.0858115159</text:p>
          </table:table-cell>
          <table:table-cell table:style-name="ce3" table:formula="of:=COS([.D148])" office:value-type="float" office:value="-0.492548067953864">
            <text:p>-0.492548068</text:p>
          </table:table-cell>
          <table:table-cell table:style-name="ce3" table:formula="of:=COS([.C148])" office:value-type="float" office:value="-0.870285241030155">
            <text:p>-0.870285241</text:p>
          </table:table-cell>
          <table:table-cell table:style-name="ce3"/>
          <table:table-cell table:style-name="ce3" table:formula="of:=[.B148]" office:value-type="float" office:value="142">
            <text:p>142</text:p>
          </table:table-cell>
          <table:table-cell table:formula="of:=[.E148]" office:value-type="float" office:value="-0.492548067953864">
            <text:p>-0.492548068</text:p>
          </table:table-cell>
          <table:table-cell table:formula="of:=[.D148]" office:value-type="float" office:value="2.08581151590798">
            <text:p>2.0858115159</text:p>
          </table:table-cell>
          <table:table-cell table:formula="of:=[.F148]" office:value-type="float" office:value="-0.870285241030155">
            <text:p>-0.8702852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8]+1" office:value-type="float" office:value="143">
            <text:p>143</text:p>
          </table:table-cell>
          <table:table-cell table:style-name="ce3" table:formula="of:=PI()/[.$C$2]*[.B149]" office:value-type="float" office:value="3.68235860215853">
            <text:p>3.6823586022</text:p>
          </table:table-cell>
          <table:table-cell table:style-name="ce3" table:formula="of:=[.C149]-[.$C$3]" office:value-type="float" office:value="2.11156227536363">
            <text:p>2.1115622754</text:p>
          </table:table-cell>
          <table:table-cell table:style-name="ce3" table:formula="of:=COS([.D149])" office:value-type="float" office:value="-0.51479280150983">
            <text:p>-0.5147928015</text:p>
          </table:table-cell>
          <table:table-cell table:style-name="ce3" table:formula="of:=COS([.C149])" office:value-type="float" office:value="-0.857314628076333">
            <text:p>-0.8573146281</text:p>
          </table:table-cell>
          <table:table-cell table:style-name="ce3"/>
          <table:table-cell table:style-name="ce3" table:formula="of:=[.B149]" office:value-type="float" office:value="143">
            <text:p>143</text:p>
          </table:table-cell>
          <table:table-cell table:formula="of:=[.E149]" office:value-type="float" office:value="-0.51479280150983">
            <text:p>-0.5147928015</text:p>
          </table:table-cell>
          <table:table-cell table:formula="of:=[.D149]" office:value-type="float" office:value="2.11156227536363">
            <text:p>2.1115622754</text:p>
          </table:table-cell>
          <table:table-cell table:formula="of:=[.F149]" office:value-type="float" office:value="-0.857314628076333">
            <text:p>-0.857314628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9]+1" office:value-type="float" office:value="144">
            <text:p>144</text:p>
          </table:table-cell>
          <table:table-cell table:style-name="ce3" table:formula="of:=PI()/[.$C$2]*[.B150]" office:value-type="float" office:value="3.70810936161418">
            <text:p>3.7081093616</text:p>
          </table:table-cell>
          <table:table-cell table:style-name="ce3" table:formula="of:=[.C150]-[.$C$3]" office:value-type="float" office:value="2.13731303481928">
            <text:p>2.1373130348</text:p>
          </table:table-cell>
          <table:table-cell table:style-name="ce3" table:formula="of:=COS([.D150])" office:value-type="float" office:value="-0.5366961939916">
            <text:p>-0.536696194</text:p>
          </table:table-cell>
          <table:table-cell table:style-name="ce3" table:formula="of:=COS([.C150])" office:value-type="float" office:value="-0.843775559823186">
            <text:p>-0.8437755598</text:p>
          </table:table-cell>
          <table:table-cell table:style-name="ce3"/>
          <table:table-cell table:style-name="ce3" table:formula="of:=[.B150]" office:value-type="float" office:value="144">
            <text:p>144</text:p>
          </table:table-cell>
          <table:table-cell table:formula="of:=[.E150]" office:value-type="float" office:value="-0.5366961939916">
            <text:p>-0.536696194</text:p>
          </table:table-cell>
          <table:table-cell table:formula="of:=[.D150]" office:value-type="float" office:value="2.13731303481928">
            <text:p>2.1373130348</text:p>
          </table:table-cell>
          <table:table-cell table:formula="of:=[.F150]" office:value-type="float" office:value="-0.843775559823186">
            <text:p>-0.843775559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0]+1" office:value-type="float" office:value="145">
            <text:p>145</text:p>
          </table:table-cell>
          <table:table-cell table:style-name="ce3" table:formula="of:=PI()/[.$C$2]*[.B151]" office:value-type="float" office:value="3.73386012106984">
            <text:p>3.7338601211</text:p>
          </table:table-cell>
          <table:table-cell table:style-name="ce3" table:formula="of:=[.C151]-[.$C$3]" office:value-type="float" office:value="2.16306379427494">
            <text:p>2.1630637943</text:p>
          </table:table-cell>
          <table:table-cell table:style-name="ce3" table:formula="of:=COS([.D151])" office:value-type="float" office:value="-0.558243722026865">
            <text:p>-0.558243722</text:p>
          </table:table-cell>
          <table:table-cell table:style-name="ce3" table:formula="of:=COS([.C151])" office:value-type="float" office:value="-0.829677013552619">
            <text:p>-0.8296770136</text:p>
          </table:table-cell>
          <table:table-cell table:style-name="ce3"/>
          <table:table-cell table:style-name="ce3" table:formula="of:=[.B151]" office:value-type="float" office:value="145">
            <text:p>145</text:p>
          </table:table-cell>
          <table:table-cell table:formula="of:=[.E151]" office:value-type="float" office:value="-0.558243722026865">
            <text:p>-0.558243722</text:p>
          </table:table-cell>
          <table:table-cell table:formula="of:=[.D151]" office:value-type="float" office:value="2.16306379427494">
            <text:p>2.1630637943</text:p>
          </table:table-cell>
          <table:table-cell table:formula="of:=[.F151]" office:value-type="float" office:value="-0.829677013552619">
            <text:p>-0.82967701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1]+1" office:value-type="float" office:value="146">
            <text:p>146</text:p>
          </table:table-cell>
          <table:table-cell table:style-name="ce3" table:formula="of:=PI()/[.$C$2]*[.B152]" office:value-type="float" office:value="3.75961088052549">
            <text:p>3.7596108805</text:p>
          </table:table-cell>
          <table:table-cell table:style-name="ce3" table:formula="of:=[.C152]-[.$C$3]" office:value-type="float" office:value="2.18881455373059">
            <text:p>2.1888145537</text:p>
          </table:table-cell>
          <table:table-cell table:style-name="ce3" table:formula="of:=COS([.D152])" office:value-type="float" office:value="-0.579421098204563">
            <text:p>-0.5794210982</text:p>
          </table:table-cell>
          <table:table-cell table:style-name="ce3" table:formula="of:=COS([.C152])" office:value-type="float" office:value="-0.815028337516812">
            <text:p>-0.8150283375</text:p>
          </table:table-cell>
          <table:table-cell table:style-name="ce3"/>
          <table:table-cell table:style-name="ce3" table:formula="of:=[.B152]" office:value-type="float" office:value="146">
            <text:p>146</text:p>
          </table:table-cell>
          <table:table-cell table:formula="of:=[.E152]" office:value-type="float" office:value="-0.579421098204563">
            <text:p>-0.5794210982</text:p>
          </table:table-cell>
          <table:table-cell table:formula="of:=[.D152]" office:value-type="float" office:value="2.18881455373059">
            <text:p>2.1888145537</text:p>
          </table:table-cell>
          <table:table-cell table:formula="of:=[.F152]" office:value-type="float" office:value="-0.815028337516812">
            <text:p>-0.81502833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2]+1" office:value-type="float" office:value="147">
            <text:p>147</text:p>
          </table:table-cell>
          <table:table-cell table:style-name="ce3" table:formula="of:=PI()/[.$C$2]*[.B153]" office:value-type="float" office:value="3.78536163998114">
            <text:p>3.78536164</text:p>
          </table:table-cell>
          <table:table-cell table:style-name="ce3" table:formula="of:=[.C153]-[.$C$3]" office:value-type="float" office:value="2.21456531318625">
            <text:p>2.2145653132</text:p>
          </table:table-cell>
          <table:table-cell table:style-name="ce3" table:formula="of:=COS([.D153])" office:value-type="float" office:value="-0.600214280548368">
            <text:p>-0.6002142805</text:p>
          </table:table-cell>
          <table:table-cell table:style-name="ce3" table:formula="of:=COS([.C153])" office:value-type="float" office:value="-0.79983924473972">
            <text:p>-0.7998392447</text:p>
          </table:table-cell>
          <table:table-cell table:style-name="ce3"/>
          <table:table-cell table:style-name="ce3" table:formula="of:=[.B153]" office:value-type="float" office:value="147">
            <text:p>147</text:p>
          </table:table-cell>
          <table:table-cell table:formula="of:=[.E153]" office:value-type="float" office:value="-0.600214280548368">
            <text:p>-0.6002142805</text:p>
          </table:table-cell>
          <table:table-cell table:formula="of:=[.D153]" office:value-type="float" office:value="2.21456531318625">
            <text:p>2.2145653132</text:p>
          </table:table-cell>
          <table:table-cell table:formula="of:=[.F153]" office:value-type="float" office:value="-0.79983924473972">
            <text:p>-0.799839244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3]+1" office:value-type="float" office:value="148">
            <text:p>148</text:p>
          </table:table-cell>
          <table:table-cell table:style-name="ce3" table:formula="of:=PI()/[.$C$2]*[.B154]" office:value-type="float" office:value="3.8111123994368">
            <text:p>3.8111123994</text:p>
          </table:table-cell>
          <table:table-cell table:style-name="ce3" table:formula="of:=[.C154]-[.$C$3]" office:value-type="float" office:value="2.2403160726419">
            <text:p>2.2403160726</text:p>
          </table:table-cell>
          <table:table-cell table:style-name="ce3" table:formula="of:=COS([.D154])" office:value-type="float" office:value="-0.620609481827422">
            <text:p>-0.6206094818</text:p>
          </table:table-cell>
          <table:table-cell table:style-name="ce3" table:formula="of:=COS([.C154])" office:value-type="float" office:value="-0.784119806576711">
            <text:p>-0.7841198066</text:p>
          </table:table-cell>
          <table:table-cell table:style-name="ce3"/>
          <table:table-cell table:style-name="ce3" table:formula="of:=[.B154]" office:value-type="float" office:value="148">
            <text:p>148</text:p>
          </table:table-cell>
          <table:table-cell table:formula="of:=[.E154]" office:value-type="float" office:value="-0.620609481827422">
            <text:p>-0.6206094818</text:p>
          </table:table-cell>
          <table:table-cell table:formula="of:=[.D154]" office:value-type="float" office:value="2.2403160726419">
            <text:p>2.2403160726</text:p>
          </table:table-cell>
          <table:table-cell table:formula="of:=[.F154]" office:value-type="float" office:value="-0.784119806576711">
            <text:p>-0.784119806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4]+1" office:value-type="float" office:value="149">
            <text:p>149</text:p>
          </table:table-cell>
          <table:table-cell table:style-name="ce3" table:formula="of:=PI()/[.$C$2]*[.B155]" office:value-type="float" office:value="3.83686315889245">
            <text:p>3.8368631589</text:p>
          </table:table-cell>
          <table:table-cell table:style-name="ce3" table:formula="of:=[.C155]-[.$C$3]" office:value-type="float" office:value="2.26606683209756">
            <text:p>2.2660668321</text:p>
          </table:table-cell>
          <table:table-cell table:style-name="ce3" table:formula="of:=COS([.D155])" office:value-type="float" office:value="-0.640593178698175">
            <text:p>-0.6405931787</text:p>
          </table:table-cell>
          <table:table-cell table:style-name="ce3" table:formula="of:=COS([.C155])" office:value-type="float" office:value="-0.7678804460366">
            <text:p>-0.767880446</text:p>
          </table:table-cell>
          <table:table-cell table:style-name="ce3"/>
          <table:table-cell table:style-name="ce3" table:formula="of:=[.B155]" office:value-type="float" office:value="149">
            <text:p>149</text:p>
          </table:table-cell>
          <table:table-cell table:formula="of:=[.E155]" office:value-type="float" office:value="-0.640593178698175">
            <text:p>-0.6405931787</text:p>
          </table:table-cell>
          <table:table-cell table:formula="of:=[.D155]" office:value-type="float" office:value="2.26606683209756">
            <text:p>2.2660668321</text:p>
          </table:table-cell>
          <table:table-cell table:formula="of:=[.F155]" office:value-type="float" office:value="-0.7678804460366">
            <text:p>-0.76788044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5]+1" office:value-type="float" office:value="150">
            <text:p>150</text:p>
          </table:table-cell>
          <table:table-cell table:style-name="ce3" table:formula="of:=PI()/[.$C$2]*[.B156]" office:value-type="float" office:value="3.86261391834811">
            <text:p>3.8626139183</text:p>
          </table:table-cell>
          <table:table-cell table:style-name="ce3" table:formula="of:=[.C156]-[.$C$3]" office:value-type="float" office:value="2.29181759155321">
            <text:p>2.2918175916</text:p>
          </table:table-cell>
          <table:table-cell table:style-name="ce3" table:formula="of:=COS([.D156])" office:value-type="float" office:value="-0.660152120671232">
            <text:p>-0.6601521207</text:p>
          </table:table-cell>
          <table:table-cell table:style-name="ce3" table:formula="of:=COS([.C156])" office:value-type="float" office:value="-0.75113193087052">
            <text:p>-0.7511319309</text:p>
          </table:table-cell>
          <table:table-cell table:style-name="ce3"/>
          <table:table-cell table:style-name="ce3" table:formula="of:=[.B156]" office:value-type="float" office:value="150">
            <text:p>150</text:p>
          </table:table-cell>
          <table:table-cell table:formula="of:=[.E156]" office:value-type="float" office:value="-0.660152120671232">
            <text:p>-0.6601521207</text:p>
          </table:table-cell>
          <table:table-cell table:formula="of:=[.D156]" office:value-type="float" office:value="2.29181759155321">
            <text:p>2.2918175916</text:p>
          </table:table-cell>
          <table:table-cell table:formula="of:=[.F156]" office:value-type="float" office:value="-0.75113193087052">
            <text:p>-0.751131930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6]+1" office:value-type="float" office:value="151">
            <text:p>151</text:p>
          </table:table-cell>
          <table:table-cell table:style-name="ce3" table:formula="of:=PI()/[.$C$2]*[.B157]" office:value-type="float" office:value="3.88836467780376">
            <text:p>3.8883646778</text:p>
          </table:table-cell>
          <table:table-cell table:style-name="ce3" table:formula="of:=[.C157]-[.$C$3]" office:value-type="float" office:value="2.31756835100886">
            <text:p>2.317568351</text:p>
          </table:table-cell>
          <table:table-cell table:style-name="ce3" table:formula="of:=COS([.D157])" office:value-type="float" office:value="-0.679273338897293">
            <text:p>-0.6792733389</text:p>
          </table:table-cell>
          <table:table-cell table:style-name="ce3" table:formula="of:=COS([.C157])" office:value-type="float" office:value="-0.733885366432199">
            <text:p>-0.7338853664</text:p>
          </table:table-cell>
          <table:table-cell table:style-name="ce3"/>
          <table:table-cell table:style-name="ce3" table:formula="of:=[.B157]" office:value-type="float" office:value="151">
            <text:p>151</text:p>
          </table:table-cell>
          <table:table-cell table:formula="of:=[.E157]" office:value-type="float" office:value="-0.679273338897293">
            <text:p>-0.6792733389</text:p>
          </table:table-cell>
          <table:table-cell table:formula="of:=[.D157]" office:value-type="float" office:value="2.31756835100886">
            <text:p>2.317568351</text:p>
          </table:table-cell>
          <table:table-cell table:formula="of:=[.F157]" office:value-type="float" office:value="-0.733885366432199">
            <text:p>-0.73388536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7]+1" office:value-type="float" office:value="152">
            <text:p>152</text:p>
          </table:table-cell>
          <table:table-cell table:style-name="ce3" table:formula="of:=PI()/[.$C$2]*[.B158]" office:value-type="float" office:value="3.91411543725941">
            <text:p>3.9141154373</text:p>
          </table:table-cell>
          <table:table-cell table:style-name="ce3" table:formula="of:=[.C158]-[.$C$3]" office:value-type="float" office:value="2.34331911046452">
            <text:p>2.3433191105</text:p>
          </table:table-cell>
          <table:table-cell table:style-name="ce3" table:formula="of:=COS([.D158])" office:value-type="float" office:value="-0.697944154766343">
            <text:p>-0.6979441548</text:p>
          </table:table-cell>
          <table:table-cell table:style-name="ce3" table:formula="of:=COS([.C158])" office:value-type="float" office:value="-0.716152188314394">
            <text:p>-0.7161521883</text:p>
          </table:table-cell>
          <table:table-cell table:style-name="ce3"/>
          <table:table-cell table:style-name="ce3" table:formula="of:=[.B158]" office:value-type="float" office:value="152">
            <text:p>152</text:p>
          </table:table-cell>
          <table:table-cell table:formula="of:=[.E158]" office:value-type="float" office:value="-0.697944154766343">
            <text:p>-0.6979441548</text:p>
          </table:table-cell>
          <table:table-cell table:formula="of:=[.D158]" office:value-type="float" office:value="2.34331911046452">
            <text:p>2.3433191105</text:p>
          </table:table-cell>
          <table:table-cell table:formula="of:=[.F158]" office:value-type="float" office:value="-0.716152188314394">
            <text:p>-0.71615218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8]+1" office:value-type="float" office:value="153">
            <text:p>153</text:p>
          </table:table-cell>
          <table:table-cell table:style-name="ce3" table:formula="of:=PI()/[.$C$2]*[.B159]" office:value-type="float" office:value="3.93986619671507">
            <text:p>3.9398661967</text:p>
          </table:table-cell>
          <table:table-cell table:style-name="ce3" table:formula="of:=[.C159]-[.$C$3]" office:value-type="float" office:value="2.36906986992017">
            <text:p>2.3690698699</text:p>
          </table:table-cell>
          <table:table-cell table:style-name="ce3" table:formula="of:=COS([.D159])" office:value-type="float" office:value="-0.716152188314393">
            <text:p>-0.7161521883</text:p>
          </table:table-cell>
          <table:table-cell table:style-name="ce3" table:formula="of:=COS([.C159])" office:value-type="float" office:value="-0.697944154766344">
            <text:p>-0.6979441548</text:p>
          </table:table-cell>
          <table:table-cell table:style-name="ce3"/>
          <table:table-cell table:style-name="ce3" table:formula="of:=[.B159]" office:value-type="float" office:value="153">
            <text:p>153</text:p>
          </table:table-cell>
          <table:table-cell table:formula="of:=[.E159]" office:value-type="float" office:value="-0.716152188314393">
            <text:p>-0.7161521883</text:p>
          </table:table-cell>
          <table:table-cell table:formula="of:=[.D159]" office:value-type="float" office:value="2.36906986992017">
            <text:p>2.3690698699</text:p>
          </table:table-cell>
          <table:table-cell table:formula="of:=[.F159]" office:value-type="float" office:value="-0.697944154766344">
            <text:p>-0.6979441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9]+1" office:value-type="float" office:value="154">
            <text:p>154</text:p>
          </table:table-cell>
          <table:table-cell table:style-name="ce3" table:formula="of:=PI()/[.$C$2]*[.B160]" office:value-type="float" office:value="3.96561695617072">
            <text:p>3.9656169562</text:p>
          </table:table-cell>
          <table:table-cell table:style-name="ce3" table:formula="of:=[.C160]-[.$C$3]" office:value-type="float" office:value="2.39482062937583">
            <text:p>2.3948206294</text:p>
          </table:table-cell>
          <table:table-cell table:style-name="ce3" table:formula="of:=COS([.D160])" office:value-type="float" office:value="-0.733885366432199">
            <text:p>-0.7338853664</text:p>
          </table:table-cell>
          <table:table-cell table:style-name="ce3" table:formula="of:=COS([.C160])" office:value-type="float" office:value="-0.679273338897293">
            <text:p>-0.6792733389</text:p>
          </table:table-cell>
          <table:table-cell table:style-name="ce3"/>
          <table:table-cell table:style-name="ce3" table:formula="of:=[.B160]" office:value-type="float" office:value="154">
            <text:p>154</text:p>
          </table:table-cell>
          <table:table-cell table:formula="of:=[.E160]" office:value-type="float" office:value="-0.733885366432199">
            <text:p>-0.7338853664</text:p>
          </table:table-cell>
          <table:table-cell table:formula="of:=[.D160]" office:value-type="float" office:value="2.39482062937583">
            <text:p>2.3948206294</text:p>
          </table:table-cell>
          <table:table-cell table:formula="of:=[.F160]" office:value-type="float" office:value="-0.679273338897293">
            <text:p>-0.679273338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0]+1" office:value-type="float" office:value="155">
            <text:p>155</text:p>
          </table:table-cell>
          <table:table-cell table:style-name="ce3" table:formula="of:=PI()/[.$C$2]*[.B161]" office:value-type="float" office:value="3.99136771562638">
            <text:p>3.9913677156</text:p>
          </table:table-cell>
          <table:table-cell table:style-name="ce3" table:formula="of:=[.C161]-[.$C$3]" office:value-type="float" office:value="2.42057138883148">
            <text:p>2.4205713888</text:p>
          </table:table-cell>
          <table:table-cell table:style-name="ce3" table:formula="of:=COS([.D161])" office:value-type="float" office:value="-0.75113193087052">
            <text:p>-0.7511319309</text:p>
          </table:table-cell>
          <table:table-cell table:style-name="ce3" table:formula="of:=COS([.C161])" office:value-type="float" office:value="-0.660152120671232">
            <text:p>-0.6601521207</text:p>
          </table:table-cell>
          <table:table-cell table:style-name="ce3"/>
          <table:table-cell table:style-name="ce3" table:formula="of:=[.B161]" office:value-type="float" office:value="155">
            <text:p>155</text:p>
          </table:table-cell>
          <table:table-cell table:formula="of:=[.E161]" office:value-type="float" office:value="-0.75113193087052">
            <text:p>-0.7511319309</text:p>
          </table:table-cell>
          <table:table-cell table:formula="of:=[.D161]" office:value-type="float" office:value="2.42057138883148">
            <text:p>2.4205713888</text:p>
          </table:table-cell>
          <table:table-cell table:formula="of:=[.F161]" office:value-type="float" office:value="-0.660152120671232">
            <text:p>-0.66015212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1]+1" office:value-type="float" office:value="156">
            <text:p>156</text:p>
          </table:table-cell>
          <table:table-cell table:style-name="ce3" table:formula="of:=PI()/[.$C$2]*[.B162]" office:value-type="float" office:value="4.01711847508203">
            <text:p>4.0171184751</text:p>
          </table:table-cell>
          <table:table-cell table:style-name="ce3" table:formula="of:=[.C162]-[.$C$3]" office:value-type="float" office:value="2.44632214828713">
            <text:p>2.4463221483</text:p>
          </table:table-cell>
          <table:table-cell table:style-name="ce3" table:formula="of:=COS([.D162])" office:value-type="float" office:value="-0.7678804460366">
            <text:p>-0.767880446</text:p>
          </table:table-cell>
          <table:table-cell table:style-name="ce3" table:formula="of:=COS([.C162])" office:value-type="float" office:value="-0.640593178698175">
            <text:p>-0.6405931787</text:p>
          </table:table-cell>
          <table:table-cell table:style-name="ce3"/>
          <table:table-cell table:style-name="ce3" table:formula="of:=[.B162]" office:value-type="float" office:value="156">
            <text:p>156</text:p>
          </table:table-cell>
          <table:table-cell table:formula="of:=[.E162]" office:value-type="float" office:value="-0.7678804460366">
            <text:p>-0.767880446</text:p>
          </table:table-cell>
          <table:table-cell table:formula="of:=[.D162]" office:value-type="float" office:value="2.44632214828713">
            <text:p>2.4463221483</text:p>
          </table:table-cell>
          <table:table-cell table:formula="of:=[.F162]" office:value-type="float" office:value="-0.640593178698175">
            <text:p>-0.640593178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2]+1" office:value-type="float" office:value="157">
            <text:p>157</text:p>
          </table:table-cell>
          <table:table-cell table:style-name="ce3" table:formula="of:=PI()/[.$C$2]*[.B163]" office:value-type="float" office:value="4.04286923453768">
            <text:p>4.0428692345</text:p>
          </table:table-cell>
          <table:table-cell table:style-name="ce3" table:formula="of:=[.C163]-[.$C$3]" office:value-type="float" office:value="2.47207290774279">
            <text:p>2.4720729077</text:p>
          </table:table-cell>
          <table:table-cell table:style-name="ce3" table:formula="of:=COS([.D163])" office:value-type="float" office:value="-0.78411980657671">
            <text:p>-0.7841198066</text:p>
          </table:table-cell>
          <table:table-cell table:style-name="ce3" table:formula="of:=COS([.C163])" office:value-type="float" office:value="-0.620609481827423">
            <text:p>-0.6206094818</text:p>
          </table:table-cell>
          <table:table-cell table:style-name="ce3"/>
          <table:table-cell table:style-name="ce3" table:formula="of:=[.B163]" office:value-type="float" office:value="157">
            <text:p>157</text:p>
          </table:table-cell>
          <table:table-cell table:formula="of:=[.E163]" office:value-type="float" office:value="-0.78411980657671">
            <text:p>-0.7841198066</text:p>
          </table:table-cell>
          <table:table-cell table:formula="of:=[.D163]" office:value-type="float" office:value="2.47207290774279">
            <text:p>2.4720729077</text:p>
          </table:table-cell>
          <table:table-cell table:formula="of:=[.F163]" office:value-type="float" office:value="-0.620609481827423">
            <text:p>-0.620609481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3]+1" office:value-type="float" office:value="158">
            <text:p>158</text:p>
          </table:table-cell>
          <table:table-cell table:style-name="ce3" table:formula="of:=PI()/[.$C$2]*[.B164]" office:value-type="float" office:value="4.06861999399334">
            <text:p>4.068619994</text:p>
          </table:table-cell>
          <table:table-cell table:style-name="ce3" table:formula="of:=[.C164]-[.$C$3]" office:value-type="float" office:value="2.49782366719844">
            <text:p>2.4978236672</text:p>
          </table:table-cell>
          <table:table-cell table:style-name="ce3" table:formula="of:=COS([.D164])" office:value-type="float" office:value="-0.799839244739719">
            <text:p>-0.7998392447</text:p>
          </table:table-cell>
          <table:table-cell table:style-name="ce3" table:formula="of:=COS([.C164])" office:value-type="float" office:value="-0.600214280548369">
            <text:p>-0.6002142805</text:p>
          </table:table-cell>
          <table:table-cell table:style-name="ce3"/>
          <table:table-cell table:style-name="ce3" table:formula="of:=[.B164]" office:value-type="float" office:value="158">
            <text:p>158</text:p>
          </table:table-cell>
          <table:table-cell table:formula="of:=[.E164]" office:value-type="float" office:value="-0.799839244739719">
            <text:p>-0.7998392447</text:p>
          </table:table-cell>
          <table:table-cell table:formula="of:=[.D164]" office:value-type="float" office:value="2.49782366719844">
            <text:p>2.4978236672</text:p>
          </table:table-cell>
          <table:table-cell table:formula="of:=[.F164]" office:value-type="float" office:value="-0.600214280548369">
            <text:p>-0.600214280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4]+1" office:value-type="float" office:value="159">
            <text:p>159</text:p>
          </table:table-cell>
          <table:table-cell table:style-name="ce3" table:formula="of:=PI()/[.$C$2]*[.B165]" office:value-type="float" office:value="4.09437075344899">
            <text:p>4.0943707534</text:p>
          </table:table-cell>
          <table:table-cell table:style-name="ce3" table:formula="of:=[.C165]-[.$C$3]" office:value-type="float" office:value="2.5235744266541">
            <text:p>2.5235744267</text:p>
          </table:table-cell>
          <table:table-cell table:style-name="ce3" table:formula="of:=COS([.D165])" office:value-type="float" office:value="-0.815028337516811">
            <text:p>-0.8150283375</text:p>
          </table:table-cell>
          <table:table-cell table:style-name="ce3" table:formula="of:=COS([.C165])" office:value-type="float" office:value="-0.579421098204564">
            <text:p>-0.5794210982</text:p>
          </table:table-cell>
          <table:table-cell table:style-name="ce3"/>
          <table:table-cell table:style-name="ce3" table:formula="of:=[.B165]" office:value-type="float" office:value="159">
            <text:p>159</text:p>
          </table:table-cell>
          <table:table-cell table:formula="of:=[.E165]" office:value-type="float" office:value="-0.815028337516811">
            <text:p>-0.8150283375</text:p>
          </table:table-cell>
          <table:table-cell table:formula="of:=[.D165]" office:value-type="float" office:value="2.5235744266541">
            <text:p>2.5235744267</text:p>
          </table:table-cell>
          <table:table-cell table:formula="of:=[.F165]" office:value-type="float" office:value="-0.579421098204564">
            <text:p>-0.579421098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5]+1" office:value-type="float" office:value="160">
            <text:p>160</text:p>
          </table:table-cell>
          <table:table-cell table:style-name="ce3" table:formula="of:=PI()/[.$C$2]*[.B166]" office:value-type="float" office:value="4.12012151290465">
            <text:p>4.1201215129</text:p>
          </table:table-cell>
          <table:table-cell table:style-name="ce3" table:formula="of:=[.C166]-[.$C$3]" office:value-type="float" office:value="2.54932518610975">
            <text:p>2.5493251861</text:p>
          </table:table-cell>
          <table:table-cell table:style-name="ce3" table:formula="of:=COS([.D166])" office:value-type="float" office:value="-0.829677013552618">
            <text:p>-0.8296770136</text:p>
          </table:table-cell>
          <table:table-cell table:style-name="ce3" table:formula="of:=COS([.C166])" office:value-type="float" office:value="-0.558243722026865">
            <text:p>-0.558243722</text:p>
          </table:table-cell>
          <table:table-cell table:style-name="ce3"/>
          <table:table-cell table:style-name="ce3" table:formula="of:=[.B166]" office:value-type="float" office:value="160">
            <text:p>160</text:p>
          </table:table-cell>
          <table:table-cell table:formula="of:=[.E166]" office:value-type="float" office:value="-0.829677013552618">
            <text:p>-0.8296770136</text:p>
          </table:table-cell>
          <table:table-cell table:formula="of:=[.D166]" office:value-type="float" office:value="2.54932518610975">
            <text:p>2.5493251861</text:p>
          </table:table-cell>
          <table:table-cell table:formula="of:=[.F166]" office:value-type="float" office:value="-0.558243722026865">
            <text:p>-0.5582437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6]+1" office:value-type="float" office:value="161">
            <text:p>161</text:p>
          </table:table-cell>
          <table:table-cell table:style-name="ce3" table:formula="of:=PI()/[.$C$2]*[.B167]" office:value-type="float" office:value="4.1458722723603">
            <text:p>4.1458722724</text:p>
          </table:table-cell>
          <table:table-cell table:style-name="ce3" table:formula="of:=[.C167]-[.$C$3]" office:value-type="float" office:value="2.5750759455654">
            <text:p>2.5750759456</text:p>
          </table:table-cell>
          <table:table-cell table:style-name="ce3" table:formula="of:=COS([.D167])" office:value-type="float" office:value="-0.843775559823185">
            <text:p>-0.8437755598</text:p>
          </table:table-cell>
          <table:table-cell table:style-name="ce3" table:formula="of:=COS([.C167])" office:value-type="float" office:value="-0.536696193991601">
            <text:p>-0.536696194</text:p>
          </table:table-cell>
          <table:table-cell table:style-name="ce3"/>
          <table:table-cell table:style-name="ce3" table:formula="of:=[.B167]" office:value-type="float" office:value="161">
            <text:p>161</text:p>
          </table:table-cell>
          <table:table-cell table:formula="of:=[.E167]" office:value-type="float" office:value="-0.843775559823185">
            <text:p>-0.8437755598</text:p>
          </table:table-cell>
          <table:table-cell table:formula="of:=[.D167]" office:value-type="float" office:value="2.5750759455654">
            <text:p>2.5750759456</text:p>
          </table:table-cell>
          <table:table-cell table:formula="of:=[.F167]" office:value-type="float" office:value="-0.536696193991601">
            <text:p>-0.53669619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7]+1" office:value-type="float" office:value="162">
            <text:p>162</text:p>
          </table:table-cell>
          <table:table-cell table:style-name="ce3" table:formula="of:=PI()/[.$C$2]*[.B168]" office:value-type="float" office:value="4.17162303181595">
            <text:p>4.1716230318</text:p>
          </table:table-cell>
          <table:table-cell table:style-name="ce3" table:formula="of:=[.C168]-[.$C$3]" office:value-type="float" office:value="2.60082670502106">
            <text:p>2.600826705</text:p>
          </table:table-cell>
          <table:table-cell table:style-name="ce3" table:formula="of:=COS([.D168])" office:value-type="float" office:value="-0.857314628076332">
            <text:p>-0.8573146281</text:p>
          </table:table-cell>
          <table:table-cell table:style-name="ce3" table:formula="of:=COS([.C168])" office:value-type="float" office:value="-0.514792801509831">
            <text:p>-0.5147928015</text:p>
          </table:table-cell>
          <table:table-cell table:style-name="ce3"/>
          <table:table-cell table:style-name="ce3" table:formula="of:=[.B168]" office:value-type="float" office:value="162">
            <text:p>162</text:p>
          </table:table-cell>
          <table:table-cell table:formula="of:=[.E168]" office:value-type="float" office:value="-0.857314628076332">
            <text:p>-0.8573146281</text:p>
          </table:table-cell>
          <table:table-cell table:formula="of:=[.D168]" office:value-type="float" office:value="2.60082670502106">
            <text:p>2.600826705</text:p>
          </table:table-cell>
          <table:table-cell table:formula="of:=[.F168]" office:value-type="float" office:value="-0.514792801509831">
            <text:p>-0.514792801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8]+1" office:value-type="float" office:value="163">
            <text:p>163</text:p>
          </table:table-cell>
          <table:table-cell table:style-name="ce3" table:formula="of:=PI()/[.$C$2]*[.B169]" office:value-type="float" office:value="4.19737379127161">
            <text:p>4.1973737913</text:p>
          </table:table-cell>
          <table:table-cell table:style-name="ce3" table:formula="of:=[.C169]-[.$C$3]" office:value-type="float" office:value="2.62657746447671">
            <text:p>2.6265774645</text:p>
          </table:table-cell>
          <table:table-cell table:style-name="ce3" table:formula="of:=COS([.D169])" office:value-type="float" office:value="-0.870285241030155">
            <text:p>-0.870285241</text:p>
          </table:table-cell>
          <table:table-cell table:style-name="ce3" table:formula="of:=COS([.C169])" office:value-type="float" office:value="-0.492548067953864">
            <text:p>-0.492548068</text:p>
          </table:table-cell>
          <table:table-cell table:style-name="ce3"/>
          <table:table-cell table:style-name="ce3" table:formula="of:=[.B169]" office:value-type="float" office:value="163">
            <text:p>163</text:p>
          </table:table-cell>
          <table:table-cell table:formula="of:=[.E169]" office:value-type="float" office:value="-0.870285241030155">
            <text:p>-0.870285241</text:p>
          </table:table-cell>
          <table:table-cell table:formula="of:=[.D169]" office:value-type="float" office:value="2.62657746447671">
            <text:p>2.6265774645</text:p>
          </table:table-cell>
          <table:table-cell table:formula="of:=[.F169]" office:value-type="float" office:value="-0.492548067953864">
            <text:p>-0.49254806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9]+1" office:value-type="float" office:value="164">
            <text:p>164</text:p>
          </table:table-cell>
          <table:table-cell table:style-name="ce3" table:formula="of:=PI()/[.$C$2]*[.B170]" office:value-type="float" office:value="4.22312455072726">
            <text:p>4.2231245507</text:p>
          </table:table-cell>
          <table:table-cell table:style-name="ce3" table:formula="of:=[.C170]-[.$C$3]" office:value-type="float" office:value="2.65232822393237">
            <text:p>2.6523282239</text:p>
          </table:table-cell>
          <table:table-cell table:style-name="ce3" table:formula="of:=COS([.D170])" office:value-type="float" office:value="-0.882678798325547">
            <text:p>-0.8826787983</text:p>
          </table:table-cell>
          <table:table-cell table:style-name="ce3" table:formula="of:=COS([.C170])" office:value-type="float" office:value="-0.469976743027321">
            <text:p>-0.469976743</text:p>
          </table:table-cell>
          <table:table-cell table:style-name="ce3"/>
          <table:table-cell table:style-name="ce3" table:formula="of:=[.B170]" office:value-type="float" office:value="164">
            <text:p>164</text:p>
          </table:table-cell>
          <table:table-cell table:formula="of:=[.E170]" office:value-type="float" office:value="-0.882678798325547">
            <text:p>-0.8826787983</text:p>
          </table:table-cell>
          <table:table-cell table:formula="of:=[.D170]" office:value-type="float" office:value="2.65232822393237">
            <text:p>2.6523282239</text:p>
          </table:table-cell>
          <table:table-cell table:formula="of:=[.F170]" office:value-type="float" office:value="-0.469976743027321">
            <text:p>-0.46997674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0]+1" office:value-type="float" office:value="165">
            <text:p>165</text:p>
          </table:table-cell>
          <table:table-cell table:style-name="ce3" table:formula="of:=PI()/[.$C$2]*[.B171]" office:value-type="float" office:value="4.24887531018292">
            <text:p>4.2488753102</text:p>
          </table:table-cell>
          <table:table-cell table:style-name="ce3" table:formula="of:=[.C171]-[.$C$3]" office:value-type="float" office:value="2.67807898338802">
            <text:p>2.6780789834</text:p>
          </table:table-cell>
          <table:table-cell table:style-name="ce3" table:formula="of:=COS([.D171])" office:value-type="float" office:value="-0.894487082228795">
            <text:p>-0.8944870822</text:p>
          </table:table-cell>
          <table:table-cell table:style-name="ce3" table:formula="of:=COS([.C171])" office:value-type="float" office:value="-0.447093792985114">
            <text:p>-0.447093793</text:p>
          </table:table-cell>
          <table:table-cell table:style-name="ce3"/>
          <table:table-cell table:style-name="ce3" table:formula="of:=[.B171]" office:value-type="float" office:value="165">
            <text:p>165</text:p>
          </table:table-cell>
          <table:table-cell table:formula="of:=[.E171]" office:value-type="float" office:value="-0.894487082228795">
            <text:p>-0.8944870822</text:p>
          </table:table-cell>
          <table:table-cell table:formula="of:=[.D171]" office:value-type="float" office:value="2.67807898338802">
            <text:p>2.6780789834</text:p>
          </table:table-cell>
          <table:table-cell table:formula="of:=[.F171]" office:value-type="float" office:value="-0.447093792985114">
            <text:p>-0.44709379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1]+1" office:value-type="float" office:value="166">
            <text:p>166</text:p>
          </table:table-cell>
          <table:table-cell table:style-name="ce3" table:formula="of:=PI()/[.$C$2]*[.B172]" office:value-type="float" office:value="4.27462606963857">
            <text:p>4.2746260696</text:p>
          </table:table-cell>
          <table:table-cell table:style-name="ce3" table:formula="of:=[.C172]-[.$C$3]" office:value-type="float" office:value="2.70382974284367">
            <text:p>2.7038297428</text:p>
          </table:table-cell>
          <table:table-cell table:style-name="ce3" table:formula="of:=COS([.D172])" office:value-type="float" office:value="-0.905702263080471">
            <text:p>-0.9057022631</text:p>
          </table:table-cell>
          <table:table-cell table:style-name="ce3" table:formula="of:=COS([.C172])" office:value-type="float" office:value="-0.423914390709861">
            <text:p>-0.4239143907</text:p>
          </table:table-cell>
          <table:table-cell table:style-name="ce3"/>
          <table:table-cell table:style-name="ce3" table:formula="of:=[.B172]" office:value-type="float" office:value="166">
            <text:p>166</text:p>
          </table:table-cell>
          <table:table-cell table:formula="of:=[.E172]" office:value-type="float" office:value="-0.905702263080471">
            <text:p>-0.9057022631</text:p>
          </table:table-cell>
          <table:table-cell table:formula="of:=[.D172]" office:value-type="float" office:value="2.70382974284367">
            <text:p>2.7038297428</text:p>
          </table:table-cell>
          <table:table-cell table:formula="of:=[.F172]" office:value-type="float" office:value="-0.423914390709861">
            <text:p>-0.42391439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2]+1" office:value-type="float" office:value="167">
            <text:p>167</text:p>
          </table:table-cell>
          <table:table-cell table:style-name="ce3" table:formula="of:=PI()/[.$C$2]*[.B173]" office:value-type="float" office:value="4.30037682909422">
            <text:p>4.3003768291</text:p>
          </table:table-cell>
          <table:table-cell table:style-name="ce3" table:formula="of:=[.C173]-[.$C$3]" office:value-type="float" office:value="2.72958050229933">
            <text:p>2.7295805023</text:p>
          </table:table-cell>
          <table:table-cell table:style-name="ce3" table:formula="of:=COS([.D173])" office:value-type="float" office:value="-0.916316904487004">
            <text:p>-0.9163169045</text:p>
          </table:table-cell>
          <table:table-cell table:style-name="ce3" table:formula="of:=COS([.C173])" office:value-type="float" office:value="-0.400453905651267">
            <text:p>-0.4004539057</text:p>
          </table:table-cell>
          <table:table-cell table:style-name="ce3"/>
          <table:table-cell table:style-name="ce3" table:formula="of:=[.B173]" office:value-type="float" office:value="167">
            <text:p>167</text:p>
          </table:table-cell>
          <table:table-cell table:formula="of:=[.E173]" office:value-type="float" office:value="-0.916316904487004">
            <text:p>-0.9163169045</text:p>
          </table:table-cell>
          <table:table-cell table:formula="of:=[.D173]" office:value-type="float" office:value="2.72958050229933">
            <text:p>2.7295805023</text:p>
          </table:table-cell>
          <table:table-cell table:formula="of:=[.F173]" office:value-type="float" office:value="-0.400453905651267">
            <text:p>-0.400453905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3]+1" office:value-type="float" office:value="168">
            <text:p>168</text:p>
          </table:table-cell>
          <table:table-cell table:style-name="ce3" table:formula="of:=PI()/[.$C$2]*[.B174]" office:value-type="float" office:value="4.32612758854988">
            <text:p>4.3261275885</text:p>
          </table:table-cell>
          <table:table-cell table:style-name="ce3" table:formula="of:=[.C174]-[.$C$3]" office:value-type="float" office:value="2.75533126175498">
            <text:p>2.7553312618</text:p>
          </table:table-cell>
          <table:table-cell table:style-name="ce3" table:formula="of:=COS([.D174])" office:value-type="float" office:value="-0.926323968251495">
            <text:p>-0.9263239683</text:p>
          </table:table-cell>
          <table:table-cell table:style-name="ce3" table:formula="of:=COS([.C174])" office:value-type="float" office:value="-0.376727893635186">
            <text:p>-0.3767278936</text:p>
          </table:table-cell>
          <table:table-cell table:style-name="ce3"/>
          <table:table-cell table:style-name="ce3" table:formula="of:=[.B174]" office:value-type="float" office:value="168">
            <text:p>168</text:p>
          </table:table-cell>
          <table:table-cell table:formula="of:=[.E174]" office:value-type="float" office:value="-0.926323968251495">
            <text:p>-0.9263239683</text:p>
          </table:table-cell>
          <table:table-cell table:formula="of:=[.D174]" office:value-type="float" office:value="2.75533126175498">
            <text:p>2.7553312618</text:p>
          </table:table-cell>
          <table:table-cell table:formula="of:=[.F174]" office:value-type="float" office:value="-0.376727893635186">
            <text:p>-0.37672789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4]+1" office:value-type="float" office:value="169">
            <text:p>169</text:p>
          </table:table-cell>
          <table:table-cell table:style-name="ce3" table:formula="of:=PI()/[.$C$2]*[.B175]" office:value-type="float" office:value="4.35187834800553">
            <text:p>4.351878348</text:p>
          </table:table-cell>
          <table:table-cell table:style-name="ce3" table:formula="of:=[.C175]-[.$C$3]" office:value-type="float" office:value="2.78108202121064">
            <text:p>2.7810820212</text:p>
          </table:table-cell>
          <table:table-cell table:style-name="ce3" table:formula="of:=COS([.D175])" office:value-type="float" office:value="-0.935716819040493">
            <text:p>-0.935716819</text:p>
          </table:table-cell>
          <table:table-cell table:style-name="ce3" table:formula="of:=COS([.C175])" office:value-type="float" office:value="-0.352752086549095">
            <text:p>-0.3527520865</text:p>
          </table:table-cell>
          <table:table-cell table:style-name="ce3"/>
          <table:table-cell table:style-name="ce3" table:formula="of:=[.B175]" office:value-type="float" office:value="169">
            <text:p>169</text:p>
          </table:table-cell>
          <table:table-cell table:formula="of:=[.E175]" office:value-type="float" office:value="-0.935716819040493">
            <text:p>-0.935716819</text:p>
          </table:table-cell>
          <table:table-cell table:formula="of:=[.D175]" office:value-type="float" office:value="2.78108202121064">
            <text:p>2.7810820212</text:p>
          </table:table-cell>
          <table:table-cell table:formula="of:=[.F175]" office:value-type="float" office:value="-0.352752086549095">
            <text:p>-0.352752086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5]+1" office:value-type="float" office:value="170">
            <text:p>170</text:p>
          </table:table-cell>
          <table:table-cell table:style-name="ce3" table:formula="of:=PI()/[.$C$2]*[.B176]" office:value-type="float" office:value="4.37762910746119">
            <text:p>4.3776291075</text:p>
          </table:table-cell>
          <table:table-cell table:style-name="ce3" table:formula="of:=[.C176]-[.$C$3]" office:value-type="float" office:value="2.80683278066629">
            <text:p>2.8068327807</text:p>
          </table:table-cell>
          <table:table-cell table:style-name="ce3" table:formula="of:=COS([.D176])" office:value-type="float" office:value="-0.944489228783661">
            <text:p>-0.9444892288</text:p>
          </table:table-cell>
          <table:table-cell table:style-name="ce3" table:formula="of:=COS([.C176])" office:value-type="float" office:value="-0.328542381910835">
            <text:p>-0.3285423819</text:p>
          </table:table-cell>
          <table:table-cell table:style-name="ce3"/>
          <table:table-cell table:style-name="ce3" table:formula="of:=[.B176]" office:value-type="float" office:value="170">
            <text:p>170</text:p>
          </table:table-cell>
          <table:table-cell table:formula="of:=[.E176]" office:value-type="float" office:value="-0.944489228783661">
            <text:p>-0.9444892288</text:p>
          </table:table-cell>
          <table:table-cell table:formula="of:=[.D176]" office:value-type="float" office:value="2.80683278066629">
            <text:p>2.8068327807</text:p>
          </table:table-cell>
          <table:table-cell table:formula="of:=[.F176]" office:value-type="float" office:value="-0.328542381910835">
            <text:p>-0.3285423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6]+1" office:value-type="float" office:value="171">
            <text:p>171</text:p>
          </table:table-cell>
          <table:table-cell table:style-name="ce3" table:formula="of:=PI()/[.$C$2]*[.B177]" office:value-type="float" office:value="4.40337986691684">
            <text:p>4.4033798669</text:p>
          </table:table-cell>
          <table:table-cell table:style-name="ce3" table:formula="of:=[.C177]-[.$C$3]" office:value-type="float" office:value="2.83258354012194">
            <text:p>2.8325835401</text:p>
          </table:table-cell>
          <table:table-cell table:style-name="ce3" table:formula="of:=COS([.D177])" office:value-type="float" office:value="-0.952635380803382">
            <text:p>-0.9526353808</text:p>
          </table:table-cell>
          <table:table-cell table:style-name="ce3" table:formula="of:=COS([.C177])" office:value-type="float" office:value="-0.304114832327518">
            <text:p>-0.3041148323</text:p>
          </table:table-cell>
          <table:table-cell table:style-name="ce3"/>
          <table:table-cell table:style-name="ce3" table:formula="of:=[.B177]" office:value-type="float" office:value="171">
            <text:p>171</text:p>
          </table:table-cell>
          <table:table-cell table:formula="of:=[.E177]" office:value-type="float" office:value="-0.952635380803382">
            <text:p>-0.9526353808</text:p>
          </table:table-cell>
          <table:table-cell table:formula="of:=[.D177]" office:value-type="float" office:value="2.83258354012194">
            <text:p>2.8325835401</text:p>
          </table:table-cell>
          <table:table-cell table:formula="of:=[.F177]" office:value-type="float" office:value="-0.304114832327518">
            <text:p>-0.304114832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7]+1" office:value-type="float" office:value="172">
            <text:p>172</text:p>
          </table:table-cell>
          <table:table-cell table:style-name="ce3" table:formula="of:=PI()/[.$C$2]*[.B178]" office:value-type="float" office:value="4.4291306263725">
            <text:p>4.4291306264</text:p>
          </table:table-cell>
          <table:table-cell table:style-name="ce3" table:formula="of:=[.C178]-[.$C$3]" office:value-type="float" office:value="2.8583342995776">
            <text:p>2.8583342996</text:p>
          </table:table-cell>
          <table:table-cell table:style-name="ce3" table:formula="of:=COS([.D178])" office:value-type="float" office:value="-0.960149873671602">
            <text:p>-0.9601498737</text:p>
          </table:table-cell>
          <table:table-cell table:style-name="ce3" table:formula="of:=COS([.C178])" office:value-type="float" office:value="-0.27948563485161">
            <text:p>-0.2794856349</text:p>
          </table:table-cell>
          <table:table-cell table:style-name="ce3"/>
          <table:table-cell table:style-name="ce3" table:formula="of:=[.B178]" office:value-type="float" office:value="172">
            <text:p>172</text:p>
          </table:table-cell>
          <table:table-cell table:formula="of:=[.E178]" office:value-type="float" office:value="-0.960149873671602">
            <text:p>-0.9601498737</text:p>
          </table:table-cell>
          <table:table-cell table:formula="of:=[.D178]" office:value-type="float" office:value="2.8583342995776">
            <text:p>2.8583342996</text:p>
          </table:table-cell>
          <table:table-cell table:formula="of:=[.F178]" office:value-type="float" office:value="-0.27948563485161">
            <text:p>-0.279485634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8]+1" office:value-type="float" office:value="173">
            <text:p>173</text:p>
          </table:table-cell>
          <table:table-cell table:style-name="ce3" table:formula="of:=PI()/[.$C$2]*[.B179]" office:value-type="float" office:value="4.45488138582815">
            <text:p>4.4548813858</text:p>
          </table:table-cell>
          <table:table-cell table:style-name="ce3" table:formula="of:=[.C179]-[.$C$3]" office:value-type="float" office:value="2.88408505903325">
            <text:p>2.884085059</text:p>
          </table:table-cell>
          <table:table-cell table:style-name="ce3" table:formula="of:=COS([.D179])" office:value-type="float" office:value="-0.96702772479132">
            <text:p>-0.9670277248</text:p>
          </table:table-cell>
          <table:table-cell table:style-name="ce3" table:formula="of:=COS([.C179])" office:value-type="float" office:value="-0.254671120241229">
            <text:p>-0.2546711202</text:p>
          </table:table-cell>
          <table:table-cell table:style-name="ce3"/>
          <table:table-cell table:style-name="ce3" table:formula="of:=[.B179]" office:value-type="float" office:value="173">
            <text:p>173</text:p>
          </table:table-cell>
          <table:table-cell table:formula="of:=[.E179]" office:value-type="float" office:value="-0.96702772479132">
            <text:p>-0.9670277248</text:p>
          </table:table-cell>
          <table:table-cell table:formula="of:=[.D179]" office:value-type="float" office:value="2.88408505903325">
            <text:p>2.884085059</text:p>
          </table:table-cell>
          <table:table-cell table:formula="of:=[.F179]" office:value-type="float" office:value="-0.254671120241229">
            <text:p>-0.254671120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9]+1" office:value-type="float" office:value="174">
            <text:p>174</text:p>
          </table:table-cell>
          <table:table-cell table:style-name="ce3" table:formula="of:=PI()/[.$C$2]*[.B180]" office:value-type="float" office:value="4.4806321452838">
            <text:p>4.4806321453</text:p>
          </table:table-cell>
          <table:table-cell table:style-name="ce3" table:formula="of:=[.C180]-[.$C$3]" office:value-type="float" office:value="2.90983581848891">
            <text:p>2.9098358185</text:p>
          </table:table-cell>
          <table:table-cell table:style-name="ce3" table:formula="of:=COS([.D180])" office:value-type="float" office:value="-0.973264373700382">
            <text:p>-0.9732643737</text:p>
          </table:table-cell>
          <table:table-cell table:style-name="ce3" table:formula="of:=COS([.C180])" office:value-type="float" office:value="-0.229687742131796">
            <text:p>-0.2296877421</text:p>
          </table:table-cell>
          <table:table-cell table:style-name="ce3"/>
          <table:table-cell table:style-name="ce3" table:formula="of:=[.B180]" office:value-type="float" office:value="174">
            <text:p>174</text:p>
          </table:table-cell>
          <table:table-cell table:formula="of:=[.E180]" office:value-type="float" office:value="-0.973264373700382">
            <text:p>-0.9732643737</text:p>
          </table:table-cell>
          <table:table-cell table:formula="of:=[.D180]" office:value-type="float" office:value="2.90983581848891">
            <text:p>2.9098358185</text:p>
          </table:table-cell>
          <table:table-cell table:formula="of:=[.F180]" office:value-type="float" office:value="-0.229687742131796">
            <text:p>-0.22968774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0]+1" office:value-type="float" office:value="175">
            <text:p>175</text:p>
          </table:table-cell>
          <table:table-cell table:style-name="ce3" table:formula="of:=PI()/[.$C$2]*[.B181]" office:value-type="float" office:value="4.50638290473946">
            <text:p>4.5063829047</text:p>
          </table:table-cell>
          <table:table-cell table:style-name="ce3" table:formula="of:=[.C181]-[.$C$3]" office:value-type="float" office:value="2.93558657794456">
            <text:p>2.9355865779</text:p>
          </table:table-cell>
          <table:table-cell table:style-name="ce3" table:formula="of:=COS([.D181])" office:value-type="float" office:value="-0.978855685095358">
            <text:p>-0.9788556851</text:p>
          </table:table-cell>
          <table:table-cell table:style-name="ce3" table:formula="of:=COS([.C181])" office:value-type="float" office:value="-0.204552066126201">
            <text:p>-0.2045520661</text:p>
          </table:table-cell>
          <table:table-cell table:style-name="ce3"/>
          <table:table-cell table:style-name="ce3" table:formula="of:=[.B181]" office:value-type="float" office:value="175">
            <text:p>175</text:p>
          </table:table-cell>
          <table:table-cell table:formula="of:=[.E181]" office:value-type="float" office:value="-0.978855685095358">
            <text:p>-0.9788556851</text:p>
          </table:table-cell>
          <table:table-cell table:formula="of:=[.D181]" office:value-type="float" office:value="2.93558657794456">
            <text:p>2.9355865779</text:p>
          </table:table-cell>
          <table:table-cell table:formula="of:=[.F181]" office:value-type="float" office:value="-0.204552066126201">
            <text:p>-0.20455206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1]+1" office:value-type="float" office:value="176">
            <text:p>176</text:p>
          </table:table-cell>
          <table:table-cell table:style-name="ce3" table:formula="of:=PI()/[.$C$2]*[.B182]" office:value-type="float" office:value="4.53213366419511">
            <text:p>4.5321336642</text:p>
          </table:table-cell>
          <table:table-cell table:style-name="ce3" table:formula="of:=[.C182]-[.$C$3]" office:value-type="float" office:value="2.96133733740021">
            <text:p>2.9613373374</text:p>
          </table:table-cell>
          <table:table-cell table:style-name="ce3" table:formula="of:=COS([.D182])" office:value-type="float" office:value="-0.983797951573516">
            <text:p>-0.9837979516</text:p>
          </table:table-cell>
          <table:table-cell table:style-name="ce3" table:formula="of:=COS([.C182])" office:value-type="float" office:value="-0.179280758810736">
            <text:p>-0.1792807588</text:p>
          </table:table-cell>
          <table:table-cell table:style-name="ce3"/>
          <table:table-cell table:style-name="ce3" table:formula="of:=[.B182]" office:value-type="float" office:value="176">
            <text:p>176</text:p>
          </table:table-cell>
          <table:table-cell table:formula="of:=[.E182]" office:value-type="float" office:value="-0.983797951573516">
            <text:p>-0.9837979516</text:p>
          </table:table-cell>
          <table:table-cell table:formula="of:=[.D182]" office:value-type="float" office:value="2.96133733740021">
            <text:p>2.9613373374</text:p>
          </table:table-cell>
          <table:table-cell table:formula="of:=[.F182]" office:value-type="float" office:value="-0.179280758810736">
            <text:p>-0.17928075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2]+1" office:value-type="float" office:value="177">
            <text:p>177</text:p>
          </table:table-cell>
          <table:table-cell table:style-name="ce3" table:formula="of:=PI()/[.$C$2]*[.B183]" office:value-type="float" office:value="4.55788442365077">
            <text:p>4.5578844237</text:p>
          </table:table-cell>
          <table:table-cell table:style-name="ce3" table:formula="of:=[.C183]-[.$C$3]" office:value-type="float" office:value="2.98708809685587">
            <text:p>2.9870880969</text:p>
          </table:table-cell>
          <table:table-cell table:style-name="ce3" table:formula="of:=COS([.D183])" office:value-type="float" office:value="-0.988087896091077">
            <text:p>-0.9880878961</text:p>
          </table:table-cell>
          <table:table-cell table:style-name="ce3" table:formula="of:=COS([.C183])" office:value-type="float" office:value="-0.153890576704063">
            <text:p>-0.1538905767</text:p>
          </table:table-cell>
          <table:table-cell table:style-name="ce3"/>
          <table:table-cell table:style-name="ce3" table:formula="of:=[.B183]" office:value-type="float" office:value="177">
            <text:p>177</text:p>
          </table:table-cell>
          <table:table-cell table:formula="of:=[.E183]" office:value-type="float" office:value="-0.988087896091077">
            <text:p>-0.9880878961</text:p>
          </table:table-cell>
          <table:table-cell table:formula="of:=[.D183]" office:value-type="float" office:value="2.98708809685587">
            <text:p>2.9870880969</text:p>
          </table:table-cell>
          <table:table-cell table:formula="of:=[.F183]" office:value-type="float" office:value="-0.153890576704063">
            <text:p>-0.153890576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3]+1" office:value-type="float" office:value="178">
            <text:p>178</text:p>
          </table:table-cell>
          <table:table-cell table:style-name="ce3" table:formula="of:=PI()/[.$C$2]*[.B184]" office:value-type="float" office:value="4.58363518310642">
            <text:p>4.5836351831</text:p>
          </table:table-cell>
          <table:table-cell table:style-name="ce3" table:formula="of:=[.C184]-[.$C$3]" office:value-type="float" office:value="3.01283885631152">
            <text:p>3.0128388563</text:p>
          </table:table-cell>
          <table:table-cell table:style-name="ce3" table:formula="of:=COS([.D184])" office:value-type="float" office:value="-0.991722674136102">
            <text:p>-0.9917226741</text:p>
          </table:table-cell>
          <table:table-cell table:style-name="ce3" table:formula="of:=COS([.C184])" office:value-type="float" office:value="-0.128398355146552">
            <text:p>-0.1283983551</text:p>
          </table:table-cell>
          <table:table-cell table:style-name="ce3"/>
          <table:table-cell table:style-name="ce3" table:formula="of:=[.B184]" office:value-type="float" office:value="178">
            <text:p>178</text:p>
          </table:table-cell>
          <table:table-cell table:formula="of:=[.E184]" office:value-type="float" office:value="-0.991722674136102">
            <text:p>-0.9917226741</text:p>
          </table:table-cell>
          <table:table-cell table:formula="of:=[.D184]" office:value-type="float" office:value="3.01283885631152">
            <text:p>3.0128388563</text:p>
          </table:table-cell>
          <table:table-cell table:formula="of:=[.F184]" office:value-type="float" office:value="-0.128398355146552">
            <text:p>-0.12839835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4]+1" office:value-type="float" office:value="179">
            <text:p>179</text:p>
          </table:table-cell>
          <table:table-cell table:style-name="ce3" table:formula="of:=PI()/[.$C$2]*[.B185]" office:value-type="float" office:value="4.60938594256207">
            <text:p>4.6093859426</text:p>
          </table:table-cell>
          <table:table-cell table:style-name="ce3" table:formula="of:=[.C185]-[.$C$3]" office:value-type="float" office:value="3.03858961576718">
            <text:p>3.0385896158</text:p>
          </table:table-cell>
          <table:table-cell table:style-name="ce3" table:formula="of:=COS([.D185])" office:value-type="float" office:value="-0.994699875614589">
            <text:p>-0.9946998756</text:p>
          </table:table-cell>
          <table:table-cell table:style-name="ce3" table:formula="of:=COS([.C185])" office:value-type="float" office:value="-0.102820997137361">
            <text:p>-0.1028209971</text:p>
          </table:table-cell>
          <table:table-cell table:style-name="ce3"/>
          <table:table-cell table:style-name="ce3" table:formula="of:=[.B185]" office:value-type="float" office:value="179">
            <text:p>179</text:p>
          </table:table-cell>
          <table:table-cell table:formula="of:=[.E185]" office:value-type="float" office:value="-0.994699875614589">
            <text:p>-0.9946998756</text:p>
          </table:table-cell>
          <table:table-cell table:formula="of:=[.D185]" office:value-type="float" office:value="3.03858961576718">
            <text:p>3.0385896158</text:p>
          </table:table-cell>
          <table:table-cell table:formula="of:=[.F185]" office:value-type="float" office:value="-0.102820997137361">
            <text:p>-0.102820997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5]+1" office:value-type="float" office:value="180">
            <text:p>180</text:p>
          </table:table-cell>
          <table:table-cell table:style-name="ce3" table:formula="of:=PI()/[.$C$2]*[.B186]" office:value-type="float" office:value="4.63513670201773">
            <text:p>4.635136702</text:p>
          </table:table-cell>
          <table:table-cell table:style-name="ce3" table:formula="of:=[.C186]-[.$C$3]" office:value-type="float" office:value="3.06434037522283">
            <text:p>3.0643403752</text:p>
          </table:table-cell>
          <table:table-cell table:style-name="ce3" table:formula="of:=COS([.D186])" office:value-type="float" office:value="-0.997017526448527">
            <text:p>-0.9970175264</text:p>
          </table:table-cell>
          <table:table-cell table:style-name="ce3" table:formula="of:=COS([.C186])" office:value-type="float" office:value="-0.0771754621266464">
            <text:p>-0.0771754621</text:p>
          </table:table-cell>
          <table:table-cell table:style-name="ce3"/>
          <table:table-cell table:style-name="ce3" table:formula="of:=[.B186]" office:value-type="float" office:value="180">
            <text:p>180</text:p>
          </table:table-cell>
          <table:table-cell table:formula="of:=[.E186]" office:value-type="float" office:value="-0.997017526448527">
            <text:p>-0.9970175264</text:p>
          </table:table-cell>
          <table:table-cell table:formula="of:=[.D186]" office:value-type="float" office:value="3.06434037522283">
            <text:p>3.0643403752</text:p>
          </table:table-cell>
          <table:table-cell table:formula="of:=[.F186]" office:value-type="float" office:value="-0.0771754621266464">
            <text:p>-0.07717546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6]+1" office:value-type="float" office:value="181">
            <text:p>181</text:p>
          </table:table-cell>
          <table:table-cell table:style-name="ce3" table:formula="of:=PI()/[.$C$2]*[.B187]" office:value-type="float" office:value="4.66088746147338">
            <text:p>4.6608874615</text:p>
          </table:table-cell>
          <table:table-cell table:style-name="ce3" table:formula="of:=[.C187]-[.$C$3]" office:value-type="float" office:value="3.09009113467848">
            <text:p>3.0900911347</text:p>
          </table:table-cell>
          <table:table-cell table:style-name="ce3" table:formula="of:=COS([.D187])" office:value-type="float" office:value="-0.998674089884831">
            <text:p>-0.9986740899</text:p>
          </table:table-cell>
          <table:table-cell table:style-name="ce3" table:formula="of:=COS([.C187])" office:value-type="float" office:value="-0.0514787547703472">
            <text:p>-0.0514787548</text:p>
          </table:table-cell>
          <table:table-cell table:style-name="ce3"/>
          <table:table-cell table:style-name="ce3" table:formula="of:=[.B187]" office:value-type="float" office:value="181">
            <text:p>181</text:p>
          </table:table-cell>
          <table:table-cell table:formula="of:=[.E187]" office:value-type="float" office:value="-0.998674089884831">
            <text:p>-0.9986740899</text:p>
          </table:table-cell>
          <table:table-cell table:formula="of:=[.D187]" office:value-type="float" office:value="3.09009113467848">
            <text:p>3.0900911347</text:p>
          </table:table-cell>
          <table:table-cell table:formula="of:=[.F187]" office:value-type="float" office:value="-0.0514787547703472">
            <text:p>-0.0514787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7]+1" office:value-type="float" office:value="182">
            <text:p>182</text:p>
          </table:table-cell>
          <table:table-cell table:style-name="ce3" table:formula="of:=PI()/[.$C$2]*[.B188]" office:value-type="float" office:value="4.68663822092904">
            <text:p>4.6866382209</text:p>
          </table:table-cell>
          <table:table-cell table:style-name="ce3" table:formula="of:=[.C188]-[.$C$3]" office:value-type="float" office:value="3.11584189413414">
            <text:p>3.1158418941</text:p>
          </table:table-cell>
          <table:table-cell table:style-name="ce3" table:formula="of:=COS([.D188])" office:value-type="float" office:value="-0.999668467514313">
            <text:p>-0.9996684675</text:p>
          </table:table-cell>
          <table:table-cell table:style-name="ce3" table:formula="of:=COS([.C188])" office:value-type="float" office:value="-0.025747913654989">
            <text:p>-0.0257479137</text:p>
          </table:table-cell>
          <table:table-cell table:style-name="ce3"/>
          <table:table-cell table:style-name="ce3" table:formula="of:=[.B188]" office:value-type="float" office:value="182">
            <text:p>182</text:p>
          </table:table-cell>
          <table:table-cell table:formula="of:=[.E188]" office:value-type="float" office:value="-0.999668467514313">
            <text:p>-0.9996684675</text:p>
          </table:table-cell>
          <table:table-cell table:formula="of:=[.D188]" office:value-type="float" office:value="3.11584189413414">
            <text:p>3.1158418941</text:p>
          </table:table-cell>
          <table:table-cell table:formula="of:=[.F188]" office:value-type="float" office:value="-0.025747913654989">
            <text:p>-0.02574791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8]+1" office:value-type="float" office:value="183">
            <text:p>183</text:p>
          </table:table-cell>
          <table:table-cell table:style-name="ce3" table:formula="of:=PI()/[.$C$2]*[.B189]" office:value-type="float" office:value="4.71238898038469">
            <text:p>4.7123889804</text:p>
          </table:table-cell>
          <table:table-cell table:style-name="ce3" table:formula="of:=[.C189]-[.$C$3]" office:value-type="float" office:value="3.14159265358979">
            <text:p>3.1415926536</text:p>
          </table:table-cell>
          <table:table-cell table:style-name="ce3" table:formula="of:=COS([.D189])" office:value-type="float" office:value="-1">
            <text:p>-1</text:p>
          </table:table-cell>
          <table:table-cell table:style-name="ce3" table:formula="of:=COS([.C189])" office:value-type="float" office:value="-1.83697019872103E-016">
            <text:p>-1.83697019872103E-016</text:p>
          </table:table-cell>
          <table:table-cell table:style-name="ce3"/>
          <table:table-cell table:style-name="ce3" table:formula="of:=[.B189]" office:value-type="float" office:value="183">
            <text:p>183</text:p>
          </table:table-cell>
          <table:table-cell table:formula="of:=[.E189]" office:value-type="float" office:value="-1">
            <text:p>-1</text:p>
          </table:table-cell>
          <table:table-cell table:formula="of:=[.D189]" office:value-type="float" office:value="3.14159265358979">
            <text:p>3.1415926536</text:p>
          </table:table-cell>
          <table:table-cell table:formula="of:=[.F189]" office:value-type="float" office:value="-1.83697019872103E-016">
            <text:p>-1.83697019872103E-01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9]+1" office:value-type="float" office:value="184">
            <text:p>184</text:p>
          </table:table-cell>
          <table:table-cell table:style-name="ce3" table:formula="of:=PI()/[.$C$2]*[.B190]" office:value-type="float" office:value="4.73813973984034">
            <text:p>4.7381397398</text:p>
          </table:table-cell>
          <table:table-cell table:style-name="ce3" table:formula="of:=[.C190]-[.$C$3]" office:value-type="float" office:value="3.16734341304545">
            <text:p>3.167343413</text:p>
          </table:table-cell>
          <table:table-cell table:style-name="ce3" table:formula="of:=COS([.D190])" office:value-type="float" office:value="-0.999668467514313">
            <text:p>-0.9996684675</text:p>
          </table:table-cell>
          <table:table-cell table:style-name="ce3" table:formula="of:=COS([.C190])" office:value-type="float" office:value="0.0257479136549877">
            <text:p>0.0257479137</text:p>
          </table:table-cell>
          <table:table-cell table:style-name="ce3"/>
          <table:table-cell table:style-name="ce3" table:formula="of:=[.B190]" office:value-type="float" office:value="184">
            <text:p>184</text:p>
          </table:table-cell>
          <table:table-cell table:formula="of:=[.E190]" office:value-type="float" office:value="-0.999668467514313">
            <text:p>-0.9996684675</text:p>
          </table:table-cell>
          <table:table-cell table:formula="of:=[.D190]" office:value-type="float" office:value="3.16734341304545">
            <text:p>3.167343413</text:p>
          </table:table-cell>
          <table:table-cell table:formula="of:=[.F190]" office:value-type="float" office:value="0.0257479136549877">
            <text:p>0.02574791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0]+1" office:value-type="float" office:value="185">
            <text:p>185</text:p>
          </table:table-cell>
          <table:table-cell table:style-name="ce3" table:formula="of:=PI()/[.$C$2]*[.B191]" office:value-type="float" office:value="4.763890499296">
            <text:p>4.7638904993</text:p>
          </table:table-cell>
          <table:table-cell table:style-name="ce3" table:formula="of:=[.C191]-[.$C$3]" office:value-type="float" office:value="3.1930941725011">
            <text:p>3.1930941725</text:p>
          </table:table-cell>
          <table:table-cell table:style-name="ce3" table:formula="of:=COS([.D191])" office:value-type="float" office:value="-0.998674089884831">
            <text:p>-0.9986740899</text:p>
          </table:table-cell>
          <table:table-cell table:style-name="ce3" table:formula="of:=COS([.C191])" office:value-type="float" office:value="0.051478754770346">
            <text:p>0.0514787548</text:p>
          </table:table-cell>
          <table:table-cell table:style-name="ce3"/>
          <table:table-cell table:style-name="ce3" table:formula="of:=[.B191]" office:value-type="float" office:value="185">
            <text:p>185</text:p>
          </table:table-cell>
          <table:table-cell table:formula="of:=[.E191]" office:value-type="float" office:value="-0.998674089884831">
            <text:p>-0.9986740899</text:p>
          </table:table-cell>
          <table:table-cell table:formula="of:=[.D191]" office:value-type="float" office:value="3.1930941725011">
            <text:p>3.1930941725</text:p>
          </table:table-cell>
          <table:table-cell table:formula="of:=[.F191]" office:value-type="float" office:value="0.051478754770346">
            <text:p>0.0514787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1]+1" office:value-type="float" office:value="186">
            <text:p>186</text:p>
          </table:table-cell>
          <table:table-cell table:style-name="ce3" table:formula="of:=PI()/[.$C$2]*[.B192]" office:value-type="float" office:value="4.78964125875165">
            <text:p>4.7896412588</text:p>
          </table:table-cell>
          <table:table-cell table:style-name="ce3" table:formula="of:=[.C192]-[.$C$3]" office:value-type="float" office:value="3.21884493195676">
            <text:p>3.218844932</text:p>
          </table:table-cell>
          <table:table-cell table:style-name="ce3" table:formula="of:=COS([.D192])" office:value-type="float" office:value="-0.997017526448527">
            <text:p>-0.9970175264</text:p>
          </table:table-cell>
          <table:table-cell table:style-name="ce3" table:formula="of:=COS([.C192])" office:value-type="float" office:value="0.0771754621266461">
            <text:p>0.0771754621</text:p>
          </table:table-cell>
          <table:table-cell table:style-name="ce3"/>
          <table:table-cell table:style-name="ce3" table:formula="of:=[.B192]" office:value-type="float" office:value="186">
            <text:p>186</text:p>
          </table:table-cell>
          <table:table-cell table:formula="of:=[.E192]" office:value-type="float" office:value="-0.997017526448527">
            <text:p>-0.9970175264</text:p>
          </table:table-cell>
          <table:table-cell table:formula="of:=[.D192]" office:value-type="float" office:value="3.21884493195676">
            <text:p>3.218844932</text:p>
          </table:table-cell>
          <table:table-cell table:formula="of:=[.F192]" office:value-type="float" office:value="0.0771754621266461">
            <text:p>0.07717546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2]+1" office:value-type="float" office:value="187">
            <text:p>187</text:p>
          </table:table-cell>
          <table:table-cell table:style-name="ce3" table:formula="of:=PI()/[.$C$2]*[.B193]" office:value-type="float" office:value="4.81539201820731">
            <text:p>4.8153920182</text:p>
          </table:table-cell>
          <table:table-cell table:style-name="ce3" table:formula="of:=[.C193]-[.$C$3]" office:value-type="float" office:value="3.24459569141241">
            <text:p>3.2445956914</text:p>
          </table:table-cell>
          <table:table-cell table:style-name="ce3" table:formula="of:=COS([.D193])" office:value-type="float" office:value="-0.994699875614589">
            <text:p>-0.9946998756</text:p>
          </table:table-cell>
          <table:table-cell table:style-name="ce3" table:formula="of:=COS([.C193])" office:value-type="float" office:value="0.102820997137359">
            <text:p>0.1028209971</text:p>
          </table:table-cell>
          <table:table-cell table:style-name="ce3"/>
          <table:table-cell table:style-name="ce3" table:formula="of:=[.B193]" office:value-type="float" office:value="187">
            <text:p>187</text:p>
          </table:table-cell>
          <table:table-cell table:formula="of:=[.E193]" office:value-type="float" office:value="-0.994699875614589">
            <text:p>-0.9946998756</text:p>
          </table:table-cell>
          <table:table-cell table:formula="of:=[.D193]" office:value-type="float" office:value="3.24459569141241">
            <text:p>3.2445956914</text:p>
          </table:table-cell>
          <table:table-cell table:formula="of:=[.F193]" office:value-type="float" office:value="0.102820997137359">
            <text:p>0.102820997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3]+1" office:value-type="float" office:value="188">
            <text:p>188</text:p>
          </table:table-cell>
          <table:table-cell table:style-name="ce3" table:formula="of:=PI()/[.$C$2]*[.B194]" office:value-type="float" office:value="4.84114277766296">
            <text:p>4.8411427777</text:p>
          </table:table-cell>
          <table:table-cell table:style-name="ce3" table:formula="of:=[.C194]-[.$C$3]" office:value-type="float" office:value="3.27034645086806">
            <text:p>3.2703464509</text:p>
          </table:table-cell>
          <table:table-cell table:style-name="ce3" table:formula="of:=COS([.D194])" office:value-type="float" office:value="-0.991722674136102">
            <text:p>-0.9917226741</text:p>
          </table:table-cell>
          <table:table-cell table:style-name="ce3" table:formula="of:=COS([.C194])" office:value-type="float" office:value="0.12839835514655">
            <text:p>0.1283983551</text:p>
          </table:table-cell>
          <table:table-cell table:style-name="ce3"/>
          <table:table-cell table:style-name="ce3" table:formula="of:=[.B194]" office:value-type="float" office:value="188">
            <text:p>188</text:p>
          </table:table-cell>
          <table:table-cell table:formula="of:=[.E194]" office:value-type="float" office:value="-0.991722674136102">
            <text:p>-0.9917226741</text:p>
          </table:table-cell>
          <table:table-cell table:formula="of:=[.D194]" office:value-type="float" office:value="3.27034645086806">
            <text:p>3.2703464509</text:p>
          </table:table-cell>
          <table:table-cell table:formula="of:=[.F194]" office:value-type="float" office:value="0.12839835514655">
            <text:p>0.12839835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4]+1" office:value-type="float" office:value="189">
            <text:p>189</text:p>
          </table:table-cell>
          <table:table-cell table:style-name="ce3" table:formula="of:=PI()/[.$C$2]*[.B195]" office:value-type="float" office:value="4.86689353711861">
            <text:p>4.8668935371</text:p>
          </table:table-cell>
          <table:table-cell table:style-name="ce3" table:formula="of:=[.C195]-[.$C$3]" office:value-type="float" office:value="3.29609721032372">
            <text:p>3.2960972103</text:p>
          </table:table-cell>
          <table:table-cell table:style-name="ce3" table:formula="of:=COS([.D195])" office:value-type="float" office:value="-0.988087896091077">
            <text:p>-0.9880878961</text:p>
          </table:table-cell>
          <table:table-cell table:style-name="ce3" table:formula="of:=COS([.C195])" office:value-type="float" office:value="0.153890576704061">
            <text:p>0.1538905767</text:p>
          </table:table-cell>
          <table:table-cell table:style-name="ce3"/>
          <table:table-cell table:style-name="ce3" table:formula="of:=[.B195]" office:value-type="float" office:value="189">
            <text:p>189</text:p>
          </table:table-cell>
          <table:table-cell table:formula="of:=[.E195]" office:value-type="float" office:value="-0.988087896091077">
            <text:p>-0.9880878961</text:p>
          </table:table-cell>
          <table:table-cell table:formula="of:=[.D195]" office:value-type="float" office:value="3.29609721032372">
            <text:p>3.2960972103</text:p>
          </table:table-cell>
          <table:table-cell table:formula="of:=[.F195]" office:value-type="float" office:value="0.153890576704061">
            <text:p>0.153890576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5]+1" office:value-type="float" office:value="190">
            <text:p>190</text:p>
          </table:table-cell>
          <table:table-cell table:style-name="ce3" table:formula="of:=PI()/[.$C$2]*[.B196]" office:value-type="float" office:value="4.89264429657427">
            <text:p>4.8926442966</text:p>
          </table:table-cell>
          <table:table-cell table:style-name="ce3" table:formula="of:=[.C196]-[.$C$3]" office:value-type="float" office:value="3.32184796977937">
            <text:p>3.3218479698</text:p>
          </table:table-cell>
          <table:table-cell table:style-name="ce3" table:formula="of:=COS([.D196])" office:value-type="float" office:value="-0.983797951573516">
            <text:p>-0.9837979516</text:p>
          </table:table-cell>
          <table:table-cell table:style-name="ce3" table:formula="of:=COS([.C196])" office:value-type="float" office:value="0.179280758810736">
            <text:p>0.1792807588</text:p>
          </table:table-cell>
          <table:table-cell table:style-name="ce3"/>
          <table:table-cell table:style-name="ce3" table:formula="of:=[.B196]" office:value-type="float" office:value="190">
            <text:p>190</text:p>
          </table:table-cell>
          <table:table-cell table:formula="of:=[.E196]" office:value-type="float" office:value="-0.983797951573516">
            <text:p>-0.9837979516</text:p>
          </table:table-cell>
          <table:table-cell table:formula="of:=[.D196]" office:value-type="float" office:value="3.32184796977937">
            <text:p>3.3218479698</text:p>
          </table:table-cell>
          <table:table-cell table:formula="of:=[.F196]" office:value-type="float" office:value="0.179280758810736">
            <text:p>0.17928075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6]+1" office:value-type="float" office:value="191">
            <text:p>191</text:p>
          </table:table-cell>
          <table:table-cell table:style-name="ce3" table:formula="of:=PI()/[.$C$2]*[.B197]" office:value-type="float" office:value="4.91839505602992">
            <text:p>4.918395056</text:p>
          </table:table-cell>
          <table:table-cell table:style-name="ce3" table:formula="of:=[.C197]-[.$C$3]" office:value-type="float" office:value="3.34759872923502">
            <text:p>3.3475987292</text:p>
          </table:table-cell>
          <table:table-cell table:style-name="ce3" table:formula="of:=COS([.D197])" office:value-type="float" office:value="-0.978855685095358">
            <text:p>-0.9788556851</text:p>
          </table:table-cell>
          <table:table-cell table:style-name="ce3" table:formula="of:=COS([.C197])" office:value-type="float" office:value="0.2045520661262">
            <text:p>0.2045520661</text:p>
          </table:table-cell>
          <table:table-cell table:style-name="ce3"/>
          <table:table-cell table:style-name="ce3" table:formula="of:=[.B197]" office:value-type="float" office:value="191">
            <text:p>191</text:p>
          </table:table-cell>
          <table:table-cell table:formula="of:=[.E197]" office:value-type="float" office:value="-0.978855685095358">
            <text:p>-0.9788556851</text:p>
          </table:table-cell>
          <table:table-cell table:formula="of:=[.D197]" office:value-type="float" office:value="3.34759872923502">
            <text:p>3.3475987292</text:p>
          </table:table-cell>
          <table:table-cell table:formula="of:=[.F197]" office:value-type="float" office:value="0.2045520661262">
            <text:p>0.20455206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7]+1" office:value-type="float" office:value="192">
            <text:p>192</text:p>
          </table:table-cell>
          <table:table-cell table:style-name="ce3" table:formula="of:=PI()/[.$C$2]*[.B198]" office:value-type="float" office:value="4.94414581548558">
            <text:p>4.9441458155</text:p>
          </table:table-cell>
          <table:table-cell table:style-name="ce3" table:formula="of:=[.C198]-[.$C$3]" office:value-type="float" office:value="3.37334948869068">
            <text:p>3.3733494887</text:p>
          </table:table-cell>
          <table:table-cell table:style-name="ce3" table:formula="of:=COS([.D198])" office:value-type="float" office:value="-0.973264373700382">
            <text:p>-0.9732643737</text:p>
          </table:table-cell>
          <table:table-cell table:style-name="ce3" table:formula="of:=COS([.C198])" office:value-type="float" office:value="0.229687742131795">
            <text:p>0.2296877421</text:p>
          </table:table-cell>
          <table:table-cell table:style-name="ce3"/>
          <table:table-cell table:style-name="ce3" table:formula="of:=[.B198]" office:value-type="float" office:value="192">
            <text:p>192</text:p>
          </table:table-cell>
          <table:table-cell table:formula="of:=[.E198]" office:value-type="float" office:value="-0.973264373700382">
            <text:p>-0.9732643737</text:p>
          </table:table-cell>
          <table:table-cell table:formula="of:=[.D198]" office:value-type="float" office:value="3.37334948869068">
            <text:p>3.3733494887</text:p>
          </table:table-cell>
          <table:table-cell table:formula="of:=[.F198]" office:value-type="float" office:value="0.229687742131795">
            <text:p>0.22968774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8]+1" office:value-type="float" office:value="193">
            <text:p>193</text:p>
          </table:table-cell>
          <table:table-cell table:style-name="ce3" table:formula="of:=PI()/[.$C$2]*[.B199]" office:value-type="float" office:value="4.96989657494123">
            <text:p>4.9698965749</text:p>
          </table:table-cell>
          <table:table-cell table:style-name="ce3" table:formula="of:=[.C199]-[.$C$3]" office:value-type="float" office:value="3.39910024814633">
            <text:p>3.3991002481</text:p>
          </table:table-cell>
          <table:table-cell table:style-name="ce3" table:formula="of:=COS([.D199])" office:value-type="float" office:value="-0.96702772479132">
            <text:p>-0.9670277248</text:p>
          </table:table-cell>
          <table:table-cell table:style-name="ce3" table:formula="of:=COS([.C199])" office:value-type="float" office:value="0.254671120241228">
            <text:p>0.2546711202</text:p>
          </table:table-cell>
          <table:table-cell table:style-name="ce3"/>
          <table:table-cell table:style-name="ce3" table:formula="of:=[.B199]" office:value-type="float" office:value="193">
            <text:p>193</text:p>
          </table:table-cell>
          <table:table-cell table:formula="of:=[.E199]" office:value-type="float" office:value="-0.96702772479132">
            <text:p>-0.9670277248</text:p>
          </table:table-cell>
          <table:table-cell table:formula="of:=[.D199]" office:value-type="float" office:value="3.39910024814633">
            <text:p>3.3991002481</text:p>
          </table:table-cell>
          <table:table-cell table:formula="of:=[.F199]" office:value-type="float" office:value="0.254671120241228">
            <text:p>0.254671120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9]+1" office:value-type="float" office:value="194">
            <text:p>194</text:p>
          </table:table-cell>
          <table:table-cell table:style-name="ce3" table:formula="of:=PI()/[.$C$2]*[.B200]" office:value-type="float" office:value="4.99564733439688">
            <text:p>4.9956473344</text:p>
          </table:table-cell>
          <table:table-cell table:style-name="ce3" table:formula="of:=[.C200]-[.$C$3]" office:value-type="float" office:value="3.42485100760199">
            <text:p>3.4248510076</text:p>
          </table:table-cell>
          <table:table-cell table:style-name="ce3" table:formula="of:=COS([.D200])" office:value-type="float" office:value="-0.960149873671602">
            <text:p>-0.9601498737</text:p>
          </table:table-cell>
          <table:table-cell table:style-name="ce3" table:formula="of:=COS([.C200])" office:value-type="float" office:value="0.279485634851609">
            <text:p>0.2794856349</text:p>
          </table:table-cell>
          <table:table-cell table:style-name="ce3"/>
          <table:table-cell table:style-name="ce3" table:formula="of:=[.B200]" office:value-type="float" office:value="194">
            <text:p>194</text:p>
          </table:table-cell>
          <table:table-cell table:formula="of:=[.E200]" office:value-type="float" office:value="-0.960149873671602">
            <text:p>-0.9601498737</text:p>
          </table:table-cell>
          <table:table-cell table:formula="of:=[.D200]" office:value-type="float" office:value="3.42485100760199">
            <text:p>3.4248510076</text:p>
          </table:table-cell>
          <table:table-cell table:formula="of:=[.F200]" office:value-type="float" office:value="0.279485634851609">
            <text:p>0.279485634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0]+1" office:value-type="float" office:value="195">
            <text:p>195</text:p>
          </table:table-cell>
          <table:table-cell table:style-name="ce3" table:formula="of:=PI()/[.$C$2]*[.B201]" office:value-type="float" office:value="5.02139809385254">
            <text:p>5.0213980939</text:p>
          </table:table-cell>
          <table:table-cell table:style-name="ce3" table:formula="of:=[.C201]-[.$C$3]" office:value-type="float" office:value="3.45060176705764">
            <text:p>3.4506017671</text:p>
          </table:table-cell>
          <table:table-cell table:style-name="ce3" table:formula="of:=COS([.D201])" office:value-type="float" office:value="-0.952635380803383">
            <text:p>-0.9526353808</text:p>
          </table:table-cell>
          <table:table-cell table:style-name="ce3" table:formula="of:=COS([.C201])" office:value-type="float" office:value="0.304114832327517">
            <text:p>0.3041148323</text:p>
          </table:table-cell>
          <table:table-cell table:style-name="ce3"/>
          <table:table-cell table:style-name="ce3" table:formula="of:=[.B201]" office:value-type="float" office:value="195">
            <text:p>195</text:p>
          </table:table-cell>
          <table:table-cell table:formula="of:=[.E201]" office:value-type="float" office:value="-0.952635380803383">
            <text:p>-0.9526353808</text:p>
          </table:table-cell>
          <table:table-cell table:formula="of:=[.D201]" office:value-type="float" office:value="3.45060176705764">
            <text:p>3.4506017671</text:p>
          </table:table-cell>
          <table:table-cell table:formula="of:=[.F201]" office:value-type="float" office:value="0.304114832327517">
            <text:p>0.304114832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1]+1" office:value-type="float" office:value="196">
            <text:p>196</text:p>
          </table:table-cell>
          <table:table-cell table:style-name="ce3" table:formula="of:=PI()/[.$C$2]*[.B202]" office:value-type="float" office:value="5.04714885330819">
            <text:p>5.0471488533</text:p>
          </table:table-cell>
          <table:table-cell table:style-name="ce3" table:formula="of:=[.C202]-[.$C$3]" office:value-type="float" office:value="3.4763525265133">
            <text:p>3.4763525265</text:p>
          </table:table-cell>
          <table:table-cell table:style-name="ce3" table:formula="of:=COS([.D202])" office:value-type="float" office:value="-0.944489228783661">
            <text:p>-0.9444892288</text:p>
          </table:table-cell>
          <table:table-cell table:style-name="ce3" table:formula="of:=COS([.C202])" office:value-type="float" office:value="0.328542381910834">
            <text:p>0.3285423819</text:p>
          </table:table-cell>
          <table:table-cell table:style-name="ce3"/>
          <table:table-cell table:style-name="ce3" table:formula="of:=[.B202]" office:value-type="float" office:value="196">
            <text:p>196</text:p>
          </table:table-cell>
          <table:table-cell table:formula="of:=[.E202]" office:value-type="float" office:value="-0.944489228783661">
            <text:p>-0.9444892288</text:p>
          </table:table-cell>
          <table:table-cell table:formula="of:=[.D202]" office:value-type="float" office:value="3.4763525265133">
            <text:p>3.4763525265</text:p>
          </table:table-cell>
          <table:table-cell table:formula="of:=[.F202]" office:value-type="float" office:value="0.328542381910834">
            <text:p>0.3285423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2]+1" office:value-type="float" office:value="197">
            <text:p>197</text:p>
          </table:table-cell>
          <table:table-cell table:style-name="ce3" table:formula="of:=PI()/[.$C$2]*[.B203]" office:value-type="float" office:value="5.07289961276385">
            <text:p>5.0728996128</text:p>
          </table:table-cell>
          <table:table-cell table:style-name="ce3" table:formula="of:=[.C203]-[.$C$3]" office:value-type="float" office:value="3.50210328596895">
            <text:p>3.502103286</text:p>
          </table:table-cell>
          <table:table-cell table:style-name="ce3" table:formula="of:=COS([.D203])" office:value-type="float" office:value="-0.935716819040494">
            <text:p>-0.935716819</text:p>
          </table:table-cell>
          <table:table-cell table:style-name="ce3" table:formula="of:=COS([.C203])" office:value-type="float" office:value="0.352752086549095">
            <text:p>0.3527520865</text:p>
          </table:table-cell>
          <table:table-cell table:style-name="ce3"/>
          <table:table-cell table:style-name="ce3" table:formula="of:=[.B203]" office:value-type="float" office:value="197">
            <text:p>197</text:p>
          </table:table-cell>
          <table:table-cell table:formula="of:=[.E203]" office:value-type="float" office:value="-0.935716819040494">
            <text:p>-0.935716819</text:p>
          </table:table-cell>
          <table:table-cell table:formula="of:=[.D203]" office:value-type="float" office:value="3.50210328596895">
            <text:p>3.502103286</text:p>
          </table:table-cell>
          <table:table-cell table:formula="of:=[.F203]" office:value-type="float" office:value="0.352752086549095">
            <text:p>0.352752086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3]+1" office:value-type="float" office:value="198">
            <text:p>198</text:p>
          </table:table-cell>
          <table:table-cell table:style-name="ce3" table:formula="of:=PI()/[.$C$2]*[.B204]" office:value-type="float" office:value="5.0986503722195">
            <text:p>5.0986503722</text:p>
          </table:table-cell>
          <table:table-cell table:style-name="ce3" table:formula="of:=[.C204]-[.$C$3]" office:value-type="float" office:value="3.5278540454246">
            <text:p>3.5278540454</text:p>
          </table:table-cell>
          <table:table-cell table:style-name="ce3" table:formula="of:=COS([.D204])" office:value-type="float" office:value="-0.926323968251495">
            <text:p>-0.9263239683</text:p>
          </table:table-cell>
          <table:table-cell table:style-name="ce3" table:formula="of:=COS([.C204])" office:value-type="float" office:value="0.376727893635184">
            <text:p>0.3767278936</text:p>
          </table:table-cell>
          <table:table-cell table:style-name="ce3"/>
          <table:table-cell table:style-name="ce3" table:formula="of:=[.B204]" office:value-type="float" office:value="198">
            <text:p>198</text:p>
          </table:table-cell>
          <table:table-cell table:formula="of:=[.E204]" office:value-type="float" office:value="-0.926323968251495">
            <text:p>-0.9263239683</text:p>
          </table:table-cell>
          <table:table-cell table:formula="of:=[.D204]" office:value-type="float" office:value="3.5278540454246">
            <text:p>3.5278540454</text:p>
          </table:table-cell>
          <table:table-cell table:formula="of:=[.F204]" office:value-type="float" office:value="0.376727893635184">
            <text:p>0.37672789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4]+1" office:value-type="float" office:value="199">
            <text:p>199</text:p>
          </table:table-cell>
          <table:table-cell table:style-name="ce3" table:formula="of:=PI()/[.$C$2]*[.B205]" office:value-type="float" office:value="5.12440113167515">
            <text:p>5.1244011317</text:p>
          </table:table-cell>
          <table:table-cell table:style-name="ce3" table:formula="of:=[.C205]-[.$C$3]" office:value-type="float" office:value="3.55360480488026">
            <text:p>3.5536048049</text:p>
          </table:table-cell>
          <table:table-cell table:style-name="ce3" table:formula="of:=COS([.D205])" office:value-type="float" office:value="-0.916316904487005">
            <text:p>-0.9163169045</text:p>
          </table:table-cell>
          <table:table-cell table:style-name="ce3" table:formula="of:=COS([.C205])" office:value-type="float" office:value="0.400453905651266">
            <text:p>0.4004539057</text:p>
          </table:table-cell>
          <table:table-cell table:style-name="ce3"/>
          <table:table-cell table:style-name="ce3" table:formula="of:=[.B205]" office:value-type="float" office:value="199">
            <text:p>199</text:p>
          </table:table-cell>
          <table:table-cell table:formula="of:=[.E205]" office:value-type="float" office:value="-0.916316904487005">
            <text:p>-0.9163169045</text:p>
          </table:table-cell>
          <table:table-cell table:formula="of:=[.D205]" office:value-type="float" office:value="3.55360480488026">
            <text:p>3.5536048049</text:p>
          </table:table-cell>
          <table:table-cell table:formula="of:=[.F205]" office:value-type="float" office:value="0.400453905651266">
            <text:p>0.400453905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5]+1" office:value-type="float" office:value="200">
            <text:p>200</text:p>
          </table:table-cell>
          <table:table-cell table:style-name="ce3" table:formula="of:=PI()/[.$C$2]*[.B206]" office:value-type="float" office:value="5.15015189113081">
            <text:p>5.1501518911</text:p>
          </table:table-cell>
          <table:table-cell table:style-name="ce3" table:formula="of:=[.C206]-[.$C$3]" office:value-type="float" office:value="3.57935556433591">
            <text:p>3.5793555643</text:p>
          </table:table-cell>
          <table:table-cell table:style-name="ce3" table:formula="of:=COS([.D206])" office:value-type="float" office:value="-0.905702263080472">
            <text:p>-0.9057022631</text:p>
          </table:table-cell>
          <table:table-cell table:style-name="ce3" table:formula="of:=COS([.C206])" office:value-type="float" office:value="0.423914390709861">
            <text:p>0.4239143907</text:p>
          </table:table-cell>
          <table:table-cell table:style-name="ce3"/>
          <table:table-cell table:style-name="ce3" table:formula="of:=[.B206]" office:value-type="float" office:value="200">
            <text:p>200</text:p>
          </table:table-cell>
          <table:table-cell table:formula="of:=[.E206]" office:value-type="float" office:value="-0.905702263080472">
            <text:p>-0.9057022631</text:p>
          </table:table-cell>
          <table:table-cell table:formula="of:=[.D206]" office:value-type="float" office:value="3.57935556433591">
            <text:p>3.5793555643</text:p>
          </table:table-cell>
          <table:table-cell table:formula="of:=[.F206]" office:value-type="float" office:value="0.423914390709861">
            <text:p>0.42391439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6]+1" office:value-type="float" office:value="201">
            <text:p>201</text:p>
          </table:table-cell>
          <table:table-cell table:style-name="ce3" table:formula="of:=PI()/[.$C$2]*[.B207]" office:value-type="float" office:value="5.17590265058646">
            <text:p>5.1759026506</text:p>
          </table:table-cell>
          <table:table-cell table:style-name="ce3" table:formula="of:=[.C207]-[.$C$3]" office:value-type="float" office:value="3.60510632379157">
            <text:p>3.6051063238</text:p>
          </table:table-cell>
          <table:table-cell table:style-name="ce3" table:formula="of:=COS([.D207])" office:value-type="float" office:value="-0.894487082228796">
            <text:p>-0.8944870822</text:p>
          </table:table-cell>
          <table:table-cell table:style-name="ce3" table:formula="of:=COS([.C207])" office:value-type="float" office:value="0.447093792985113">
            <text:p>0.447093793</text:p>
          </table:table-cell>
          <table:table-cell table:style-name="ce3"/>
          <table:table-cell table:style-name="ce3" table:formula="of:=[.B207]" office:value-type="float" office:value="201">
            <text:p>201</text:p>
          </table:table-cell>
          <table:table-cell table:formula="of:=[.E207]" office:value-type="float" office:value="-0.894487082228796">
            <text:p>-0.8944870822</text:p>
          </table:table-cell>
          <table:table-cell table:formula="of:=[.D207]" office:value-type="float" office:value="3.60510632379157">
            <text:p>3.6051063238</text:p>
          </table:table-cell>
          <table:table-cell table:formula="of:=[.F207]" office:value-type="float" office:value="0.447093792985113">
            <text:p>0.44709379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7]+1" office:value-type="float" office:value="202">
            <text:p>202</text:p>
          </table:table-cell>
          <table:table-cell table:style-name="ce3" table:formula="of:=PI()/[.$C$2]*[.B208]" office:value-type="float" office:value="5.20165341004212">
            <text:p>5.20165341</text:p>
          </table:table-cell>
          <table:table-cell table:style-name="ce3" table:formula="of:=[.C208]-[.$C$3]" office:value-type="float" office:value="3.63085708324722">
            <text:p>3.6308570832</text:p>
          </table:table-cell>
          <table:table-cell table:style-name="ce3" table:formula="of:=COS([.D208])" office:value-type="float" office:value="-0.882678798325548">
            <text:p>-0.8826787983</text:p>
          </table:table-cell>
          <table:table-cell table:style-name="ce3" table:formula="of:=COS([.C208])" office:value-type="float" office:value="0.46997674302732">
            <text:p>0.469976743</text:p>
          </table:table-cell>
          <table:table-cell table:style-name="ce3"/>
          <table:table-cell table:style-name="ce3" table:formula="of:=[.B208]" office:value-type="float" office:value="202">
            <text:p>202</text:p>
          </table:table-cell>
          <table:table-cell table:formula="of:=[.E208]" office:value-type="float" office:value="-0.882678798325548">
            <text:p>-0.8826787983</text:p>
          </table:table-cell>
          <table:table-cell table:formula="of:=[.D208]" office:value-type="float" office:value="3.63085708324722">
            <text:p>3.6308570832</text:p>
          </table:table-cell>
          <table:table-cell table:formula="of:=[.F208]" office:value-type="float" office:value="0.46997674302732">
            <text:p>0.46997674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8]+1" office:value-type="float" office:value="203">
            <text:p>203</text:p>
          </table:table-cell>
          <table:table-cell table:style-name="ce3" table:formula="of:=PI()/[.$C$2]*[.B209]" office:value-type="float" office:value="5.22740416949777">
            <text:p>5.2274041695</text:p>
          </table:table-cell>
          <table:table-cell table:style-name="ce3" table:formula="of:=[.C209]-[.$C$3]" office:value-type="float" office:value="3.65660784270287">
            <text:p>3.6566078427</text:p>
          </table:table-cell>
          <table:table-cell table:style-name="ce3" table:formula="of:=COS([.D209])" office:value-type="float" office:value="-0.870285241030155">
            <text:p>-0.870285241</text:p>
          </table:table-cell>
          <table:table-cell table:style-name="ce3" table:formula="of:=COS([.C209])" office:value-type="float" office:value="0.492548067953864">
            <text:p>0.492548068</text:p>
          </table:table-cell>
          <table:table-cell table:style-name="ce3"/>
          <table:table-cell table:style-name="ce3" table:formula="of:=[.B209]" office:value-type="float" office:value="203">
            <text:p>203</text:p>
          </table:table-cell>
          <table:table-cell table:formula="of:=[.E209]" office:value-type="float" office:value="-0.870285241030155">
            <text:p>-0.870285241</text:p>
          </table:table-cell>
          <table:table-cell table:formula="of:=[.D209]" office:value-type="float" office:value="3.65660784270287">
            <text:p>3.6566078427</text:p>
          </table:table-cell>
          <table:table-cell table:formula="of:=[.F209]" office:value-type="float" office:value="0.492548067953864">
            <text:p>0.49254806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9]+1" office:value-type="float" office:value="204">
            <text:p>204</text:p>
          </table:table-cell>
          <table:table-cell table:style-name="ce3" table:formula="of:=PI()/[.$C$2]*[.B210]" office:value-type="float" office:value="5.25315492895342">
            <text:p>5.253154929</text:p>
          </table:table-cell>
          <table:table-cell table:style-name="ce3" table:formula="of:=[.C210]-[.$C$3]" office:value-type="float" office:value="3.68235860215853">
            <text:p>3.6823586022</text:p>
          </table:table-cell>
          <table:table-cell table:style-name="ce3" table:formula="of:=COS([.D210])" office:value-type="float" office:value="-0.857314628076333">
            <text:p>-0.8573146281</text:p>
          </table:table-cell>
          <table:table-cell table:style-name="ce3" table:formula="of:=COS([.C210])" office:value-type="float" office:value="0.51479280150983">
            <text:p>0.5147928015</text:p>
          </table:table-cell>
          <table:table-cell table:style-name="ce3"/>
          <table:table-cell table:style-name="ce3" table:formula="of:=[.B210]" office:value-type="float" office:value="204">
            <text:p>204</text:p>
          </table:table-cell>
          <table:table-cell table:formula="of:=[.E210]" office:value-type="float" office:value="-0.857314628076333">
            <text:p>-0.8573146281</text:p>
          </table:table-cell>
          <table:table-cell table:formula="of:=[.D210]" office:value-type="float" office:value="3.68235860215853">
            <text:p>3.6823586022</text:p>
          </table:table-cell>
          <table:table-cell table:formula="of:=[.F210]" office:value-type="float" office:value="0.51479280150983">
            <text:p>0.514792801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0]+1" office:value-type="float" office:value="205">
            <text:p>205</text:p>
          </table:table-cell>
          <table:table-cell table:style-name="ce3" table:formula="of:=PI()/[.$C$2]*[.B211]" office:value-type="float" office:value="5.27890568840908">
            <text:p>5.2789056884</text:p>
          </table:table-cell>
          <table:table-cell table:style-name="ce3" table:formula="of:=[.C211]-[.$C$3]" office:value-type="float" office:value="3.70810936161418">
            <text:p>3.7081093616</text:p>
          </table:table-cell>
          <table:table-cell table:style-name="ce3" table:formula="of:=COS([.D211])" office:value-type="float" office:value="-0.843775559823186">
            <text:p>-0.8437755598</text:p>
          </table:table-cell>
          <table:table-cell table:style-name="ce3" table:formula="of:=COS([.C211])" office:value-type="float" office:value="0.5366961939916">
            <text:p>0.536696194</text:p>
          </table:table-cell>
          <table:table-cell table:style-name="ce3"/>
          <table:table-cell table:style-name="ce3" table:formula="of:=[.B211]" office:value-type="float" office:value="205">
            <text:p>205</text:p>
          </table:table-cell>
          <table:table-cell table:formula="of:=[.E211]" office:value-type="float" office:value="-0.843775559823186">
            <text:p>-0.8437755598</text:p>
          </table:table-cell>
          <table:table-cell table:formula="of:=[.D211]" office:value-type="float" office:value="3.70810936161418">
            <text:p>3.7081093616</text:p>
          </table:table-cell>
          <table:table-cell table:formula="of:=[.F211]" office:value-type="float" office:value="0.5366961939916">
            <text:p>0.53669619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1]+1" office:value-type="float" office:value="206">
            <text:p>206</text:p>
          </table:table-cell>
          <table:table-cell table:style-name="ce3" table:formula="of:=PI()/[.$C$2]*[.B212]" office:value-type="float" office:value="5.30465644786473">
            <text:p>5.3046564479</text:p>
          </table:table-cell>
          <table:table-cell table:style-name="ce3" table:formula="of:=[.C212]-[.$C$3]" office:value-type="float" office:value="3.73386012106984">
            <text:p>3.7338601211</text:p>
          </table:table-cell>
          <table:table-cell table:style-name="ce3" table:formula="of:=COS([.D212])" office:value-type="float" office:value="-0.829677013552619">
            <text:p>-0.8296770136</text:p>
          </table:table-cell>
          <table:table-cell table:style-name="ce3" table:formula="of:=COS([.C212])" office:value-type="float" office:value="0.558243722026864">
            <text:p>0.558243722</text:p>
          </table:table-cell>
          <table:table-cell table:style-name="ce3"/>
          <table:table-cell table:style-name="ce3" table:formula="of:=[.B212]" office:value-type="float" office:value="206">
            <text:p>206</text:p>
          </table:table-cell>
          <table:table-cell table:formula="of:=[.E212]" office:value-type="float" office:value="-0.829677013552619">
            <text:p>-0.8296770136</text:p>
          </table:table-cell>
          <table:table-cell table:formula="of:=[.D212]" office:value-type="float" office:value="3.73386012106984">
            <text:p>3.7338601211</text:p>
          </table:table-cell>
          <table:table-cell table:formula="of:=[.F212]" office:value-type="float" office:value="0.558243722026864">
            <text:p>0.5582437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2]+1" office:value-type="float" office:value="207">
            <text:p>207</text:p>
          </table:table-cell>
          <table:table-cell table:style-name="ce3" table:formula="of:=PI()/[.$C$2]*[.B213]" office:value-type="float" office:value="5.33040720732039">
            <text:p>5.3304072073</text:p>
          </table:table-cell>
          <table:table-cell table:style-name="ce3" table:formula="of:=[.C213]-[.$C$3]" office:value-type="float" office:value="3.75961088052549">
            <text:p>3.7596108805</text:p>
          </table:table-cell>
          <table:table-cell table:style-name="ce3" table:formula="of:=COS([.D213])" office:value-type="float" office:value="-0.815028337516811">
            <text:p>-0.8150283375</text:p>
          </table:table-cell>
          <table:table-cell table:style-name="ce3" table:formula="of:=COS([.C213])" office:value-type="float" office:value="0.579421098204564">
            <text:p>0.5794210982</text:p>
          </table:table-cell>
          <table:table-cell table:style-name="ce3"/>
          <table:table-cell table:style-name="ce3" table:formula="of:=[.B213]" office:value-type="float" office:value="207">
            <text:p>207</text:p>
          </table:table-cell>
          <table:table-cell table:formula="of:=[.E213]" office:value-type="float" office:value="-0.815028337516811">
            <text:p>-0.8150283375</text:p>
          </table:table-cell>
          <table:table-cell table:formula="of:=[.D213]" office:value-type="float" office:value="3.75961088052549">
            <text:p>3.7596108805</text:p>
          </table:table-cell>
          <table:table-cell table:formula="of:=[.F213]" office:value-type="float" office:value="0.579421098204564">
            <text:p>0.579421098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3]+1" office:value-type="float" office:value="208">
            <text:p>208</text:p>
          </table:table-cell>
          <table:table-cell table:style-name="ce3" table:formula="of:=PI()/[.$C$2]*[.B214]" office:value-type="float" office:value="5.35615796677604">
            <text:p>5.3561579668</text:p>
          </table:table-cell>
          <table:table-cell table:style-name="ce3" table:formula="of:=[.C214]-[.$C$3]" office:value-type="float" office:value="3.78536163998114">
            <text:p>3.78536164</text:p>
          </table:table-cell>
          <table:table-cell table:style-name="ce3" table:formula="of:=COS([.D214])" office:value-type="float" office:value="-0.79983924473972">
            <text:p>-0.7998392447</text:p>
          </table:table-cell>
          <table:table-cell table:style-name="ce3" table:formula="of:=COS([.C214])" office:value-type="float" office:value="0.600214280548368">
            <text:p>0.6002142805</text:p>
          </table:table-cell>
          <table:table-cell table:style-name="ce3"/>
          <table:table-cell table:style-name="ce3" table:formula="of:=[.B214]" office:value-type="float" office:value="208">
            <text:p>208</text:p>
          </table:table-cell>
          <table:table-cell table:formula="of:=[.E214]" office:value-type="float" office:value="-0.79983924473972">
            <text:p>-0.7998392447</text:p>
          </table:table-cell>
          <table:table-cell table:formula="of:=[.D214]" office:value-type="float" office:value="3.78536163998114">
            <text:p>3.78536164</text:p>
          </table:table-cell>
          <table:table-cell table:formula="of:=[.F214]" office:value-type="float" office:value="0.600214280548368">
            <text:p>0.600214280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4]+1" office:value-type="float" office:value="209">
            <text:p>209</text:p>
          </table:table-cell>
          <table:table-cell table:style-name="ce3" table:formula="of:=PI()/[.$C$2]*[.B215]" office:value-type="float" office:value="5.38190872623169">
            <text:p>5.3819087262</text:p>
          </table:table-cell>
          <table:table-cell table:style-name="ce3" table:formula="of:=[.C215]-[.$C$3]" office:value-type="float" office:value="3.8111123994368">
            <text:p>3.8111123994</text:p>
          </table:table-cell>
          <table:table-cell table:style-name="ce3" table:formula="of:=COS([.D215])" office:value-type="float" office:value="-0.784119806576711">
            <text:p>-0.7841198066</text:p>
          </table:table-cell>
          <table:table-cell table:style-name="ce3" table:formula="of:=COS([.C215])" office:value-type="float" office:value="0.620609481827422">
            <text:p>0.6206094818</text:p>
          </table:table-cell>
          <table:table-cell table:style-name="ce3"/>
          <table:table-cell table:style-name="ce3" table:formula="of:=[.B215]" office:value-type="float" office:value="209">
            <text:p>209</text:p>
          </table:table-cell>
          <table:table-cell table:formula="of:=[.E215]" office:value-type="float" office:value="-0.784119806576711">
            <text:p>-0.7841198066</text:p>
          </table:table-cell>
          <table:table-cell table:formula="of:=[.D215]" office:value-type="float" office:value="3.8111123994368">
            <text:p>3.8111123994</text:p>
          </table:table-cell>
          <table:table-cell table:formula="of:=[.F215]" office:value-type="float" office:value="0.620609481827422">
            <text:p>0.620609481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5]+1" office:value-type="float" office:value="210">
            <text:p>210</text:p>
          </table:table-cell>
          <table:table-cell table:style-name="ce3" table:formula="of:=PI()/[.$C$2]*[.B216]" office:value-type="float" office:value="5.40765948568735">
            <text:p>5.4076594857</text:p>
          </table:table-cell>
          <table:table-cell table:style-name="ce3" table:formula="of:=[.C216]-[.$C$3]" office:value-type="float" office:value="3.83686315889245">
            <text:p>3.8368631589</text:p>
          </table:table-cell>
          <table:table-cell table:style-name="ce3" table:formula="of:=COS([.D216])" office:value-type="float" office:value="-0.7678804460366">
            <text:p>-0.767880446</text:p>
          </table:table-cell>
          <table:table-cell table:style-name="ce3" table:formula="of:=COS([.C216])" office:value-type="float" office:value="0.640593178698175">
            <text:p>0.6405931787</text:p>
          </table:table-cell>
          <table:table-cell table:style-name="ce3"/>
          <table:table-cell table:style-name="ce3" table:formula="of:=[.B216]" office:value-type="float" office:value="210">
            <text:p>210</text:p>
          </table:table-cell>
          <table:table-cell table:formula="of:=[.E216]" office:value-type="float" office:value="-0.7678804460366">
            <text:p>-0.767880446</text:p>
          </table:table-cell>
          <table:table-cell table:formula="of:=[.D216]" office:value-type="float" office:value="3.83686315889245">
            <text:p>3.8368631589</text:p>
          </table:table-cell>
          <table:table-cell table:formula="of:=[.F216]" office:value-type="float" office:value="0.640593178698175">
            <text:p>0.640593178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6]+1" office:value-type="float" office:value="211">
            <text:p>211</text:p>
          </table:table-cell>
          <table:table-cell table:style-name="ce3" table:formula="of:=PI()/[.$C$2]*[.B217]" office:value-type="float" office:value="5.433410245143">
            <text:p>5.4334102451</text:p>
          </table:table-cell>
          <table:table-cell table:style-name="ce3" table:formula="of:=[.C217]-[.$C$3]" office:value-type="float" office:value="3.86261391834811">
            <text:p>3.8626139183</text:p>
          </table:table-cell>
          <table:table-cell table:style-name="ce3" table:formula="of:=COS([.D217])" office:value-type="float" office:value="-0.75113193087052">
            <text:p>-0.7511319309</text:p>
          </table:table-cell>
          <table:table-cell table:style-name="ce3" table:formula="of:=COS([.C217])" office:value-type="float" office:value="0.660152120671231">
            <text:p>0.6601521207</text:p>
          </table:table-cell>
          <table:table-cell table:style-name="ce3"/>
          <table:table-cell table:style-name="ce3" table:formula="of:=[.B217]" office:value-type="float" office:value="211">
            <text:p>211</text:p>
          </table:table-cell>
          <table:table-cell table:formula="of:=[.E217]" office:value-type="float" office:value="-0.75113193087052">
            <text:p>-0.7511319309</text:p>
          </table:table-cell>
          <table:table-cell table:formula="of:=[.D217]" office:value-type="float" office:value="3.86261391834811">
            <text:p>3.8626139183</text:p>
          </table:table-cell>
          <table:table-cell table:formula="of:=[.F217]" office:value-type="float" office:value="0.660152120671231">
            <text:p>0.66015212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7]+1" office:value-type="float" office:value="212">
            <text:p>212</text:p>
          </table:table-cell>
          <table:table-cell table:style-name="ce3" table:formula="of:=PI()/[.$C$2]*[.B218]" office:value-type="float" office:value="5.45916100459866">
            <text:p>5.4591610046</text:p>
          </table:table-cell>
          <table:table-cell table:style-name="ce3" table:formula="of:=[.C218]-[.$C$3]" office:value-type="float" office:value="3.88836467780376">
            <text:p>3.8883646778</text:p>
          </table:table-cell>
          <table:table-cell table:style-name="ce3" table:formula="of:=COS([.D218])" office:value-type="float" office:value="-0.733885366432199">
            <text:p>-0.7338853664</text:p>
          </table:table-cell>
          <table:table-cell table:style-name="ce3" table:formula="of:=COS([.C218])" office:value-type="float" office:value="0.679273338897293">
            <text:p>0.6792733389</text:p>
          </table:table-cell>
          <table:table-cell table:style-name="ce3"/>
          <table:table-cell table:style-name="ce3" table:formula="of:=[.B218]" office:value-type="float" office:value="212">
            <text:p>212</text:p>
          </table:table-cell>
          <table:table-cell table:formula="of:=[.E218]" office:value-type="float" office:value="-0.733885366432199">
            <text:p>-0.7338853664</text:p>
          </table:table-cell>
          <table:table-cell table:formula="of:=[.D218]" office:value-type="float" office:value="3.88836467780376">
            <text:p>3.8883646778</text:p>
          </table:table-cell>
          <table:table-cell table:formula="of:=[.F218]" office:value-type="float" office:value="0.679273338897293">
            <text:p>0.679273338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8]+1" office:value-type="float" office:value="213">
            <text:p>213</text:p>
          </table:table-cell>
          <table:table-cell table:style-name="ce3" table:formula="of:=PI()/[.$C$2]*[.B219]" office:value-type="float" office:value="5.48491176405431">
            <text:p>5.4849117641</text:p>
          </table:table-cell>
          <table:table-cell table:style-name="ce3" table:formula="of:=[.C219]-[.$C$3]" office:value-type="float" office:value="3.91411543725941">
            <text:p>3.9141154373</text:p>
          </table:table-cell>
          <table:table-cell table:style-name="ce3" table:formula="of:=COS([.D219])" office:value-type="float" office:value="-0.716152188314394">
            <text:p>-0.7161521883</text:p>
          </table:table-cell>
          <table:table-cell table:style-name="ce3" table:formula="of:=COS([.C219])" office:value-type="float" office:value="0.697944154766343">
            <text:p>0.6979441548</text:p>
          </table:table-cell>
          <table:table-cell table:style-name="ce3"/>
          <table:table-cell table:style-name="ce3" table:formula="of:=[.B219]" office:value-type="float" office:value="213">
            <text:p>213</text:p>
          </table:table-cell>
          <table:table-cell table:formula="of:=[.E219]" office:value-type="float" office:value="-0.716152188314394">
            <text:p>-0.7161521883</text:p>
          </table:table-cell>
          <table:table-cell table:formula="of:=[.D219]" office:value-type="float" office:value="3.91411543725941">
            <text:p>3.9141154373</text:p>
          </table:table-cell>
          <table:table-cell table:formula="of:=[.F219]" office:value-type="float" office:value="0.697944154766343">
            <text:p>0.6979441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9]+1" office:value-type="float" office:value="214">
            <text:p>214</text:p>
          </table:table-cell>
          <table:table-cell table:style-name="ce3" table:formula="of:=PI()/[.$C$2]*[.B220]" office:value-type="float" office:value="5.51066252350996">
            <text:p>5.5106625235</text:p>
          </table:table-cell>
          <table:table-cell table:style-name="ce3" table:formula="of:=[.C220]-[.$C$3]" office:value-type="float" office:value="3.93986619671507">
            <text:p>3.9398661967</text:p>
          </table:table-cell>
          <table:table-cell table:style-name="ce3" table:formula="of:=COS([.D220])" office:value-type="float" office:value="-0.697944154766344">
            <text:p>-0.6979441548</text:p>
          </table:table-cell>
          <table:table-cell table:style-name="ce3" table:formula="of:=COS([.C220])" office:value-type="float" office:value="0.716152188314393">
            <text:p>0.7161521883</text:p>
          </table:table-cell>
          <table:table-cell table:style-name="ce3"/>
          <table:table-cell table:style-name="ce3" table:formula="of:=[.B220]" office:value-type="float" office:value="214">
            <text:p>214</text:p>
          </table:table-cell>
          <table:table-cell table:formula="of:=[.E220]" office:value-type="float" office:value="-0.697944154766344">
            <text:p>-0.6979441548</text:p>
          </table:table-cell>
          <table:table-cell table:formula="of:=[.D220]" office:value-type="float" office:value="3.93986619671507">
            <text:p>3.9398661967</text:p>
          </table:table-cell>
          <table:table-cell table:formula="of:=[.F220]" office:value-type="float" office:value="0.716152188314393">
            <text:p>0.71615218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0]+1" office:value-type="float" office:value="215">
            <text:p>215</text:p>
          </table:table-cell>
          <table:table-cell table:style-name="ce3" table:formula="of:=PI()/[.$C$2]*[.B221]" office:value-type="float" office:value="5.53641328296562">
            <text:p>5.536413283</text:p>
          </table:table-cell>
          <table:table-cell table:style-name="ce3" table:formula="of:=[.C221]-[.$C$3]" office:value-type="float" office:value="3.96561695617072">
            <text:p>3.9656169562</text:p>
          </table:table-cell>
          <table:table-cell table:style-name="ce3" table:formula="of:=COS([.D221])" office:value-type="float" office:value="-0.679273338897294">
            <text:p>-0.6792733389</text:p>
          </table:table-cell>
          <table:table-cell table:style-name="ce3" table:formula="of:=COS([.C221])" office:value-type="float" office:value="0.733885366432199">
            <text:p>0.7338853664</text:p>
          </table:table-cell>
          <table:table-cell table:style-name="ce3"/>
          <table:table-cell table:style-name="ce3" table:formula="of:=[.B221]" office:value-type="float" office:value="215">
            <text:p>215</text:p>
          </table:table-cell>
          <table:table-cell table:formula="of:=[.E221]" office:value-type="float" office:value="-0.679273338897294">
            <text:p>-0.6792733389</text:p>
          </table:table-cell>
          <table:table-cell table:formula="of:=[.D221]" office:value-type="float" office:value="3.96561695617072">
            <text:p>3.9656169562</text:p>
          </table:table-cell>
          <table:table-cell table:formula="of:=[.F221]" office:value-type="float" office:value="0.733885366432199">
            <text:p>0.73388536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1]+1" office:value-type="float" office:value="216">
            <text:p>216</text:p>
          </table:table-cell>
          <table:table-cell table:style-name="ce3" table:formula="of:=PI()/[.$C$2]*[.B222]" office:value-type="float" office:value="5.56216404242127">
            <text:p>5.5621640424</text:p>
          </table:table-cell>
          <table:table-cell table:style-name="ce3" table:formula="of:=[.C222]-[.$C$3]" office:value-type="float" office:value="3.99136771562638">
            <text:p>3.9913677156</text:p>
          </table:table-cell>
          <table:table-cell table:style-name="ce3" table:formula="of:=COS([.D222])" office:value-type="float" office:value="-0.660152120671232">
            <text:p>-0.6601521207</text:p>
          </table:table-cell>
          <table:table-cell table:style-name="ce3" table:formula="of:=COS([.C222])" office:value-type="float" office:value="0.75113193087052">
            <text:p>0.7511319309</text:p>
          </table:table-cell>
          <table:table-cell table:style-name="ce3"/>
          <table:table-cell table:style-name="ce3" table:formula="of:=[.B222]" office:value-type="float" office:value="216">
            <text:p>216</text:p>
          </table:table-cell>
          <table:table-cell table:formula="of:=[.E222]" office:value-type="float" office:value="-0.660152120671232">
            <text:p>-0.6601521207</text:p>
          </table:table-cell>
          <table:table-cell table:formula="of:=[.D222]" office:value-type="float" office:value="3.99136771562638">
            <text:p>3.9913677156</text:p>
          </table:table-cell>
          <table:table-cell table:formula="of:=[.F222]" office:value-type="float" office:value="0.75113193087052">
            <text:p>0.751131930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2]+1" office:value-type="float" office:value="217">
            <text:p>217</text:p>
          </table:table-cell>
          <table:table-cell table:style-name="ce3" table:formula="of:=PI()/[.$C$2]*[.B223]" office:value-type="float" office:value="5.58791480187693">
            <text:p>5.5879148019</text:p>
          </table:table-cell>
          <table:table-cell table:style-name="ce3" table:formula="of:=[.C223]-[.$C$3]" office:value-type="float" office:value="4.01711847508203">
            <text:p>4.0171184751</text:p>
          </table:table-cell>
          <table:table-cell table:style-name="ce3" table:formula="of:=COS([.D223])" office:value-type="float" office:value="-0.640593178698175">
            <text:p>-0.6405931787</text:p>
          </table:table-cell>
          <table:table-cell table:style-name="ce3" table:formula="of:=COS([.C223])" office:value-type="float" office:value="0.7678804460366">
            <text:p>0.767880446</text:p>
          </table:table-cell>
          <table:table-cell table:style-name="ce3"/>
          <table:table-cell table:style-name="ce3" table:formula="of:=[.B223]" office:value-type="float" office:value="217">
            <text:p>217</text:p>
          </table:table-cell>
          <table:table-cell table:formula="of:=[.E223]" office:value-type="float" office:value="-0.640593178698175">
            <text:p>-0.6405931787</text:p>
          </table:table-cell>
          <table:table-cell table:formula="of:=[.D223]" office:value-type="float" office:value="4.01711847508203">
            <text:p>4.0171184751</text:p>
          </table:table-cell>
          <table:table-cell table:formula="of:=[.F223]" office:value-type="float" office:value="0.7678804460366">
            <text:p>0.76788044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3]+1" office:value-type="float" office:value="218">
            <text:p>218</text:p>
          </table:table-cell>
          <table:table-cell table:style-name="ce3" table:formula="of:=PI()/[.$C$2]*[.B224]" office:value-type="float" office:value="5.61366556133258">
            <text:p>5.6136655613</text:p>
          </table:table-cell>
          <table:table-cell table:style-name="ce3" table:formula="of:=[.C224]-[.$C$3]" office:value-type="float" office:value="4.04286923453768">
            <text:p>4.0428692345</text:p>
          </table:table-cell>
          <table:table-cell table:style-name="ce3" table:formula="of:=COS([.D224])" office:value-type="float" office:value="-0.620609481827423">
            <text:p>-0.6206094818</text:p>
          </table:table-cell>
          <table:table-cell table:style-name="ce3" table:formula="of:=COS([.C224])" office:value-type="float" office:value="0.78411980657671">
            <text:p>0.7841198066</text:p>
          </table:table-cell>
          <table:table-cell table:style-name="ce3"/>
          <table:table-cell table:style-name="ce3" table:formula="of:=[.B224]" office:value-type="float" office:value="218">
            <text:p>218</text:p>
          </table:table-cell>
          <table:table-cell table:formula="of:=[.E224]" office:value-type="float" office:value="-0.620609481827423">
            <text:p>-0.6206094818</text:p>
          </table:table-cell>
          <table:table-cell table:formula="of:=[.D224]" office:value-type="float" office:value="4.04286923453768">
            <text:p>4.0428692345</text:p>
          </table:table-cell>
          <table:table-cell table:formula="of:=[.F224]" office:value-type="float" office:value="0.78411980657671">
            <text:p>0.784119806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4]+1" office:value-type="float" office:value="219">
            <text:p>219</text:p>
          </table:table-cell>
          <table:table-cell table:style-name="ce3" table:formula="of:=PI()/[.$C$2]*[.B225]" office:value-type="float" office:value="5.63941632078824">
            <text:p>5.6394163208</text:p>
          </table:table-cell>
          <table:table-cell table:style-name="ce3" table:formula="of:=[.C225]-[.$C$3]" office:value-type="float" office:value="4.06861999399334">
            <text:p>4.068619994</text:p>
          </table:table-cell>
          <table:table-cell table:style-name="ce3" table:formula="of:=COS([.D225])" office:value-type="float" office:value="-0.600214280548369">
            <text:p>-0.6002142805</text:p>
          </table:table-cell>
          <table:table-cell table:style-name="ce3" table:formula="of:=COS([.C225])" office:value-type="float" office:value="0.799839244739719">
            <text:p>0.7998392447</text:p>
          </table:table-cell>
          <table:table-cell table:style-name="ce3"/>
          <table:table-cell table:style-name="ce3" table:formula="of:=[.B225]" office:value-type="float" office:value="219">
            <text:p>219</text:p>
          </table:table-cell>
          <table:table-cell table:formula="of:=[.E225]" office:value-type="float" office:value="-0.600214280548369">
            <text:p>-0.6002142805</text:p>
          </table:table-cell>
          <table:table-cell table:formula="of:=[.D225]" office:value-type="float" office:value="4.06861999399334">
            <text:p>4.068619994</text:p>
          </table:table-cell>
          <table:table-cell table:formula="of:=[.F225]" office:value-type="float" office:value="0.799839244739719">
            <text:p>0.799839244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5]+1" office:value-type="float" office:value="220">
            <text:p>220</text:p>
          </table:table-cell>
          <table:table-cell table:style-name="ce3" table:formula="of:=PI()/[.$C$2]*[.B226]" office:value-type="float" office:value="5.66516708024389">
            <text:p>5.6651670802</text:p>
          </table:table-cell>
          <table:table-cell table:style-name="ce3" table:formula="of:=[.C226]-[.$C$3]" office:value-type="float" office:value="4.09437075344899">
            <text:p>4.0943707534</text:p>
          </table:table-cell>
          <table:table-cell table:style-name="ce3" table:formula="of:=COS([.D226])" office:value-type="float" office:value="-0.579421098204564">
            <text:p>-0.5794210982</text:p>
          </table:table-cell>
          <table:table-cell table:style-name="ce3" table:formula="of:=COS([.C226])" office:value-type="float" office:value="0.815028337516811">
            <text:p>0.8150283375</text:p>
          </table:table-cell>
          <table:table-cell table:style-name="ce3"/>
          <table:table-cell table:style-name="ce3" table:formula="of:=[.B226]" office:value-type="float" office:value="220">
            <text:p>220</text:p>
          </table:table-cell>
          <table:table-cell table:formula="of:=[.E226]" office:value-type="float" office:value="-0.579421098204564">
            <text:p>-0.5794210982</text:p>
          </table:table-cell>
          <table:table-cell table:formula="of:=[.D226]" office:value-type="float" office:value="4.09437075344899">
            <text:p>4.0943707534</text:p>
          </table:table-cell>
          <table:table-cell table:formula="of:=[.F226]" office:value-type="float" office:value="0.815028337516811">
            <text:p>0.81502833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6]+1" office:value-type="float" office:value="221">
            <text:p>221</text:p>
          </table:table-cell>
          <table:table-cell table:style-name="ce3" table:formula="of:=PI()/[.$C$2]*[.B227]" office:value-type="float" office:value="5.69091783969954">
            <text:p>5.6909178397</text:p>
          </table:table-cell>
          <table:table-cell table:style-name="ce3" table:formula="of:=[.C227]-[.$C$3]" office:value-type="float" office:value="4.12012151290465">
            <text:p>4.1201215129</text:p>
          </table:table-cell>
          <table:table-cell table:style-name="ce3" table:formula="of:=COS([.D227])" office:value-type="float" office:value="-0.558243722026865">
            <text:p>-0.558243722</text:p>
          </table:table-cell>
          <table:table-cell table:style-name="ce3" table:formula="of:=COS([.C227])" office:value-type="float" office:value="0.829677013552618">
            <text:p>0.8296770136</text:p>
          </table:table-cell>
          <table:table-cell table:style-name="ce3"/>
          <table:table-cell table:style-name="ce3" table:formula="of:=[.B227]" office:value-type="float" office:value="221">
            <text:p>221</text:p>
          </table:table-cell>
          <table:table-cell table:formula="of:=[.E227]" office:value-type="float" office:value="-0.558243722026865">
            <text:p>-0.558243722</text:p>
          </table:table-cell>
          <table:table-cell table:formula="of:=[.D227]" office:value-type="float" office:value="4.12012151290465">
            <text:p>4.1201215129</text:p>
          </table:table-cell>
          <table:table-cell table:formula="of:=[.F227]" office:value-type="float" office:value="0.829677013552618">
            <text:p>0.82967701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7]+1" office:value-type="float" office:value="222">
            <text:p>222</text:p>
          </table:table-cell>
          <table:table-cell table:style-name="ce3" table:formula="of:=PI()/[.$C$2]*[.B228]" office:value-type="float" office:value="5.7166685991552">
            <text:p>5.7166685992</text:p>
          </table:table-cell>
          <table:table-cell table:style-name="ce3" table:formula="of:=[.C228]-[.$C$3]" office:value-type="float" office:value="4.1458722723603">
            <text:p>4.1458722724</text:p>
          </table:table-cell>
          <table:table-cell table:style-name="ce3" table:formula="of:=COS([.D228])" office:value-type="float" office:value="-0.536696193991601">
            <text:p>-0.536696194</text:p>
          </table:table-cell>
          <table:table-cell table:style-name="ce3" table:formula="of:=COS([.C228])" office:value-type="float" office:value="0.843775559823185">
            <text:p>0.8437755598</text:p>
          </table:table-cell>
          <table:table-cell table:style-name="ce3"/>
          <table:table-cell table:style-name="ce3" table:formula="of:=[.B228]" office:value-type="float" office:value="222">
            <text:p>222</text:p>
          </table:table-cell>
          <table:table-cell table:formula="of:=[.E228]" office:value-type="float" office:value="-0.536696193991601">
            <text:p>-0.536696194</text:p>
          </table:table-cell>
          <table:table-cell table:formula="of:=[.D228]" office:value-type="float" office:value="4.1458722723603">
            <text:p>4.1458722724</text:p>
          </table:table-cell>
          <table:table-cell table:formula="of:=[.F228]" office:value-type="float" office:value="0.843775559823185">
            <text:p>0.843775559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8]+1" office:value-type="float" office:value="223">
            <text:p>223</text:p>
          </table:table-cell>
          <table:table-cell table:style-name="ce3" table:formula="of:=PI()/[.$C$2]*[.B229]" office:value-type="float" office:value="5.74241935861085">
            <text:p>5.7424193586</text:p>
          </table:table-cell>
          <table:table-cell table:style-name="ce3" table:formula="of:=[.C229]-[.$C$3]" office:value-type="float" office:value="4.17162303181595">
            <text:p>4.1716230318</text:p>
          </table:table-cell>
          <table:table-cell table:style-name="ce3" table:formula="of:=COS([.D229])" office:value-type="float" office:value="-0.514792801509831">
            <text:p>-0.5147928015</text:p>
          </table:table-cell>
          <table:table-cell table:style-name="ce3" table:formula="of:=COS([.C229])" office:value-type="float" office:value="0.857314628076332">
            <text:p>0.8573146281</text:p>
          </table:table-cell>
          <table:table-cell table:style-name="ce3"/>
          <table:table-cell table:style-name="ce3" table:formula="of:=[.B229]" office:value-type="float" office:value="223">
            <text:p>223</text:p>
          </table:table-cell>
          <table:table-cell table:formula="of:=[.E229]" office:value-type="float" office:value="-0.514792801509831">
            <text:p>-0.5147928015</text:p>
          </table:table-cell>
          <table:table-cell table:formula="of:=[.D229]" office:value-type="float" office:value="4.17162303181595">
            <text:p>4.1716230318</text:p>
          </table:table-cell>
          <table:table-cell table:formula="of:=[.F229]" office:value-type="float" office:value="0.857314628076332">
            <text:p>0.857314628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9]+1" office:value-type="float" office:value="224">
            <text:p>224</text:p>
          </table:table-cell>
          <table:table-cell table:style-name="ce3" table:formula="of:=PI()/[.$C$2]*[.B230]" office:value-type="float" office:value="5.76817011806651">
            <text:p>5.7681701181</text:p>
          </table:table-cell>
          <table:table-cell table:style-name="ce3" table:formula="of:=[.C230]-[.$C$3]" office:value-type="float" office:value="4.19737379127161">
            <text:p>4.1973737913</text:p>
          </table:table-cell>
          <table:table-cell table:style-name="ce3" table:formula="of:=COS([.D230])" office:value-type="float" office:value="-0.492548067953864">
            <text:p>-0.492548068</text:p>
          </table:table-cell>
          <table:table-cell table:style-name="ce3" table:formula="of:=COS([.C230])" office:value-type="float" office:value="0.870285241030155">
            <text:p>0.870285241</text:p>
          </table:table-cell>
          <table:table-cell table:style-name="ce3"/>
          <table:table-cell table:style-name="ce3" table:formula="of:=[.B230]" office:value-type="float" office:value="224">
            <text:p>224</text:p>
          </table:table-cell>
          <table:table-cell table:formula="of:=[.E230]" office:value-type="float" office:value="-0.492548067953864">
            <text:p>-0.492548068</text:p>
          </table:table-cell>
          <table:table-cell table:formula="of:=[.D230]" office:value-type="float" office:value="4.19737379127161">
            <text:p>4.1973737913</text:p>
          </table:table-cell>
          <table:table-cell table:formula="of:=[.F230]" office:value-type="float" office:value="0.870285241030155">
            <text:p>0.8702852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0]+1" office:value-type="float" office:value="225">
            <text:p>225</text:p>
          </table:table-cell>
          <table:table-cell table:style-name="ce3" table:formula="of:=PI()/[.$C$2]*[.B231]" office:value-type="float" office:value="5.79392087752216">
            <text:p>5.7939208775</text:p>
          </table:table-cell>
          <table:table-cell table:style-name="ce3" table:formula="of:=[.C231]-[.$C$3]" office:value-type="float" office:value="4.22312455072726">
            <text:p>4.2231245507</text:p>
          </table:table-cell>
          <table:table-cell table:style-name="ce3" table:formula="of:=COS([.D231])" office:value-type="float" office:value="-0.469976743027321">
            <text:p>-0.469976743</text:p>
          </table:table-cell>
          <table:table-cell table:style-name="ce3" table:formula="of:=COS([.C231])" office:value-type="float" office:value="0.882678798325547">
            <text:p>0.8826787983</text:p>
          </table:table-cell>
          <table:table-cell table:style-name="ce3"/>
          <table:table-cell table:style-name="ce3" table:formula="of:=[.B231]" office:value-type="float" office:value="225">
            <text:p>225</text:p>
          </table:table-cell>
          <table:table-cell table:formula="of:=[.E231]" office:value-type="float" office:value="-0.469976743027321">
            <text:p>-0.469976743</text:p>
          </table:table-cell>
          <table:table-cell table:formula="of:=[.D231]" office:value-type="float" office:value="4.22312455072726">
            <text:p>4.2231245507</text:p>
          </table:table-cell>
          <table:table-cell table:formula="of:=[.F231]" office:value-type="float" office:value="0.882678798325547">
            <text:p>0.88267879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1]+1" office:value-type="float" office:value="226">
            <text:p>226</text:p>
          </table:table-cell>
          <table:table-cell table:style-name="ce3" table:formula="of:=PI()/[.$C$2]*[.B232]" office:value-type="float" office:value="5.81967163697781">
            <text:p>5.819671637</text:p>
          </table:table-cell>
          <table:table-cell table:style-name="ce3" table:formula="of:=[.C232]-[.$C$3]" office:value-type="float" office:value="4.24887531018292">
            <text:p>4.2488753102</text:p>
          </table:table-cell>
          <table:table-cell table:style-name="ce3" table:formula="of:=COS([.D232])" office:value-type="float" office:value="-0.447093792985114">
            <text:p>-0.447093793</text:p>
          </table:table-cell>
          <table:table-cell table:style-name="ce3" table:formula="of:=COS([.C232])" office:value-type="float" office:value="0.894487082228795">
            <text:p>0.8944870822</text:p>
          </table:table-cell>
          <table:table-cell table:style-name="ce3"/>
          <table:table-cell table:style-name="ce3" table:formula="of:=[.B232]" office:value-type="float" office:value="226">
            <text:p>226</text:p>
          </table:table-cell>
          <table:table-cell table:formula="of:=[.E232]" office:value-type="float" office:value="-0.447093792985114">
            <text:p>-0.447093793</text:p>
          </table:table-cell>
          <table:table-cell table:formula="of:=[.D232]" office:value-type="float" office:value="4.24887531018292">
            <text:p>4.2488753102</text:p>
          </table:table-cell>
          <table:table-cell table:formula="of:=[.F232]" office:value-type="float" office:value="0.894487082228795">
            <text:p>0.89448708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2]+1" office:value-type="float" office:value="227">
            <text:p>227</text:p>
          </table:table-cell>
          <table:table-cell table:style-name="ce3" table:formula="of:=PI()/[.$C$2]*[.B233]" office:value-type="float" office:value="5.84542239643347">
            <text:p>5.8454223964</text:p>
          </table:table-cell>
          <table:table-cell table:style-name="ce3" table:formula="of:=[.C233]-[.$C$3]" office:value-type="float" office:value="4.27462606963857">
            <text:p>4.2746260696</text:p>
          </table:table-cell>
          <table:table-cell table:style-name="ce3" table:formula="of:=COS([.D233])" office:value-type="float" office:value="-0.423914390709861">
            <text:p>-0.4239143907</text:p>
          </table:table-cell>
          <table:table-cell table:style-name="ce3" table:formula="of:=COS([.C233])" office:value-type="float" office:value="0.905702263080471">
            <text:p>0.9057022631</text:p>
          </table:table-cell>
          <table:table-cell table:style-name="ce3"/>
          <table:table-cell table:style-name="ce3" table:formula="of:=[.B233]" office:value-type="float" office:value="227">
            <text:p>227</text:p>
          </table:table-cell>
          <table:table-cell table:formula="of:=[.E233]" office:value-type="float" office:value="-0.423914390709861">
            <text:p>-0.4239143907</text:p>
          </table:table-cell>
          <table:table-cell table:formula="of:=[.D233]" office:value-type="float" office:value="4.27462606963857">
            <text:p>4.2746260696</text:p>
          </table:table-cell>
          <table:table-cell table:formula="of:=[.F233]" office:value-type="float" office:value="0.905702263080471">
            <text:p>0.905702263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3]+1" office:value-type="float" office:value="228">
            <text:p>228</text:p>
          </table:table-cell>
          <table:table-cell table:style-name="ce3" table:formula="of:=PI()/[.$C$2]*[.B234]" office:value-type="float" office:value="5.87117315588912">
            <text:p>5.8711731559</text:p>
          </table:table-cell>
          <table:table-cell table:style-name="ce3" table:formula="of:=[.C234]-[.$C$3]" office:value-type="float" office:value="4.30037682909422">
            <text:p>4.3003768291</text:p>
          </table:table-cell>
          <table:table-cell table:style-name="ce3" table:formula="of:=COS([.D234])" office:value-type="float" office:value="-0.400453905651267">
            <text:p>-0.4004539057</text:p>
          </table:table-cell>
          <table:table-cell table:style-name="ce3" table:formula="of:=COS([.C234])" office:value-type="float" office:value="0.916316904487004">
            <text:p>0.9163169045</text:p>
          </table:table-cell>
          <table:table-cell table:style-name="ce3"/>
          <table:table-cell table:style-name="ce3" table:formula="of:=[.B234]" office:value-type="float" office:value="228">
            <text:p>228</text:p>
          </table:table-cell>
          <table:table-cell table:formula="of:=[.E234]" office:value-type="float" office:value="-0.400453905651267">
            <text:p>-0.4004539057</text:p>
          </table:table-cell>
          <table:table-cell table:formula="of:=[.D234]" office:value-type="float" office:value="4.30037682909422">
            <text:p>4.3003768291</text:p>
          </table:table-cell>
          <table:table-cell table:formula="of:=[.F234]" office:value-type="float" office:value="0.916316904487004">
            <text:p>0.916316904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4]+1" office:value-type="float" office:value="229">
            <text:p>229</text:p>
          </table:table-cell>
          <table:table-cell table:style-name="ce3" table:formula="of:=PI()/[.$C$2]*[.B235]" office:value-type="float" office:value="5.89692391534478">
            <text:p>5.8969239153</text:p>
          </table:table-cell>
          <table:table-cell table:style-name="ce3" table:formula="of:=[.C235]-[.$C$3]" office:value-type="float" office:value="4.32612758854988">
            <text:p>4.3261275885</text:p>
          </table:table-cell>
          <table:table-cell table:style-name="ce3" table:formula="of:=COS([.D235])" office:value-type="float" office:value="-0.376727893635186">
            <text:p>-0.3767278936</text:p>
          </table:table-cell>
          <table:table-cell table:style-name="ce3" table:formula="of:=COS([.C235])" office:value-type="float" office:value="0.926323968251495">
            <text:p>0.9263239683</text:p>
          </table:table-cell>
          <table:table-cell table:style-name="ce3"/>
          <table:table-cell table:style-name="ce3" table:formula="of:=[.B235]" office:value-type="float" office:value="229">
            <text:p>229</text:p>
          </table:table-cell>
          <table:table-cell table:formula="of:=[.E235]" office:value-type="float" office:value="-0.376727893635186">
            <text:p>-0.3767278936</text:p>
          </table:table-cell>
          <table:table-cell table:formula="of:=[.D235]" office:value-type="float" office:value="4.32612758854988">
            <text:p>4.3261275885</text:p>
          </table:table-cell>
          <table:table-cell table:formula="of:=[.F235]" office:value-type="float" office:value="0.926323968251495">
            <text:p>0.92632396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5]+1" office:value-type="float" office:value="230">
            <text:p>230</text:p>
          </table:table-cell>
          <table:table-cell table:style-name="ce3" table:formula="of:=PI()/[.$C$2]*[.B236]" office:value-type="float" office:value="5.92267467480043">
            <text:p>5.9226746748</text:p>
          </table:table-cell>
          <table:table-cell table:style-name="ce3" table:formula="of:=[.C236]-[.$C$3]" office:value-type="float" office:value="4.35187834800553">
            <text:p>4.351878348</text:p>
          </table:table-cell>
          <table:table-cell table:style-name="ce3" table:formula="of:=COS([.D236])" office:value-type="float" office:value="-0.352752086549095">
            <text:p>-0.3527520865</text:p>
          </table:table-cell>
          <table:table-cell table:style-name="ce3" table:formula="of:=COS([.C236])" office:value-type="float" office:value="0.935716819040493">
            <text:p>0.935716819</text:p>
          </table:table-cell>
          <table:table-cell table:style-name="ce3"/>
          <table:table-cell table:style-name="ce3" table:formula="of:=[.B236]" office:value-type="float" office:value="230">
            <text:p>230</text:p>
          </table:table-cell>
          <table:table-cell table:formula="of:=[.E236]" office:value-type="float" office:value="-0.352752086549095">
            <text:p>-0.3527520865</text:p>
          </table:table-cell>
          <table:table-cell table:formula="of:=[.D236]" office:value-type="float" office:value="4.35187834800553">
            <text:p>4.351878348</text:p>
          </table:table-cell>
          <table:table-cell table:formula="of:=[.F236]" office:value-type="float" office:value="0.935716819040493">
            <text:p>0.935716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6]+1" office:value-type="float" office:value="231">
            <text:p>231</text:p>
          </table:table-cell>
          <table:table-cell table:style-name="ce3" table:formula="of:=PI()/[.$C$2]*[.B237]" office:value-type="float" office:value="5.94842543425608">
            <text:p>5.9484254343</text:p>
          </table:table-cell>
          <table:table-cell table:style-name="ce3" table:formula="of:=[.C237]-[.$C$3]" office:value-type="float" office:value="4.37762910746119">
            <text:p>4.3776291075</text:p>
          </table:table-cell>
          <table:table-cell table:style-name="ce3" table:formula="of:=COS([.D237])" office:value-type="float" office:value="-0.328542381910836">
            <text:p>-0.3285423819</text:p>
          </table:table-cell>
          <table:table-cell table:style-name="ce3" table:formula="of:=COS([.C237])" office:value-type="float" office:value="0.944489228783661">
            <text:p>0.9444892288</text:p>
          </table:table-cell>
          <table:table-cell table:style-name="ce3"/>
          <table:table-cell table:style-name="ce3" table:formula="of:=[.B237]" office:value-type="float" office:value="231">
            <text:p>231</text:p>
          </table:table-cell>
          <table:table-cell table:formula="of:=[.E237]" office:value-type="float" office:value="-0.328542381910836">
            <text:p>-0.3285423819</text:p>
          </table:table-cell>
          <table:table-cell table:formula="of:=[.D237]" office:value-type="float" office:value="4.37762910746119">
            <text:p>4.3776291075</text:p>
          </table:table-cell>
          <table:table-cell table:formula="of:=[.F237]" office:value-type="float" office:value="0.944489228783661">
            <text:p>0.94448922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7]+1" office:value-type="float" office:value="232">
            <text:p>232</text:p>
          </table:table-cell>
          <table:table-cell table:style-name="ce3" table:formula="of:=PI()/[.$C$2]*[.B238]" office:value-type="float" office:value="5.97417619371174">
            <text:p>5.9741761937</text:p>
          </table:table-cell>
          <table:table-cell table:style-name="ce3" table:formula="of:=[.C238]-[.$C$3]" office:value-type="float" office:value="4.40337986691684">
            <text:p>4.4033798669</text:p>
          </table:table-cell>
          <table:table-cell table:style-name="ce3" table:formula="of:=COS([.D238])" office:value-type="float" office:value="-0.304114832327518">
            <text:p>-0.3041148323</text:p>
          </table:table-cell>
          <table:table-cell table:style-name="ce3" table:formula="of:=COS([.C238])" office:value-type="float" office:value="0.952635380803382">
            <text:p>0.9526353808</text:p>
          </table:table-cell>
          <table:table-cell table:style-name="ce3"/>
          <table:table-cell table:style-name="ce3" table:formula="of:=[.B238]" office:value-type="float" office:value="232">
            <text:p>232</text:p>
          </table:table-cell>
          <table:table-cell table:formula="of:=[.E238]" office:value-type="float" office:value="-0.304114832327518">
            <text:p>-0.3041148323</text:p>
          </table:table-cell>
          <table:table-cell table:formula="of:=[.D238]" office:value-type="float" office:value="4.40337986691684">
            <text:p>4.4033798669</text:p>
          </table:table-cell>
          <table:table-cell table:formula="of:=[.F238]" office:value-type="float" office:value="0.952635380803382">
            <text:p>0.952635380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8]+1" office:value-type="float" office:value="233">
            <text:p>233</text:p>
          </table:table-cell>
          <table:table-cell table:style-name="ce3" table:formula="of:=PI()/[.$C$2]*[.B239]" office:value-type="float" office:value="5.99992695316739">
            <text:p>5.9999269532</text:p>
          </table:table-cell>
          <table:table-cell table:style-name="ce3" table:formula="of:=[.C239]-[.$C$3]" office:value-type="float" office:value="4.4291306263725">
            <text:p>4.4291306264</text:p>
          </table:table-cell>
          <table:table-cell table:style-name="ce3" table:formula="of:=COS([.D239])" office:value-type="float" office:value="-0.27948563485161">
            <text:p>-0.2794856349</text:p>
          </table:table-cell>
          <table:table-cell table:style-name="ce3" table:formula="of:=COS([.C239])" office:value-type="float" office:value="0.960149873671602">
            <text:p>0.9601498737</text:p>
          </table:table-cell>
          <table:table-cell table:style-name="ce3"/>
          <table:table-cell table:style-name="ce3" table:formula="of:=[.B239]" office:value-type="float" office:value="233">
            <text:p>233</text:p>
          </table:table-cell>
          <table:table-cell table:formula="of:=[.E239]" office:value-type="float" office:value="-0.27948563485161">
            <text:p>-0.2794856349</text:p>
          </table:table-cell>
          <table:table-cell table:formula="of:=[.D239]" office:value-type="float" office:value="4.4291306263725">
            <text:p>4.4291306264</text:p>
          </table:table-cell>
          <table:table-cell table:formula="of:=[.F239]" office:value-type="float" office:value="0.960149873671602">
            <text:p>0.9601498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9]+1" office:value-type="float" office:value="234">
            <text:p>234</text:p>
          </table:table-cell>
          <table:table-cell table:style-name="ce3" table:formula="of:=PI()/[.$C$2]*[.B240]" office:value-type="float" office:value="6.02567771262305">
            <text:p>6.0256777126</text:p>
          </table:table-cell>
          <table:table-cell table:style-name="ce3" table:formula="of:=[.C240]-[.$C$3]" office:value-type="float" office:value="4.45488138582815">
            <text:p>4.4548813858</text:p>
          </table:table-cell>
          <table:table-cell table:style-name="ce3" table:formula="of:=COS([.D240])" office:value-type="float" office:value="-0.254671120241229">
            <text:p>-0.2546711202</text:p>
          </table:table-cell>
          <table:table-cell table:style-name="ce3" table:formula="of:=COS([.C240])" office:value-type="float" office:value="0.96702772479132">
            <text:p>0.9670277248</text:p>
          </table:table-cell>
          <table:table-cell table:style-name="ce3"/>
          <table:table-cell table:style-name="ce3" table:formula="of:=[.B240]" office:value-type="float" office:value="234">
            <text:p>234</text:p>
          </table:table-cell>
          <table:table-cell table:formula="of:=[.E240]" office:value-type="float" office:value="-0.254671120241229">
            <text:p>-0.2546711202</text:p>
          </table:table-cell>
          <table:table-cell table:formula="of:=[.D240]" office:value-type="float" office:value="4.45488138582815">
            <text:p>4.4548813858</text:p>
          </table:table-cell>
          <table:table-cell table:formula="of:=[.F240]" office:value-type="float" office:value="0.96702772479132">
            <text:p>0.96702772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0]+1" office:value-type="float" office:value="235">
            <text:p>235</text:p>
          </table:table-cell>
          <table:table-cell table:style-name="ce3" table:formula="of:=PI()/[.$C$2]*[.B241]" office:value-type="float" office:value="6.0514284720787">
            <text:p>6.0514284721</text:p>
          </table:table-cell>
          <table:table-cell table:style-name="ce3" table:formula="of:=[.C241]-[.$C$3]" office:value-type="float" office:value="4.4806321452838">
            <text:p>4.4806321453</text:p>
          </table:table-cell>
          <table:table-cell table:style-name="ce3" table:formula="of:=COS([.D241])" office:value-type="float" office:value="-0.229687742131796">
            <text:p>-0.2296877421</text:p>
          </table:table-cell>
          <table:table-cell table:style-name="ce3" table:formula="of:=COS([.C241])" office:value-type="float" office:value="0.973264373700382">
            <text:p>0.9732643737</text:p>
          </table:table-cell>
          <table:table-cell table:style-name="ce3"/>
          <table:table-cell table:style-name="ce3" table:formula="of:=[.B241]" office:value-type="float" office:value="235">
            <text:p>235</text:p>
          </table:table-cell>
          <table:table-cell table:formula="of:=[.E241]" office:value-type="float" office:value="-0.229687742131796">
            <text:p>-0.2296877421</text:p>
          </table:table-cell>
          <table:table-cell table:formula="of:=[.D241]" office:value-type="float" office:value="4.4806321452838">
            <text:p>4.4806321453</text:p>
          </table:table-cell>
          <table:table-cell table:formula="of:=[.F241]" office:value-type="float" office:value="0.973264373700382">
            <text:p>0.9732643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1]+1" office:value-type="float" office:value="236">
            <text:p>236</text:p>
          </table:table-cell>
          <table:table-cell table:style-name="ce3" table:formula="of:=PI()/[.$C$2]*[.B242]" office:value-type="float" office:value="6.07717923153435">
            <text:p>6.0771792315</text:p>
          </table:table-cell>
          <table:table-cell table:style-name="ce3" table:formula="of:=[.C242]-[.$C$3]" office:value-type="float" office:value="4.50638290473946">
            <text:p>4.5063829047</text:p>
          </table:table-cell>
          <table:table-cell table:style-name="ce3" table:formula="of:=COS([.D242])" office:value-type="float" office:value="-0.204552066126201">
            <text:p>-0.2045520661</text:p>
          </table:table-cell>
          <table:table-cell table:style-name="ce3" table:formula="of:=COS([.C242])" office:value-type="float" office:value="0.978855685095358">
            <text:p>0.9788556851</text:p>
          </table:table-cell>
          <table:table-cell table:style-name="ce3"/>
          <table:table-cell table:style-name="ce3" table:formula="of:=[.B242]" office:value-type="float" office:value="236">
            <text:p>236</text:p>
          </table:table-cell>
          <table:table-cell table:formula="of:=[.E242]" office:value-type="float" office:value="-0.204552066126201">
            <text:p>-0.2045520661</text:p>
          </table:table-cell>
          <table:table-cell table:formula="of:=[.D242]" office:value-type="float" office:value="4.50638290473946">
            <text:p>4.5063829047</text:p>
          </table:table-cell>
          <table:table-cell table:formula="of:=[.F242]" office:value-type="float" office:value="0.978855685095358">
            <text:p>0.97885568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2]+1" office:value-type="float" office:value="237">
            <text:p>237</text:p>
          </table:table-cell>
          <table:table-cell table:style-name="ce3" table:formula="of:=PI()/[.$C$2]*[.B243]" office:value-type="float" office:value="6.10292999099001">
            <text:p>6.102929991</text:p>
          </table:table-cell>
          <table:table-cell table:style-name="ce3" table:formula="of:=[.C243]-[.$C$3]" office:value-type="float" office:value="4.53213366419511">
            <text:p>4.5321336642</text:p>
          </table:table-cell>
          <table:table-cell table:style-name="ce3" table:formula="of:=COS([.D243])" office:value-type="float" office:value="-0.179280758810736">
            <text:p>-0.1792807588</text:p>
          </table:table-cell>
          <table:table-cell table:style-name="ce3" table:formula="of:=COS([.C243])" office:value-type="float" office:value="0.983797951573516">
            <text:p>0.9837979516</text:p>
          </table:table-cell>
          <table:table-cell table:style-name="ce3"/>
          <table:table-cell table:style-name="ce3" table:formula="of:=[.B243]" office:value-type="float" office:value="237">
            <text:p>237</text:p>
          </table:table-cell>
          <table:table-cell table:formula="of:=[.E243]" office:value-type="float" office:value="-0.179280758810736">
            <text:p>-0.1792807588</text:p>
          </table:table-cell>
          <table:table-cell table:formula="of:=[.D243]" office:value-type="float" office:value="4.53213366419511">
            <text:p>4.5321336642</text:p>
          </table:table-cell>
          <table:table-cell table:formula="of:=[.F243]" office:value-type="float" office:value="0.983797951573516">
            <text:p>0.983797951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3]+1" office:value-type="float" office:value="238">
            <text:p>238</text:p>
          </table:table-cell>
          <table:table-cell table:style-name="ce3" table:formula="of:=PI()/[.$C$2]*[.B244]" office:value-type="float" office:value="6.12868075044566">
            <text:p>6.1286807504</text:p>
          </table:table-cell>
          <table:table-cell table:style-name="ce3" table:formula="of:=[.C244]-[.$C$3]" office:value-type="float" office:value="4.55788442365077">
            <text:p>4.5578844237</text:p>
          </table:table-cell>
          <table:table-cell table:style-name="ce3" table:formula="of:=COS([.D244])" office:value-type="float" office:value="-0.153890576704063">
            <text:p>-0.1538905767</text:p>
          </table:table-cell>
          <table:table-cell table:style-name="ce3" table:formula="of:=COS([.C244])" office:value-type="float" office:value="0.988087896091077">
            <text:p>0.9880878961</text:p>
          </table:table-cell>
          <table:table-cell table:style-name="ce3"/>
          <table:table-cell table:style-name="ce3" table:formula="of:=[.B244]" office:value-type="float" office:value="238">
            <text:p>238</text:p>
          </table:table-cell>
          <table:table-cell table:formula="of:=[.E244]" office:value-type="float" office:value="-0.153890576704063">
            <text:p>-0.1538905767</text:p>
          </table:table-cell>
          <table:table-cell table:formula="of:=[.D244]" office:value-type="float" office:value="4.55788442365077">
            <text:p>4.5578844237</text:p>
          </table:table-cell>
          <table:table-cell table:formula="of:=[.F244]" office:value-type="float" office:value="0.988087896091077">
            <text:p>0.98808789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4]+1" office:value-type="float" office:value="239">
            <text:p>239</text:p>
          </table:table-cell>
          <table:table-cell table:style-name="ce3" table:formula="of:=PI()/[.$C$2]*[.B245]" office:value-type="float" office:value="6.15443150990132">
            <text:p>6.1544315099</text:p>
          </table:table-cell>
          <table:table-cell table:style-name="ce3" table:formula="of:=[.C245]-[.$C$3]" office:value-type="float" office:value="4.58363518310642">
            <text:p>4.5836351831</text:p>
          </table:table-cell>
          <table:table-cell table:style-name="ce3" table:formula="of:=COS([.D245])" office:value-type="float" office:value="-0.128398355146552">
            <text:p>-0.1283983551</text:p>
          </table:table-cell>
          <table:table-cell table:style-name="ce3" table:formula="of:=COS([.C245])" office:value-type="float" office:value="0.991722674136101">
            <text:p>0.9917226741</text:p>
          </table:table-cell>
          <table:table-cell table:style-name="ce3"/>
          <table:table-cell table:style-name="ce3" table:formula="of:=[.B245]" office:value-type="float" office:value="239">
            <text:p>239</text:p>
          </table:table-cell>
          <table:table-cell table:formula="of:=[.E245]" office:value-type="float" office:value="-0.128398355146552">
            <text:p>-0.1283983551</text:p>
          </table:table-cell>
          <table:table-cell table:formula="of:=[.D245]" office:value-type="float" office:value="4.58363518310642">
            <text:p>4.5836351831</text:p>
          </table:table-cell>
          <table:table-cell table:formula="of:=[.F245]" office:value-type="float" office:value="0.991722674136101">
            <text:p>0.99172267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5]+1" office:value-type="float" office:value="240">
            <text:p>240</text:p>
          </table:table-cell>
          <table:table-cell table:style-name="ce3" table:formula="of:=PI()/[.$C$2]*[.B246]" office:value-type="float" office:value="6.18018226935697">
            <text:p>6.1801822694</text:p>
          </table:table-cell>
          <table:table-cell table:style-name="ce3" table:formula="of:=[.C246]-[.$C$3]" office:value-type="float" office:value="4.60938594256207">
            <text:p>4.6093859426</text:p>
          </table:table-cell>
          <table:table-cell table:style-name="ce3" table:formula="of:=COS([.D246])" office:value-type="float" office:value="-0.102820997137361">
            <text:p>-0.1028209971</text:p>
          </table:table-cell>
          <table:table-cell table:style-name="ce3" table:formula="of:=COS([.C246])" office:value-type="float" office:value="0.994699875614589">
            <text:p>0.9946998756</text:p>
          </table:table-cell>
          <table:table-cell table:style-name="ce3"/>
          <table:table-cell table:style-name="ce3" table:formula="of:=[.B246]" office:value-type="float" office:value="240">
            <text:p>240</text:p>
          </table:table-cell>
          <table:table-cell table:formula="of:=[.E246]" office:value-type="float" office:value="-0.102820997137361">
            <text:p>-0.1028209971</text:p>
          </table:table-cell>
          <table:table-cell table:formula="of:=[.D246]" office:value-type="float" office:value="4.60938594256207">
            <text:p>4.6093859426</text:p>
          </table:table-cell>
          <table:table-cell table:formula="of:=[.F246]" office:value-type="float" office:value="0.994699875614589">
            <text:p>0.994699875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6]+1" office:value-type="float" office:value="241">
            <text:p>241</text:p>
          </table:table-cell>
          <table:table-cell table:style-name="ce3" table:formula="of:=PI()/[.$C$2]*[.B247]" office:value-type="float" office:value="6.20593302881262">
            <text:p>6.2059330288</text:p>
          </table:table-cell>
          <table:table-cell table:style-name="ce3" table:formula="of:=[.C247]-[.$C$3]" office:value-type="float" office:value="4.63513670201773">
            <text:p>4.635136702</text:p>
          </table:table-cell>
          <table:table-cell table:style-name="ce3" table:formula="of:=COS([.D247])" office:value-type="float" office:value="-0.0771754621266473">
            <text:p>-0.0771754621</text:p>
          </table:table-cell>
          <table:table-cell table:style-name="ce3" table:formula="of:=COS([.C247])" office:value-type="float" office:value="0.997017526448527">
            <text:p>0.9970175264</text:p>
          </table:table-cell>
          <table:table-cell table:style-name="ce3"/>
          <table:table-cell table:style-name="ce3" table:formula="of:=[.B247]" office:value-type="float" office:value="241">
            <text:p>241</text:p>
          </table:table-cell>
          <table:table-cell table:formula="of:=[.E247]" office:value-type="float" office:value="-0.0771754621266473">
            <text:p>-0.0771754621</text:p>
          </table:table-cell>
          <table:table-cell table:formula="of:=[.D247]" office:value-type="float" office:value="4.63513670201773">
            <text:p>4.635136702</text:p>
          </table:table-cell>
          <table:table-cell table:formula="of:=[.F247]" office:value-type="float" office:value="0.997017526448527">
            <text:p>0.99701752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7]+1" office:value-type="float" office:value="242">
            <text:p>242</text:p>
          </table:table-cell>
          <table:table-cell table:style-name="ce3" table:formula="of:=PI()/[.$C$2]*[.B248]" office:value-type="float" office:value="6.23168378826828">
            <text:p>6.2316837883</text:p>
          </table:table-cell>
          <table:table-cell table:style-name="ce3" table:formula="of:=[.C248]-[.$C$3]" office:value-type="float" office:value="4.66088746147338">
            <text:p>4.6608874615</text:p>
          </table:table-cell>
          <table:table-cell table:style-name="ce3" table:formula="of:=COS([.D248])" office:value-type="float" office:value="-0.0514787547703472">
            <text:p>-0.0514787548</text:p>
          </table:table-cell>
          <table:table-cell table:style-name="ce3" table:formula="of:=COS([.C248])" office:value-type="float" office:value="0.99867408988483">
            <text:p>0.9986740899</text:p>
          </table:table-cell>
          <table:table-cell table:style-name="ce3"/>
          <table:table-cell table:style-name="ce3" table:formula="of:=[.B248]" office:value-type="float" office:value="242">
            <text:p>242</text:p>
          </table:table-cell>
          <table:table-cell table:formula="of:=[.E248]" office:value-type="float" office:value="-0.0514787547703472">
            <text:p>-0.0514787548</text:p>
          </table:table-cell>
          <table:table-cell table:formula="of:=[.D248]" office:value-type="float" office:value="4.66088746147338">
            <text:p>4.6608874615</text:p>
          </table:table-cell>
          <table:table-cell table:formula="of:=[.F248]" office:value-type="float" office:value="0.99867408988483">
            <text:p>0.998674089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8]+1" office:value-type="float" office:value="243">
            <text:p>243</text:p>
          </table:table-cell>
          <table:table-cell table:style-name="ce3" table:formula="of:=PI()/[.$C$2]*[.B249]" office:value-type="float" office:value="6.25743454772393">
            <text:p>6.2574345477</text:p>
          </table:table-cell>
          <table:table-cell table:style-name="ce3" table:formula="of:=[.C249]-[.$C$3]" office:value-type="float" office:value="4.68663822092904">
            <text:p>4.6866382209</text:p>
          </table:table-cell>
          <table:table-cell table:style-name="ce3" table:formula="of:=COS([.D249])" office:value-type="float" office:value="-0.025747913654989">
            <text:p>-0.0257479137</text:p>
          </table:table-cell>
          <table:table-cell table:style-name="ce3" table:formula="of:=COS([.C249])" office:value-type="float" office:value="0.999668467514313">
            <text:p>0.9996684675</text:p>
          </table:table-cell>
          <table:table-cell table:style-name="ce3"/>
          <table:table-cell table:style-name="ce3" table:formula="of:=[.B249]" office:value-type="float" office:value="243">
            <text:p>243</text:p>
          </table:table-cell>
          <table:table-cell table:formula="of:=[.E249]" office:value-type="float" office:value="-0.025747913654989">
            <text:p>-0.0257479137</text:p>
          </table:table-cell>
          <table:table-cell table:formula="of:=[.D249]" office:value-type="float" office:value="4.68663822092904">
            <text:p>4.6866382209</text:p>
          </table:table-cell>
          <table:table-cell table:formula="of:=[.F249]" office:value-type="float" office:value="0.999668467514313">
            <text:p>0.99966846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9]+1" office:value-type="float" office:value="244">
            <text:p>244</text:p>
          </table:table-cell>
          <table:table-cell table:style-name="ce3" table:formula="of:=PI()/[.$C$2]*[.B250]" office:value-type="float" office:value="6.28318530717959">
            <text:p>6.2831853072</text:p>
          </table:table-cell>
          <table:table-cell table:style-name="ce3" table:formula="of:=[.C250]-[.$C$3]" office:value-type="float" office:value="4.71238898038469">
            <text:p>4.7123889804</text:p>
          </table:table-cell>
          <table:table-cell table:style-name="ce3" table:formula="of:=COS([.D250])" office:value-type="float" office:value="-1.83697019872103E-016">
            <text:p>-1.83697019872103E-016</text:p>
          </table:table-cell>
          <table:table-cell table:style-name="ce3" table:formula="of:=COS([.C250])" office:value-type="float" office:value="1">
            <text:p>1</text:p>
          </table:table-cell>
          <table:table-cell table:style-name="ce3"/>
          <table:table-cell table:style-name="ce3" table:formula="of:=[.B250]" office:value-type="float" office:value="244">
            <text:p>244</text:p>
          </table:table-cell>
          <table:table-cell table:formula="of:=[.E250]" office:value-type="float" office:value="-1.83697019872103E-016">
            <text:p>-1.83697019872103E-016</text:p>
          </table:table-cell>
          <table:table-cell table:formula="of:=[.D250]" office:value-type="float" office:value="4.71238898038469">
            <text:p>4.7123889804</text:p>
          </table:table-cell>
          <table:table-cell table:formula="of:=[.F250]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0]+1" office:value-type="float" office:value="245">
            <text:p>245</text:p>
          </table:table-cell>
          <table:table-cell table:style-name="ce3" table:formula="of:=PI()/[.$C$2]*[.B251]" office:value-type="float" office:value="6.30893606663524">
            <text:p>6.3089360666</text:p>
          </table:table-cell>
          <table:table-cell table:style-name="ce3" table:formula="of:=[.C251]-[.$C$3]" office:value-type="float" office:value="4.73813973984034">
            <text:p>4.7381397398</text:p>
          </table:table-cell>
          <table:table-cell table:style-name="ce3" table:formula="of:=COS([.D251])" office:value-type="float" office:value="0.0257479136549877">
            <text:p>0.0257479137</text:p>
          </table:table-cell>
          <table:table-cell table:style-name="ce3" table:formula="of:=COS([.C251])" office:value-type="float" office:value="0.999668467514313">
            <text:p>0.9996684675</text:p>
          </table:table-cell>
          <table:table-cell table:style-name="ce3"/>
          <table:table-cell table:style-name="ce3" table:formula="of:=[.B251]" office:value-type="float" office:value="245">
            <text:p>245</text:p>
          </table:table-cell>
          <table:table-cell table:formula="of:=[.E251]" office:value-type="float" office:value="0.0257479136549877">
            <text:p>0.0257479137</text:p>
          </table:table-cell>
          <table:table-cell table:formula="of:=[.D251]" office:value-type="float" office:value="4.73813973984034">
            <text:p>4.7381397398</text:p>
          </table:table-cell>
          <table:table-cell table:formula="of:=[.F251]" office:value-type="float" office:value="0.999668467514313">
            <text:p>0.99966846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1]+1" office:value-type="float" office:value="246">
            <text:p>246</text:p>
          </table:table-cell>
          <table:table-cell table:style-name="ce3" table:formula="of:=PI()/[.$C$2]*[.B252]" office:value-type="float" office:value="6.33468682609089">
            <text:p>6.3346868261</text:p>
          </table:table-cell>
          <table:table-cell table:style-name="ce3" table:formula="of:=[.C252]-[.$C$3]" office:value-type="float" office:value="4.763890499296">
            <text:p>4.7638904993</text:p>
          </table:table-cell>
          <table:table-cell table:style-name="ce3" table:formula="of:=COS([.D252])" office:value-type="float" office:value="0.051478754770346">
            <text:p>0.0514787548</text:p>
          </table:table-cell>
          <table:table-cell table:style-name="ce3" table:formula="of:=COS([.C252])" office:value-type="float" office:value="0.998674089884831">
            <text:p>0.9986740899</text:p>
          </table:table-cell>
          <table:table-cell table:style-name="ce3"/>
          <table:table-cell table:style-name="ce3" table:formula="of:=[.B252]" office:value-type="float" office:value="246">
            <text:p>246</text:p>
          </table:table-cell>
          <table:table-cell table:formula="of:=[.E252]" office:value-type="float" office:value="0.051478754770346">
            <text:p>0.0514787548</text:p>
          </table:table-cell>
          <table:table-cell table:formula="of:=[.D252]" office:value-type="float" office:value="4.763890499296">
            <text:p>4.7638904993</text:p>
          </table:table-cell>
          <table:table-cell table:formula="of:=[.F252]" office:value-type="float" office:value="0.998674089884831">
            <text:p>0.998674089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2]+1" office:value-type="float" office:value="247">
            <text:p>247</text:p>
          </table:table-cell>
          <table:table-cell table:style-name="ce3" table:formula="of:=PI()/[.$C$2]*[.B253]" office:value-type="float" office:value="6.36043758554655">
            <text:p>6.3604375855</text:p>
          </table:table-cell>
          <table:table-cell table:style-name="ce3" table:formula="of:=[.C253]-[.$C$3]" office:value-type="float" office:value="4.78964125875165">
            <text:p>4.7896412588</text:p>
          </table:table-cell>
          <table:table-cell table:style-name="ce3" table:formula="of:=COS([.D253])" office:value-type="float" office:value="0.0771754621266461">
            <text:p>0.0771754621</text:p>
          </table:table-cell>
          <table:table-cell table:style-name="ce3" table:formula="of:=COS([.C253])" office:value-type="float" office:value="0.997017526448527">
            <text:p>0.9970175264</text:p>
          </table:table-cell>
          <table:table-cell table:style-name="ce3"/>
          <table:table-cell table:style-name="ce3" table:formula="of:=[.B253]" office:value-type="float" office:value="247">
            <text:p>247</text:p>
          </table:table-cell>
          <table:table-cell table:formula="of:=[.E253]" office:value-type="float" office:value="0.0771754621266461">
            <text:p>0.0771754621</text:p>
          </table:table-cell>
          <table:table-cell table:formula="of:=[.D253]" office:value-type="float" office:value="4.78964125875165">
            <text:p>4.7896412588</text:p>
          </table:table-cell>
          <table:table-cell table:formula="of:=[.F253]" office:value-type="float" office:value="0.997017526448527">
            <text:p>0.99701752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3]+1" office:value-type="float" office:value="248">
            <text:p>248</text:p>
          </table:table-cell>
          <table:table-cell table:style-name="ce3" table:formula="of:=PI()/[.$C$2]*[.B254]" office:value-type="float" office:value="6.3861883450022">
            <text:p>6.386188345</text:p>
          </table:table-cell>
          <table:table-cell table:style-name="ce3" table:formula="of:=[.C254]-[.$C$3]" office:value-type="float" office:value="4.81539201820731">
            <text:p>4.8153920182</text:p>
          </table:table-cell>
          <table:table-cell table:style-name="ce3" table:formula="of:=COS([.D254])" office:value-type="float" office:value="0.102820997137359">
            <text:p>0.1028209971</text:p>
          </table:table-cell>
          <table:table-cell table:style-name="ce3" table:formula="of:=COS([.C254])" office:value-type="float" office:value="0.994699875614589">
            <text:p>0.9946998756</text:p>
          </table:table-cell>
          <table:table-cell table:style-name="ce3"/>
          <table:table-cell table:style-name="ce3" table:formula="of:=[.B254]" office:value-type="float" office:value="248">
            <text:p>248</text:p>
          </table:table-cell>
          <table:table-cell table:formula="of:=[.E254]" office:value-type="float" office:value="0.102820997137359">
            <text:p>0.1028209971</text:p>
          </table:table-cell>
          <table:table-cell table:formula="of:=[.D254]" office:value-type="float" office:value="4.81539201820731">
            <text:p>4.8153920182</text:p>
          </table:table-cell>
          <table:table-cell table:formula="of:=[.F254]" office:value-type="float" office:value="0.994699875614589">
            <text:p>0.994699875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4]+1" office:value-type="float" office:value="249">
            <text:p>249</text:p>
          </table:table-cell>
          <table:table-cell table:style-name="ce3" table:formula="of:=PI()/[.$C$2]*[.B255]" office:value-type="float" office:value="6.41193910445786">
            <text:p>6.4119391045</text:p>
          </table:table-cell>
          <table:table-cell table:style-name="ce3" table:formula="of:=[.C255]-[.$C$3]" office:value-type="float" office:value="4.84114277766296">
            <text:p>4.8411427777</text:p>
          </table:table-cell>
          <table:table-cell table:style-name="ce3" table:formula="of:=COS([.D255])" office:value-type="float" office:value="0.12839835514655">
            <text:p>0.1283983551</text:p>
          </table:table-cell>
          <table:table-cell table:style-name="ce3" table:formula="of:=COS([.C255])" office:value-type="float" office:value="0.991722674136102">
            <text:p>0.9917226741</text:p>
          </table:table-cell>
          <table:table-cell table:style-name="ce3"/>
          <table:table-cell table:style-name="ce3" table:formula="of:=[.B255]" office:value-type="float" office:value="249">
            <text:p>249</text:p>
          </table:table-cell>
          <table:table-cell table:formula="of:=[.E255]" office:value-type="float" office:value="0.12839835514655">
            <text:p>0.1283983551</text:p>
          </table:table-cell>
          <table:table-cell table:formula="of:=[.D255]" office:value-type="float" office:value="4.84114277766296">
            <text:p>4.8411427777</text:p>
          </table:table-cell>
          <table:table-cell table:formula="of:=[.F255]" office:value-type="float" office:value="0.991722674136102">
            <text:p>0.99172267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5]+1" office:value-type="float" office:value="250">
            <text:p>250</text:p>
          </table:table-cell>
          <table:table-cell table:style-name="ce3" table:formula="of:=PI()/[.$C$2]*[.B256]" office:value-type="float" office:value="6.43768986391351">
            <text:p>6.4376898639</text:p>
          </table:table-cell>
          <table:table-cell table:style-name="ce3" table:formula="of:=[.C256]-[.$C$3]" office:value-type="float" office:value="4.86689353711861">
            <text:p>4.8668935371</text:p>
          </table:table-cell>
          <table:table-cell table:style-name="ce3" table:formula="of:=COS([.D256])" office:value-type="float" office:value="0.153890576704061">
            <text:p>0.1538905767</text:p>
          </table:table-cell>
          <table:table-cell table:style-name="ce3" table:formula="of:=COS([.C256])" office:value-type="float" office:value="0.988087896091077">
            <text:p>0.9880878961</text:p>
          </table:table-cell>
          <table:table-cell table:style-name="ce3"/>
          <table:table-cell table:style-name="ce3" table:formula="of:=[.B256]" office:value-type="float" office:value="250">
            <text:p>250</text:p>
          </table:table-cell>
          <table:table-cell table:formula="of:=[.E256]" office:value-type="float" office:value="0.153890576704061">
            <text:p>0.1538905767</text:p>
          </table:table-cell>
          <table:table-cell table:formula="of:=[.D256]" office:value-type="float" office:value="4.86689353711861">
            <text:p>4.8668935371</text:p>
          </table:table-cell>
          <table:table-cell table:formula="of:=[.F256]" office:value-type="float" office:value="0.988087896091077">
            <text:p>0.98808789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6]+1" office:value-type="float" office:value="251">
            <text:p>251</text:p>
          </table:table-cell>
          <table:table-cell table:style-name="ce3" table:formula="of:=PI()/[.$C$2]*[.B257]" office:value-type="float" office:value="6.46344062336916">
            <text:p>6.4634406234</text:p>
          </table:table-cell>
          <table:table-cell table:style-name="ce3" table:formula="of:=[.C257]-[.$C$3]" office:value-type="float" office:value="4.89264429657427">
            <text:p>4.8926442966</text:p>
          </table:table-cell>
          <table:table-cell table:style-name="ce3" table:formula="of:=COS([.D257])" office:value-type="float" office:value="0.179280758810735">
            <text:p>0.1792807588</text:p>
          </table:table-cell>
          <table:table-cell table:style-name="ce3" table:formula="of:=COS([.C257])" office:value-type="float" office:value="0.983797951573517">
            <text:p>0.9837979516</text:p>
          </table:table-cell>
          <table:table-cell table:style-name="ce3"/>
          <table:table-cell table:style-name="ce3" table:formula="of:=[.B257]" office:value-type="float" office:value="251">
            <text:p>251</text:p>
          </table:table-cell>
          <table:table-cell table:formula="of:=[.E257]" office:value-type="float" office:value="0.179280758810735">
            <text:p>0.1792807588</text:p>
          </table:table-cell>
          <table:table-cell table:formula="of:=[.D257]" office:value-type="float" office:value="4.89264429657427">
            <text:p>4.8926442966</text:p>
          </table:table-cell>
          <table:table-cell table:formula="of:=[.F257]" office:value-type="float" office:value="0.983797951573517">
            <text:p>0.983797951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7]+1" office:value-type="float" office:value="252">
            <text:p>252</text:p>
          </table:table-cell>
          <table:table-cell table:style-name="ce3" table:formula="of:=PI()/[.$C$2]*[.B258]" office:value-type="float" office:value="6.48919138282482">
            <text:p>6.4891913828</text:p>
          </table:table-cell>
          <table:table-cell table:style-name="ce3" table:formula="of:=[.C258]-[.$C$3]" office:value-type="float" office:value="4.91839505602992">
            <text:p>4.918395056</text:p>
          </table:table-cell>
          <table:table-cell table:style-name="ce3" table:formula="of:=COS([.D258])" office:value-type="float" office:value="0.2045520661262">
            <text:p>0.2045520661</text:p>
          </table:table-cell>
          <table:table-cell table:style-name="ce3" table:formula="of:=COS([.C258])" office:value-type="float" office:value="0.978855685095358">
            <text:p>0.9788556851</text:p>
          </table:table-cell>
          <table:table-cell table:style-name="ce3"/>
          <table:table-cell table:style-name="ce3" table:formula="of:=[.B258]" office:value-type="float" office:value="252">
            <text:p>252</text:p>
          </table:table-cell>
          <table:table-cell table:formula="of:=[.E258]" office:value-type="float" office:value="0.2045520661262">
            <text:p>0.2045520661</text:p>
          </table:table-cell>
          <table:table-cell table:formula="of:=[.D258]" office:value-type="float" office:value="4.91839505602992">
            <text:p>4.918395056</text:p>
          </table:table-cell>
          <table:table-cell table:formula="of:=[.F258]" office:value-type="float" office:value="0.978855685095358">
            <text:p>0.97885568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8]+1" office:value-type="float" office:value="253">
            <text:p>253</text:p>
          </table:table-cell>
          <table:table-cell table:style-name="ce3" table:formula="of:=PI()/[.$C$2]*[.B259]" office:value-type="float" office:value="6.51494214228047">
            <text:p>6.5149421423</text:p>
          </table:table-cell>
          <table:table-cell table:style-name="ce3" table:formula="of:=[.C259]-[.$C$3]" office:value-type="float" office:value="4.94414581548558">
            <text:p>4.9441458155</text:p>
          </table:table-cell>
          <table:table-cell table:style-name="ce3" table:formula="of:=COS([.D259])" office:value-type="float" office:value="0.229687742131795">
            <text:p>0.2296877421</text:p>
          </table:table-cell>
          <table:table-cell table:style-name="ce3" table:formula="of:=COS([.C259])" office:value-type="float" office:value="0.973264373700383">
            <text:p>0.9732643737</text:p>
          </table:table-cell>
          <table:table-cell table:style-name="ce3"/>
          <table:table-cell table:style-name="ce3" table:formula="of:=[.B259]" office:value-type="float" office:value="253">
            <text:p>253</text:p>
          </table:table-cell>
          <table:table-cell table:formula="of:=[.E259]" office:value-type="float" office:value="0.229687742131795">
            <text:p>0.2296877421</text:p>
          </table:table-cell>
          <table:table-cell table:formula="of:=[.D259]" office:value-type="float" office:value="4.94414581548558">
            <text:p>4.9441458155</text:p>
          </table:table-cell>
          <table:table-cell table:formula="of:=[.F259]" office:value-type="float" office:value="0.973264373700383">
            <text:p>0.9732643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9]+1" office:value-type="float" office:value="254">
            <text:p>254</text:p>
          </table:table-cell>
          <table:table-cell table:style-name="ce3" table:formula="of:=PI()/[.$C$2]*[.B260]" office:value-type="float" office:value="6.54069290173613">
            <text:p>6.5406929017</text:p>
          </table:table-cell>
          <table:table-cell table:style-name="ce3" table:formula="of:=[.C260]-[.$C$3]" office:value-type="float" office:value="4.96989657494123">
            <text:p>4.9698965749</text:p>
          </table:table-cell>
          <table:table-cell table:style-name="ce3" table:formula="of:=COS([.D260])" office:value-type="float" office:value="0.254671120241228">
            <text:p>0.2546711202</text:p>
          </table:table-cell>
          <table:table-cell table:style-name="ce3" table:formula="of:=COS([.C260])" office:value-type="float" office:value="0.96702772479132">
            <text:p>0.9670277248</text:p>
          </table:table-cell>
          <table:table-cell table:style-name="ce3"/>
          <table:table-cell table:style-name="ce3" table:formula="of:=[.B260]" office:value-type="float" office:value="254">
            <text:p>254</text:p>
          </table:table-cell>
          <table:table-cell table:formula="of:=[.E260]" office:value-type="float" office:value="0.254671120241228">
            <text:p>0.2546711202</text:p>
          </table:table-cell>
          <table:table-cell table:formula="of:=[.D260]" office:value-type="float" office:value="4.96989657494123">
            <text:p>4.9698965749</text:p>
          </table:table-cell>
          <table:table-cell table:formula="of:=[.F260]" office:value-type="float" office:value="0.96702772479132">
            <text:p>0.96702772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0]+1" office:value-type="float" office:value="255">
            <text:p>255</text:p>
          </table:table-cell>
          <table:table-cell table:style-name="ce3" table:formula="of:=PI()/[.$C$2]*[.B261]" office:value-type="float" office:value="6.56644366119178">
            <text:p>6.5664436612</text:p>
          </table:table-cell>
          <table:table-cell table:style-name="ce3" table:formula="of:=[.C261]-[.$C$3]" office:value-type="float" office:value="4.99564733439688">
            <text:p>4.9956473344</text:p>
          </table:table-cell>
          <table:table-cell table:style-name="ce3" table:formula="of:=COS([.D261])" office:value-type="float" office:value="0.279485634851609">
            <text:p>0.2794856349</text:p>
          </table:table-cell>
          <table:table-cell table:style-name="ce3" table:formula="of:=COS([.C261])" office:value-type="float" office:value="0.960149873671602">
            <text:p>0.9601498737</text:p>
          </table:table-cell>
          <table:table-cell table:style-name="ce3"/>
          <table:table-cell table:style-name="ce3" table:formula="of:=[.B261]" office:value-type="float" office:value="255">
            <text:p>255</text:p>
          </table:table-cell>
          <table:table-cell table:formula="of:=[.E261]" office:value-type="float" office:value="0.279485634851609">
            <text:p>0.2794856349</text:p>
          </table:table-cell>
          <table:table-cell table:formula="of:=[.D261]" office:value-type="float" office:value="4.99564733439688">
            <text:p>4.9956473344</text:p>
          </table:table-cell>
          <table:table-cell table:formula="of:=[.F261]" office:value-type="float" office:value="0.960149873671602">
            <text:p>0.96014987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1]+1" office:value-type="float" office:value="256">
            <text:p>256</text:p>
          </table:table-cell>
          <table:table-cell table:style-name="ce3" table:formula="of:=PI()/[.$C$2]*[.B262]" office:value-type="float" office:value="6.59219442064743">
            <text:p>6.5921944206</text:p>
          </table:table-cell>
          <table:table-cell table:style-name="ce3" table:formula="of:=[.C262]-[.$C$3]" office:value-type="float" office:value="5.02139809385254">
            <text:p>5.0213980939</text:p>
          </table:table-cell>
          <table:table-cell table:style-name="ce3" table:formula="of:=COS([.D262])" office:value-type="float" office:value="0.304114832327517">
            <text:p>0.3041148323</text:p>
          </table:table-cell>
          <table:table-cell table:style-name="ce3" table:formula="of:=COS([.C262])" office:value-type="float" office:value="0.952635380803383">
            <text:p>0.9526353808</text:p>
          </table:table-cell>
          <table:table-cell table:style-name="ce3"/>
          <table:table-cell table:style-name="ce3" table:formula="of:=[.B262]" office:value-type="float" office:value="256">
            <text:p>256</text:p>
          </table:table-cell>
          <table:table-cell table:formula="of:=[.E262]" office:value-type="float" office:value="0.304114832327517">
            <text:p>0.3041148323</text:p>
          </table:table-cell>
          <table:table-cell table:formula="of:=[.D262]" office:value-type="float" office:value="5.02139809385254">
            <text:p>5.0213980939</text:p>
          </table:table-cell>
          <table:table-cell table:formula="of:=[.F262]" office:value-type="float" office:value="0.952635380803383">
            <text:p>0.952635380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2]+1" office:value-type="float" office:value="257">
            <text:p>257</text:p>
          </table:table-cell>
          <table:table-cell table:style-name="ce3" table:formula="of:=PI()/[.$C$2]*[.B263]" office:value-type="float" office:value="6.61794518010309">
            <text:p>6.6179451801</text:p>
          </table:table-cell>
          <table:table-cell table:style-name="ce3" table:formula="of:=[.C263]-[.$C$3]" office:value-type="float" office:value="5.04714885330819">
            <text:p>5.0471488533</text:p>
          </table:table-cell>
          <table:table-cell table:style-name="ce3" table:formula="of:=COS([.D263])" office:value-type="float" office:value="0.328542381910834">
            <text:p>0.3285423819</text:p>
          </table:table-cell>
          <table:table-cell table:style-name="ce3" table:formula="of:=COS([.C263])" office:value-type="float" office:value="0.944489228783661">
            <text:p>0.9444892288</text:p>
          </table:table-cell>
          <table:table-cell table:style-name="ce3"/>
          <table:table-cell table:style-name="ce3" table:formula="of:=[.B263]" office:value-type="float" office:value="257">
            <text:p>257</text:p>
          </table:table-cell>
          <table:table-cell table:formula="of:=[.E263]" office:value-type="float" office:value="0.328542381910834">
            <text:p>0.3285423819</text:p>
          </table:table-cell>
          <table:table-cell table:formula="of:=[.D263]" office:value-type="float" office:value="5.04714885330819">
            <text:p>5.0471488533</text:p>
          </table:table-cell>
          <table:table-cell table:formula="of:=[.F263]" office:value-type="float" office:value="0.944489228783661">
            <text:p>0.94448922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3]+1" office:value-type="float" office:value="258">
            <text:p>258</text:p>
          </table:table-cell>
          <table:table-cell table:style-name="ce3" table:formula="of:=PI()/[.$C$2]*[.B264]" office:value-type="float" office:value="6.64369593955874">
            <text:p>6.6436959396</text:p>
          </table:table-cell>
          <table:table-cell table:style-name="ce3" table:formula="of:=[.C264]-[.$C$3]" office:value-type="float" office:value="5.07289961276385">
            <text:p>5.0728996128</text:p>
          </table:table-cell>
          <table:table-cell table:style-name="ce3" table:formula="of:=COS([.D264])" office:value-type="float" office:value="0.352752086549094">
            <text:p>0.3527520865</text:p>
          </table:table-cell>
          <table:table-cell table:style-name="ce3" table:formula="of:=COS([.C264])" office:value-type="float" office:value="0.935716819040494">
            <text:p>0.935716819</text:p>
          </table:table-cell>
          <table:table-cell table:style-name="ce3"/>
          <table:table-cell table:style-name="ce3" table:formula="of:=[.B264]" office:value-type="float" office:value="258">
            <text:p>258</text:p>
          </table:table-cell>
          <table:table-cell table:formula="of:=[.E264]" office:value-type="float" office:value="0.352752086549094">
            <text:p>0.3527520865</text:p>
          </table:table-cell>
          <table:table-cell table:formula="of:=[.D264]" office:value-type="float" office:value="5.07289961276385">
            <text:p>5.0728996128</text:p>
          </table:table-cell>
          <table:table-cell table:formula="of:=[.F264]" office:value-type="float" office:value="0.935716819040494">
            <text:p>0.935716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4]+1" office:value-type="float" office:value="259">
            <text:p>259</text:p>
          </table:table-cell>
          <table:table-cell table:style-name="ce3" table:formula="of:=PI()/[.$C$2]*[.B265]" office:value-type="float" office:value="6.6694466990144">
            <text:p>6.669446699</text:p>
          </table:table-cell>
          <table:table-cell table:style-name="ce3" table:formula="of:=[.C265]-[.$C$3]" office:value-type="float" office:value="5.0986503722195">
            <text:p>5.0986503722</text:p>
          </table:table-cell>
          <table:table-cell table:style-name="ce3" table:formula="of:=COS([.D265])" office:value-type="float" office:value="0.376727893635184">
            <text:p>0.3767278936</text:p>
          </table:table-cell>
          <table:table-cell table:style-name="ce3" table:formula="of:=COS([.C265])" office:value-type="float" office:value="0.926323968251495">
            <text:p>0.9263239683</text:p>
          </table:table-cell>
          <table:table-cell table:style-name="ce3"/>
          <table:table-cell table:style-name="ce3" table:formula="of:=[.B265]" office:value-type="float" office:value="259">
            <text:p>259</text:p>
          </table:table-cell>
          <table:table-cell table:formula="of:=[.E265]" office:value-type="float" office:value="0.376727893635184">
            <text:p>0.3767278936</text:p>
          </table:table-cell>
          <table:table-cell table:formula="of:=[.D265]" office:value-type="float" office:value="5.0986503722195">
            <text:p>5.0986503722</text:p>
          </table:table-cell>
          <table:table-cell table:formula="of:=[.F265]" office:value-type="float" office:value="0.926323968251495">
            <text:p>0.92632396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5]+1" office:value-type="float" office:value="260">
            <text:p>260</text:p>
          </table:table-cell>
          <table:table-cell table:style-name="ce3" table:formula="of:=PI()/[.$C$2]*[.B266]" office:value-type="float" office:value="6.69519745847005">
            <text:p>6.6951974585</text:p>
          </table:table-cell>
          <table:table-cell table:style-name="ce3" table:formula="of:=[.C266]-[.$C$3]" office:value-type="float" office:value="5.12440113167515">
            <text:p>5.1244011317</text:p>
          </table:table-cell>
          <table:table-cell table:style-name="ce3" table:formula="of:=COS([.D266])" office:value-type="float" office:value="0.400453905651266">
            <text:p>0.4004539057</text:p>
          </table:table-cell>
          <table:table-cell table:style-name="ce3" table:formula="of:=COS([.C266])" office:value-type="float" office:value="0.916316904487005">
            <text:p>0.9163169045</text:p>
          </table:table-cell>
          <table:table-cell table:style-name="ce3"/>
          <table:table-cell table:style-name="ce3" table:formula="of:=[.B266]" office:value-type="float" office:value="260">
            <text:p>260</text:p>
          </table:table-cell>
          <table:table-cell table:formula="of:=[.E266]" office:value-type="float" office:value="0.400453905651266">
            <text:p>0.4004539057</text:p>
          </table:table-cell>
          <table:table-cell table:formula="of:=[.D266]" office:value-type="float" office:value="5.12440113167515">
            <text:p>5.1244011317</text:p>
          </table:table-cell>
          <table:table-cell table:formula="of:=[.F266]" office:value-type="float" office:value="0.916316904487005">
            <text:p>0.916316904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6]+1" office:value-type="float" office:value="261">
            <text:p>261</text:p>
          </table:table-cell>
          <table:table-cell table:style-name="ce3" table:formula="of:=PI()/[.$C$2]*[.B267]" office:value-type="float" office:value="6.72094821792571">
            <text:p>6.7209482179</text:p>
          </table:table-cell>
          <table:table-cell table:style-name="ce3" table:formula="of:=[.C267]-[.$C$3]" office:value-type="float" office:value="5.15015189113081">
            <text:p>5.1501518911</text:p>
          </table:table-cell>
          <table:table-cell table:style-name="ce3" table:formula="of:=COS([.D267])" office:value-type="float" office:value="0.423914390709861">
            <text:p>0.4239143907</text:p>
          </table:table-cell>
          <table:table-cell table:style-name="ce3" table:formula="of:=COS([.C267])" office:value-type="float" office:value="0.905702263080472">
            <text:p>0.9057022631</text:p>
          </table:table-cell>
          <table:table-cell table:style-name="ce3"/>
          <table:table-cell table:style-name="ce3" table:formula="of:=[.B267]" office:value-type="float" office:value="261">
            <text:p>261</text:p>
          </table:table-cell>
          <table:table-cell table:formula="of:=[.E267]" office:value-type="float" office:value="0.423914390709861">
            <text:p>0.4239143907</text:p>
          </table:table-cell>
          <table:table-cell table:formula="of:=[.D267]" office:value-type="float" office:value="5.15015189113081">
            <text:p>5.1501518911</text:p>
          </table:table-cell>
          <table:table-cell table:formula="of:=[.F267]" office:value-type="float" office:value="0.905702263080472">
            <text:p>0.905702263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7]+1" office:value-type="float" office:value="262">
            <text:p>262</text:p>
          </table:table-cell>
          <table:table-cell table:style-name="ce3" table:formula="of:=PI()/[.$C$2]*[.B268]" office:value-type="float" office:value="6.74669897738136">
            <text:p>6.7466989774</text:p>
          </table:table-cell>
          <table:table-cell table:style-name="ce3" table:formula="of:=[.C268]-[.$C$3]" office:value-type="float" office:value="5.17590265058646">
            <text:p>5.1759026506</text:p>
          </table:table-cell>
          <table:table-cell table:style-name="ce3" table:formula="of:=COS([.D268])" office:value-type="float" office:value="0.447093792985113">
            <text:p>0.447093793</text:p>
          </table:table-cell>
          <table:table-cell table:style-name="ce3" table:formula="of:=COS([.C268])" office:value-type="float" office:value="0.894487082228796">
            <text:p>0.8944870822</text:p>
          </table:table-cell>
          <table:table-cell table:style-name="ce3"/>
          <table:table-cell table:style-name="ce3" table:formula="of:=[.B268]" office:value-type="float" office:value="262">
            <text:p>262</text:p>
          </table:table-cell>
          <table:table-cell table:formula="of:=[.E268]" office:value-type="float" office:value="0.447093792985113">
            <text:p>0.447093793</text:p>
          </table:table-cell>
          <table:table-cell table:formula="of:=[.D268]" office:value-type="float" office:value="5.17590265058646">
            <text:p>5.1759026506</text:p>
          </table:table-cell>
          <table:table-cell table:formula="of:=[.F268]" office:value-type="float" office:value="0.894487082228796">
            <text:p>0.89448708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8]+1" office:value-type="float" office:value="263">
            <text:p>263</text:p>
          </table:table-cell>
          <table:table-cell table:style-name="ce3" table:formula="of:=PI()/[.$C$2]*[.B269]" office:value-type="float" office:value="6.77244973683701">
            <text:p>6.7724497368</text:p>
          </table:table-cell>
          <table:table-cell table:style-name="ce3" table:formula="of:=[.C269]-[.$C$3]" office:value-type="float" office:value="5.20165341004212">
            <text:p>5.20165341</text:p>
          </table:table-cell>
          <table:table-cell table:style-name="ce3" table:formula="of:=COS([.D269])" office:value-type="float" office:value="0.46997674302732">
            <text:p>0.469976743</text:p>
          </table:table-cell>
          <table:table-cell table:style-name="ce3" table:formula="of:=COS([.C269])" office:value-type="float" office:value="0.882678798325548">
            <text:p>0.8826787983</text:p>
          </table:table-cell>
          <table:table-cell table:style-name="ce3"/>
          <table:table-cell table:style-name="ce3" table:formula="of:=[.B269]" office:value-type="float" office:value="263">
            <text:p>263</text:p>
          </table:table-cell>
          <table:table-cell table:formula="of:=[.E269]" office:value-type="float" office:value="0.46997674302732">
            <text:p>0.469976743</text:p>
          </table:table-cell>
          <table:table-cell table:formula="of:=[.D269]" office:value-type="float" office:value="5.20165341004212">
            <text:p>5.20165341</text:p>
          </table:table-cell>
          <table:table-cell table:formula="of:=[.F269]" office:value-type="float" office:value="0.882678798325548">
            <text:p>0.88267879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9]+1" office:value-type="float" office:value="264">
            <text:p>264</text:p>
          </table:table-cell>
          <table:table-cell table:style-name="ce3" table:formula="of:=PI()/[.$C$2]*[.B270]" office:value-type="float" office:value="6.79820049629267">
            <text:p>6.7982004963</text:p>
          </table:table-cell>
          <table:table-cell table:style-name="ce3" table:formula="of:=[.C270]-[.$C$3]" office:value-type="float" office:value="5.22740416949777">
            <text:p>5.2274041695</text:p>
          </table:table-cell>
          <table:table-cell table:style-name="ce3" table:formula="of:=COS([.D270])" office:value-type="float" office:value="0.492548067953864">
            <text:p>0.492548068</text:p>
          </table:table-cell>
          <table:table-cell table:style-name="ce3" table:formula="of:=COS([.C270])" office:value-type="float" office:value="0.870285241030155">
            <text:p>0.870285241</text:p>
          </table:table-cell>
          <table:table-cell table:style-name="ce3"/>
          <table:table-cell table:style-name="ce3" table:formula="of:=[.B270]" office:value-type="float" office:value="264">
            <text:p>264</text:p>
          </table:table-cell>
          <table:table-cell table:formula="of:=[.E270]" office:value-type="float" office:value="0.492548067953864">
            <text:p>0.492548068</text:p>
          </table:table-cell>
          <table:table-cell table:formula="of:=[.D270]" office:value-type="float" office:value="5.22740416949777">
            <text:p>5.2274041695</text:p>
          </table:table-cell>
          <table:table-cell table:formula="of:=[.F270]" office:value-type="float" office:value="0.870285241030155">
            <text:p>0.87028524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0]+1" office:value-type="float" office:value="265">
            <text:p>265</text:p>
          </table:table-cell>
          <table:table-cell table:style-name="ce3" table:formula="of:=PI()/[.$C$2]*[.B271]" office:value-type="float" office:value="6.82395125574832">
            <text:p>6.8239512557</text:p>
          </table:table-cell>
          <table:table-cell table:style-name="ce3" table:formula="of:=[.C271]-[.$C$3]" office:value-type="float" office:value="5.25315492895342">
            <text:p>5.253154929</text:p>
          </table:table-cell>
          <table:table-cell table:style-name="ce3" table:formula="of:=COS([.D271])" office:value-type="float" office:value="0.51479280150983">
            <text:p>0.5147928015</text:p>
          </table:table-cell>
          <table:table-cell table:style-name="ce3" table:formula="of:=COS([.C271])" office:value-type="float" office:value="0.857314628076333">
            <text:p>0.8573146281</text:p>
          </table:table-cell>
          <table:table-cell table:style-name="ce3"/>
          <table:table-cell table:style-name="ce3" table:formula="of:=[.B271]" office:value-type="float" office:value="265">
            <text:p>265</text:p>
          </table:table-cell>
          <table:table-cell table:formula="of:=[.E271]" office:value-type="float" office:value="0.51479280150983">
            <text:p>0.5147928015</text:p>
          </table:table-cell>
          <table:table-cell table:formula="of:=[.D271]" office:value-type="float" office:value="5.25315492895342">
            <text:p>5.253154929</text:p>
          </table:table-cell>
          <table:table-cell table:formula="of:=[.F271]" office:value-type="float" office:value="0.857314628076333">
            <text:p>0.857314628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1]+1" office:value-type="float" office:value="266">
            <text:p>266</text:p>
          </table:table-cell>
          <table:table-cell table:style-name="ce3" table:formula="of:=PI()/[.$C$2]*[.B272]" office:value-type="float" office:value="6.84970201520398">
            <text:p>6.8497020152</text:p>
          </table:table-cell>
          <table:table-cell table:style-name="ce3" table:formula="of:=[.C272]-[.$C$3]" office:value-type="float" office:value="5.27890568840908">
            <text:p>5.2789056884</text:p>
          </table:table-cell>
          <table:table-cell table:style-name="ce3" table:formula="of:=COS([.D272])" office:value-type="float" office:value="0.5366961939916">
            <text:p>0.536696194</text:p>
          </table:table-cell>
          <table:table-cell table:style-name="ce3" table:formula="of:=COS([.C272])" office:value-type="float" office:value="0.843775559823186">
            <text:p>0.8437755598</text:p>
          </table:table-cell>
          <table:table-cell table:style-name="ce3"/>
          <table:table-cell table:style-name="ce3" table:formula="of:=[.B272]" office:value-type="float" office:value="266">
            <text:p>266</text:p>
          </table:table-cell>
          <table:table-cell table:formula="of:=[.E272]" office:value-type="float" office:value="0.5366961939916">
            <text:p>0.536696194</text:p>
          </table:table-cell>
          <table:table-cell table:formula="of:=[.D272]" office:value-type="float" office:value="5.27890568840908">
            <text:p>5.2789056884</text:p>
          </table:table-cell>
          <table:table-cell table:formula="of:=[.F272]" office:value-type="float" office:value="0.843775559823186">
            <text:p>0.843775559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2]+1" office:value-type="float" office:value="267">
            <text:p>267</text:p>
          </table:table-cell>
          <table:table-cell table:style-name="ce3" table:formula="of:=PI()/[.$C$2]*[.B273]" office:value-type="float" office:value="6.87545277465963">
            <text:p>6.8754527747</text:p>
          </table:table-cell>
          <table:table-cell table:style-name="ce3" table:formula="of:=[.C273]-[.$C$3]" office:value-type="float" office:value="5.30465644786473">
            <text:p>5.3046564479</text:p>
          </table:table-cell>
          <table:table-cell table:style-name="ce3" table:formula="of:=COS([.D273])" office:value-type="float" office:value="0.558243722026864">
            <text:p>0.558243722</text:p>
          </table:table-cell>
          <table:table-cell table:style-name="ce3" table:formula="of:=COS([.C273])" office:value-type="float" office:value="0.829677013552619">
            <text:p>0.8296770136</text:p>
          </table:table-cell>
          <table:table-cell table:style-name="ce3"/>
          <table:table-cell table:style-name="ce3" table:formula="of:=[.B273]" office:value-type="float" office:value="267">
            <text:p>267</text:p>
          </table:table-cell>
          <table:table-cell table:formula="of:=[.E273]" office:value-type="float" office:value="0.558243722026864">
            <text:p>0.558243722</text:p>
          </table:table-cell>
          <table:table-cell table:formula="of:=[.D273]" office:value-type="float" office:value="5.30465644786473">
            <text:p>5.3046564479</text:p>
          </table:table-cell>
          <table:table-cell table:formula="of:=[.F273]" office:value-type="float" office:value="0.829677013552619">
            <text:p>0.82967701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3]+1" office:value-type="float" office:value="268">
            <text:p>268</text:p>
          </table:table-cell>
          <table:table-cell table:style-name="ce3" table:formula="of:=PI()/[.$C$2]*[.B274]" office:value-type="float" office:value="6.90120353411528">
            <text:p>6.9012035341</text:p>
          </table:table-cell>
          <table:table-cell table:style-name="ce3" table:formula="of:=[.C274]-[.$C$3]" office:value-type="float" office:value="5.33040720732039">
            <text:p>5.3304072073</text:p>
          </table:table-cell>
          <table:table-cell table:style-name="ce3" table:formula="of:=COS([.D274])" office:value-type="float" office:value="0.579421098204563">
            <text:p>0.5794210982</text:p>
          </table:table-cell>
          <table:table-cell table:style-name="ce3" table:formula="of:=COS([.C274])" office:value-type="float" office:value="0.815028337516812">
            <text:p>0.8150283375</text:p>
          </table:table-cell>
          <table:table-cell table:style-name="ce3"/>
          <table:table-cell table:style-name="ce3" table:formula="of:=[.B274]" office:value-type="float" office:value="268">
            <text:p>268</text:p>
          </table:table-cell>
          <table:table-cell table:formula="of:=[.E274]" office:value-type="float" office:value="0.579421098204563">
            <text:p>0.5794210982</text:p>
          </table:table-cell>
          <table:table-cell table:formula="of:=[.D274]" office:value-type="float" office:value="5.33040720732039">
            <text:p>5.3304072073</text:p>
          </table:table-cell>
          <table:table-cell table:formula="of:=[.F274]" office:value-type="float" office:value="0.815028337516812">
            <text:p>0.81502833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4]+1" office:value-type="float" office:value="269">
            <text:p>269</text:p>
          </table:table-cell>
          <table:table-cell table:style-name="ce3" table:formula="of:=PI()/[.$C$2]*[.B275]" office:value-type="float" office:value="6.92695429357094">
            <text:p>6.9269542936</text:p>
          </table:table-cell>
          <table:table-cell table:style-name="ce3" table:formula="of:=[.C275]-[.$C$3]" office:value-type="float" office:value="5.35615796677604">
            <text:p>5.3561579668</text:p>
          </table:table-cell>
          <table:table-cell table:style-name="ce3" table:formula="of:=COS([.D275])" office:value-type="float" office:value="0.600214280548368">
            <text:p>0.6002142805</text:p>
          </table:table-cell>
          <table:table-cell table:style-name="ce3" table:formula="of:=COS([.C275])" office:value-type="float" office:value="0.79983924473972">
            <text:p>0.7998392447</text:p>
          </table:table-cell>
          <table:table-cell table:style-name="ce3"/>
          <table:table-cell table:style-name="ce3" table:formula="of:=[.B275]" office:value-type="float" office:value="269">
            <text:p>269</text:p>
          </table:table-cell>
          <table:table-cell table:formula="of:=[.E275]" office:value-type="float" office:value="0.600214280548368">
            <text:p>0.6002142805</text:p>
          </table:table-cell>
          <table:table-cell table:formula="of:=[.D275]" office:value-type="float" office:value="5.35615796677604">
            <text:p>5.3561579668</text:p>
          </table:table-cell>
          <table:table-cell table:formula="of:=[.F275]" office:value-type="float" office:value="0.79983924473972">
            <text:p>0.799839244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5]+1" office:value-type="float" office:value="270">
            <text:p>270</text:p>
          </table:table-cell>
          <table:table-cell table:style-name="ce3" table:formula="of:=PI()/[.$C$2]*[.B276]" office:value-type="float" office:value="6.95270505302659">
            <text:p>6.952705053</text:p>
          </table:table-cell>
          <table:table-cell table:style-name="ce3" table:formula="of:=[.C276]-[.$C$3]" office:value-type="float" office:value="5.38190872623169">
            <text:p>5.3819087262</text:p>
          </table:table-cell>
          <table:table-cell table:style-name="ce3" table:formula="of:=COS([.D276])" office:value-type="float" office:value="0.620609481827422">
            <text:p>0.6206094818</text:p>
          </table:table-cell>
          <table:table-cell table:style-name="ce3" table:formula="of:=COS([.C276])" office:value-type="float" office:value="0.784119806576711">
            <text:p>0.7841198066</text:p>
          </table:table-cell>
          <table:table-cell table:style-name="ce3"/>
          <table:table-cell table:style-name="ce3" table:formula="of:=[.B276]" office:value-type="float" office:value="270">
            <text:p>270</text:p>
          </table:table-cell>
          <table:table-cell table:formula="of:=[.E276]" office:value-type="float" office:value="0.620609481827422">
            <text:p>0.6206094818</text:p>
          </table:table-cell>
          <table:table-cell table:formula="of:=[.D276]" office:value-type="float" office:value="5.38190872623169">
            <text:p>5.3819087262</text:p>
          </table:table-cell>
          <table:table-cell table:formula="of:=[.F276]" office:value-type="float" office:value="0.784119806576711">
            <text:p>0.784119806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6]+1" office:value-type="float" office:value="271">
            <text:p>271</text:p>
          </table:table-cell>
          <table:table-cell table:style-name="ce3" table:formula="of:=PI()/[.$C$2]*[.B277]" office:value-type="float" office:value="6.97845581248225">
            <text:p>6.9784558125</text:p>
          </table:table-cell>
          <table:table-cell table:style-name="ce3" table:formula="of:=[.C277]-[.$C$3]" office:value-type="float" office:value="5.40765948568735">
            <text:p>5.4076594857</text:p>
          </table:table-cell>
          <table:table-cell table:style-name="ce3" table:formula="of:=COS([.D277])" office:value-type="float" office:value="0.640593178698175">
            <text:p>0.6405931787</text:p>
          </table:table-cell>
          <table:table-cell table:style-name="ce3" table:formula="of:=COS([.C277])" office:value-type="float" office:value="0.7678804460366">
            <text:p>0.767880446</text:p>
          </table:table-cell>
          <table:table-cell table:style-name="ce3"/>
          <table:table-cell table:style-name="ce3" table:formula="of:=[.B277]" office:value-type="float" office:value="271">
            <text:p>271</text:p>
          </table:table-cell>
          <table:table-cell table:formula="of:=[.E277]" office:value-type="float" office:value="0.640593178698175">
            <text:p>0.6405931787</text:p>
          </table:table-cell>
          <table:table-cell table:formula="of:=[.D277]" office:value-type="float" office:value="5.40765948568735">
            <text:p>5.4076594857</text:p>
          </table:table-cell>
          <table:table-cell table:formula="of:=[.F277]" office:value-type="float" office:value="0.7678804460366">
            <text:p>0.76788044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7]+1" office:value-type="float" office:value="272">
            <text:p>272</text:p>
          </table:table-cell>
          <table:table-cell table:style-name="ce3" table:formula="of:=PI()/[.$C$2]*[.B278]" office:value-type="float" office:value="7.0042065719379">
            <text:p>7.0042065719</text:p>
          </table:table-cell>
          <table:table-cell table:style-name="ce3" table:formula="of:=[.C278]-[.$C$3]" office:value-type="float" office:value="5.433410245143">
            <text:p>5.4334102451</text:p>
          </table:table-cell>
          <table:table-cell table:style-name="ce3" table:formula="of:=COS([.D278])" office:value-type="float" office:value="0.660152120671231">
            <text:p>0.6601521207</text:p>
          </table:table-cell>
          <table:table-cell table:style-name="ce3" table:formula="of:=COS([.C278])" office:value-type="float" office:value="0.751131930870521">
            <text:p>0.7511319309</text:p>
          </table:table-cell>
          <table:table-cell table:style-name="ce3"/>
          <table:table-cell table:style-name="ce3" table:formula="of:=[.B278]" office:value-type="float" office:value="272">
            <text:p>272</text:p>
          </table:table-cell>
          <table:table-cell table:formula="of:=[.E278]" office:value-type="float" office:value="0.660152120671231">
            <text:p>0.6601521207</text:p>
          </table:table-cell>
          <table:table-cell table:formula="of:=[.D278]" office:value-type="float" office:value="5.433410245143">
            <text:p>5.4334102451</text:p>
          </table:table-cell>
          <table:table-cell table:formula="of:=[.F278]" office:value-type="float" office:value="0.751131930870521">
            <text:p>0.751131930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8]+1" office:value-type="float" office:value="273">
            <text:p>273</text:p>
          </table:table-cell>
          <table:table-cell table:style-name="ce3" table:formula="of:=PI()/[.$C$2]*[.B279]" office:value-type="float" office:value="7.02995733139355">
            <text:p>7.0299573314</text:p>
          </table:table-cell>
          <table:table-cell table:style-name="ce3" table:formula="of:=[.C279]-[.$C$3]" office:value-type="float" office:value="5.45916100459866">
            <text:p>5.4591610046</text:p>
          </table:table-cell>
          <table:table-cell table:style-name="ce3" table:formula="of:=COS([.D279])" office:value-type="float" office:value="0.679273338897293">
            <text:p>0.6792733389</text:p>
          </table:table-cell>
          <table:table-cell table:style-name="ce3" table:formula="of:=COS([.C279])" office:value-type="float" office:value="0.7338853664322">
            <text:p>0.7338853664</text:p>
          </table:table-cell>
          <table:table-cell table:style-name="ce3"/>
          <table:table-cell table:style-name="ce3" table:formula="of:=[.B279]" office:value-type="float" office:value="273">
            <text:p>273</text:p>
          </table:table-cell>
          <table:table-cell table:formula="of:=[.E279]" office:value-type="float" office:value="0.679273338897293">
            <text:p>0.6792733389</text:p>
          </table:table-cell>
          <table:table-cell table:formula="of:=[.D279]" office:value-type="float" office:value="5.45916100459866">
            <text:p>5.4591610046</text:p>
          </table:table-cell>
          <table:table-cell table:formula="of:=[.F279]" office:value-type="float" office:value="0.7338853664322">
            <text:p>0.733885366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9]+1" office:value-type="float" office:value="274">
            <text:p>274</text:p>
          </table:table-cell>
          <table:table-cell table:style-name="ce3" table:formula="of:=PI()/[.$C$2]*[.B280]" office:value-type="float" office:value="7.05570809084921">
            <text:p>7.0557080908</text:p>
          </table:table-cell>
          <table:table-cell table:style-name="ce3" table:formula="of:=[.C280]-[.$C$3]" office:value-type="float" office:value="5.48491176405431">
            <text:p>5.4849117641</text:p>
          </table:table-cell>
          <table:table-cell table:style-name="ce3" table:formula="of:=COS([.D280])" office:value-type="float" office:value="0.697944154766343">
            <text:p>0.6979441548</text:p>
          </table:table-cell>
          <table:table-cell table:style-name="ce3" table:formula="of:=COS([.C280])" office:value-type="float" office:value="0.716152188314394">
            <text:p>0.7161521883</text:p>
          </table:table-cell>
          <table:table-cell table:style-name="ce3"/>
          <table:table-cell table:style-name="ce3" table:formula="of:=[.B280]" office:value-type="float" office:value="274">
            <text:p>274</text:p>
          </table:table-cell>
          <table:table-cell table:formula="of:=[.E280]" office:value-type="float" office:value="0.697944154766343">
            <text:p>0.6979441548</text:p>
          </table:table-cell>
          <table:table-cell table:formula="of:=[.D280]" office:value-type="float" office:value="5.48491176405431">
            <text:p>5.4849117641</text:p>
          </table:table-cell>
          <table:table-cell table:formula="of:=[.F280]" office:value-type="float" office:value="0.716152188314394">
            <text:p>0.716152188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0]+1" office:value-type="float" office:value="275">
            <text:p>275</text:p>
          </table:table-cell>
          <table:table-cell table:style-name="ce3" table:formula="of:=PI()/[.$C$2]*[.B281]" office:value-type="float" office:value="7.08145885030486">
            <text:p>7.0814588503</text:p>
          </table:table-cell>
          <table:table-cell table:style-name="ce3" table:formula="of:=[.C281]-[.$C$3]" office:value-type="float" office:value="5.51066252350996">
            <text:p>5.5106625235</text:p>
          </table:table-cell>
          <table:table-cell table:style-name="ce3" table:formula="of:=COS([.D281])" office:value-type="float" office:value="0.716152188314393">
            <text:p>0.7161521883</text:p>
          </table:table-cell>
          <table:table-cell table:style-name="ce3" table:formula="of:=COS([.C281])" office:value-type="float" office:value="0.697944154766344">
            <text:p>0.6979441548</text:p>
          </table:table-cell>
          <table:table-cell table:style-name="ce3"/>
          <table:table-cell table:style-name="ce3" table:formula="of:=[.B281]" office:value-type="float" office:value="275">
            <text:p>275</text:p>
          </table:table-cell>
          <table:table-cell table:formula="of:=[.E281]" office:value-type="float" office:value="0.716152188314393">
            <text:p>0.7161521883</text:p>
          </table:table-cell>
          <table:table-cell table:formula="of:=[.D281]" office:value-type="float" office:value="5.51066252350996">
            <text:p>5.5106625235</text:p>
          </table:table-cell>
          <table:table-cell table:formula="of:=[.F281]" office:value-type="float" office:value="0.697944154766344">
            <text:p>0.69794415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1]+1" office:value-type="float" office:value="276">
            <text:p>276</text:p>
          </table:table-cell>
          <table:table-cell table:style-name="ce3" table:formula="of:=PI()/[.$C$2]*[.B282]" office:value-type="float" office:value="7.10720960976052">
            <text:p>7.1072096098</text:p>
          </table:table-cell>
          <table:table-cell table:style-name="ce3" table:formula="of:=[.C282]-[.$C$3]" office:value-type="float" office:value="5.53641328296562">
            <text:p>5.536413283</text:p>
          </table:table-cell>
          <table:table-cell table:style-name="ce3" table:formula="of:=COS([.D282])" office:value-type="float" office:value="0.733885366432199">
            <text:p>0.7338853664</text:p>
          </table:table-cell>
          <table:table-cell table:style-name="ce3" table:formula="of:=COS([.C282])" office:value-type="float" office:value="0.679273338897294">
            <text:p>0.6792733389</text:p>
          </table:table-cell>
          <table:table-cell table:style-name="ce3"/>
          <table:table-cell table:style-name="ce3" table:formula="of:=[.B282]" office:value-type="float" office:value="276">
            <text:p>276</text:p>
          </table:table-cell>
          <table:table-cell table:formula="of:=[.E282]" office:value-type="float" office:value="0.733885366432199">
            <text:p>0.7338853664</text:p>
          </table:table-cell>
          <table:table-cell table:formula="of:=[.D282]" office:value-type="float" office:value="5.53641328296562">
            <text:p>5.536413283</text:p>
          </table:table-cell>
          <table:table-cell table:formula="of:=[.F282]" office:value-type="float" office:value="0.679273338897294">
            <text:p>0.679273338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2]+1" office:value-type="float" office:value="277">
            <text:p>277</text:p>
          </table:table-cell>
          <table:table-cell table:style-name="ce3" table:formula="of:=PI()/[.$C$2]*[.B283]" office:value-type="float" office:value="7.13296036921617">
            <text:p>7.1329603692</text:p>
          </table:table-cell>
          <table:table-cell table:style-name="ce3" table:formula="of:=[.C283]-[.$C$3]" office:value-type="float" office:value="5.56216404242127">
            <text:p>5.5621640424</text:p>
          </table:table-cell>
          <table:table-cell table:style-name="ce3" table:formula="of:=COS([.D283])" office:value-type="float" office:value="0.75113193087052">
            <text:p>0.7511319309</text:p>
          </table:table-cell>
          <table:table-cell table:style-name="ce3" table:formula="of:=COS([.C283])" office:value-type="float" office:value="0.660152120671232">
            <text:p>0.6601521207</text:p>
          </table:table-cell>
          <table:table-cell table:style-name="ce3"/>
          <table:table-cell table:style-name="ce3" table:formula="of:=[.B283]" office:value-type="float" office:value="277">
            <text:p>277</text:p>
          </table:table-cell>
          <table:table-cell table:formula="of:=[.E283]" office:value-type="float" office:value="0.75113193087052">
            <text:p>0.7511319309</text:p>
          </table:table-cell>
          <table:table-cell table:formula="of:=[.D283]" office:value-type="float" office:value="5.56216404242127">
            <text:p>5.5621640424</text:p>
          </table:table-cell>
          <table:table-cell table:formula="of:=[.F283]" office:value-type="float" office:value="0.660152120671232">
            <text:p>0.66015212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3]+1" office:value-type="float" office:value="278">
            <text:p>278</text:p>
          </table:table-cell>
          <table:table-cell table:style-name="ce3" table:formula="of:=PI()/[.$C$2]*[.B284]" office:value-type="float" office:value="7.15871112867182">
            <text:p>7.1587111287</text:p>
          </table:table-cell>
          <table:table-cell table:style-name="ce3" table:formula="of:=[.C284]-[.$C$3]" office:value-type="float" office:value="5.58791480187693">
            <text:p>5.5879148019</text:p>
          </table:table-cell>
          <table:table-cell table:style-name="ce3" table:formula="of:=COS([.D284])" office:value-type="float" office:value="0.767880446036599">
            <text:p>0.767880446</text:p>
          </table:table-cell>
          <table:table-cell table:style-name="ce3" table:formula="of:=COS([.C284])" office:value-type="float" office:value="0.640593178698176">
            <text:p>0.6405931787</text:p>
          </table:table-cell>
          <table:table-cell table:style-name="ce3"/>
          <table:table-cell table:style-name="ce3" table:formula="of:=[.B284]" office:value-type="float" office:value="278">
            <text:p>278</text:p>
          </table:table-cell>
          <table:table-cell table:formula="of:=[.E284]" office:value-type="float" office:value="0.767880446036599">
            <text:p>0.767880446</text:p>
          </table:table-cell>
          <table:table-cell table:formula="of:=[.D284]" office:value-type="float" office:value="5.58791480187693">
            <text:p>5.5879148019</text:p>
          </table:table-cell>
          <table:table-cell table:formula="of:=[.F284]" office:value-type="float" office:value="0.640593178698176">
            <text:p>0.640593178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4]+1" office:value-type="float" office:value="279">
            <text:p>279</text:p>
          </table:table-cell>
          <table:table-cell table:style-name="ce3" table:formula="of:=PI()/[.$C$2]*[.B285]" office:value-type="float" office:value="7.18446188812748">
            <text:p>7.1844618881</text:p>
          </table:table-cell>
          <table:table-cell table:style-name="ce3" table:formula="of:=[.C285]-[.$C$3]" office:value-type="float" office:value="5.61366556133258">
            <text:p>5.6136655613</text:p>
          </table:table-cell>
          <table:table-cell table:style-name="ce3" table:formula="of:=COS([.D285])" office:value-type="float" office:value="0.78411980657671">
            <text:p>0.7841198066</text:p>
          </table:table-cell>
          <table:table-cell table:style-name="ce3" table:formula="of:=COS([.C285])" office:value-type="float" office:value="0.620609481827423">
            <text:p>0.6206094818</text:p>
          </table:table-cell>
          <table:table-cell table:style-name="ce3"/>
          <table:table-cell table:style-name="ce3" table:formula="of:=[.B285]" office:value-type="float" office:value="279">
            <text:p>279</text:p>
          </table:table-cell>
          <table:table-cell table:formula="of:=[.E285]" office:value-type="float" office:value="0.78411980657671">
            <text:p>0.7841198066</text:p>
          </table:table-cell>
          <table:table-cell table:formula="of:=[.D285]" office:value-type="float" office:value="5.61366556133258">
            <text:p>5.6136655613</text:p>
          </table:table-cell>
          <table:table-cell table:formula="of:=[.F285]" office:value-type="float" office:value="0.620609481827423">
            <text:p>0.620609481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5]+1" office:value-type="float" office:value="280">
            <text:p>280</text:p>
          </table:table-cell>
          <table:table-cell table:style-name="ce3" table:formula="of:=PI()/[.$C$2]*[.B286]" office:value-type="float" office:value="7.21021264758313">
            <text:p>7.2102126476</text:p>
          </table:table-cell>
          <table:table-cell table:style-name="ce3" table:formula="of:=[.C286]-[.$C$3]" office:value-type="float" office:value="5.63941632078824">
            <text:p>5.6394163208</text:p>
          </table:table-cell>
          <table:table-cell table:style-name="ce3" table:formula="of:=COS([.D286])" office:value-type="float" office:value="0.799839244739719">
            <text:p>0.7998392447</text:p>
          </table:table-cell>
          <table:table-cell table:style-name="ce3" table:formula="of:=COS([.C286])" office:value-type="float" office:value="0.600214280548369">
            <text:p>0.6002142805</text:p>
          </table:table-cell>
          <table:table-cell table:style-name="ce3"/>
          <table:table-cell table:style-name="ce3" table:formula="of:=[.B286]" office:value-type="float" office:value="280">
            <text:p>280</text:p>
          </table:table-cell>
          <table:table-cell table:formula="of:=[.E286]" office:value-type="float" office:value="0.799839244739719">
            <text:p>0.7998392447</text:p>
          </table:table-cell>
          <table:table-cell table:formula="of:=[.D286]" office:value-type="float" office:value="5.63941632078824">
            <text:p>5.6394163208</text:p>
          </table:table-cell>
          <table:table-cell table:formula="of:=[.F286]" office:value-type="float" office:value="0.600214280548369">
            <text:p>0.600214280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6]+1" office:value-type="float" office:value="281">
            <text:p>281</text:p>
          </table:table-cell>
          <table:table-cell table:style-name="ce3" table:formula="of:=PI()/[.$C$2]*[.B287]" office:value-type="float" office:value="7.23596340703879">
            <text:p>7.235963407</text:p>
          </table:table-cell>
          <table:table-cell table:style-name="ce3" table:formula="of:=[.C287]-[.$C$3]" office:value-type="float" office:value="5.66516708024389">
            <text:p>5.6651670802</text:p>
          </table:table-cell>
          <table:table-cell table:style-name="ce3" table:formula="of:=COS([.D287])" office:value-type="float" office:value="0.815028337516811">
            <text:p>0.8150283375</text:p>
          </table:table-cell>
          <table:table-cell table:style-name="ce3" table:formula="of:=COS([.C287])" office:value-type="float" office:value="0.579421098204564">
            <text:p>0.5794210982</text:p>
          </table:table-cell>
          <table:table-cell table:style-name="ce3"/>
          <table:table-cell table:style-name="ce3" table:formula="of:=[.B287]" office:value-type="float" office:value="281">
            <text:p>281</text:p>
          </table:table-cell>
          <table:table-cell table:formula="of:=[.E287]" office:value-type="float" office:value="0.815028337516811">
            <text:p>0.8150283375</text:p>
          </table:table-cell>
          <table:table-cell table:formula="of:=[.D287]" office:value-type="float" office:value="5.66516708024389">
            <text:p>5.6651670802</text:p>
          </table:table-cell>
          <table:table-cell table:formula="of:=[.F287]" office:value-type="float" office:value="0.579421098204564">
            <text:p>0.579421098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7]+1" office:value-type="float" office:value="282">
            <text:p>282</text:p>
          </table:table-cell>
          <table:table-cell table:style-name="ce3" table:formula="of:=PI()/[.$C$2]*[.B288]" office:value-type="float" office:value="7.26171416649444">
            <text:p>7.2617141665</text:p>
          </table:table-cell>
          <table:table-cell table:style-name="ce3" table:formula="of:=[.C288]-[.$C$3]" office:value-type="float" office:value="5.69091783969954">
            <text:p>5.6909178397</text:p>
          </table:table-cell>
          <table:table-cell table:style-name="ce3" table:formula="of:=COS([.D288])" office:value-type="float" office:value="0.829677013552618">
            <text:p>0.8296770136</text:p>
          </table:table-cell>
          <table:table-cell table:style-name="ce3" table:formula="of:=COS([.C288])" office:value-type="float" office:value="0.558243722026866">
            <text:p>0.558243722</text:p>
          </table:table-cell>
          <table:table-cell table:style-name="ce3"/>
          <table:table-cell table:style-name="ce3" table:formula="of:=[.B288]" office:value-type="float" office:value="282">
            <text:p>282</text:p>
          </table:table-cell>
          <table:table-cell table:formula="of:=[.E288]" office:value-type="float" office:value="0.829677013552618">
            <text:p>0.8296770136</text:p>
          </table:table-cell>
          <table:table-cell table:formula="of:=[.D288]" office:value-type="float" office:value="5.69091783969954">
            <text:p>5.6909178397</text:p>
          </table:table-cell>
          <table:table-cell table:formula="of:=[.F288]" office:value-type="float" office:value="0.558243722026866">
            <text:p>0.5582437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8]+1" office:value-type="float" office:value="283">
            <text:p>283</text:p>
          </table:table-cell>
          <table:table-cell table:style-name="ce3" table:formula="of:=PI()/[.$C$2]*[.B289]" office:value-type="float" office:value="7.28746492595009">
            <text:p>7.287464926</text:p>
          </table:table-cell>
          <table:table-cell table:style-name="ce3" table:formula="of:=[.C289]-[.$C$3]" office:value-type="float" office:value="5.7166685991552">
            <text:p>5.7166685992</text:p>
          </table:table-cell>
          <table:table-cell table:style-name="ce3" table:formula="of:=COS([.D289])" office:value-type="float" office:value="0.843775559823185">
            <text:p>0.8437755598</text:p>
          </table:table-cell>
          <table:table-cell table:style-name="ce3" table:formula="of:=COS([.C289])" office:value-type="float" office:value="0.536696193991601">
            <text:p>0.536696194</text:p>
          </table:table-cell>
          <table:table-cell table:style-name="ce3"/>
          <table:table-cell table:style-name="ce3" table:formula="of:=[.B289]" office:value-type="float" office:value="283">
            <text:p>283</text:p>
          </table:table-cell>
          <table:table-cell table:formula="of:=[.E289]" office:value-type="float" office:value="0.843775559823185">
            <text:p>0.8437755598</text:p>
          </table:table-cell>
          <table:table-cell table:formula="of:=[.D289]" office:value-type="float" office:value="5.7166685991552">
            <text:p>5.7166685992</text:p>
          </table:table-cell>
          <table:table-cell table:formula="of:=[.F289]" office:value-type="float" office:value="0.536696193991601">
            <text:p>0.53669619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9]+1" office:value-type="float" office:value="284">
            <text:p>284</text:p>
          </table:table-cell>
          <table:table-cell table:style-name="ce3" table:formula="of:=PI()/[.$C$2]*[.B290]" office:value-type="float" office:value="7.31321568540575">
            <text:p>7.3132156854</text:p>
          </table:table-cell>
          <table:table-cell table:style-name="ce3" table:formula="of:=[.C290]-[.$C$3]" office:value-type="float" office:value="5.74241935861085">
            <text:p>5.7424193586</text:p>
          </table:table-cell>
          <table:table-cell table:style-name="ce3" table:formula="of:=COS([.D290])" office:value-type="float" office:value="0.857314628076332">
            <text:p>0.8573146281</text:p>
          </table:table-cell>
          <table:table-cell table:style-name="ce3" table:formula="of:=COS([.C290])" office:value-type="float" office:value="0.514792801509831">
            <text:p>0.5147928015</text:p>
          </table:table-cell>
          <table:table-cell table:style-name="ce3"/>
          <table:table-cell table:style-name="ce3" table:formula="of:=[.B290]" office:value-type="float" office:value="284">
            <text:p>284</text:p>
          </table:table-cell>
          <table:table-cell table:formula="of:=[.E290]" office:value-type="float" office:value="0.857314628076332">
            <text:p>0.8573146281</text:p>
          </table:table-cell>
          <table:table-cell table:formula="of:=[.D290]" office:value-type="float" office:value="5.74241935861085">
            <text:p>5.7424193586</text:p>
          </table:table-cell>
          <table:table-cell table:formula="of:=[.F290]" office:value-type="float" office:value="0.514792801509831">
            <text:p>0.514792801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0]+1" office:value-type="float" office:value="285">
            <text:p>285</text:p>
          </table:table-cell>
          <table:table-cell table:style-name="ce3" table:formula="of:=PI()/[.$C$2]*[.B291]" office:value-type="float" office:value="7.3389664448614">
            <text:p>7.3389664449</text:p>
          </table:table-cell>
          <table:table-cell table:style-name="ce3" table:formula="of:=[.C291]-[.$C$3]" office:value-type="float" office:value="5.7681701180665">
            <text:p>5.7681701181</text:p>
          </table:table-cell>
          <table:table-cell table:style-name="ce3" table:formula="of:=COS([.D291])" office:value-type="float" office:value="0.870285241030155">
            <text:p>0.870285241</text:p>
          </table:table-cell>
          <table:table-cell table:style-name="ce3" table:formula="of:=COS([.C291])" office:value-type="float" office:value="0.492548067953865">
            <text:p>0.492548068</text:p>
          </table:table-cell>
          <table:table-cell table:style-name="ce3"/>
          <table:table-cell table:style-name="ce3" table:formula="of:=[.B291]" office:value-type="float" office:value="285">
            <text:p>285</text:p>
          </table:table-cell>
          <table:table-cell table:formula="of:=[.E291]" office:value-type="float" office:value="0.870285241030155">
            <text:p>0.870285241</text:p>
          </table:table-cell>
          <table:table-cell table:formula="of:=[.D291]" office:value-type="float" office:value="5.7681701180665">
            <text:p>5.7681701181</text:p>
          </table:table-cell>
          <table:table-cell table:formula="of:=[.F291]" office:value-type="float" office:value="0.492548067953865">
            <text:p>0.49254806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1]+1" office:value-type="float" office:value="286">
            <text:p>286</text:p>
          </table:table-cell>
          <table:table-cell table:style-name="ce3" table:formula="of:=PI()/[.$C$2]*[.B292]" office:value-type="float" office:value="7.36471720431706">
            <text:p>7.3647172043</text:p>
          </table:table-cell>
          <table:table-cell table:style-name="ce3" table:formula="of:=[.C292]-[.$C$3]" office:value-type="float" office:value="5.79392087752216">
            <text:p>5.7939208775</text:p>
          </table:table-cell>
          <table:table-cell table:style-name="ce3" table:formula="of:=COS([.D292])" office:value-type="float" office:value="0.882678798325547">
            <text:p>0.8826787983</text:p>
          </table:table-cell>
          <table:table-cell table:style-name="ce3" table:formula="of:=COS([.C292])" office:value-type="float" office:value="0.469976743027321">
            <text:p>0.469976743</text:p>
          </table:table-cell>
          <table:table-cell table:style-name="ce3"/>
          <table:table-cell table:style-name="ce3" table:formula="of:=[.B292]" office:value-type="float" office:value="286">
            <text:p>286</text:p>
          </table:table-cell>
          <table:table-cell table:formula="of:=[.E292]" office:value-type="float" office:value="0.882678798325547">
            <text:p>0.8826787983</text:p>
          </table:table-cell>
          <table:table-cell table:formula="of:=[.D292]" office:value-type="float" office:value="5.79392087752216">
            <text:p>5.7939208775</text:p>
          </table:table-cell>
          <table:table-cell table:formula="of:=[.F292]" office:value-type="float" office:value="0.469976743027321">
            <text:p>0.46997674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2]+1" office:value-type="float" office:value="287">
            <text:p>287</text:p>
          </table:table-cell>
          <table:table-cell table:style-name="ce3" table:formula="of:=PI()/[.$C$2]*[.B293]" office:value-type="float" office:value="7.39046796377271">
            <text:p>7.3904679638</text:p>
          </table:table-cell>
          <table:table-cell table:style-name="ce3" table:formula="of:=[.C293]-[.$C$3]" office:value-type="float" office:value="5.81967163697781">
            <text:p>5.819671637</text:p>
          </table:table-cell>
          <table:table-cell table:style-name="ce3" table:formula="of:=COS([.D293])" office:value-type="float" office:value="0.894487082228795">
            <text:p>0.8944870822</text:p>
          </table:table-cell>
          <table:table-cell table:style-name="ce3" table:formula="of:=COS([.C293])" office:value-type="float" office:value="0.447093792985114">
            <text:p>0.447093793</text:p>
          </table:table-cell>
          <table:table-cell table:style-name="ce3"/>
          <table:table-cell table:style-name="ce3" table:formula="of:=[.B293]" office:value-type="float" office:value="287">
            <text:p>287</text:p>
          </table:table-cell>
          <table:table-cell table:formula="of:=[.E293]" office:value-type="float" office:value="0.894487082228795">
            <text:p>0.8944870822</text:p>
          </table:table-cell>
          <table:table-cell table:formula="of:=[.D293]" office:value-type="float" office:value="5.81967163697781">
            <text:p>5.819671637</text:p>
          </table:table-cell>
          <table:table-cell table:formula="of:=[.F293]" office:value-type="float" office:value="0.447093792985114">
            <text:p>0.44709379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3]+1" office:value-type="float" office:value="288">
            <text:p>288</text:p>
          </table:table-cell>
          <table:table-cell table:style-name="ce3" table:formula="of:=PI()/[.$C$2]*[.B294]" office:value-type="float" office:value="7.41621872322836">
            <text:p>7.4162187232</text:p>
          </table:table-cell>
          <table:table-cell table:style-name="ce3" table:formula="of:=[.C294]-[.$C$3]" office:value-type="float" office:value="5.84542239643347">
            <text:p>5.8454223964</text:p>
          </table:table-cell>
          <table:table-cell table:style-name="ce3" table:formula="of:=COS([.D294])" office:value-type="float" office:value="0.905702263080471">
            <text:p>0.9057022631</text:p>
          </table:table-cell>
          <table:table-cell table:style-name="ce3" table:formula="of:=COS([.C294])" office:value-type="float" office:value="0.423914390709862">
            <text:p>0.4239143907</text:p>
          </table:table-cell>
          <table:table-cell table:style-name="ce3"/>
          <table:table-cell table:style-name="ce3" table:formula="of:=[.B294]" office:value-type="float" office:value="288">
            <text:p>288</text:p>
          </table:table-cell>
          <table:table-cell table:formula="of:=[.E294]" office:value-type="float" office:value="0.905702263080471">
            <text:p>0.9057022631</text:p>
          </table:table-cell>
          <table:table-cell table:formula="of:=[.D294]" office:value-type="float" office:value="5.84542239643347">
            <text:p>5.8454223964</text:p>
          </table:table-cell>
          <table:table-cell table:formula="of:=[.F294]" office:value-type="float" office:value="0.423914390709862">
            <text:p>0.42391439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4]+1" office:value-type="float" office:value="289">
            <text:p>289</text:p>
          </table:table-cell>
          <table:table-cell table:style-name="ce3" table:formula="of:=PI()/[.$C$2]*[.B295]" office:value-type="float" office:value="7.44196948268402">
            <text:p>7.4419694827</text:p>
          </table:table-cell>
          <table:table-cell table:style-name="ce3" table:formula="of:=[.C295]-[.$C$3]" office:value-type="float" office:value="5.87117315588912">
            <text:p>5.8711731559</text:p>
          </table:table-cell>
          <table:table-cell table:style-name="ce3" table:formula="of:=COS([.D295])" office:value-type="float" office:value="0.916316904487004">
            <text:p>0.9163169045</text:p>
          </table:table-cell>
          <table:table-cell table:style-name="ce3" table:formula="of:=COS([.C295])" office:value-type="float" office:value="0.400453905651267">
            <text:p>0.4004539057</text:p>
          </table:table-cell>
          <table:table-cell table:style-name="ce3"/>
          <table:table-cell table:style-name="ce3" table:formula="of:=[.B295]" office:value-type="float" office:value="289">
            <text:p>289</text:p>
          </table:table-cell>
          <table:table-cell table:formula="of:=[.E295]" office:value-type="float" office:value="0.916316904487004">
            <text:p>0.9163169045</text:p>
          </table:table-cell>
          <table:table-cell table:formula="of:=[.D295]" office:value-type="float" office:value="5.87117315588912">
            <text:p>5.8711731559</text:p>
          </table:table-cell>
          <table:table-cell table:formula="of:=[.F295]" office:value-type="float" office:value="0.400453905651267">
            <text:p>0.400453905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5]+1" office:value-type="float" office:value="290">
            <text:p>290</text:p>
          </table:table-cell>
          <table:table-cell table:style-name="ce3" table:formula="of:=PI()/[.$C$2]*[.B296]" office:value-type="float" office:value="7.46772024213967">
            <text:p>7.4677202421</text:p>
          </table:table-cell>
          <table:table-cell table:style-name="ce3" table:formula="of:=[.C296]-[.$C$3]" office:value-type="float" office:value="5.89692391534478">
            <text:p>5.8969239153</text:p>
          </table:table-cell>
          <table:table-cell table:style-name="ce3" table:formula="of:=COS([.D296])" office:value-type="float" office:value="0.926323968251495">
            <text:p>0.9263239683</text:p>
          </table:table-cell>
          <table:table-cell table:style-name="ce3" table:formula="of:=COS([.C296])" office:value-type="float" office:value="0.376727893635186">
            <text:p>0.3767278936</text:p>
          </table:table-cell>
          <table:table-cell table:style-name="ce3"/>
          <table:table-cell table:style-name="ce3" table:formula="of:=[.B296]" office:value-type="float" office:value="290">
            <text:p>290</text:p>
          </table:table-cell>
          <table:table-cell table:formula="of:=[.E296]" office:value-type="float" office:value="0.926323968251495">
            <text:p>0.9263239683</text:p>
          </table:table-cell>
          <table:table-cell table:formula="of:=[.D296]" office:value-type="float" office:value="5.89692391534478">
            <text:p>5.8969239153</text:p>
          </table:table-cell>
          <table:table-cell table:formula="of:=[.F296]" office:value-type="float" office:value="0.376727893635186">
            <text:p>0.376727893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6]+1" office:value-type="float" office:value="291">
            <text:p>291</text:p>
          </table:table-cell>
          <table:table-cell table:style-name="ce3" table:formula="of:=PI()/[.$C$2]*[.B297]" office:value-type="float" office:value="7.49347100159533">
            <text:p>7.4934710016</text:p>
          </table:table-cell>
          <table:table-cell table:style-name="ce3" table:formula="of:=[.C297]-[.$C$3]" office:value-type="float" office:value="5.92267467480043">
            <text:p>5.9226746748</text:p>
          </table:table-cell>
          <table:table-cell table:style-name="ce3" table:formula="of:=COS([.D297])" office:value-type="float" office:value="0.935716819040493">
            <text:p>0.935716819</text:p>
          </table:table-cell>
          <table:table-cell table:style-name="ce3" table:formula="of:=COS([.C297])" office:value-type="float" office:value="0.352752086549095">
            <text:p>0.3527520865</text:p>
          </table:table-cell>
          <table:table-cell table:style-name="ce3"/>
          <table:table-cell table:style-name="ce3" table:formula="of:=[.B297]" office:value-type="float" office:value="291">
            <text:p>291</text:p>
          </table:table-cell>
          <table:table-cell table:formula="of:=[.E297]" office:value-type="float" office:value="0.935716819040493">
            <text:p>0.935716819</text:p>
          </table:table-cell>
          <table:table-cell table:formula="of:=[.D297]" office:value-type="float" office:value="5.92267467480043">
            <text:p>5.9226746748</text:p>
          </table:table-cell>
          <table:table-cell table:formula="of:=[.F297]" office:value-type="float" office:value="0.352752086549095">
            <text:p>0.352752086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7]+1" office:value-type="float" office:value="292">
            <text:p>292</text:p>
          </table:table-cell>
          <table:table-cell table:style-name="ce3" table:formula="of:=PI()/[.$C$2]*[.B298]" office:value-type="float" office:value="7.51922176105098">
            <text:p>7.5192217611</text:p>
          </table:table-cell>
          <table:table-cell table:style-name="ce3" table:formula="of:=[.C298]-[.$C$3]" office:value-type="float" office:value="5.94842543425608">
            <text:p>5.9484254343</text:p>
          </table:table-cell>
          <table:table-cell table:style-name="ce3" table:formula="of:=COS([.D298])" office:value-type="float" office:value="0.944489228783661">
            <text:p>0.9444892288</text:p>
          </table:table-cell>
          <table:table-cell table:style-name="ce3" table:formula="of:=COS([.C298])" office:value-type="float" office:value="0.328542381910836">
            <text:p>0.3285423819</text:p>
          </table:table-cell>
          <table:table-cell table:style-name="ce3"/>
          <table:table-cell table:style-name="ce3" table:formula="of:=[.B298]" office:value-type="float" office:value="292">
            <text:p>292</text:p>
          </table:table-cell>
          <table:table-cell table:formula="of:=[.E298]" office:value-type="float" office:value="0.944489228783661">
            <text:p>0.9444892288</text:p>
          </table:table-cell>
          <table:table-cell table:formula="of:=[.D298]" office:value-type="float" office:value="5.94842543425608">
            <text:p>5.9484254343</text:p>
          </table:table-cell>
          <table:table-cell table:formula="of:=[.F298]" office:value-type="float" office:value="0.328542381910836">
            <text:p>0.328542381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8]+1" office:value-type="float" office:value="293">
            <text:p>293</text:p>
          </table:table-cell>
          <table:table-cell table:style-name="ce3" table:formula="of:=PI()/[.$C$2]*[.B299]" office:value-type="float" office:value="7.54497252050663">
            <text:p>7.5449725205</text:p>
          </table:table-cell>
          <table:table-cell table:style-name="ce3" table:formula="of:=[.C299]-[.$C$3]" office:value-type="float" office:value="5.97417619371174">
            <text:p>5.9741761937</text:p>
          </table:table-cell>
          <table:table-cell table:style-name="ce3" table:formula="of:=COS([.D299])" office:value-type="float" office:value="0.952635380803382">
            <text:p>0.9526353808</text:p>
          </table:table-cell>
          <table:table-cell table:style-name="ce3" table:formula="of:=COS([.C299])" office:value-type="float" office:value="0.304114832327519">
            <text:p>0.3041148323</text:p>
          </table:table-cell>
          <table:table-cell table:style-name="ce3"/>
          <table:table-cell table:style-name="ce3" table:formula="of:=[.B299]" office:value-type="float" office:value="293">
            <text:p>293</text:p>
          </table:table-cell>
          <table:table-cell table:formula="of:=[.E299]" office:value-type="float" office:value="0.952635380803382">
            <text:p>0.9526353808</text:p>
          </table:table-cell>
          <table:table-cell table:formula="of:=[.D299]" office:value-type="float" office:value="5.97417619371174">
            <text:p>5.9741761937</text:p>
          </table:table-cell>
          <table:table-cell table:formula="of:=[.F299]" office:value-type="float" office:value="0.304114832327519">
            <text:p>0.304114832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9]+1" office:value-type="float" office:value="294">
            <text:p>294</text:p>
          </table:table-cell>
          <table:table-cell table:style-name="ce3" table:formula="of:=PI()/[.$C$2]*[.B300]" office:value-type="float" office:value="7.57072327996229">
            <text:p>7.57072328</text:p>
          </table:table-cell>
          <table:table-cell table:style-name="ce3" table:formula="of:=[.C300]-[.$C$3]" office:value-type="float" office:value="5.99992695316739">
            <text:p>5.9999269532</text:p>
          </table:table-cell>
          <table:table-cell table:style-name="ce3" table:formula="of:=COS([.D300])" office:value-type="float" office:value="0.960149873671602">
            <text:p>0.9601498737</text:p>
          </table:table-cell>
          <table:table-cell table:style-name="ce3" table:formula="of:=COS([.C300])" office:value-type="float" office:value="0.27948563485161">
            <text:p>0.2794856349</text:p>
          </table:table-cell>
          <table:table-cell table:style-name="ce3"/>
          <table:table-cell table:style-name="ce3" table:formula="of:=[.B300]" office:value-type="float" office:value="294">
            <text:p>294</text:p>
          </table:table-cell>
          <table:table-cell table:formula="of:=[.E300]" office:value-type="float" office:value="0.960149873671602">
            <text:p>0.9601498737</text:p>
          </table:table-cell>
          <table:table-cell table:formula="of:=[.D300]" office:value-type="float" office:value="5.99992695316739">
            <text:p>5.9999269532</text:p>
          </table:table-cell>
          <table:table-cell table:formula="of:=[.F300]" office:value-type="float" office:value="0.27948563485161">
            <text:p>0.279485634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00]+1" office:value-type="float" office:value="295">
            <text:p>295</text:p>
          </table:table-cell>
          <table:table-cell table:style-name="ce3" table:formula="of:=PI()/[.$C$2]*[.B301]" office:value-type="float" office:value="7.59647403941794">
            <text:p>7.5964740394</text:p>
          </table:table-cell>
          <table:table-cell table:style-name="ce3" table:formula="of:=[.C301]-[.$C$3]" office:value-type="float" office:value="6.02567771262305">
            <text:p>6.0256777126</text:p>
          </table:table-cell>
          <table:table-cell table:style-name="ce3" table:formula="of:=COS([.D301])" office:value-type="float" office:value="0.96702772479132">
            <text:p>0.9670277248</text:p>
          </table:table-cell>
          <table:table-cell table:style-name="ce3" table:formula="of:=COS([.C301])" office:value-type="float" office:value="0.25467112024123">
            <text:p>0.2546711202</text:p>
          </table:table-cell>
          <table:table-cell table:style-name="ce3"/>
          <table:table-cell table:style-name="ce3" table:formula="of:=[.B301]" office:value-type="float" office:value="295">
            <text:p>295</text:p>
          </table:table-cell>
          <table:table-cell table:formula="of:=[.E301]" office:value-type="float" office:value="0.96702772479132">
            <text:p>0.9670277248</text:p>
          </table:table-cell>
          <table:table-cell table:formula="of:=[.D301]" office:value-type="float" office:value="6.02567771262305">
            <text:p>6.0256777126</text:p>
          </table:table-cell>
          <table:table-cell table:formula="of:=[.F301]" office:value-type="float" office:value="0.25467112024123">
            <text:p>0.254671120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01]+1" office:value-type="float" office:value="296">
            <text:p>296</text:p>
          </table:table-cell>
          <table:table-cell table:style-name="ce3" table:formula="of:=PI()/[.$C$2]*[.B302]" office:value-type="float" office:value="7.6222247988736">
            <text:p>7.6222247989</text:p>
          </table:table-cell>
          <table:table-cell table:style-name="ce3" table:formula="of:=[.C302]-[.$C$3]" office:value-type="float" office:value="6.0514284720787">
            <text:p>6.0514284721</text:p>
          </table:table-cell>
          <table:table-cell table:style-name="ce3" table:formula="of:=COS([.D302])" office:value-type="float" office:value="0.973264373700382">
            <text:p>0.9732643737</text:p>
          </table:table-cell>
          <table:table-cell table:style-name="ce3" table:formula="of:=COS([.C302])" office:value-type="float" office:value="0.229687742131796">
            <text:p>0.2296877421</text:p>
          </table:table-cell>
          <table:table-cell table:style-name="ce3"/>
          <table:table-cell table:style-name="ce3" table:formula="of:=[.B302]" office:value-type="float" office:value="296">
            <text:p>296</text:p>
          </table:table-cell>
          <table:table-cell table:formula="of:=[.E302]" office:value-type="float" office:value="0.973264373700382">
            <text:p>0.9732643737</text:p>
          </table:table-cell>
          <table:table-cell table:formula="of:=[.D302]" office:value-type="float" office:value="6.0514284720787">
            <text:p>6.0514284721</text:p>
          </table:table-cell>
          <table:table-cell table:formula="of:=[.F302]" office:value-type="float" office:value="0.229687742131796">
            <text:p>0.229687742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02]+1" office:value-type="float" office:value="297">
            <text:p>297</text:p>
          </table:table-cell>
          <table:table-cell table:style-name="ce3" table:formula="of:=PI()/[.$C$2]*[.B303]" office:value-type="float" office:value="7.64797555832925">
            <text:p>7.6479755583</text:p>
          </table:table-cell>
          <table:table-cell table:style-name="ce3" table:formula="of:=[.C303]-[.$C$3]" office:value-type="float" office:value="6.07717923153435">
            <text:p>6.0771792315</text:p>
          </table:table-cell>
          <table:table-cell table:style-name="ce3" table:formula="of:=COS([.D303])" office:value-type="float" office:value="0.978855685095358">
            <text:p>0.9788556851</text:p>
          </table:table-cell>
          <table:table-cell table:style-name="ce3" table:formula="of:=COS([.C303])" office:value-type="float" office:value="0.204552066126201">
            <text:p>0.2045520661</text:p>
          </table:table-cell>
          <table:table-cell table:style-name="ce3"/>
          <table:table-cell table:style-name="ce3" table:formula="of:=[.B303]" office:value-type="float" office:value="297">
            <text:p>297</text:p>
          </table:table-cell>
          <table:table-cell table:formula="of:=[.E303]" office:value-type="float" office:value="0.978855685095358">
            <text:p>0.9788556851</text:p>
          </table:table-cell>
          <table:table-cell table:formula="of:=[.D303]" office:value-type="float" office:value="6.07717923153435">
            <text:p>6.0771792315</text:p>
          </table:table-cell>
          <table:table-cell table:formula="of:=[.F303]" office:value-type="float" office:value="0.204552066126201">
            <text:p>0.20455206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03]+1" office:value-type="float" office:value="298">
            <text:p>298</text:p>
          </table:table-cell>
          <table:table-cell table:style-name="ce3" table:formula="of:=PI()/[.$C$2]*[.B304]" office:value-type="float" office:value="7.6737263177849">
            <text:p>7.6737263178</text:p>
          </table:table-cell>
          <table:table-cell table:style-name="ce3" table:formula="of:=[.C304]-[.$C$3]" office:value-type="float" office:value="6.10292999099001">
            <text:p>6.102929991</text:p>
          </table:table-cell>
          <table:table-cell table:style-name="ce3" table:formula="of:=COS([.D304])" office:value-type="float" office:value="0.983797951573516">
            <text:p>0.9837979516</text:p>
          </table:table-cell>
          <table:table-cell table:style-name="ce3" table:formula="of:=COS([.C304])" office:value-type="float" office:value="0.179280758810736">
            <text:p>0.1792807588</text:p>
          </table:table-cell>
          <table:table-cell table:style-name="ce3"/>
          <table:table-cell table:style-name="ce3" table:formula="of:=[.B304]" office:value-type="float" office:value="298">
            <text:p>298</text:p>
          </table:table-cell>
          <table:table-cell table:formula="of:=[.E304]" office:value-type="float" office:value="0.983797951573516">
            <text:p>0.9837979516</text:p>
          </table:table-cell>
          <table:table-cell table:formula="of:=[.D304]" office:value-type="float" office:value="6.10292999099001">
            <text:p>6.102929991</text:p>
          </table:table-cell>
          <table:table-cell table:formula="of:=[.F304]" office:value-type="float" office:value="0.179280758810736">
            <text:p>0.179280758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04]+1" office:value-type="float" office:value="299">
            <text:p>299</text:p>
          </table:table-cell>
          <table:table-cell table:style-name="ce3" table:formula="of:=PI()/[.$C$2]*[.B305]" office:value-type="float" office:value="7.69947707724056">
            <text:p>7.6994770772</text:p>
          </table:table-cell>
          <table:table-cell table:style-name="ce3" table:formula="of:=[.C305]-[.$C$3]" office:value-type="float" office:value="6.12868075044566">
            <text:p>6.1286807504</text:p>
          </table:table-cell>
          <table:table-cell table:style-name="ce3" table:formula="of:=COS([.D305])" office:value-type="float" office:value="0.988087896091077">
            <text:p>0.9880878961</text:p>
          </table:table-cell>
          <table:table-cell table:style-name="ce3" table:formula="of:=COS([.C305])" office:value-type="float" office:value="0.153890576704063">
            <text:p>0.1538905767</text:p>
          </table:table-cell>
          <table:table-cell table:style-name="ce3"/>
          <table:table-cell table:style-name="ce3" table:formula="of:=[.B305]" office:value-type="float" office:value="299">
            <text:p>299</text:p>
          </table:table-cell>
          <table:table-cell table:formula="of:=[.E305]" office:value-type="float" office:value="0.988087896091077">
            <text:p>0.9880878961</text:p>
          </table:table-cell>
          <table:table-cell table:formula="of:=[.D305]" office:value-type="float" office:value="6.12868075044566">
            <text:p>6.1286807504</text:p>
          </table:table-cell>
          <table:table-cell table:formula="of:=[.F305]" office:value-type="float" office:value="0.153890576704063">
            <text:p>0.1538905767</text:p>
          </table:table-cell>
          <table:table-cell table:number-columns-repeated="1013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3">2021/11/13</text:date>, <text:time>15:46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1-13T15:31:28.20</meta:creation-date>
    <dc:date>2021-11-13T15:46:14.13</dc:date>
    <dc:creator>iwabuchi ken</dc:creator>
    <meta:editing-duration>PT1M23S</meta:editing-duration>
    <meta:editing-cycles>1</meta:editing-cycles>
    <meta:document-statistic meta:table-count="3" meta:cell-count="2704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5" chart:maximum="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664cm" style:legend-expansion="high" chart:style-name="ch2"/>
        <chart:plot-area chart:style-name="ch3" table:cell-range-address="Sheet1.H6:Sheet1.K305" chart:data-source-has-labels="both" svg:x="0.77cm" svg:y="0.855cm" svg:width="12.002cm" svg:height="7.545cm">
          <chartooo:coordinate-region svg:x="1.603cm" svg:y="1.067cm" svg:width="10.963cm" svg:height="7.121cm"/>
          <chart:axis chart:dimension="x" chart:name="primary-x" chart:style-name="ch4" chartooo:axis-type="auto">
            <chartooo:date-scale/>
            <chart:categories table:cell-range-address="Sheet1.H7:Sheet1.H3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:Sheet1.I305" chart:label-cell-address="Sheet1.I6:Sheet1.I6" chart:class="chart:line">
            <chart:data-point chart:repeated="299"/>
          </chart:series>
          <chart:series chart:style-name="ch8" chart:values-cell-range-address="Sheet1.J7:Sheet1.J305" chart:label-cell-address="Sheet1.J6:Sheet1.J6" chart:class="chart:line">
            <chart:data-point chart:repeated="299"/>
          </chart:series>
          <chart:series chart:style-name="ch9" chart:values-cell-range-address="Sheet1.K7:Sheet1.K305" chart:label-cell-address="Sheet1.K6:Sheet1.K6" chart:class="chart:line">
            <chart:data-point chart:repeated="2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(x-y)</text:p>
                <draw:g>
                  <svg:desc>Sheet1.I6:Sheet1.I6</svg:desc>
                </draw:g>
              </table:table-cell>
              <table:table-cell office:value-type="string">
                <text:p>x – y</text:p>
                <draw:g>
                  <svg:desc>Sheet1.J6:Sheet1.J6</svg:desc>
                </draw:g>
              </table:table-cell>
              <table:table-cell office:value-type="string">
                <text:p>cos( x )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7:Sheet1.H305</svg:desc>
                </draw:g>
              </table:table-cell>
              <table:table-cell office:value-type="float" office:value="0.0257479136549887">
                <text:p>0.0257479136549887</text:p>
                <draw:g>
                  <svg:desc>Sheet1.I7:Sheet1.I305</svg:desc>
                </draw:g>
              </table:table-cell>
              <table:table-cell office:value-type="float" office:value="-1.54504556733924">
                <text:p>-1.54504556733924</text:p>
                <draw:g>
                  <svg:desc>Sheet1.J7:Sheet1.J305</svg:desc>
                </draw:g>
              </table:table-cell>
              <table:table-cell office:value-type="float" office:value="0.999668467514313">
                <text:p>0.999668467514313</text:p>
                <draw:g>
                  <svg:desc>Sheet1.K7:Sheet1.K30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514787547703467">
                <text:p>0.0514787547703467</text:p>
              </table:table-cell>
              <table:table-cell office:value-type="float" office:value="-1.51929480788359">
                <text:p>-1.51929480788359</text:p>
              </table:table-cell>
              <table:table-cell office:value-type="float" office:value="0.998674089884831">
                <text:p>0.9986740898848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71754621266463">
                <text:p>0.0771754621266463</text:p>
              </table:table-cell>
              <table:table-cell office:value-type="float" office:value="-1.49354404842793">
                <text:p>-1.49354404842793</text:p>
              </table:table-cell>
              <table:table-cell office:value-type="float" office:value="0.997017526448527">
                <text:p>0.9970175264485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0282099713736">
                <text:p>0.10282099713736</text:p>
              </table:table-cell>
              <table:table-cell office:value-type="float" office:value="-1.46779328897228">
                <text:p>-1.46779328897228</text:p>
              </table:table-cell>
              <table:table-cell office:value-type="float" office:value="0.994699875614589">
                <text:p>0.9946998756145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8398355146551">
                <text:p>0.128398355146551</text:p>
              </table:table-cell>
              <table:table-cell office:value-type="float" office:value="-1.44204252951663">
                <text:p>-1.44204252951663</text:p>
              </table:table-cell>
              <table:table-cell office:value-type="float" office:value="0.991722674136102">
                <text:p>0.9917226741361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53890576704062">
                <text:p>0.153890576704062</text:p>
              </table:table-cell>
              <table:table-cell office:value-type="float" office:value="-1.41629177006097">
                <text:p>-1.41629177006097</text:p>
              </table:table-cell>
              <table:table-cell office:value-type="float" office:value="0.988087896091077">
                <text:p>0.98808789609107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79280758810736">
                <text:p>0.179280758810736</text:p>
              </table:table-cell>
              <table:table-cell office:value-type="float" office:value="-1.39054101060532">
                <text:p>-1.39054101060532</text:p>
              </table:table-cell>
              <table:table-cell office:value-type="float" office:value="0.983797951573516">
                <text:p>0.9837979515735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04552066126201">
                <text:p>0.204552066126201</text:p>
              </table:table-cell>
              <table:table-cell office:value-type="float" office:value="-1.36479025114966">
                <text:p>-1.36479025114966</text:p>
              </table:table-cell>
              <table:table-cell office:value-type="float" office:value="0.978855685095358">
                <text:p>0.9788556850953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29687742131795">
                <text:p>0.229687742131795</text:p>
              </table:table-cell>
              <table:table-cell office:value-type="float" office:value="-1.33903949169401">
                <text:p>-1.33903949169401</text:p>
              </table:table-cell>
              <table:table-cell office:value-type="float" office:value="0.973264373700382">
                <text:p>0.9732643737003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4671120241229">
                <text:p>0.254671120241229</text:p>
              </table:table-cell>
              <table:table-cell office:value-type="float" office:value="-1.31328873223836">
                <text:p>-1.31328873223836</text:p>
              </table:table-cell>
              <table:table-cell office:value-type="float" office:value="0.96702772479132">
                <text:p>0.967027724791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79485634851609">
                <text:p>0.279485634851609</text:p>
              </table:table-cell>
              <table:table-cell office:value-type="float" office:value="-1.2875379727827">
                <text:p>-1.2875379727827</text:p>
              </table:table-cell>
              <table:table-cell office:value-type="float" office:value="0.960149873671602">
                <text:p>0.9601498736716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04114832327518">
                <text:p>0.304114832327518</text:p>
              </table:table-cell>
              <table:table-cell office:value-type="float" office:value="-1.26178721332705">
                <text:p>-1.26178721332705</text:p>
              </table:table-cell>
              <table:table-cell office:value-type="float" office:value="0.952635380803383">
                <text:p>0.9526353808033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8542381910835">
                <text:p>0.328542381910835</text:p>
              </table:table-cell>
              <table:table-cell office:value-type="float" office:value="-1.23603645387139">
                <text:p>-1.23603645387139</text:p>
              </table:table-cell>
              <table:table-cell office:value-type="float" office:value="0.944489228783661">
                <text:p>0.9444892287836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52752086549095">
                <text:p>0.352752086549095</text:p>
              </table:table-cell>
              <table:table-cell office:value-type="float" office:value="-1.21028569441574">
                <text:p>-1.21028569441574</text:p>
              </table:table-cell>
              <table:table-cell office:value-type="float" office:value="0.935716819040494">
                <text:p>0.9357168190404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6727893635185">
                <text:p>0.376727893635185</text:p>
              </table:table-cell>
              <table:table-cell office:value-type="float" office:value="-1.18453493496009">
                <text:p>-1.18453493496009</text:p>
              </table:table-cell>
              <table:table-cell office:value-type="float" office:value="0.926323968251495">
                <text:p>0.9263239682514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00453905651266">
                <text:p>0.400453905651266</text:p>
              </table:table-cell>
              <table:table-cell office:value-type="float" office:value="-1.15878417550443">
                <text:p>-1.15878417550443</text:p>
              </table:table-cell>
              <table:table-cell office:value-type="float" office:value="0.916316904487005">
                <text:p>0.916316904487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23914390709861">
                <text:p>0.423914390709861</text:p>
              </table:table-cell>
              <table:table-cell office:value-type="float" office:value="-1.13303341604878">
                <text:p>-1.13303341604878</text:p>
              </table:table-cell>
              <table:table-cell office:value-type="float" office:value="0.905702263080472">
                <text:p>0.90570226308047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47093792985114">
                <text:p>0.447093792985114</text:p>
              </table:table-cell>
              <table:table-cell office:value-type="float" office:value="-1.10728265659312">
                <text:p>-1.10728265659312</text:p>
              </table:table-cell>
              <table:table-cell office:value-type="float" office:value="0.894487082228796">
                <text:p>0.8944870822287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46997674302732">
                <text:p>0.46997674302732</text:p>
              </table:table-cell>
              <table:table-cell office:value-type="float" office:value="-1.08153189713747">
                <text:p>-1.08153189713747</text:p>
              </table:table-cell>
              <table:table-cell office:value-type="float" office:value="0.882678798325547">
                <text:p>0.8826787983255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92548067953864">
                <text:p>0.492548067953864</text:p>
              </table:table-cell>
              <table:table-cell office:value-type="float" office:value="-1.05578113768182">
                <text:p>-1.05578113768182</text:p>
              </table:table-cell>
              <table:table-cell office:value-type="float" office:value="0.870285241030155">
                <text:p>0.8702852410301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514792801509831">
                <text:p>0.514792801509831</text:p>
              </table:table-cell>
              <table:table-cell office:value-type="float" office:value="-1.03003037822616">
                <text:p>-1.03003037822616</text:p>
              </table:table-cell>
              <table:table-cell office:value-type="float" office:value="0.857314628076332">
                <text:p>0.8573146280763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5366961939916">
                <text:p>0.5366961939916</text:p>
              </table:table-cell>
              <table:table-cell office:value-type="float" office:value="-1.00427961877051">
                <text:p>-1.00427961877051</text:p>
              </table:table-cell>
              <table:table-cell office:value-type="float" office:value="0.843775559823186">
                <text:p>0.84377555982318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558243722026865">
                <text:p>0.558243722026865</text:p>
              </table:table-cell>
              <table:table-cell office:value-type="float" office:value="-0.978528859314854">
                <text:p>-0.978528859314854</text:p>
              </table:table-cell>
              <table:table-cell office:value-type="float" office:value="0.829677013552619">
                <text:p>0.82967701355261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79421098204564">
                <text:p>0.579421098204564</text:p>
              </table:table-cell>
              <table:table-cell office:value-type="float" office:value="-0.9527780998592">
                <text:p>-0.9527780998592</text:p>
              </table:table-cell>
              <table:table-cell office:value-type="float" office:value="0.815028337516811">
                <text:p>0.8150283375168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00214280548368">
                <text:p>0.600214280548368</text:p>
              </table:table-cell>
              <table:table-cell office:value-type="float" office:value="-0.927027340403546">
                <text:p>-0.927027340403546</text:p>
              </table:table-cell>
              <table:table-cell office:value-type="float" office:value="0.799839244739719">
                <text:p>0.79983924473971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620609481827423">
                <text:p>0.620609481827423</text:p>
              </table:table-cell>
              <table:table-cell office:value-type="float" office:value="-0.901276580947891">
                <text:p>-0.901276580947891</text:p>
              </table:table-cell>
              <table:table-cell office:value-type="float" office:value="0.784119806576711">
                <text:p>0.7841198065767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640593178698175">
                <text:p>0.640593178698175</text:p>
              </table:table-cell>
              <table:table-cell office:value-type="float" office:value="-0.875525821492237">
                <text:p>-0.875525821492237</text:p>
              </table:table-cell>
              <table:table-cell office:value-type="float" office:value="0.7678804460366">
                <text:p>0.767880446036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660152120671232">
                <text:p>0.660152120671232</text:p>
              </table:table-cell>
              <table:table-cell office:value-type="float" office:value="-0.849775062036583">
                <text:p>-0.849775062036583</text:p>
              </table:table-cell>
              <table:table-cell office:value-type="float" office:value="0.75113193087052">
                <text:p>0.7511319308705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679273338897293">
                <text:p>0.679273338897293</text:p>
              </table:table-cell>
              <table:table-cell office:value-type="float" office:value="-0.824024302580929">
                <text:p>-0.824024302580929</text:p>
              </table:table-cell>
              <table:table-cell office:value-type="float" office:value="0.733885366432199">
                <text:p>0.7338853664321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97944154766344">
                <text:p>0.697944154766344</text:p>
              </table:table-cell>
              <table:table-cell office:value-type="float" office:value="-0.798273543125275">
                <text:p>-0.798273543125275</text:p>
              </table:table-cell>
              <table:table-cell office:value-type="float" office:value="0.716152188314393">
                <text:p>0.7161521883143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16152188314393">
                <text:p>0.716152188314393</text:p>
              </table:table-cell>
              <table:table-cell office:value-type="float" office:value="-0.772522783669621">
                <text:p>-0.772522783669621</text:p>
              </table:table-cell>
              <table:table-cell office:value-type="float" office:value="0.697944154766344">
                <text:p>0.6979441547663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33885366432199">
                <text:p>0.733885366432199</text:p>
              </table:table-cell>
              <table:table-cell office:value-type="float" office:value="-0.746772024213967">
                <text:p>-0.746772024213967</text:p>
              </table:table-cell>
              <table:table-cell office:value-type="float" office:value="0.679273338897293">
                <text:p>0.67927333889729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5113193087052">
                <text:p>0.75113193087052</text:p>
              </table:table-cell>
              <table:table-cell office:value-type="float" office:value="-0.721021264758313">
                <text:p>-0.721021264758313</text:p>
              </table:table-cell>
              <table:table-cell office:value-type="float" office:value="0.660152120671232">
                <text:p>0.66015212067123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7678804460366">
                <text:p>0.7678804460366</text:p>
              </table:table-cell>
              <table:table-cell office:value-type="float" office:value="-0.695270505302659">
                <text:p>-0.695270505302659</text:p>
              </table:table-cell>
              <table:table-cell office:value-type="float" office:value="0.640593178698175">
                <text:p>0.6405931786981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78411980657671">
                <text:p>0.78411980657671</text:p>
              </table:table-cell>
              <table:table-cell office:value-type="float" office:value="-0.669519745847005">
                <text:p>-0.669519745847005</text:p>
              </table:table-cell>
              <table:table-cell office:value-type="float" office:value="0.620609481827423">
                <text:p>0.62060948182742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799839244739719">
                <text:p>0.799839244739719</text:p>
              </table:table-cell>
              <table:table-cell office:value-type="float" office:value="-0.643768986391351">
                <text:p>-0.643768986391351</text:p>
              </table:table-cell>
              <table:table-cell office:value-type="float" office:value="0.600214280548368">
                <text:p>0.60021428054836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815028337516811">
                <text:p>0.815028337516811</text:p>
              </table:table-cell>
              <table:table-cell office:value-type="float" office:value="-0.618018226935697">
                <text:p>-0.618018226935697</text:p>
              </table:table-cell>
              <table:table-cell office:value-type="float" office:value="0.579421098204564">
                <text:p>0.57942109820456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829677013552619">
                <text:p>0.829677013552619</text:p>
              </table:table-cell>
              <table:table-cell office:value-type="float" office:value="-0.592267467480043">
                <text:p>-0.592267467480043</text:p>
              </table:table-cell>
              <table:table-cell office:value-type="float" office:value="0.558243722026865">
                <text:p>0.5582437220268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843775559823186">
                <text:p>0.843775559823186</text:p>
              </table:table-cell>
              <table:table-cell office:value-type="float" office:value="-0.566516708024389">
                <text:p>-0.566516708024389</text:p>
              </table:table-cell>
              <table:table-cell office:value-type="float" office:value="0.5366961939916">
                <text:p>0.53669619399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57314628076332">
                <text:p>0.857314628076332</text:p>
              </table:table-cell>
              <table:table-cell office:value-type="float" office:value="-0.540765948568735">
                <text:p>-0.540765948568735</text:p>
              </table:table-cell>
              <table:table-cell office:value-type="float" office:value="0.514792801509831">
                <text:p>0.51479280150983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870285241030155">
                <text:p>0.870285241030155</text:p>
              </table:table-cell>
              <table:table-cell office:value-type="float" office:value="-0.515015189113081">
                <text:p>-0.515015189113081</text:p>
              </table:table-cell>
              <table:table-cell office:value-type="float" office:value="0.492548067953865">
                <text:p>0.49254806795386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882678798325547">
                <text:p>0.882678798325547</text:p>
              </table:table-cell>
              <table:table-cell office:value-type="float" office:value="-0.489264429657427">
                <text:p>-0.489264429657427</text:p>
              </table:table-cell>
              <table:table-cell office:value-type="float" office:value="0.46997674302732">
                <text:p>0.4699767430273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894487082228796">
                <text:p>0.894487082228796</text:p>
              </table:table-cell>
              <table:table-cell office:value-type="float" office:value="-0.463513670201773">
                <text:p>-0.463513670201773</text:p>
              </table:table-cell>
              <table:table-cell office:value-type="float" office:value="0.447093792985114">
                <text:p>0.44709379298511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905702263080472">
                <text:p>0.905702263080472</text:p>
              </table:table-cell>
              <table:table-cell office:value-type="float" office:value="-0.437762910746119">
                <text:p>-0.437762910746119</text:p>
              </table:table-cell>
              <table:table-cell office:value-type="float" office:value="0.423914390709861">
                <text:p>0.42391439070986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916316904487005">
                <text:p>0.916316904487005</text:p>
              </table:table-cell>
              <table:table-cell office:value-type="float" office:value="-0.412012151290465">
                <text:p>-0.412012151290465</text:p>
              </table:table-cell>
              <table:table-cell office:value-type="float" office:value="0.400453905651266">
                <text:p>0.40045390565126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926323968251495">
                <text:p>0.926323968251495</text:p>
              </table:table-cell>
              <table:table-cell office:value-type="float" office:value="-0.386261391834811">
                <text:p>-0.386261391834811</text:p>
              </table:table-cell>
              <table:table-cell office:value-type="float" office:value="0.376727893635185">
                <text:p>0.37672789363518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935716819040494">
                <text:p>0.935716819040494</text:p>
              </table:table-cell>
              <table:table-cell office:value-type="float" office:value="-0.360510632379157">
                <text:p>-0.360510632379157</text:p>
              </table:table-cell>
              <table:table-cell office:value-type="float" office:value="0.352752086549095">
                <text:p>0.35275208654909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44489228783661">
                <text:p>0.944489228783661</text:p>
              </table:table-cell>
              <table:table-cell office:value-type="float" office:value="-0.334759872923503">
                <text:p>-0.334759872923503</text:p>
              </table:table-cell>
              <table:table-cell office:value-type="float" office:value="0.328542381910835">
                <text:p>0.32854238191083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952635380803383">
                <text:p>0.952635380803383</text:p>
              </table:table-cell>
              <table:table-cell office:value-type="float" office:value="-0.309009113467849">
                <text:p>-0.309009113467849</text:p>
              </table:table-cell>
              <table:table-cell office:value-type="float" office:value="0.304114832327518">
                <text:p>0.3041148323275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60149873671602">
                <text:p>0.960149873671602</text:p>
              </table:table-cell>
              <table:table-cell office:value-type="float" office:value="-0.283258354012194">
                <text:p>-0.283258354012194</text:p>
              </table:table-cell>
              <table:table-cell office:value-type="float" office:value="0.279485634851609">
                <text:p>0.27948563485160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96702772479132">
                <text:p>0.96702772479132</text:p>
              </table:table-cell>
              <table:table-cell office:value-type="float" office:value="-0.257507594556541">
                <text:p>-0.257507594556541</text:p>
              </table:table-cell>
              <table:table-cell office:value-type="float" office:value="0.254671120241229">
                <text:p>0.25467112024122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973264373700382">
                <text:p>0.973264373700382</text:p>
              </table:table-cell>
              <table:table-cell office:value-type="float" office:value="-0.231756835100887">
                <text:p>-0.231756835100887</text:p>
              </table:table-cell>
              <table:table-cell office:value-type="float" office:value="0.229687742131796">
                <text:p>0.22968774213179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978855685095358">
                <text:p>0.978855685095358</text:p>
              </table:table-cell>
              <table:table-cell office:value-type="float" office:value="-0.206006075645232">
                <text:p>-0.206006075645232</text:p>
              </table:table-cell>
              <table:table-cell office:value-type="float" office:value="0.204552066126201">
                <text:p>0.2045520661262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83797951573516">
                <text:p>0.983797951573516</text:p>
              </table:table-cell>
              <table:table-cell office:value-type="float" office:value="-0.180255316189578">
                <text:p>-0.180255316189578</text:p>
              </table:table-cell>
              <table:table-cell office:value-type="float" office:value="0.179280758810736">
                <text:p>0.17928075881073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988087896091077">
                <text:p>0.988087896091077</text:p>
              </table:table-cell>
              <table:table-cell office:value-type="float" office:value="-0.154504556733924">
                <text:p>-0.154504556733924</text:p>
              </table:table-cell>
              <table:table-cell office:value-type="float" office:value="0.153890576704062">
                <text:p>0.15389057670406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991722674136102">
                <text:p>0.991722674136102</text:p>
              </table:table-cell>
              <table:table-cell office:value-type="float" office:value="-0.12875379727827">
                <text:p>-0.12875379727827</text:p>
              </table:table-cell>
              <table:table-cell office:value-type="float" office:value="0.128398355146551">
                <text:p>0.12839835514655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994699875614589">
                <text:p>0.994699875614589</text:p>
              </table:table-cell>
              <table:table-cell office:value-type="float" office:value="-0.103003037822616">
                <text:p>-0.103003037822616</text:p>
              </table:table-cell>
              <table:table-cell office:value-type="float" office:value="0.102820997137361">
                <text:p>0.10282099713736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997017526448527">
                <text:p>0.997017526448527</text:p>
              </table:table-cell>
              <table:table-cell office:value-type="float" office:value="-0.0772522783669622">
                <text:p>-0.0772522783669622</text:p>
              </table:table-cell>
              <table:table-cell office:value-type="float" office:value="0.0771754621266465">
                <text:p>0.077175462126646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998674089884831">
                <text:p>0.998674089884831</text:p>
              </table:table-cell>
              <table:table-cell office:value-type="float" office:value="-0.0515015189113082">
                <text:p>-0.0515015189113082</text:p>
              </table:table-cell>
              <table:table-cell office:value-type="float" office:value="0.0514787547703467">
                <text:p>0.05147875477034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9668467514313">
                <text:p>0.999668467514313</text:p>
              </table:table-cell>
              <table:table-cell office:value-type="float" office:value="-0.0257507594556541">
                <text:p>-0.0257507594556541</text:p>
              </table:table-cell>
              <table:table-cell office:value-type="float" office:value="0.0257479136549887">
                <text:p>0.025747913654988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999668467514313">
                <text:p>0.999668467514313</text:p>
              </table:table-cell>
              <table:table-cell office:value-type="float" office:value="0.0257507594556539">
                <text:p>0.0257507594556539</text:p>
              </table:table-cell>
              <table:table-cell office:value-type="float" office:value="-0.0257479136549883">
                <text:p>-0.025747913654988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998674089884831">
                <text:p>0.998674089884831</text:p>
              </table:table-cell>
              <table:table-cell office:value-type="float" office:value="0.0515015189113079">
                <text:p>0.0515015189113079</text:p>
              </table:table-cell>
              <table:table-cell office:value-type="float" office:value="-0.0514787547703463">
                <text:p>-0.051478754770346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97017526448527">
                <text:p>0.997017526448527</text:p>
              </table:table-cell>
              <table:table-cell office:value-type="float" office:value="0.077252278366962">
                <text:p>0.077252278366962</text:p>
              </table:table-cell>
              <table:table-cell office:value-type="float" office:value="-0.0771754621266462">
                <text:p>-0.07717546212664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94699875614589">
                <text:p>0.994699875614589</text:p>
              </table:table-cell>
              <table:table-cell office:value-type="float" office:value="0.103003037822616">
                <text:p>0.103003037822616</text:p>
              </table:table-cell>
              <table:table-cell office:value-type="float" office:value="-0.10282099713736">
                <text:p>-0.1028209971373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991722674136102">
                <text:p>0.991722674136102</text:p>
              </table:table-cell>
              <table:table-cell office:value-type="float" office:value="0.12875379727827">
                <text:p>0.12875379727827</text:p>
              </table:table-cell>
              <table:table-cell office:value-type="float" office:value="-0.128398355146551">
                <text:p>-0.1283983551465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988087896091077">
                <text:p>0.988087896091077</text:p>
              </table:table-cell>
              <table:table-cell office:value-type="float" office:value="0.154504556733924">
                <text:p>0.154504556733924</text:p>
              </table:table-cell>
              <table:table-cell office:value-type="float" office:value="-0.153890576704062">
                <text:p>-0.15389057670406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983797951573516">
                <text:p>0.983797951573516</text:p>
              </table:table-cell>
              <table:table-cell office:value-type="float" office:value="0.180255316189578">
                <text:p>0.180255316189578</text:p>
              </table:table-cell>
              <table:table-cell office:value-type="float" office:value="-0.179280758810735">
                <text:p>-0.17928075881073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978855685095358">
                <text:p>0.978855685095358</text:p>
              </table:table-cell>
              <table:table-cell office:value-type="float" office:value="0.206006075645232">
                <text:p>0.206006075645232</text:p>
              </table:table-cell>
              <table:table-cell office:value-type="float" office:value="-0.204552066126201">
                <text:p>-0.2045520661262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73264373700382">
                <text:p>0.973264373700382</text:p>
              </table:table-cell>
              <table:table-cell office:value-type="float" office:value="0.231756835100886">
                <text:p>0.231756835100886</text:p>
              </table:table-cell>
              <table:table-cell office:value-type="float" office:value="-0.229687742131795">
                <text:p>-0.22968774213179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96702772479132">
                <text:p>0.96702772479132</text:p>
              </table:table-cell>
              <table:table-cell office:value-type="float" office:value="0.25750759455654">
                <text:p>0.25750759455654</text:p>
              </table:table-cell>
              <table:table-cell office:value-type="float" office:value="-0.254671120241229">
                <text:p>-0.25467112024122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960149873671602">
                <text:p>0.960149873671602</text:p>
              </table:table-cell>
              <table:table-cell office:value-type="float" office:value="0.283258354012194">
                <text:p>0.283258354012194</text:p>
              </table:table-cell>
              <table:table-cell office:value-type="float" office:value="-0.279485634851609">
                <text:p>-0.27948563485160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952635380803383">
                <text:p>0.952635380803383</text:p>
              </table:table-cell>
              <table:table-cell office:value-type="float" office:value="0.309009113467848">
                <text:p>0.309009113467848</text:p>
              </table:table-cell>
              <table:table-cell office:value-type="float" office:value="-0.304114832327518">
                <text:p>-0.30411483232751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944489228783661">
                <text:p>0.944489228783661</text:p>
              </table:table-cell>
              <table:table-cell office:value-type="float" office:value="0.334759872923502">
                <text:p>0.334759872923502</text:p>
              </table:table-cell>
              <table:table-cell office:value-type="float" office:value="-0.328542381910834">
                <text:p>-0.3285423819108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35716819040494">
                <text:p>0.935716819040494</text:p>
              </table:table-cell>
              <table:table-cell office:value-type="float" office:value="0.360510632379156">
                <text:p>0.360510632379156</text:p>
              </table:table-cell>
              <table:table-cell office:value-type="float" office:value="-0.352752086549095">
                <text:p>-0.35275208654909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926323968251495">
                <text:p>0.926323968251495</text:p>
              </table:table-cell>
              <table:table-cell office:value-type="float" office:value="0.386261391834811">
                <text:p>0.386261391834811</text:p>
              </table:table-cell>
              <table:table-cell office:value-type="float" office:value="-0.376727893635185">
                <text:p>-0.37672789363518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916316904487005">
                <text:p>0.916316904487005</text:p>
              </table:table-cell>
              <table:table-cell office:value-type="float" office:value="0.412012151290465">
                <text:p>0.412012151290465</text:p>
              </table:table-cell>
              <table:table-cell office:value-type="float" office:value="-0.400453905651266">
                <text:p>-0.40045390565126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905702263080472">
                <text:p>0.905702263080472</text:p>
              </table:table-cell>
              <table:table-cell office:value-type="float" office:value="0.437762910746119">
                <text:p>0.437762910746119</text:p>
              </table:table-cell>
              <table:table-cell office:value-type="float" office:value="-0.423914390709861">
                <text:p>-0.42391439070986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894487082228796">
                <text:p>0.894487082228796</text:p>
              </table:table-cell>
              <table:table-cell office:value-type="float" office:value="0.463513670201773">
                <text:p>0.463513670201773</text:p>
              </table:table-cell>
              <table:table-cell office:value-type="float" office:value="-0.447093792985114">
                <text:p>-0.4470937929851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82678798325548">
                <text:p>0.882678798325548</text:p>
              </table:table-cell>
              <table:table-cell office:value-type="float" office:value="0.489264429657426">
                <text:p>0.489264429657426</text:p>
              </table:table-cell>
              <table:table-cell office:value-type="float" office:value="-0.46997674302732">
                <text:p>-0.4699767430273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870285241030155">
                <text:p>0.870285241030155</text:p>
              </table:table-cell>
              <table:table-cell office:value-type="float" office:value="0.515015189113081">
                <text:p>0.515015189113081</text:p>
              </table:table-cell>
              <table:table-cell office:value-type="float" office:value="-0.492548067953864">
                <text:p>-0.49254806795386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857314628076333">
                <text:p>0.857314628076333</text:p>
              </table:table-cell>
              <table:table-cell office:value-type="float" office:value="0.540765948568735">
                <text:p>0.540765948568735</text:p>
              </table:table-cell>
              <table:table-cell office:value-type="float" office:value="-0.51479280150983">
                <text:p>-0.5147928015098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843775559823186">
                <text:p>0.843775559823186</text:p>
              </table:table-cell>
              <table:table-cell office:value-type="float" office:value="0.566516708024389">
                <text:p>0.566516708024389</text:p>
              </table:table-cell>
              <table:table-cell office:value-type="float" office:value="-0.5366961939916">
                <text:p>-0.536696193991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829677013552619">
                <text:p>0.829677013552619</text:p>
              </table:table-cell>
              <table:table-cell office:value-type="float" office:value="0.592267467480043">
                <text:p>0.592267467480043</text:p>
              </table:table-cell>
              <table:table-cell office:value-type="float" office:value="-0.558243722026865">
                <text:p>-0.5582437220268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815028337516811">
                <text:p>0.815028337516811</text:p>
              </table:table-cell>
              <table:table-cell office:value-type="float" office:value="0.618018226935697">
                <text:p>0.618018226935697</text:p>
              </table:table-cell>
              <table:table-cell office:value-type="float" office:value="-0.579421098204564">
                <text:p>-0.57942109820456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799839244739719">
                <text:p>0.799839244739719</text:p>
              </table:table-cell>
              <table:table-cell office:value-type="float" office:value="0.643768986391351">
                <text:p>0.643768986391351</text:p>
              </table:table-cell>
              <table:table-cell office:value-type="float" office:value="-0.600214280548368">
                <text:p>-0.60021428054836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784119806576711">
                <text:p>0.784119806576711</text:p>
              </table:table-cell>
              <table:table-cell office:value-type="float" office:value="0.669519745847005">
                <text:p>0.669519745847005</text:p>
              </table:table-cell>
              <table:table-cell office:value-type="float" office:value="-0.620609481827422">
                <text:p>-0.62060948182742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7678804460366">
                <text:p>0.7678804460366</text:p>
              </table:table-cell>
              <table:table-cell office:value-type="float" office:value="0.695270505302659">
                <text:p>0.695270505302659</text:p>
              </table:table-cell>
              <table:table-cell office:value-type="float" office:value="-0.640593178698175">
                <text:p>-0.64059317869817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75113193087052">
                <text:p>0.75113193087052</text:p>
              </table:table-cell>
              <table:table-cell office:value-type="float" office:value="0.721021264758313">
                <text:p>0.721021264758313</text:p>
              </table:table-cell>
              <table:table-cell office:value-type="float" office:value="-0.660152120671232">
                <text:p>-0.6601521206712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33885366432199">
                <text:p>0.733885366432199</text:p>
              </table:table-cell>
              <table:table-cell office:value-type="float" office:value="0.746772024213967">
                <text:p>0.746772024213967</text:p>
              </table:table-cell>
              <table:table-cell office:value-type="float" office:value="-0.679273338897293">
                <text:p>-0.67927333889729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716152188314393">
                <text:p>0.716152188314393</text:p>
              </table:table-cell>
              <table:table-cell office:value-type="float" office:value="0.772522783669621">
                <text:p>0.772522783669621</text:p>
              </table:table-cell>
              <table:table-cell office:value-type="float" office:value="-0.697944154766343">
                <text:p>-0.69794415476634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697944154766344">
                <text:p>0.697944154766344</text:p>
              </table:table-cell>
              <table:table-cell office:value-type="float" office:value="0.798273543125275">
                <text:p>0.798273543125275</text:p>
              </table:table-cell>
              <table:table-cell office:value-type="float" office:value="-0.716152188314393">
                <text:p>-0.71615218831439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679273338897293">
                <text:p>0.679273338897293</text:p>
              </table:table-cell>
              <table:table-cell office:value-type="float" office:value="0.824024302580929">
                <text:p>0.824024302580929</text:p>
              </table:table-cell>
              <table:table-cell office:value-type="float" office:value="-0.733885366432199">
                <text:p>-0.73388536643219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660152120671232">
                <text:p>0.660152120671232</text:p>
              </table:table-cell>
              <table:table-cell office:value-type="float" office:value="0.849775062036583">
                <text:p>0.849775062036583</text:p>
              </table:table-cell>
              <table:table-cell office:value-type="float" office:value="-0.75113193087052">
                <text:p>-0.751131930870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640593178698175">
                <text:p>0.640593178698175</text:p>
              </table:table-cell>
              <table:table-cell office:value-type="float" office:value="0.875525821492237">
                <text:p>0.875525821492237</text:p>
              </table:table-cell>
              <table:table-cell office:value-type="float" office:value="-0.7678804460366">
                <text:p>-0.767880446036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620609481827423">
                <text:p>0.620609481827423</text:p>
              </table:table-cell>
              <table:table-cell office:value-type="float" office:value="0.901276580947891">
                <text:p>0.901276580947891</text:p>
              </table:table-cell>
              <table:table-cell office:value-type="float" office:value="-0.78411980657671">
                <text:p>-0.7841198065767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600214280548369">
                <text:p>0.600214280548369</text:p>
              </table:table-cell>
              <table:table-cell office:value-type="float" office:value="0.927027340403545">
                <text:p>0.927027340403545</text:p>
              </table:table-cell>
              <table:table-cell office:value-type="float" office:value="-0.799839244739719">
                <text:p>-0.79983924473971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579421098204564">
                <text:p>0.579421098204564</text:p>
              </table:table-cell>
              <table:table-cell office:value-type="float" office:value="0.9527780998592">
                <text:p>0.9527780998592</text:p>
              </table:table-cell>
              <table:table-cell office:value-type="float" office:value="-0.815028337516811">
                <text:p>-0.81502833751681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558243722026865">
                <text:p>0.558243722026865</text:p>
              </table:table-cell>
              <table:table-cell office:value-type="float" office:value="0.978528859314853">
                <text:p>0.978528859314853</text:p>
              </table:table-cell>
              <table:table-cell office:value-type="float" office:value="-0.829677013552619">
                <text:p>-0.8296770135526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366961939916">
                <text:p>0.5366961939916</text:p>
              </table:table-cell>
              <table:table-cell office:value-type="float" office:value="1.00427961877051">
                <text:p>1.00427961877051</text:p>
              </table:table-cell>
              <table:table-cell office:value-type="float" office:value="-0.843775559823186">
                <text:p>-0.84377555982318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514792801509831">
                <text:p>0.514792801509831</text:p>
              </table:table-cell>
              <table:table-cell office:value-type="float" office:value="1.03003037822616">
                <text:p>1.03003037822616</text:p>
              </table:table-cell>
              <table:table-cell office:value-type="float" office:value="-0.857314628076332">
                <text:p>-0.85731462807633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492548067953865">
                <text:p>0.492548067953865</text:p>
              </table:table-cell>
              <table:table-cell office:value-type="float" office:value="1.05578113768182">
                <text:p>1.05578113768182</text:p>
              </table:table-cell>
              <table:table-cell office:value-type="float" office:value="-0.870285241030155">
                <text:p>-0.8702852410301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46997674302732">
                <text:p>0.46997674302732</text:p>
              </table:table-cell>
              <table:table-cell office:value-type="float" office:value="1.08153189713747">
                <text:p>1.08153189713747</text:p>
              </table:table-cell>
              <table:table-cell office:value-type="float" office:value="-0.882678798325547">
                <text:p>-0.88267879832554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447093792985114">
                <text:p>0.447093792985114</text:p>
              </table:table-cell>
              <table:table-cell office:value-type="float" office:value="1.10728265659312">
                <text:p>1.10728265659312</text:p>
              </table:table-cell>
              <table:table-cell office:value-type="float" office:value="-0.894487082228795">
                <text:p>-0.89448708222879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423914390709861">
                <text:p>0.423914390709861</text:p>
              </table:table-cell>
              <table:table-cell office:value-type="float" office:value="1.13303341604878">
                <text:p>1.13303341604878</text:p>
              </table:table-cell>
              <table:table-cell office:value-type="float" office:value="-0.905702263080471">
                <text:p>-0.90570226308047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400453905651267">
                <text:p>0.400453905651267</text:p>
              </table:table-cell>
              <table:table-cell office:value-type="float" office:value="1.15878417550443">
                <text:p>1.15878417550443</text:p>
              </table:table-cell>
              <table:table-cell office:value-type="float" office:value="-0.916316904487005">
                <text:p>-0.91631690448700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376727893635185">
                <text:p>0.376727893635185</text:p>
              </table:table-cell>
              <table:table-cell office:value-type="float" office:value="1.18453493496009">
                <text:p>1.18453493496009</text:p>
              </table:table-cell>
              <table:table-cell office:value-type="float" office:value="-0.926323968251495">
                <text:p>-0.92632396825149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352752086549095">
                <text:p>0.352752086549095</text:p>
              </table:table-cell>
              <table:table-cell office:value-type="float" office:value="1.21028569441574">
                <text:p>1.21028569441574</text:p>
              </table:table-cell>
              <table:table-cell office:value-type="float" office:value="-0.935716819040493">
                <text:p>-0.93571681904049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328542381910835">
                <text:p>0.328542381910835</text:p>
              </table:table-cell>
              <table:table-cell office:value-type="float" office:value="1.23603645387139">
                <text:p>1.23603645387139</text:p>
              </table:table-cell>
              <table:table-cell office:value-type="float" office:value="-0.944489228783661">
                <text:p>-0.9444892287836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04114832327518">
                <text:p>0.304114832327518</text:p>
              </table:table-cell>
              <table:table-cell office:value-type="float" office:value="1.26178721332705">
                <text:p>1.26178721332705</text:p>
              </table:table-cell>
              <table:table-cell office:value-type="float" office:value="-0.952635380803383">
                <text:p>-0.95263538080338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27948563485161">
                <text:p>0.27948563485161</text:p>
              </table:table-cell>
              <table:table-cell office:value-type="float" office:value="1.2875379727827">
                <text:p>1.2875379727827</text:p>
              </table:table-cell>
              <table:table-cell office:value-type="float" office:value="-0.960149873671602">
                <text:p>-0.9601498736716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254671120241229">
                <text:p>0.254671120241229</text:p>
              </table:table-cell>
              <table:table-cell office:value-type="float" office:value="1.31328873223836">
                <text:p>1.31328873223836</text:p>
              </table:table-cell>
              <table:table-cell office:value-type="float" office:value="-0.96702772479132">
                <text:p>-0.9670277247913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229687742131796">
                <text:p>0.229687742131796</text:p>
              </table:table-cell>
              <table:table-cell office:value-type="float" office:value="1.33903949169401">
                <text:p>1.33903949169401</text:p>
              </table:table-cell>
              <table:table-cell office:value-type="float" office:value="-0.973264373700382">
                <text:p>-0.97326437370038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204552066126201">
                <text:p>0.204552066126201</text:p>
              </table:table-cell>
              <table:table-cell office:value-type="float" office:value="1.36479025114966">
                <text:p>1.36479025114966</text:p>
              </table:table-cell>
              <table:table-cell office:value-type="float" office:value="-0.978855685095358">
                <text:p>-0.9788556850953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79280758810736">
                <text:p>0.179280758810736</text:p>
              </table:table-cell>
              <table:table-cell office:value-type="float" office:value="1.39054101060532">
                <text:p>1.39054101060532</text:p>
              </table:table-cell>
              <table:table-cell office:value-type="float" office:value="-0.983797951573516">
                <text:p>-0.98379795157351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53890576704062">
                <text:p>0.153890576704062</text:p>
              </table:table-cell>
              <table:table-cell office:value-type="float" office:value="1.41629177006097">
                <text:p>1.41629177006097</text:p>
              </table:table-cell>
              <table:table-cell office:value-type="float" office:value="-0.988087896091077">
                <text:p>-0.98808789609107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128398355146551">
                <text:p>0.128398355146551</text:p>
              </table:table-cell>
              <table:table-cell office:value-type="float" office:value="1.44204252951663">
                <text:p>1.44204252951663</text:p>
              </table:table-cell>
              <table:table-cell office:value-type="float" office:value="-0.991722674136102">
                <text:p>-0.99172267413610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02820997137361">
                <text:p>0.102820997137361</text:p>
              </table:table-cell>
              <table:table-cell office:value-type="float" office:value="1.46779328897228">
                <text:p>1.46779328897228</text:p>
              </table:table-cell>
              <table:table-cell office:value-type="float" office:value="-0.994699875614589">
                <text:p>-0.99469987561458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771754621266468">
                <text:p>0.0771754621266468</text:p>
              </table:table-cell>
              <table:table-cell office:value-type="float" office:value="1.49354404842793">
                <text:p>1.49354404842793</text:p>
              </table:table-cell>
              <table:table-cell office:value-type="float" office:value="-0.997017526448527">
                <text:p>-0.99701752644852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514787547703467">
                <text:p>0.0514787547703467</text:p>
              </table:table-cell>
              <table:table-cell office:value-type="float" office:value="1.51929480788359">
                <text:p>1.51929480788359</text:p>
              </table:table-cell>
              <table:table-cell office:value-type="float" office:value="-0.998674089884831">
                <text:p>-0.99867408988483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257479136549889">
                <text:p>0.0257479136549889</text:p>
              </table:table-cell>
              <table:table-cell office:value-type="float" office:value="1.54504556733924">
                <text:p>1.54504556733924</text:p>
              </table:table-cell>
              <table:table-cell office:value-type="float" office:value="-0.999668467514313">
                <text:p>-0.99966846751431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257479136549883">
                <text:p>-0.0257479136549883</text:p>
              </table:table-cell>
              <table:table-cell office:value-type="float" office:value="1.59654708625055">
                <text:p>1.59654708625055</text:p>
              </table:table-cell>
              <table:table-cell office:value-type="float" office:value="-0.999668467514313">
                <text:p>-0.99966846751431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514787547703461">
                <text:p>-0.0514787547703461</text:p>
              </table:table-cell>
              <table:table-cell office:value-type="float" office:value="1.6222978457062">
                <text:p>1.6222978457062</text:p>
              </table:table-cell>
              <table:table-cell office:value-type="float" office:value="-0.998674089884831">
                <text:p>-0.99867408988483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771754621266462">
                <text:p>-0.0771754621266462</text:p>
              </table:table-cell>
              <table:table-cell office:value-type="float" office:value="1.64804860516186">
                <text:p>1.64804860516186</text:p>
              </table:table-cell>
              <table:table-cell office:value-type="float" office:value="-0.997017526448527">
                <text:p>-0.99701752644852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10282099713736">
                <text:p>-0.10282099713736</text:p>
              </table:table-cell>
              <table:table-cell office:value-type="float" office:value="1.67379936461751">
                <text:p>1.67379936461751</text:p>
              </table:table-cell>
              <table:table-cell office:value-type="float" office:value="-0.994699875614589">
                <text:p>-0.99469987561458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128398355146551">
                <text:p>-0.128398355146551</text:p>
              </table:table-cell>
              <table:table-cell office:value-type="float" office:value="1.69955012407317">
                <text:p>1.69955012407317</text:p>
              </table:table-cell>
              <table:table-cell office:value-type="float" office:value="-0.991722674136102">
                <text:p>-0.9917226741361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153890576704062">
                <text:p>-0.153890576704062</text:p>
              </table:table-cell>
              <table:table-cell office:value-type="float" office:value="1.72530088352882">
                <text:p>1.72530088352882</text:p>
              </table:table-cell>
              <table:table-cell office:value-type="float" office:value="-0.988087896091077">
                <text:p>-0.98808789609107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179280758810735">
                <text:p>-0.179280758810735</text:p>
              </table:table-cell>
              <table:table-cell office:value-type="float" office:value="1.75105164298447">
                <text:p>1.75105164298447</text:p>
              </table:table-cell>
              <table:table-cell office:value-type="float" office:value="-0.983797951573516">
                <text:p>-0.9837979515735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204552066126201">
                <text:p>-0.204552066126201</text:p>
              </table:table-cell>
              <table:table-cell office:value-type="float" office:value="1.77680240244013">
                <text:p>1.77680240244013</text:p>
              </table:table-cell>
              <table:table-cell office:value-type="float" office:value="-0.978855685095358">
                <text:p>-0.97885568509535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229687742131795">
                <text:p>-0.229687742131795</text:p>
              </table:table-cell>
              <table:table-cell office:value-type="float" office:value="1.80255316189578">
                <text:p>1.80255316189578</text:p>
              </table:table-cell>
              <table:table-cell office:value-type="float" office:value="-0.973264373700382">
                <text:p>-0.97326437370038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-0.254671120241229">
                <text:p>-0.254671120241229</text:p>
              </table:table-cell>
              <table:table-cell office:value-type="float" office:value="1.82830392135144">
                <text:p>1.82830392135144</text:p>
              </table:table-cell>
              <table:table-cell office:value-type="float" office:value="-0.96702772479132">
                <text:p>-0.9670277247913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-0.279485634851609">
                <text:p>-0.279485634851609</text:p>
              </table:table-cell>
              <table:table-cell office:value-type="float" office:value="1.85405468080709">
                <text:p>1.85405468080709</text:p>
              </table:table-cell>
              <table:table-cell office:value-type="float" office:value="-0.960149873671602">
                <text:p>-0.96014987367160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304114832327517">
                <text:p>-0.304114832327517</text:p>
              </table:table-cell>
              <table:table-cell office:value-type="float" office:value="1.87980544026274">
                <text:p>1.87980544026274</text:p>
              </table:table-cell>
              <table:table-cell office:value-type="float" office:value="-0.952635380803383">
                <text:p>-0.95263538080338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328542381910834">
                <text:p>-0.328542381910834</text:p>
              </table:table-cell>
              <table:table-cell office:value-type="float" office:value="1.9055561997184">
                <text:p>1.9055561997184</text:p>
              </table:table-cell>
              <table:table-cell office:value-type="float" office:value="-0.944489228783661">
                <text:p>-0.94448922878366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352752086549094">
                <text:p>-0.352752086549094</text:p>
              </table:table-cell>
              <table:table-cell office:value-type="float" office:value="1.93130695917405">
                <text:p>1.93130695917405</text:p>
              </table:table-cell>
              <table:table-cell office:value-type="float" office:value="-0.935716819040494">
                <text:p>-0.93571681904049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376727893635185">
                <text:p>-0.376727893635185</text:p>
              </table:table-cell>
              <table:table-cell office:value-type="float" office:value="1.95705771862971">
                <text:p>1.95705771862971</text:p>
              </table:table-cell>
              <table:table-cell office:value-type="float" office:value="-0.926323968251495">
                <text:p>-0.92632396825149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-0.400453905651266">
                <text:p>-0.400453905651266</text:p>
              </table:table-cell>
              <table:table-cell office:value-type="float" office:value="1.98280847808536">
                <text:p>1.98280847808536</text:p>
              </table:table-cell>
              <table:table-cell office:value-type="float" office:value="-0.916316904487005">
                <text:p>-0.91631690448700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42391439070986">
                <text:p>-0.42391439070986</text:p>
              </table:table-cell>
              <table:table-cell office:value-type="float" office:value="2.00855923754101">
                <text:p>2.00855923754101</text:p>
              </table:table-cell>
              <table:table-cell office:value-type="float" office:value="-0.905702263080472">
                <text:p>-0.9057022630804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447093792985114">
                <text:p>-0.447093792985114</text:p>
              </table:table-cell>
              <table:table-cell office:value-type="float" office:value="2.03430999699667">
                <text:p>2.03430999699667</text:p>
              </table:table-cell>
              <table:table-cell office:value-type="float" office:value="-0.894487082228796">
                <text:p>-0.89448708222879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-0.46997674302732">
                <text:p>-0.46997674302732</text:p>
              </table:table-cell>
              <table:table-cell office:value-type="float" office:value="2.06006075645232">
                <text:p>2.06006075645232</text:p>
              </table:table-cell>
              <table:table-cell office:value-type="float" office:value="-0.882678798325548">
                <text:p>-0.88267879832554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-0.492548067953864">
                <text:p>-0.492548067953864</text:p>
              </table:table-cell>
              <table:table-cell office:value-type="float" office:value="2.08581151590798">
                <text:p>2.08581151590798</text:p>
              </table:table-cell>
              <table:table-cell office:value-type="float" office:value="-0.870285241030155">
                <text:p>-0.87028524103015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-0.51479280150983">
                <text:p>-0.51479280150983</text:p>
              </table:table-cell>
              <table:table-cell office:value-type="float" office:value="2.11156227536363">
                <text:p>2.11156227536363</text:p>
              </table:table-cell>
              <table:table-cell office:value-type="float" office:value="-0.857314628076333">
                <text:p>-0.85731462807633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-0.5366961939916">
                <text:p>-0.5366961939916</text:p>
              </table:table-cell>
              <table:table-cell office:value-type="float" office:value="2.13731303481928">
                <text:p>2.13731303481928</text:p>
              </table:table-cell>
              <table:table-cell office:value-type="float" office:value="-0.843775559823186">
                <text:p>-0.84377555982318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0.558243722026865">
                <text:p>-0.558243722026865</text:p>
              </table:table-cell>
              <table:table-cell office:value-type="float" office:value="2.16306379427494">
                <text:p>2.16306379427494</text:p>
              </table:table-cell>
              <table:table-cell office:value-type="float" office:value="-0.829677013552619">
                <text:p>-0.82967701355261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-0.579421098204563">
                <text:p>-0.579421098204563</text:p>
              </table:table-cell>
              <table:table-cell office:value-type="float" office:value="2.18881455373059">
                <text:p>2.18881455373059</text:p>
              </table:table-cell>
              <table:table-cell office:value-type="float" office:value="-0.815028337516812">
                <text:p>-0.8150283375168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-0.600214280548368">
                <text:p>-0.600214280548368</text:p>
              </table:table-cell>
              <table:table-cell office:value-type="float" office:value="2.21456531318625">
                <text:p>2.21456531318625</text:p>
              </table:table-cell>
              <table:table-cell office:value-type="float" office:value="-0.79983924473972">
                <text:p>-0.7998392447397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-0.620609481827422">
                <text:p>-0.620609481827422</text:p>
              </table:table-cell>
              <table:table-cell office:value-type="float" office:value="2.2403160726419">
                <text:p>2.2403160726419</text:p>
              </table:table-cell>
              <table:table-cell office:value-type="float" office:value="-0.784119806576711">
                <text:p>-0.78411980657671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-0.640593178698175">
                <text:p>-0.640593178698175</text:p>
              </table:table-cell>
              <table:table-cell office:value-type="float" office:value="2.26606683209756">
                <text:p>2.26606683209756</text:p>
              </table:table-cell>
              <table:table-cell office:value-type="float" office:value="-0.7678804460366">
                <text:p>-0.76788044603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660152120671232">
                <text:p>-0.660152120671232</text:p>
              </table:table-cell>
              <table:table-cell office:value-type="float" office:value="2.29181759155321">
                <text:p>2.29181759155321</text:p>
              </table:table-cell>
              <table:table-cell office:value-type="float" office:value="-0.75113193087052">
                <text:p>-0.7511319308705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-0.679273338897293">
                <text:p>-0.679273338897293</text:p>
              </table:table-cell>
              <table:table-cell office:value-type="float" office:value="2.31756835100886">
                <text:p>2.31756835100886</text:p>
              </table:table-cell>
              <table:table-cell office:value-type="float" office:value="-0.733885366432199">
                <text:p>-0.73388536643219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697944154766343">
                <text:p>-0.697944154766343</text:p>
              </table:table-cell>
              <table:table-cell office:value-type="float" office:value="2.34331911046452">
                <text:p>2.34331911046452</text:p>
              </table:table-cell>
              <table:table-cell office:value-type="float" office:value="-0.716152188314394">
                <text:p>-0.71615218831439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0.716152188314393">
                <text:p>-0.716152188314393</text:p>
              </table:table-cell>
              <table:table-cell office:value-type="float" office:value="2.36906986992017">
                <text:p>2.36906986992017</text:p>
              </table:table-cell>
              <table:table-cell office:value-type="float" office:value="-0.697944154766344">
                <text:p>-0.69794415476634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-0.733885366432199">
                <text:p>-0.733885366432199</text:p>
              </table:table-cell>
              <table:table-cell office:value-type="float" office:value="2.39482062937583">
                <text:p>2.39482062937583</text:p>
              </table:table-cell>
              <table:table-cell office:value-type="float" office:value="-0.679273338897293">
                <text:p>-0.67927333889729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0.75113193087052">
                <text:p>-0.75113193087052</text:p>
              </table:table-cell>
              <table:table-cell office:value-type="float" office:value="2.42057138883148">
                <text:p>2.42057138883148</text:p>
              </table:table-cell>
              <table:table-cell office:value-type="float" office:value="-0.660152120671232">
                <text:p>-0.66015212067123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-0.7678804460366">
                <text:p>-0.7678804460366</text:p>
              </table:table-cell>
              <table:table-cell office:value-type="float" office:value="2.44632214828713">
                <text:p>2.44632214828713</text:p>
              </table:table-cell>
              <table:table-cell office:value-type="float" office:value="-0.640593178698175">
                <text:p>-0.64059317869817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78411980657671">
                <text:p>-0.78411980657671</text:p>
              </table:table-cell>
              <table:table-cell office:value-type="float" office:value="2.47207290774279">
                <text:p>2.47207290774279</text:p>
              </table:table-cell>
              <table:table-cell office:value-type="float" office:value="-0.620609481827423">
                <text:p>-0.62060948182742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799839244739719">
                <text:p>-0.799839244739719</text:p>
              </table:table-cell>
              <table:table-cell office:value-type="float" office:value="2.49782366719844">
                <text:p>2.49782366719844</text:p>
              </table:table-cell>
              <table:table-cell office:value-type="float" office:value="-0.600214280548369">
                <text:p>-0.60021428054836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815028337516811">
                <text:p>-0.815028337516811</text:p>
              </table:table-cell>
              <table:table-cell office:value-type="float" office:value="2.5235744266541">
                <text:p>2.5235744266541</text:p>
              </table:table-cell>
              <table:table-cell office:value-type="float" office:value="-0.579421098204564">
                <text:p>-0.5794210982045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829677013552618">
                <text:p>-0.829677013552618</text:p>
              </table:table-cell>
              <table:table-cell office:value-type="float" office:value="2.54932518610975">
                <text:p>2.54932518610975</text:p>
              </table:table-cell>
              <table:table-cell office:value-type="float" office:value="-0.558243722026865">
                <text:p>-0.55824372202686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843775559823185">
                <text:p>-0.843775559823185</text:p>
              </table:table-cell>
              <table:table-cell office:value-type="float" office:value="2.5750759455654">
                <text:p>2.5750759455654</text:p>
              </table:table-cell>
              <table:table-cell office:value-type="float" office:value="-0.536696193991601">
                <text:p>-0.536696193991601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857314628076332">
                <text:p>-0.857314628076332</text:p>
              </table:table-cell>
              <table:table-cell office:value-type="float" office:value="2.60082670502106">
                <text:p>2.60082670502106</text:p>
              </table:table-cell>
              <table:table-cell office:value-type="float" office:value="-0.514792801509831">
                <text:p>-0.51479280150983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870285241030155">
                <text:p>-0.870285241030155</text:p>
              </table:table-cell>
              <table:table-cell office:value-type="float" office:value="2.62657746447671">
                <text:p>2.62657746447671</text:p>
              </table:table-cell>
              <table:table-cell office:value-type="float" office:value="-0.492548067953864">
                <text:p>-0.49254806795386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882678798325547">
                <text:p>-0.882678798325547</text:p>
              </table:table-cell>
              <table:table-cell office:value-type="float" office:value="2.65232822393237">
                <text:p>2.65232822393237</text:p>
              </table:table-cell>
              <table:table-cell office:value-type="float" office:value="-0.469976743027321">
                <text:p>-0.46997674302732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894487082228795">
                <text:p>-0.894487082228795</text:p>
              </table:table-cell>
              <table:table-cell office:value-type="float" office:value="2.67807898338802">
                <text:p>2.67807898338802</text:p>
              </table:table-cell>
              <table:table-cell office:value-type="float" office:value="-0.447093792985114">
                <text:p>-0.44709379298511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905702263080471">
                <text:p>-0.905702263080471</text:p>
              </table:table-cell>
              <table:table-cell office:value-type="float" office:value="2.70382974284367">
                <text:p>2.70382974284367</text:p>
              </table:table-cell>
              <table:table-cell office:value-type="float" office:value="-0.423914390709861">
                <text:p>-0.42391439070986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-0.916316904487004">
                <text:p>-0.916316904487004</text:p>
              </table:table-cell>
              <table:table-cell office:value-type="float" office:value="2.72958050229933">
                <text:p>2.72958050229933</text:p>
              </table:table-cell>
              <table:table-cell office:value-type="float" office:value="-0.400453905651267">
                <text:p>-0.40045390565126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926323968251495">
                <text:p>-0.926323968251495</text:p>
              </table:table-cell>
              <table:table-cell office:value-type="float" office:value="2.75533126175498">
                <text:p>2.75533126175498</text:p>
              </table:table-cell>
              <table:table-cell office:value-type="float" office:value="-0.376727893635186">
                <text:p>-0.37672789363518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935716819040493">
                <text:p>-0.935716819040493</text:p>
              </table:table-cell>
              <table:table-cell office:value-type="float" office:value="2.78108202121064">
                <text:p>2.78108202121064</text:p>
              </table:table-cell>
              <table:table-cell office:value-type="float" office:value="-0.352752086549095">
                <text:p>-0.3527520865490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944489228783661">
                <text:p>-0.944489228783661</text:p>
              </table:table-cell>
              <table:table-cell office:value-type="float" office:value="2.80683278066629">
                <text:p>2.80683278066629</text:p>
              </table:table-cell>
              <table:table-cell office:value-type="float" office:value="-0.328542381910835">
                <text:p>-0.32854238191083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952635380803382">
                <text:p>-0.952635380803382</text:p>
              </table:table-cell>
              <table:table-cell office:value-type="float" office:value="2.83258354012194">
                <text:p>2.83258354012194</text:p>
              </table:table-cell>
              <table:table-cell office:value-type="float" office:value="-0.304114832327518">
                <text:p>-0.30411483232751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960149873671602">
                <text:p>-0.960149873671602</text:p>
              </table:table-cell>
              <table:table-cell office:value-type="float" office:value="2.8583342995776">
                <text:p>2.8583342995776</text:p>
              </table:table-cell>
              <table:table-cell office:value-type="float" office:value="-0.27948563485161">
                <text:p>-0.2794856348516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96702772479132">
                <text:p>-0.96702772479132</text:p>
              </table:table-cell>
              <table:table-cell office:value-type="float" office:value="2.88408505903325">
                <text:p>2.88408505903325</text:p>
              </table:table-cell>
              <table:table-cell office:value-type="float" office:value="-0.254671120241229">
                <text:p>-0.25467112024122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973264373700382">
                <text:p>-0.973264373700382</text:p>
              </table:table-cell>
              <table:table-cell office:value-type="float" office:value="2.90983581848891">
                <text:p>2.90983581848891</text:p>
              </table:table-cell>
              <table:table-cell office:value-type="float" office:value="-0.229687742131796">
                <text:p>-0.22968774213179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978855685095358">
                <text:p>-0.978855685095358</text:p>
              </table:table-cell>
              <table:table-cell office:value-type="float" office:value="2.93558657794456">
                <text:p>2.93558657794456</text:p>
              </table:table-cell>
              <table:table-cell office:value-type="float" office:value="-0.204552066126201">
                <text:p>-0.20455206612620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983797951573516">
                <text:p>-0.983797951573516</text:p>
              </table:table-cell>
              <table:table-cell office:value-type="float" office:value="2.96133733740021">
                <text:p>2.96133733740021</text:p>
              </table:table-cell>
              <table:table-cell office:value-type="float" office:value="-0.179280758810736">
                <text:p>-0.17928075881073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988087896091077">
                <text:p>-0.988087896091077</text:p>
              </table:table-cell>
              <table:table-cell office:value-type="float" office:value="2.98708809685587">
                <text:p>2.98708809685587</text:p>
              </table:table-cell>
              <table:table-cell office:value-type="float" office:value="-0.153890576704063">
                <text:p>-0.15389057670406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991722674136102">
                <text:p>-0.991722674136102</text:p>
              </table:table-cell>
              <table:table-cell office:value-type="float" office:value="3.01283885631152">
                <text:p>3.01283885631152</text:p>
              </table:table-cell>
              <table:table-cell office:value-type="float" office:value="-0.128398355146552">
                <text:p>-0.12839835514655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994699875614589">
                <text:p>-0.994699875614589</text:p>
              </table:table-cell>
              <table:table-cell office:value-type="float" office:value="3.03858961576718">
                <text:p>3.03858961576718</text:p>
              </table:table-cell>
              <table:table-cell office:value-type="float" office:value="-0.102820997137361">
                <text:p>-0.1028209971373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997017526448527">
                <text:p>-0.997017526448527</text:p>
              </table:table-cell>
              <table:table-cell office:value-type="float" office:value="3.06434037522283">
                <text:p>3.06434037522283</text:p>
              </table:table-cell>
              <table:table-cell office:value-type="float" office:value="-0.0771754621266464">
                <text:p>-0.077175462126646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998674089884831">
                <text:p>-0.998674089884831</text:p>
              </table:table-cell>
              <table:table-cell office:value-type="float" office:value="3.09009113467848">
                <text:p>3.09009113467848</text:p>
              </table:table-cell>
              <table:table-cell office:value-type="float" office:value="-0.0514787547703472">
                <text:p>-0.051478754770347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-0.999668467514313">
                <text:p>-0.999668467514313</text:p>
              </table:table-cell>
              <table:table-cell office:value-type="float" office:value="3.11584189413414">
                <text:p>3.11584189413414</text:p>
              </table:table-cell>
              <table:table-cell office:value-type="float" office:value="-0.025747913654989">
                <text:p>-0.02574791365498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-0.999668467514313">
                <text:p>-0.999668467514313</text:p>
              </table:table-cell>
              <table:table-cell office:value-type="float" office:value="3.16734341304545">
                <text:p>3.16734341304545</text:p>
              </table:table-cell>
              <table:table-cell office:value-type="float" office:value="0.0257479136549877">
                <text:p>0.025747913654987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998674089884831">
                <text:p>-0.998674089884831</text:p>
              </table:table-cell>
              <table:table-cell office:value-type="float" office:value="3.1930941725011">
                <text:p>3.1930941725011</text:p>
              </table:table-cell>
              <table:table-cell office:value-type="float" office:value="0.051478754770346">
                <text:p>0.05147875477034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-0.997017526448527">
                <text:p>-0.997017526448527</text:p>
              </table:table-cell>
              <table:table-cell office:value-type="float" office:value="3.21884493195676">
                <text:p>3.21884493195676</text:p>
              </table:table-cell>
              <table:table-cell office:value-type="float" office:value="0.0771754621266461">
                <text:p>0.077175462126646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-0.994699875614589">
                <text:p>-0.994699875614589</text:p>
              </table:table-cell>
              <table:table-cell office:value-type="float" office:value="3.24459569141241">
                <text:p>3.24459569141241</text:p>
              </table:table-cell>
              <table:table-cell office:value-type="float" office:value="0.102820997137359">
                <text:p>0.10282099713735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-0.991722674136102">
                <text:p>-0.991722674136102</text:p>
              </table:table-cell>
              <table:table-cell office:value-type="float" office:value="3.27034645086806">
                <text:p>3.27034645086806</text:p>
              </table:table-cell>
              <table:table-cell office:value-type="float" office:value="0.12839835514655">
                <text:p>0.1283983551465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-0.988087896091077">
                <text:p>-0.988087896091077</text:p>
              </table:table-cell>
              <table:table-cell office:value-type="float" office:value="3.29609721032372">
                <text:p>3.29609721032372</text:p>
              </table:table-cell>
              <table:table-cell office:value-type="float" office:value="0.153890576704061">
                <text:p>0.15389057670406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83797951573516">
                <text:p>-0.983797951573516</text:p>
              </table:table-cell>
              <table:table-cell office:value-type="float" office:value="3.32184796977937">
                <text:p>3.32184796977937</text:p>
              </table:table-cell>
              <table:table-cell office:value-type="float" office:value="0.179280758810736">
                <text:p>0.17928075881073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-0.978855685095358">
                <text:p>-0.978855685095358</text:p>
              </table:table-cell>
              <table:table-cell office:value-type="float" office:value="3.34759872923502">
                <text:p>3.34759872923502</text:p>
              </table:table-cell>
              <table:table-cell office:value-type="float" office:value="0.2045520661262">
                <text:p>0.204552066126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-0.973264373700382">
                <text:p>-0.973264373700382</text:p>
              </table:table-cell>
              <table:table-cell office:value-type="float" office:value="3.37334948869068">
                <text:p>3.37334948869068</text:p>
              </table:table-cell>
              <table:table-cell office:value-type="float" office:value="0.229687742131795">
                <text:p>0.22968774213179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-0.96702772479132">
                <text:p>-0.96702772479132</text:p>
              </table:table-cell>
              <table:table-cell office:value-type="float" office:value="3.39910024814633">
                <text:p>3.39910024814633</text:p>
              </table:table-cell>
              <table:table-cell office:value-type="float" office:value="0.254671120241228">
                <text:p>0.254671120241228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-0.960149873671602">
                <text:p>-0.960149873671602</text:p>
              </table:table-cell>
              <table:table-cell office:value-type="float" office:value="3.42485100760199">
                <text:p>3.42485100760199</text:p>
              </table:table-cell>
              <table:table-cell office:value-type="float" office:value="0.279485634851609">
                <text:p>0.27948563485160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952635380803383">
                <text:p>-0.952635380803383</text:p>
              </table:table-cell>
              <table:table-cell office:value-type="float" office:value="3.45060176705764">
                <text:p>3.45060176705764</text:p>
              </table:table-cell>
              <table:table-cell office:value-type="float" office:value="0.304114832327517">
                <text:p>0.30411483232751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944489228783661">
                <text:p>-0.944489228783661</text:p>
              </table:table-cell>
              <table:table-cell office:value-type="float" office:value="3.4763525265133">
                <text:p>3.4763525265133</text:p>
              </table:table-cell>
              <table:table-cell office:value-type="float" office:value="0.328542381910834">
                <text:p>0.32854238191083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935716819040494">
                <text:p>-0.935716819040494</text:p>
              </table:table-cell>
              <table:table-cell office:value-type="float" office:value="3.50210328596895">
                <text:p>3.50210328596895</text:p>
              </table:table-cell>
              <table:table-cell office:value-type="float" office:value="0.352752086549095">
                <text:p>0.35275208654909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926323968251495">
                <text:p>-0.926323968251495</text:p>
              </table:table-cell>
              <table:table-cell office:value-type="float" office:value="3.5278540454246">
                <text:p>3.5278540454246</text:p>
              </table:table-cell>
              <table:table-cell office:value-type="float" office:value="0.376727893635184">
                <text:p>0.37672789363518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916316904487005">
                <text:p>-0.916316904487005</text:p>
              </table:table-cell>
              <table:table-cell office:value-type="float" office:value="3.55360480488026">
                <text:p>3.55360480488026</text:p>
              </table:table-cell>
              <table:table-cell office:value-type="float" office:value="0.400453905651266">
                <text:p>0.4004539056512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905702263080472">
                <text:p>-0.905702263080472</text:p>
              </table:table-cell>
              <table:table-cell office:value-type="float" office:value="3.57935556433591">
                <text:p>3.57935556433591</text:p>
              </table:table-cell>
              <table:table-cell office:value-type="float" office:value="0.423914390709861">
                <text:p>0.42391439070986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894487082228796">
                <text:p>-0.894487082228796</text:p>
              </table:table-cell>
              <table:table-cell office:value-type="float" office:value="3.60510632379157">
                <text:p>3.60510632379157</text:p>
              </table:table-cell>
              <table:table-cell office:value-type="float" office:value="0.447093792985113">
                <text:p>0.44709379298511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882678798325548">
                <text:p>-0.882678798325548</text:p>
              </table:table-cell>
              <table:table-cell office:value-type="float" office:value="3.63085708324722">
                <text:p>3.63085708324722</text:p>
              </table:table-cell>
              <table:table-cell office:value-type="float" office:value="0.46997674302732">
                <text:p>0.4699767430273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870285241030155">
                <text:p>-0.870285241030155</text:p>
              </table:table-cell>
              <table:table-cell office:value-type="float" office:value="3.65660784270287">
                <text:p>3.65660784270287</text:p>
              </table:table-cell>
              <table:table-cell office:value-type="float" office:value="0.492548067953864">
                <text:p>0.49254806795386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857314628076333">
                <text:p>-0.857314628076333</text:p>
              </table:table-cell>
              <table:table-cell office:value-type="float" office:value="3.68235860215853">
                <text:p>3.68235860215853</text:p>
              </table:table-cell>
              <table:table-cell office:value-type="float" office:value="0.51479280150983">
                <text:p>0.5147928015098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843775559823186">
                <text:p>-0.843775559823186</text:p>
              </table:table-cell>
              <table:table-cell office:value-type="float" office:value="3.70810936161418">
                <text:p>3.70810936161418</text:p>
              </table:table-cell>
              <table:table-cell office:value-type="float" office:value="0.5366961939916">
                <text:p>0.536696193991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-0.829677013552619">
                <text:p>-0.829677013552619</text:p>
              </table:table-cell>
              <table:table-cell office:value-type="float" office:value="3.73386012106984">
                <text:p>3.73386012106984</text:p>
              </table:table-cell>
              <table:table-cell office:value-type="float" office:value="0.558243722026864">
                <text:p>0.55824372202686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-0.815028337516811">
                <text:p>-0.815028337516811</text:p>
              </table:table-cell>
              <table:table-cell office:value-type="float" office:value="3.75961088052549">
                <text:p>3.75961088052549</text:p>
              </table:table-cell>
              <table:table-cell office:value-type="float" office:value="0.579421098204564">
                <text:p>0.57942109820456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-0.79983924473972">
                <text:p>-0.79983924473972</text:p>
              </table:table-cell>
              <table:table-cell office:value-type="float" office:value="3.78536163998114">
                <text:p>3.78536163998114</text:p>
              </table:table-cell>
              <table:table-cell office:value-type="float" office:value="0.600214280548368">
                <text:p>0.60021428054836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-0.784119806576711">
                <text:p>-0.784119806576711</text:p>
              </table:table-cell>
              <table:table-cell office:value-type="float" office:value="3.8111123994368">
                <text:p>3.8111123994368</text:p>
              </table:table-cell>
              <table:table-cell office:value-type="float" office:value="0.620609481827422">
                <text:p>0.62060948182742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7678804460366">
                <text:p>-0.7678804460366</text:p>
              </table:table-cell>
              <table:table-cell office:value-type="float" office:value="3.83686315889245">
                <text:p>3.83686315889245</text:p>
              </table:table-cell>
              <table:table-cell office:value-type="float" office:value="0.640593178698175">
                <text:p>0.64059317869817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75113193087052">
                <text:p>-0.75113193087052</text:p>
              </table:table-cell>
              <table:table-cell office:value-type="float" office:value="3.86261391834811">
                <text:p>3.86261391834811</text:p>
              </table:table-cell>
              <table:table-cell office:value-type="float" office:value="0.660152120671231">
                <text:p>0.66015212067123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733885366432199">
                <text:p>-0.733885366432199</text:p>
              </table:table-cell>
              <table:table-cell office:value-type="float" office:value="3.88836467780376">
                <text:p>3.88836467780376</text:p>
              </table:table-cell>
              <table:table-cell office:value-type="float" office:value="0.679273338897293">
                <text:p>0.67927333889729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716152188314394">
                <text:p>-0.716152188314394</text:p>
              </table:table-cell>
              <table:table-cell office:value-type="float" office:value="3.91411543725941">
                <text:p>3.91411543725941</text:p>
              </table:table-cell>
              <table:table-cell office:value-type="float" office:value="0.697944154766343">
                <text:p>0.69794415476634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697944154766344">
                <text:p>-0.697944154766344</text:p>
              </table:table-cell>
              <table:table-cell office:value-type="float" office:value="3.93986619671507">
                <text:p>3.93986619671507</text:p>
              </table:table-cell>
              <table:table-cell office:value-type="float" office:value="0.716152188314393">
                <text:p>0.71615218831439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679273338897294">
                <text:p>-0.679273338897294</text:p>
              </table:table-cell>
              <table:table-cell office:value-type="float" office:value="3.96561695617072">
                <text:p>3.96561695617072</text:p>
              </table:table-cell>
              <table:table-cell office:value-type="float" office:value="0.733885366432199">
                <text:p>0.73388536643219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660152120671232">
                <text:p>-0.660152120671232</text:p>
              </table:table-cell>
              <table:table-cell office:value-type="float" office:value="3.99136771562638">
                <text:p>3.99136771562638</text:p>
              </table:table-cell>
              <table:table-cell office:value-type="float" office:value="0.75113193087052">
                <text:p>0.7511319308705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640593178698175">
                <text:p>-0.640593178698175</text:p>
              </table:table-cell>
              <table:table-cell office:value-type="float" office:value="4.01711847508203">
                <text:p>4.01711847508203</text:p>
              </table:table-cell>
              <table:table-cell office:value-type="float" office:value="0.7678804460366">
                <text:p>0.767880446036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-0.620609481827423">
                <text:p>-0.620609481827423</text:p>
              </table:table-cell>
              <table:table-cell office:value-type="float" office:value="4.04286923453768">
                <text:p>4.04286923453768</text:p>
              </table:table-cell>
              <table:table-cell office:value-type="float" office:value="0.78411980657671">
                <text:p>0.7841198065767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-0.600214280548369">
                <text:p>-0.600214280548369</text:p>
              </table:table-cell>
              <table:table-cell office:value-type="float" office:value="4.06861999399334">
                <text:p>4.06861999399334</text:p>
              </table:table-cell>
              <table:table-cell office:value-type="float" office:value="0.799839244739719">
                <text:p>0.7998392447397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579421098204564">
                <text:p>-0.579421098204564</text:p>
              </table:table-cell>
              <table:table-cell office:value-type="float" office:value="4.09437075344899">
                <text:p>4.09437075344899</text:p>
              </table:table-cell>
              <table:table-cell office:value-type="float" office:value="0.815028337516811">
                <text:p>0.815028337516811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558243722026865">
                <text:p>-0.558243722026865</text:p>
              </table:table-cell>
              <table:table-cell office:value-type="float" office:value="4.12012151290465">
                <text:p>4.12012151290465</text:p>
              </table:table-cell>
              <table:table-cell office:value-type="float" office:value="0.829677013552618">
                <text:p>0.82967701355261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536696193991601">
                <text:p>-0.536696193991601</text:p>
              </table:table-cell>
              <table:table-cell office:value-type="float" office:value="4.1458722723603">
                <text:p>4.1458722723603</text:p>
              </table:table-cell>
              <table:table-cell office:value-type="float" office:value="0.843775559823185">
                <text:p>0.84377555982318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514792801509831">
                <text:p>-0.514792801509831</text:p>
              </table:table-cell>
              <table:table-cell office:value-type="float" office:value="4.17162303181595">
                <text:p>4.17162303181595</text:p>
              </table:table-cell>
              <table:table-cell office:value-type="float" office:value="0.857314628076332">
                <text:p>0.85731462807633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492548067953864">
                <text:p>-0.492548067953864</text:p>
              </table:table-cell>
              <table:table-cell office:value-type="float" office:value="4.19737379127161">
                <text:p>4.19737379127161</text:p>
              </table:table-cell>
              <table:table-cell office:value-type="float" office:value="0.870285241030155">
                <text:p>0.87028524103015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469976743027321">
                <text:p>-0.469976743027321</text:p>
              </table:table-cell>
              <table:table-cell office:value-type="float" office:value="4.22312455072726">
                <text:p>4.22312455072726</text:p>
              </table:table-cell>
              <table:table-cell office:value-type="float" office:value="0.882678798325547">
                <text:p>0.88267879832554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447093792985114">
                <text:p>-0.447093792985114</text:p>
              </table:table-cell>
              <table:table-cell office:value-type="float" office:value="4.24887531018292">
                <text:p>4.24887531018292</text:p>
              </table:table-cell>
              <table:table-cell office:value-type="float" office:value="0.894487082228795">
                <text:p>0.8944870822287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423914390709861">
                <text:p>-0.423914390709861</text:p>
              </table:table-cell>
              <table:table-cell office:value-type="float" office:value="4.27462606963857">
                <text:p>4.27462606963857</text:p>
              </table:table-cell>
              <table:table-cell office:value-type="float" office:value="0.905702263080471">
                <text:p>0.90570226308047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400453905651267">
                <text:p>-0.400453905651267</text:p>
              </table:table-cell>
              <table:table-cell office:value-type="float" office:value="4.30037682909422">
                <text:p>4.30037682909422</text:p>
              </table:table-cell>
              <table:table-cell office:value-type="float" office:value="0.916316904487004">
                <text:p>0.91631690448700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376727893635186">
                <text:p>-0.376727893635186</text:p>
              </table:table-cell>
              <table:table-cell office:value-type="float" office:value="4.32612758854988">
                <text:p>4.32612758854988</text:p>
              </table:table-cell>
              <table:table-cell office:value-type="float" office:value="0.926323968251495">
                <text:p>0.9263239682514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352752086549095">
                <text:p>-0.352752086549095</text:p>
              </table:table-cell>
              <table:table-cell office:value-type="float" office:value="4.35187834800553">
                <text:p>4.35187834800553</text:p>
              </table:table-cell>
              <table:table-cell office:value-type="float" office:value="0.935716819040493">
                <text:p>0.93571681904049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328542381910836">
                <text:p>-0.328542381910836</text:p>
              </table:table-cell>
              <table:table-cell office:value-type="float" office:value="4.37762910746119">
                <text:p>4.37762910746119</text:p>
              </table:table-cell>
              <table:table-cell office:value-type="float" office:value="0.944489228783661">
                <text:p>0.94448922878366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304114832327518">
                <text:p>-0.304114832327518</text:p>
              </table:table-cell>
              <table:table-cell office:value-type="float" office:value="4.40337986691684">
                <text:p>4.40337986691684</text:p>
              </table:table-cell>
              <table:table-cell office:value-type="float" office:value="0.952635380803382">
                <text:p>0.95263538080338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27948563485161">
                <text:p>-0.27948563485161</text:p>
              </table:table-cell>
              <table:table-cell office:value-type="float" office:value="4.4291306263725">
                <text:p>4.4291306263725</text:p>
              </table:table-cell>
              <table:table-cell office:value-type="float" office:value="0.960149873671602">
                <text:p>0.9601498736716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254671120241229">
                <text:p>-0.254671120241229</text:p>
              </table:table-cell>
              <table:table-cell office:value-type="float" office:value="4.45488138582815">
                <text:p>4.45488138582815</text:p>
              </table:table-cell>
              <table:table-cell office:value-type="float" office:value="0.96702772479132">
                <text:p>0.9670277247913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229687742131796">
                <text:p>-0.229687742131796</text:p>
              </table:table-cell>
              <table:table-cell office:value-type="float" office:value="4.4806321452838">
                <text:p>4.4806321452838</text:p>
              </table:table-cell>
              <table:table-cell office:value-type="float" office:value="0.973264373700382">
                <text:p>0.97326437370038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204552066126201">
                <text:p>-0.204552066126201</text:p>
              </table:table-cell>
              <table:table-cell office:value-type="float" office:value="4.50638290473946">
                <text:p>4.50638290473946</text:p>
              </table:table-cell>
              <table:table-cell office:value-type="float" office:value="0.978855685095358">
                <text:p>0.97885568509535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-0.179280758810736">
                <text:p>-0.179280758810736</text:p>
              </table:table-cell>
              <table:table-cell office:value-type="float" office:value="4.53213366419511">
                <text:p>4.53213366419511</text:p>
              </table:table-cell>
              <table:table-cell office:value-type="float" office:value="0.983797951573516">
                <text:p>0.98379795157351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0.153890576704063">
                <text:p>-0.153890576704063</text:p>
              </table:table-cell>
              <table:table-cell office:value-type="float" office:value="4.55788442365077">
                <text:p>4.55788442365077</text:p>
              </table:table-cell>
              <table:table-cell office:value-type="float" office:value="0.988087896091077">
                <text:p>0.98808789609107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-0.128398355146552">
                <text:p>-0.128398355146552</text:p>
              </table:table-cell>
              <table:table-cell office:value-type="float" office:value="4.58363518310642">
                <text:p>4.58363518310642</text:p>
              </table:table-cell>
              <table:table-cell office:value-type="float" office:value="0.991722674136101">
                <text:p>0.99172267413610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102820997137361">
                <text:p>-0.102820997137361</text:p>
              </table:table-cell>
              <table:table-cell office:value-type="float" office:value="4.60938594256207">
                <text:p>4.60938594256207</text:p>
              </table:table-cell>
              <table:table-cell office:value-type="float" office:value="0.994699875614589">
                <text:p>0.9946998756145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-0.0771754621266473">
                <text:p>-0.0771754621266473</text:p>
              </table:table-cell>
              <table:table-cell office:value-type="float" office:value="4.63513670201773">
                <text:p>4.63513670201773</text:p>
              </table:table-cell>
              <table:table-cell office:value-type="float" office:value="0.997017526448527">
                <text:p>0.99701752644852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-0.0514787547703472">
                <text:p>-0.0514787547703472</text:p>
              </table:table-cell>
              <table:table-cell office:value-type="float" office:value="4.66088746147338">
                <text:p>4.66088746147338</text:p>
              </table:table-cell>
              <table:table-cell office:value-type="float" office:value="0.99867408988483">
                <text:p>0.9986740898848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-0.025747913654989">
                <text:p>-0.025747913654989</text:p>
              </table:table-cell>
              <table:table-cell office:value-type="float" office:value="4.68663822092904">
                <text:p>4.68663822092904</text:p>
              </table:table-cell>
              <table:table-cell office:value-type="float" office:value="0.999668467514313">
                <text:p>0.99966846751431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257479136549877">
                <text:p>0.0257479136549877</text:p>
              </table:table-cell>
              <table:table-cell office:value-type="float" office:value="4.73813973984034">
                <text:p>4.73813973984034</text:p>
              </table:table-cell>
              <table:table-cell office:value-type="float" office:value="0.999668467514313">
                <text:p>0.99966846751431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51478754770346">
                <text:p>0.051478754770346</text:p>
              </table:table-cell>
              <table:table-cell office:value-type="float" office:value="4.763890499296">
                <text:p>4.763890499296</text:p>
              </table:table-cell>
              <table:table-cell office:value-type="float" office:value="0.998674089884831">
                <text:p>0.99867408988483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771754621266461">
                <text:p>0.0771754621266461</text:p>
              </table:table-cell>
              <table:table-cell office:value-type="float" office:value="4.78964125875165">
                <text:p>4.78964125875165</text:p>
              </table:table-cell>
              <table:table-cell office:value-type="float" office:value="0.997017526448527">
                <text:p>0.99701752644852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102820997137359">
                <text:p>0.102820997137359</text:p>
              </table:table-cell>
              <table:table-cell office:value-type="float" office:value="4.81539201820731">
                <text:p>4.81539201820731</text:p>
              </table:table-cell>
              <table:table-cell office:value-type="float" office:value="0.994699875614589">
                <text:p>0.99469987561458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12839835514655">
                <text:p>0.12839835514655</text:p>
              </table:table-cell>
              <table:table-cell office:value-type="float" office:value="4.84114277766296">
                <text:p>4.84114277766296</text:p>
              </table:table-cell>
              <table:table-cell office:value-type="float" office:value="0.991722674136102">
                <text:p>0.99172267413610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3890576704061">
                <text:p>0.153890576704061</text:p>
              </table:table-cell>
              <table:table-cell office:value-type="float" office:value="4.86689353711861">
                <text:p>4.86689353711861</text:p>
              </table:table-cell>
              <table:table-cell office:value-type="float" office:value="0.988087896091077">
                <text:p>0.98808789609107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179280758810735">
                <text:p>0.179280758810735</text:p>
              </table:table-cell>
              <table:table-cell office:value-type="float" office:value="4.89264429657427">
                <text:p>4.89264429657427</text:p>
              </table:table-cell>
              <table:table-cell office:value-type="float" office:value="0.983797951573517">
                <text:p>0.98379795157351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2045520661262">
                <text:p>0.2045520661262</text:p>
              </table:table-cell>
              <table:table-cell office:value-type="float" office:value="4.91839505602992">
                <text:p>4.91839505602992</text:p>
              </table:table-cell>
              <table:table-cell office:value-type="float" office:value="0.978855685095358">
                <text:p>0.97885568509535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229687742131795">
                <text:p>0.229687742131795</text:p>
              </table:table-cell>
              <table:table-cell office:value-type="float" office:value="4.94414581548558">
                <text:p>4.94414581548558</text:p>
              </table:table-cell>
              <table:table-cell office:value-type="float" office:value="0.973264373700383">
                <text:p>0.97326437370038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254671120241228">
                <text:p>0.254671120241228</text:p>
              </table:table-cell>
              <table:table-cell office:value-type="float" office:value="4.96989657494123">
                <text:p>4.96989657494123</text:p>
              </table:table-cell>
              <table:table-cell office:value-type="float" office:value="0.96702772479132">
                <text:p>0.9670277247913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279485634851609">
                <text:p>0.279485634851609</text:p>
              </table:table-cell>
              <table:table-cell office:value-type="float" office:value="4.99564733439688">
                <text:p>4.99564733439688</text:p>
              </table:table-cell>
              <table:table-cell office:value-type="float" office:value="0.960149873671602">
                <text:p>0.96014987367160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304114832327517">
                <text:p>0.304114832327517</text:p>
              </table:table-cell>
              <table:table-cell office:value-type="float" office:value="5.02139809385254">
                <text:p>5.02139809385254</text:p>
              </table:table-cell>
              <table:table-cell office:value-type="float" office:value="0.952635380803383">
                <text:p>0.95263538080338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328542381910834">
                <text:p>0.328542381910834</text:p>
              </table:table-cell>
              <table:table-cell office:value-type="float" office:value="5.04714885330819">
                <text:p>5.04714885330819</text:p>
              </table:table-cell>
              <table:table-cell office:value-type="float" office:value="0.944489228783661">
                <text:p>0.94448922878366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352752086549094">
                <text:p>0.352752086549094</text:p>
              </table:table-cell>
              <table:table-cell office:value-type="float" office:value="5.07289961276385">
                <text:p>5.07289961276385</text:p>
              </table:table-cell>
              <table:table-cell office:value-type="float" office:value="0.935716819040494">
                <text:p>0.93571681904049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376727893635184">
                <text:p>0.376727893635184</text:p>
              </table:table-cell>
              <table:table-cell office:value-type="float" office:value="5.0986503722195">
                <text:p>5.0986503722195</text:p>
              </table:table-cell>
              <table:table-cell office:value-type="float" office:value="0.926323968251495">
                <text:p>0.9263239682514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00453905651266">
                <text:p>0.400453905651266</text:p>
              </table:table-cell>
              <table:table-cell office:value-type="float" office:value="5.12440113167515">
                <text:p>5.12440113167515</text:p>
              </table:table-cell>
              <table:table-cell office:value-type="float" office:value="0.916316904487005">
                <text:p>0.9163169044870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423914390709861">
                <text:p>0.423914390709861</text:p>
              </table:table-cell>
              <table:table-cell office:value-type="float" office:value="5.15015189113081">
                <text:p>5.15015189113081</text:p>
              </table:table-cell>
              <table:table-cell office:value-type="float" office:value="0.905702263080472">
                <text:p>0.90570226308047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447093792985113">
                <text:p>0.447093792985113</text:p>
              </table:table-cell>
              <table:table-cell office:value-type="float" office:value="5.17590265058646">
                <text:p>5.17590265058646</text:p>
              </table:table-cell>
              <table:table-cell office:value-type="float" office:value="0.894487082228796">
                <text:p>0.89448708222879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46997674302732">
                <text:p>0.46997674302732</text:p>
              </table:table-cell>
              <table:table-cell office:value-type="float" office:value="5.20165341004212">
                <text:p>5.20165341004212</text:p>
              </table:table-cell>
              <table:table-cell office:value-type="float" office:value="0.882678798325548">
                <text:p>0.88267879832554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492548067953864">
                <text:p>0.492548067953864</text:p>
              </table:table-cell>
              <table:table-cell office:value-type="float" office:value="5.22740416949777">
                <text:p>5.22740416949777</text:p>
              </table:table-cell>
              <table:table-cell office:value-type="float" office:value="0.870285241030155">
                <text:p>0.87028524103015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51479280150983">
                <text:p>0.51479280150983</text:p>
              </table:table-cell>
              <table:table-cell office:value-type="float" office:value="5.25315492895342">
                <text:p>5.25315492895342</text:p>
              </table:table-cell>
              <table:table-cell office:value-type="float" office:value="0.857314628076333">
                <text:p>0.85731462807633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5366961939916">
                <text:p>0.5366961939916</text:p>
              </table:table-cell>
              <table:table-cell office:value-type="float" office:value="5.27890568840908">
                <text:p>5.27890568840908</text:p>
              </table:table-cell>
              <table:table-cell office:value-type="float" office:value="0.843775559823186">
                <text:p>0.84377555982318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558243722026864">
                <text:p>0.558243722026864</text:p>
              </table:table-cell>
              <table:table-cell office:value-type="float" office:value="5.30465644786473">
                <text:p>5.30465644786473</text:p>
              </table:table-cell>
              <table:table-cell office:value-type="float" office:value="0.829677013552619">
                <text:p>0.829677013552619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579421098204563">
                <text:p>0.579421098204563</text:p>
              </table:table-cell>
              <table:table-cell office:value-type="float" office:value="5.33040720732039">
                <text:p>5.33040720732039</text:p>
              </table:table-cell>
              <table:table-cell office:value-type="float" office:value="0.815028337516812">
                <text:p>0.81502833751681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600214280548368">
                <text:p>0.600214280548368</text:p>
              </table:table-cell>
              <table:table-cell office:value-type="float" office:value="5.35615796677604">
                <text:p>5.35615796677604</text:p>
              </table:table-cell>
              <table:table-cell office:value-type="float" office:value="0.79983924473972">
                <text:p>0.7998392447397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20609481827422">
                <text:p>0.620609481827422</text:p>
              </table:table-cell>
              <table:table-cell office:value-type="float" office:value="5.38190872623169">
                <text:p>5.38190872623169</text:p>
              </table:table-cell>
              <table:table-cell office:value-type="float" office:value="0.784119806576711">
                <text:p>0.78411980657671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640593178698175">
                <text:p>0.640593178698175</text:p>
              </table:table-cell>
              <table:table-cell office:value-type="float" office:value="5.40765948568735">
                <text:p>5.40765948568735</text:p>
              </table:table-cell>
              <table:table-cell office:value-type="float" office:value="0.7678804460366">
                <text:p>0.767880446036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660152120671231">
                <text:p>0.660152120671231</text:p>
              </table:table-cell>
              <table:table-cell office:value-type="float" office:value="5.433410245143">
                <text:p>5.433410245143</text:p>
              </table:table-cell>
              <table:table-cell office:value-type="float" office:value="0.751131930870521">
                <text:p>0.75113193087052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679273338897293">
                <text:p>0.679273338897293</text:p>
              </table:table-cell>
              <table:table-cell office:value-type="float" office:value="5.45916100459866">
                <text:p>5.45916100459866</text:p>
              </table:table-cell>
              <table:table-cell office:value-type="float" office:value="0.7338853664322">
                <text:p>0.733885366432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697944154766343">
                <text:p>0.697944154766343</text:p>
              </table:table-cell>
              <table:table-cell office:value-type="float" office:value="5.48491176405431">
                <text:p>5.48491176405431</text:p>
              </table:table-cell>
              <table:table-cell office:value-type="float" office:value="0.716152188314394">
                <text:p>0.71615218831439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716152188314393">
                <text:p>0.716152188314393</text:p>
              </table:table-cell>
              <table:table-cell office:value-type="float" office:value="5.51066252350996">
                <text:p>5.51066252350996</text:p>
              </table:table-cell>
              <table:table-cell office:value-type="float" office:value="0.697944154766344">
                <text:p>0.69794415476634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733885366432199">
                <text:p>0.733885366432199</text:p>
              </table:table-cell>
              <table:table-cell office:value-type="float" office:value="5.53641328296562">
                <text:p>5.53641328296562</text:p>
              </table:table-cell>
              <table:table-cell office:value-type="float" office:value="0.679273338897294">
                <text:p>0.67927333889729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75113193087052">
                <text:p>0.75113193087052</text:p>
              </table:table-cell>
              <table:table-cell office:value-type="float" office:value="5.56216404242127">
                <text:p>5.56216404242127</text:p>
              </table:table-cell>
              <table:table-cell office:value-type="float" office:value="0.660152120671232">
                <text:p>0.66015212067123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767880446036599">
                <text:p>0.767880446036599</text:p>
              </table:table-cell>
              <table:table-cell office:value-type="float" office:value="5.58791480187693">
                <text:p>5.58791480187693</text:p>
              </table:table-cell>
              <table:table-cell office:value-type="float" office:value="0.640593178698176">
                <text:p>0.64059317869817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78411980657671">
                <text:p>0.78411980657671</text:p>
              </table:table-cell>
              <table:table-cell office:value-type="float" office:value="5.61366556133258">
                <text:p>5.61366556133258</text:p>
              </table:table-cell>
              <table:table-cell office:value-type="float" office:value="0.620609481827423">
                <text:p>0.62060948182742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9839244739719">
                <text:p>0.799839244739719</text:p>
              </table:table-cell>
              <table:table-cell office:value-type="float" office:value="5.63941632078824">
                <text:p>5.63941632078824</text:p>
              </table:table-cell>
              <table:table-cell office:value-type="float" office:value="0.600214280548369">
                <text:p>0.60021428054836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815028337516811">
                <text:p>0.815028337516811</text:p>
              </table:table-cell>
              <table:table-cell office:value-type="float" office:value="5.66516708024389">
                <text:p>5.66516708024389</text:p>
              </table:table-cell>
              <table:table-cell office:value-type="float" office:value="0.579421098204564">
                <text:p>0.57942109820456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829677013552618">
                <text:p>0.829677013552618</text:p>
              </table:table-cell>
              <table:table-cell office:value-type="float" office:value="5.69091783969954">
                <text:p>5.69091783969954</text:p>
              </table:table-cell>
              <table:table-cell office:value-type="float" office:value="0.558243722026866">
                <text:p>0.558243722026866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843775559823185">
                <text:p>0.843775559823185</text:p>
              </table:table-cell>
              <table:table-cell office:value-type="float" office:value="5.7166685991552">
                <text:p>5.7166685991552</text:p>
              </table:table-cell>
              <table:table-cell office:value-type="float" office:value="0.536696193991601">
                <text:p>0.53669619399160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857314628076332">
                <text:p>0.857314628076332</text:p>
              </table:table-cell>
              <table:table-cell office:value-type="float" office:value="5.74241935861085">
                <text:p>5.74241935861085</text:p>
              </table:table-cell>
              <table:table-cell office:value-type="float" office:value="0.514792801509831">
                <text:p>0.51479280150983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870285241030155">
                <text:p>0.870285241030155</text:p>
              </table:table-cell>
              <table:table-cell office:value-type="float" office:value="5.7681701180665">
                <text:p>5.7681701180665</text:p>
              </table:table-cell>
              <table:table-cell office:value-type="float" office:value="0.492548067953865">
                <text:p>0.49254806795386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882678798325547">
                <text:p>0.882678798325547</text:p>
              </table:table-cell>
              <table:table-cell office:value-type="float" office:value="5.79392087752216">
                <text:p>5.79392087752216</text:p>
              </table:table-cell>
              <table:table-cell office:value-type="float" office:value="0.469976743027321">
                <text:p>0.46997674302732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894487082228795">
                <text:p>0.894487082228795</text:p>
              </table:table-cell>
              <table:table-cell office:value-type="float" office:value="5.81967163697781">
                <text:p>5.81967163697781</text:p>
              </table:table-cell>
              <table:table-cell office:value-type="float" office:value="0.447093792985114">
                <text:p>0.44709379298511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05702263080471">
                <text:p>0.905702263080471</text:p>
              </table:table-cell>
              <table:table-cell office:value-type="float" office:value="5.84542239643347">
                <text:p>5.84542239643347</text:p>
              </table:table-cell>
              <table:table-cell office:value-type="float" office:value="0.423914390709862">
                <text:p>0.42391439070986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916316904487004">
                <text:p>0.916316904487004</text:p>
              </table:table-cell>
              <table:table-cell office:value-type="float" office:value="5.87117315588912">
                <text:p>5.87117315588912</text:p>
              </table:table-cell>
              <table:table-cell office:value-type="float" office:value="0.400453905651267">
                <text:p>0.4004539056512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26323968251495">
                <text:p>0.926323968251495</text:p>
              </table:table-cell>
              <table:table-cell office:value-type="float" office:value="5.89692391534478">
                <text:p>5.89692391534478</text:p>
              </table:table-cell>
              <table:table-cell office:value-type="float" office:value="0.376727893635186">
                <text:p>0.37672789363518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935716819040493">
                <text:p>0.935716819040493</text:p>
              </table:table-cell>
              <table:table-cell office:value-type="float" office:value="5.92267467480043">
                <text:p>5.92267467480043</text:p>
              </table:table-cell>
              <table:table-cell office:value-type="float" office:value="0.352752086549095">
                <text:p>0.352752086549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944489228783661">
                <text:p>0.944489228783661</text:p>
              </table:table-cell>
              <table:table-cell office:value-type="float" office:value="5.94842543425608">
                <text:p>5.94842543425608</text:p>
              </table:table-cell>
              <table:table-cell office:value-type="float" office:value="0.328542381910836">
                <text:p>0.328542381910836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952635380803382">
                <text:p>0.952635380803382</text:p>
              </table:table-cell>
              <table:table-cell office:value-type="float" office:value="5.97417619371174">
                <text:p>5.97417619371174</text:p>
              </table:table-cell>
              <table:table-cell office:value-type="float" office:value="0.304114832327519">
                <text:p>0.304114832327519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960149873671602">
                <text:p>0.960149873671602</text:p>
              </table:table-cell>
              <table:table-cell office:value-type="float" office:value="5.99992695316739">
                <text:p>5.99992695316739</text:p>
              </table:table-cell>
              <table:table-cell office:value-type="float" office:value="0.27948563485161">
                <text:p>0.279485634851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96702772479132">
                <text:p>0.96702772479132</text:p>
              </table:table-cell>
              <table:table-cell office:value-type="float" office:value="6.02567771262305">
                <text:p>6.02567771262305</text:p>
              </table:table-cell>
              <table:table-cell office:value-type="float" office:value="0.25467112024123">
                <text:p>0.2546711202412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973264373700382">
                <text:p>0.973264373700382</text:p>
              </table:table-cell>
              <table:table-cell office:value-type="float" office:value="6.0514284720787">
                <text:p>6.0514284720787</text:p>
              </table:table-cell>
              <table:table-cell office:value-type="float" office:value="0.229687742131796">
                <text:p>0.22968774213179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978855685095358">
                <text:p>0.978855685095358</text:p>
              </table:table-cell>
              <table:table-cell office:value-type="float" office:value="6.07717923153435">
                <text:p>6.07717923153435</text:p>
              </table:table-cell>
              <table:table-cell office:value-type="float" office:value="0.204552066126201">
                <text:p>0.20455206612620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983797951573516">
                <text:p>0.983797951573516</text:p>
              </table:table-cell>
              <table:table-cell office:value-type="float" office:value="6.10292999099001">
                <text:p>6.10292999099001</text:p>
              </table:table-cell>
              <table:table-cell office:value-type="float" office:value="0.179280758810736">
                <text:p>0.17928075881073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988087896091077">
                <text:p>0.988087896091077</text:p>
              </table:table-cell>
              <table:table-cell office:value-type="float" office:value="6.12868075044566">
                <text:p>6.12868075044566</text:p>
              </table:table-cell>
              <table:table-cell office:value-type="float" office:value="0.153890576704063">
                <text:p>0.153890576704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